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37.3pt"/>
    </style:style>
    <style:style style:name="co12" style:family="table-column">
      <style:table-column-properties fo:break-before="auto" style:column-width="35.74pt"/>
    </style:style>
    <style:style style:name="co13" style:family="table-column">
      <style:table-column-properties fo:break-before="auto" style:column-width="85.15pt"/>
    </style:style>
    <style:style style:name="co14" style:family="table-column">
      <style:table-column-properties fo:break-before="auto" style:column-width="72.79pt"/>
    </style:style>
    <style:style style:name="co15" style:family="table-column">
      <style:table-column-properties fo:break-before="auto" style:column-width="55.81pt"/>
    </style:style>
    <style:style style:name="co16" style:family="table-column">
      <style:table-column-properties fo:break-before="auto" style:column-width="101.34pt"/>
    </style:style>
    <style:style style:name="co17" style:family="table-column">
      <style:table-column-properties fo:break-before="auto" style:column-width="85.89pt"/>
    </style:style>
    <style:style style:name="co18" style:family="table-column">
      <style:table-column-properties fo:break-before="auto" style:column-width="78.21pt"/>
    </style:style>
    <style:style style:name="co19" style:family="table-column">
      <style:table-column-properties fo:break-before="auto" style:column-width="127.59pt"/>
    </style:style>
    <style:style style:name="co20" style:family="table-column">
      <style:table-column-properties fo:break-before="auto" style:column-width="61.2pt"/>
    </style:style>
    <style:style style:name="co21" style:family="table-column">
      <style:table-column-properties fo:break-before="auto" style:column-width="84.36pt"/>
    </style:style>
    <style:style style:name="co22" style:family="table-column">
      <style:table-column-properties fo:break-before="auto" style:column-width="67.41pt"/>
    </style:style>
    <style:style style:name="co23" style:family="table-column">
      <style:table-column-properties fo:break-before="auto" style:column-width="63.5pt"/>
    </style:style>
    <style:style style:name="co24" style:family="table-column">
      <style:table-column-properties fo:break-before="auto" style:column-width="105.51pt"/>
    </style:style>
    <style:style style:name="co25" style:family="table-column">
      <style:table-column-properties fo:break-before="auto" style:column-width="59.41pt"/>
    </style:style>
    <style:style style:name="co26" style:family="table-column">
      <style:table-column-properties fo:break-before="auto" style:column-width="55.05pt"/>
    </style:style>
    <style:style style:name="co27" style:family="table-column">
      <style:table-column-properties fo:break-before="auto" style:column-width="40.34pt"/>
    </style:style>
    <style:style style:name="co28" style:family="table-column">
      <style:table-column-properties fo:break-before="auto" style:column-width="99.81pt"/>
    </style:style>
    <style:style style:name="co29" style:family="table-column">
      <style:table-column-properties fo:break-before="auto" style:column-width="81.3pt"/>
    </style:style>
    <style:style style:name="co30" style:family="table-column">
      <style:table-column-properties fo:break-before="auto" style:column-width="79.74pt"/>
    </style:style>
    <style:style style:name="co31" style:family="table-column">
      <style:table-column-properties fo:break-before="auto" style:column-width="87.45pt"/>
    </style:style>
    <style:style style:name="co3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1"/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cell-protect="none" style:print-content="true"/>
    </style:style>
    <style:style style:name="ce4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lements_adjusted" table:style-name="ta1">
        <office:forms form:automatic-focus="false" form:apply-design-mode="false"/>
        <table:shapes>
          <draw:frame draw:z-index="0" draw:style-name="gr1" draw:text-style-name="P1" svg:width="709.71pt" svg:height="444.56pt" svg:x="282.02pt" svg:y="122.26pt">
            <draw:object draw:notify-on-update-of-ranges="elements_adjusted.H7:elements_adjusted.H7 elements_adjusted.H8:elements_adjusted.H125 elements_adjusted.I7:elements_adjusted.I7 elements_adjusted.I8:elements_adjusted.I125 elements_adjusted.J7:elements_adjusted.J7 elements_adjusted.J8:elements_adjusted.J125 elements_adjusted.K7:elements_adjusted.K7 elements_adjusted.K8:elements_adjusted.K125 elements_adjusted.L7:elements_adjusted.L7 elements_adjusted.L8:elements_adjusted.L125 elements_adjusted.M7:elements_adjusted.M7 elements_adjusted.M8:elements_adjusted.M125 elements_adjusted.N7:elements_adjusted.N7 elements_adjusted.N8:elements_adjusted.N1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82.18pt" svg:height="295.31pt" svg:x="911.11pt" svg:y="169.09pt">
            <draw:object draw:notify-on-update-of-ranges="elements_adjusted.O7:elements_adjusted.O7 elements_adjusted.O8:elements_adjusted.O125 elements_adjusted.P7:elements_adjusted.P7 elements_adjusted.P8:elements_adjusted.P125 elements_adjusted.Q7:elements_adjusted.Q7 elements_adjusted.Q8:elements_adjusted.Q1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6" table:number-columns-repeated="10" table:default-cell-style-name="ce2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ce8"/>
        <table:table-column table:style-name="co25" table:default-cell-style-name="ce4"/>
        <table:table-column table:style-name="co26" table:default-cell-style-name="ce4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gscore n</text:p>
          </table:table-cell>
          <table:table-cell office:value-type="string" calcext:value-type="string">
            <text:p>pscore n</text:p>
          </table:table-cell>
          <table:table-cell office:value-type="string" calcext:value-type="string">
            <text:p>proto n</text:p>
          </table:table-cell>
          <table:table-cell office:value-type="string" calcext:value-type="string">
            <text:p>group n</text:p>
          </table:table-cell>
          <table:table-cell office:value-type="string" calcext:value-type="string">
            <text:p>gscore scale</text:p>
          </table:table-cell>
          <table:table-cell table:number-columns-repeated="6"/>
          <table:table-cell table:style-name="ce3" table:number-columns-repeated="6"/>
          <table:table-cell table:number-columns-repeated="2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4" office:value-type="string" calcext:value-type="string">
            <text:p>weight</text:p>
          </table:table-cell>
          <table:table-cell table:style-name="ce3" office:value-type="string" calcext:value-type="string">
            <text:p>weight comp</text:p>
          </table:table-cell>
          <table:table-cell table:style-name="ce3" table:number-columns-repeated="5"/>
          <table:table-cell table:number-columns-repeated="27"/>
        </table:table-row>
        <table:table-row table:style-name="ro1">
          <table:table-cell table:number-columns-repeated="6"/>
          <table:table-cell office:value-type="string" calcext:value-type="string">
            <text:p>price</text:p>
          </table:table-cell>
          <table:table-cell office:value-type="float" office:value="20" calcext:value-type="float">
            <text:p>20.000</text:p>
          </table:table-cell>
          <table:table-cell office:value-type="float" office:value="4" calcext:value-type="float">
            <text:p>4.000</text:p>
          </table:table-cell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.000</text:p>
          </table:table-cell>
          <table:table-cell table:formula="of:=SUM([.H3:.K3])" office:value-type="float" office:value="30" calcext:value-type="float">
            <text:p>30.000</text:p>
          </table:table-cell>
          <table:table-cell table:number-columns-repeated="32"/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 calcext:value-type="string">
            <text:p>=ZAHLWERT("12";",";".")</text:p>
          </table:table-cell>
          <table:table-cell/>
          <table:table-cell office:value-type="string" calcext:value-type="string">
            <text:p>power</text:p>
          </table:table-cell>
          <table:table-cell office:value-type="float" office:value="10" calcext:value-type="float">
            <text:p>10.000</text:p>
          </table:table-cell>
          <table:table-cell office:value-type="float" office:value="3" calcext:value-type="float">
            <text:p>3.000</text:p>
          </table:table-cell>
          <table:table-cell office:value-type="float" office:value="8" calcext:value-type="float">
            <text:p>8.000</text:p>
          </table:table-cell>
          <table:table-cell office:value-type="float" office:value="1" calcext:value-type="float">
            <text:p>1.000</text:p>
          </table:table-cell>
          <table:table-cell table:formula="of:=SUM([.H4:.K4])" office:value-type="float" office:value="22" calcext:value-type="float">
            <text:p>22.000</text:p>
          </table:table-cell>
          <table:table-cell table:number-columns-repeated="32"/>
        </table:table-row>
        <table:table-row table:style-name="ro1">
          <table:table-cell table:number-columns-repeated="6"/>
          <table:table-cell office:value-type="string" calcext:value-type="string">
            <text:p>compound chance</text:p>
          </table:table-cell>
          <table:table-cell/>
          <table:table-cell office:value-type="float" office:value="0.9" calcext:value-type="float">
            <text:p>0.900</text:p>
          </table:table-cell>
          <table:table-cell office:value-type="float" office:value="0.8" calcext:value-type="float">
            <text:p>0.800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ompound chance pow factor</text:p>
          </table:table-cell>
          <table:table-cell/>
          <table:table-cell office:value-type="float" office:value="13" calcext:value-type="float">
            <text:p>13.000</text:p>
          </table:table-cell>
          <table:table-cell office:value-type="float" office:value="7" calcext:value-type="float">
            <text:p>7.0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tomicNumber</text:p>
          </table:table-cell>
          <table:table-cell office:value-type="string" calcext:value-type="string">
            <text:p><text:s/>symbol</text:p>
          </table:table-cell>
          <table:table-cell office:value-type="string" calcext:value-type="string">
            <text:p><text:s/>name</text:p>
          </table:table-cell>
          <table:table-cell office:value-type="string" calcext:value-type="string">
            <text:p><text:s/>atomicMass</text:p>
          </table:table-cell>
          <table:table-cell office:value-type="string" calcext:value-type="string">
            <text:p><text:s/>cpkHexColor</text:p>
          </table:table-cell>
          <table:table-cell table:style-name="ce3" office:value-type="string" calcext:value-type="string">
            <text:p>random number</text:p>
          </table:table-cell>
          <table:table-cell table:style-name="ce3" office:value-type="string" calcext:value-type="string">
            <text:p>Rand Proton Factor</text:p>
          </table:table-cell>
          <table:table-cell table:style-name="ce3" office:value-type="string" calcext:value-type="string">
            <text:p>Fix Proton Factor</text:p>
          </table:table-cell>
          <table:table-cell table:style-name="ce3" office:value-type="string" calcext:value-type="string">
            <text:p>gScore Factor</text:p>
          </table:table-cell>
          <table:table-cell table:style-name="ce3" office:value-type="string" calcext:value-type="string">
            <text:p>Period Factor</text:p>
          </table:table-cell>
          <table:table-cell table:style-name="ce3" office:value-type="string" calcext:value-type="string">
            <text:p>Group Factor</text:p>
          </table:table-cell>
          <table:table-cell table:style-name="ce3" office:value-type="string" calcext:value-type="string">
            <text:p>Base Price</text:p>
          </table:table-cell>
          <table:table-cell table:style-name="ce3" office:value-type="string" calcext:value-type="string">
            <text:p>Molecule Power Cost</text:p>
          </table:table-cell>
          <table:table-cell table:style-name="ce3" office:value-type="string" calcext:value-type="string">
            <text:p>Compound Chance</text:p>
          </table:table-cell>
          <table:table-cell table:style-name="ce3" office:value-type="string" calcext:value-type="string">
            <text:p>m³ per unit</text:p>
          </table:table-cell>
          <table:table-cell table:style-name="ce3" office:value-type="string" calcext:value-type="string">
            <text:p>kg per unit</text:p>
          </table:table-cell>
          <table:table-cell table:style-name="ce3" office:value-type="string" calcext:value-type="string">
            <text:p>kg/m³</text:p>
          </table:table-cell>
          <table:table-cell office:value-type="string" calcext:value-type="string">
            <text:p><text:s/>electronicConfiguration</text:p>
          </table:table-cell>
          <table:table-cell office:value-type="string" calcext:value-type="string">
            <text:p>NumberofNeutrons</text:p>
          </table:table-cell>
          <table:table-cell office:value-type="string" calcext:value-type="string">
            <text:p>NumberofProtons</text:p>
          </table:table-cell>
          <table:table-cell office:value-type="string" calcext:value-type="string">
            <text:p>NumberofElectron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<text:s/>electronegativity</text:p>
          </table:table-cell>
          <table:table-cell office:value-type="string" calcext:value-type="string">
            <text:p><text:s/>atomicRadius</text:p>
          </table:table-cell>
          <table:table-cell office:value-type="string" calcext:value-type="string">
            <text:p><text:s/>ionRadius</text:p>
          </table:table-cell>
          <table:table-cell office:value-type="string" calcext:value-type="string">
            <text:p><text:s/>vanDelWaalsRadius</text:p>
          </table:table-cell>
          <table:table-cell office:value-type="string" calcext:value-type="string">
            <text:p><text:s/>ionizationEnergy</text:p>
          </table:table-cell>
          <table:table-cell office:value-type="string" calcext:value-type="string">
            <text:p><text:s/>electronAffinity</text:p>
          </table:table-cell>
          <table:table-cell office:value-type="string" calcext:value-type="string">
            <text:p><text:s/>oxidationStates</text:p>
          </table:table-cell>
          <table:table-cell office:value-type="string" calcext:value-type="string">
            <text:p><text:s/>standardState</text:p>
          </table:table-cell>
          <table:table-cell office:value-type="string" calcext:value-type="string">
            <text:p>Radioactive</text:p>
          </table:table-cell>
          <table:table-cell office:value-type="string" calcext:value-type="string">
            <text:p><text:s/>bondingType</text:p>
          </table:table-cell>
          <table:table-cell office:value-type="string" calcext:value-type="string">
            <text:p><text:s/>meltingPoint</text:p>
          </table:table-cell>
          <table:table-cell office:value-type="string" calcext:value-type="string">
            <text:p><text:s/>boilingPoint</text:p>
          </table:table-cell>
          <table:table-cell table:style-name="ce9" office:value-type="string" calcext:value-type="string">
            <text:p>fuelFact</text:p>
          </table:table-cell>
          <table:table-cell table:style-name="Default" office:value-type="string" calcext:value-type="string">
            <text:p>dens_min</text:p>
          </table:table-cell>
          <table:table-cell office:value-type="string" calcext:value-type="string">
            <text:p>adj densit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gScore</text:p>
          </table:table-cell>
          <table:table-cell office:value-type="string" calcext:value-type="string">
            <text:p><text:s/>groupBlock</text:p>
          </table:table-cell>
          <table:table-cell office:value-type="string" calcext:value-type="string">
            <text:p><text:s/>yearDiscovered</text:p>
          </table:table-cell>
          <table:table-cell office:value-type="string" calcext:value-type="string">
            <text:p>NumberofShells</text:p>
          </table:table-cell>
          <table:table-cell office:value-type="string" calcext:value-type="string">
            <text:p>NumberofValence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office:value-type="string" calcext:value-type="string">
            <text:p><text:s/>H </text:p>
          </table:table-cell>
          <table:table-cell office:value-type="string" calcext:value-type="string">
            <text:p><text:s/>Hydrogen</text:p>
          </table:table-cell>
          <table:table-cell office:value-type="string" calcext:value-type="string">
            <text:p><text:s/>1.00794(4)</text:p>
          </table:table-cell>
          <table:table-cell office:value-type="string" calcext:value-type="string">
            <text:p>FFFFFF</text:p>
          </table:table-cell>
          <table:table-cell table:formula="of:=RAND()" office:value-type="float" office:value="0.825643368944186" calcext:value-type="float">
            <text:p>0.826</text:p>
          </table:table-cell>
          <table:table-cell table:formula="of:=([.T8]  / 118) * [.F8] + (1 - ([.T8] / 118))" office:value-type="float" office:value="0.99852240143173" calcext:value-type="float">
            <text:p>0.999</text:p>
          </table:table-cell>
          <table:table-cell table:formula="of:=[.T8] / 118" office:value-type="float" office:value="0.00847457627118644" calcext:value-type="float">
            <text:p>0.008</text:p>
          </table:table-cell>
          <table:table-cell table:formula="of:=[.AN8] / 15" office:value-type="float" office:value="0.0666666666666667" calcext:value-type="float">
            <text:p>0.067</text:p>
          </table:table-cell>
          <table:table-cell table:formula="of:=[.V8] / 7" office:value-type="float" office:value="0.142857142857143" calcext:value-type="float">
            <text:p>0.143</text:p>
          </table:table-cell>
          <table:table-cell table:formula="of:=[.W8] / 18" office:value-type="float" office:value="0.0555555555555556" calcext:value-type="float">
            <text:p>0.056</text:p>
          </table:table-cell>
          <table:table-cell table:formula="of:=([.$H$3]*((([.H8] + 0.2) / 1.2) ^4)+[.$I$3]*[.I8]+[.$J$3]*[.J8]+[.$K$3]*[.K8])/[.$L$3]" office:value-type="float" office:value="0.0235173429465688" calcext:value-type="float">
            <text:p>0.024</text:p>
          </table:table-cell>
          <table:table-cell table:formula="of:=([.$H$4]*[.H8]+[.$I$4]*[.I8]+[.$J$4]*[.J8]+[.$K$4]*[.K8])/[.$L$4]" office:value-type="float" office:value="0.0674162936874801" calcext:value-type="float">
            <text:p>0.067</text:p>
          </table:table-cell>
          <table:table-cell table:formula="of:=(([.$I$5] ^ (([.$I$6] * [.AN8]) / 15) + [.$J$5] ^ (([.$J$6] * [.V8]) / 7)) / ([.$I$5] + [.$J$5])) + 1" office:value-type="float" office:value="2.0074896975905" calcext:value-type="float">
            <text:p>2.007</text:p>
          </table:table-cell>
          <table:table-cell table:formula="of:= [.P8] * [.Q8]" office:value-type="float" office:value="0.00263265306122449" calcext:value-type="float">
            <text:p>0.003</text:p>
          </table:table-cell>
          <table:table-cell table:formula="of:=IF([.Q8] &lt; 10; ([.AN8]/15 * [.V8]/7 + 0.4) / 1.4; [.AN8]/15 * [.V8]/7)" office:value-type="float" office:value="0.292517006802721" calcext:value-type="float">
            <text:p>0.293</text:p>
          </table:table-cell>
          <table:table-cell table:formula="of:=[.AL8] * (100)" office:value-type="float" office:value="0.009" calcext:value-type="float">
            <text:p>0.009</text:p>
          </table:table-cell>
          <table:table-cell office:value-type="string" calcext:value-type="string">
            <text:p>1s1 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table:style-name="ce1" office:value-type="string" calcext:value-type="string">
            <text:p>37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312</text:p>
          </table:table-cell>
          <table:table-cell table:style-name="ce1" office:value-type="string" calcext:value-type="string">
            <text:p>-73</text:p>
          </table:table-cell>
          <table:table-cell table:style-name="ce1" office:value-type="string" calcext:value-type="string">
            <text:p>-1, 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diatomi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0</text:p>
          </table:table-cell>
          <table:table-cell table:style-name="ce10" table:formula="of:=[.AK8]*10+1*(1 - [.AK8])" office:value-type="float" office:value="1" calcext:value-type="float">
            <text:p>1.00</text:p>
          </table:table-cell>
          <table:table-cell table:style-name="ce10" table:formula="of:=(IF([.AL8] &gt; 40; 40; IF([.AL8] &lt; 1; 1; [.AL8]))-1)/39" office:value-type="float" office:value="0" calcext:value-type="float">
            <text:p>0.00</text:p>
          </table:table-cell>
          <table:table-cell table:formula="of:=VALUE([.AM8])" office:value-type="float" office:value="0.00009" calcext:value-type="float">
            <text:p>0.0000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metal</text:p>
          </table:table-cell>
          <table:table-cell table:style-name="ce1" office:value-type="string" calcext:value-type="string">
            <text:p>1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string" calcext:value-type="string">
            <text:p><text:s/>He </text:p>
          </table:table-cell>
          <table:table-cell office:value-type="string" calcext:value-type="string">
            <text:p><text:s/>Helium</text:p>
          </table:table-cell>
          <table:table-cell office:value-type="string" calcext:value-type="string">
            <text:p><text:s/>4.002602(2)</text:p>
          </table:table-cell>
          <table:table-cell office:value-type="string" calcext:value-type="string">
            <text:p>D9FFFF</text:p>
          </table:table-cell>
          <table:table-cell table:formula="of:=RAND()" office:value-type="float" office:value="0.229169997841122" calcext:value-type="float">
            <text:p>0.229</text:p>
          </table:table-cell>
          <table:table-cell table:formula="of:=([.T9]  / 118) * [.F9] + (1 - ([.T9] / 118))" office:value-type="float" office:value="0.986935084709172" calcext:value-type="float">
            <text:p>0.987</text:p>
          </table:table-cell>
          <table:table-cell table:formula="of:=[.T9] / 118" office:value-type="float" office:value="0.0169491525423729" calcext:value-type="float">
            <text:p>0.017</text:p>
          </table:table-cell>
          <table:table-cell table:formula="of:=[.AN9] / 15" office:value-type="float" office:value="0.466666666666667" calcext:value-type="float">
            <text:p>0.467</text:p>
          </table:table-cell>
          <table:table-cell table:formula="of:=[.V9] / 7" office:value-type="float" office:value="0.142857142857143" calcext:value-type="float">
            <text:p>0.143</text:p>
          </table:table-cell>
          <table:table-cell table:formula="of:=[.W9] / 18" office:value-type="float" office:value="1" calcext:value-type="float">
            <text:p>1.000</text:p>
          </table:table-cell>
          <table:table-cell table:formula="of:=([.$H$3]*((([.H9] + 0.2) / 1.2) ^4)+[.$I$3]*[.I9]+[.$J$3]*[.J9]+[.$K$3]*[.K9])/[.$L$3]" office:value-type="float" office:value="0.234363015985676" calcext:value-type="float">
            <text:p>0.234</text:p>
          </table:table-cell>
          <table:table-cell table:formula="of:=([.$H$4]*[.H9]+[.$I$4]*[.I9]+[.$J$4]*[.J9]+[.$K$4]*[.K9])/[.$L$4]" office:value-type="float" office:value="0.168743121285494" calcext:value-type="float">
            <text:p>0.169</text:p>
          </table:table-cell>
          <table:table-cell table:formula="of:=(([.$I$5] ^ (([.$I$6] * [.AN9]) / 15) + [.$J$5] ^ (([.$J$6] * [.V9]) / 7)) / ([.$I$5] + [.$J$5])) + 1" office:value-type="float" office:value="1.78101248198448" calcext:value-type="float">
            <text:p>1.781</text:p>
          </table:table-cell>
          <table:table-cell table:formula="of:= [.P9] * [.Q9]" office:value-type="float" office:value="0.006" calcext:value-type="float">
            <text:p>0.006</text:p>
          </table:table-cell>
          <table:table-cell table:formula="of:=IF([.Q9] &lt; 10; ([.AN9]/15 * [.V9]/7 + 0.4) / 1.4; [.AN9]/15 * [.V9]/7)" office:value-type="float" office:value="0.333333333333333" calcext:value-type="float">
            <text:p>0.333</text:p>
          </table:table-cell>
          <table:table-cell table:formula="of:=[.AL9] * (100)" office:value-type="float" office:value="0.018" calcext:value-type="float">
            <text:p>0.018</text:p>
          </table:table-cell>
          <table:table-cell office:value-type="string" calcext:value-type="string">
            <text:p>1s2 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2372</text:p>
          </table:table-cell>
          <table:table-cell table:style-name="ce1" office:value-type="string" calcext:value-type="string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0" table:formula="of:=[.AK9]*10+1*(1 - [.AK9])" office:value-type="float" office:value="1" calcext:value-type="float">
            <text:p>1.00</text:p>
          </table:table-cell>
          <table:table-cell table:style-name="ce10" table:formula="of:=(IF([.AL9] &gt; 40; 40; IF([.AL9] &lt; 1; 1; [.AL9]))-1)/39" office:value-type="float" office:value="0" calcext:value-type="float">
            <text:p>0.00</text:p>
          </table:table-cell>
          <table:table-cell table:formula="of:=VALUE([.AM9])" office:value-type="float" office:value="0.00018" calcext:value-type="float">
            <text:p>0.0001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string" calcext:value-type="string">
            <text:p><text:s/>Li </text:p>
          </table:table-cell>
          <table:table-cell office:value-type="string" calcext:value-type="string">
            <text:p><text:s/>Lithium</text:p>
          </table:table-cell>
          <table:table-cell office:value-type="string" calcext:value-type="string">
            <text:p><text:s/>6.941(2)</text:p>
          </table:table-cell>
          <table:table-cell office:value-type="string" calcext:value-type="string">
            <text:p>CC80FF</text:p>
          </table:table-cell>
          <table:table-cell table:formula="of:=RAND()" office:value-type="float" office:value="0.712350556676996" calcext:value-type="float">
            <text:p>0.712</text:p>
          </table:table-cell>
          <table:table-cell table:formula="of:=([.T10]  / 118) * [.F10] + (1 - ([.T10] / 118))" office:value-type="float" office:value="0.992686878559585" calcext:value-type="float">
            <text:p>0.993</text:p>
          </table:table-cell>
          <table:table-cell table:formula="of:=[.T10] / 118" office:value-type="float" office:value="0.0254237288135593" calcext:value-type="float">
            <text:p>0.025</text:p>
          </table:table-cell>
          <table:table-cell table:formula="of:=[.AN10] / 15" office:value-type="float" office:value="0.266666666666667" calcext:value-type="float">
            <text:p>0.267</text:p>
          </table:table-cell>
          <table:table-cell table:formula="of:=[.V10] / 7" office:value-type="float" office:value="0.285714285714286" calcext:value-type="float">
            <text:p>0.286</text:p>
          </table:table-cell>
          <table:table-cell table:formula="of:=[.W10] / 18" office:value-type="float" office:value="0.0555555555555556" calcext:value-type="float">
            <text:p>0.056</text:p>
          </table:table-cell>
          <table:table-cell table:formula="of:=([.$H$3]*((([.H10] + 0.2) / 1.2) ^4)+[.$I$3]*[.I10]+[.$J$3]*[.J10]+[.$K$3]*[.K10])/[.$L$3]" office:value-type="float" office:value="0.0551688234688652" calcext:value-type="float">
            <text:p>0.055</text:p>
          </table:table-cell>
          <table:table-cell table:formula="of:=([.$H$4]*[.H10]+[.$I$4]*[.I10]+[.$J$4]*[.J10]+[.$K$4]*[.K10])/[.$L$4]" office:value-type="float" office:value="0.154341233154792" calcext:value-type="float">
            <text:p>0.154</text:p>
          </table:table-cell>
          <table:table-cell table:formula="of:=(([.$I$5] ^ (([.$I$6] * [.AN10]) / 15) + [.$J$5] ^ (([.$J$6] * [.V10]) / 7)) / ([.$I$5] + [.$J$5])) + 1" office:value-type="float" office:value="1.78471957106356" calcext:value-type="float">
            <text:p>1.785</text:p>
          </table:table-cell>
          <table:table-cell table:formula="of:= [.P10] * [.Q10]" office:value-type="float" office:value="4.07619047619048" calcext:value-type="float">
            <text:p>4.076</text:p>
          </table:table-cell>
          <table:table-cell table:formula="of:=IF([.Q10] &lt; 10; ([.AN10]/15 * [.V10]/7 + 0.4) / 1.4; [.AN10]/15 * [.V10]/7)" office:value-type="float" office:value="0.0761904761904762" calcext:value-type="float">
            <text:p>0.076</text:p>
          </table:table-cell>
          <table:table-cell table:formula="of:=[.AL10] * (100)" office:value-type="float" office:value="53.5" calcext:value-type="float">
            <text:p>53.500</text:p>
          </table:table-cell>
          <table:table-cell office:value-type="string" calcext:value-type="string">
            <text:p>[He] 2s1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</text:p>
          </table:table-cell>
          <table:table-cell table:style-name="ce1" office:value-type="string" calcext:value-type="string">
            <text:p>134</text:p>
          </table:table-cell>
          <table:table-cell office:value-type="string" calcext:value-type="string">
            <text:p>76 (+1)</text:p>
          </table:table-cell>
          <table:table-cell table:style-name="ce1" office:value-type="string" calcext:value-type="string">
            <text:p>182</text:p>
          </table:table-cell>
          <table:table-cell table:style-name="ce1" office:value-type="string" calcext:value-type="string">
            <text:p>5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454</text:p>
          </table:table-cell>
          <table:table-cell table:style-name="ce1" office:value-type="string" calcext:value-type="string">
            <text:p>1615</text:p>
          </table:table-cell>
          <table:table-cell table:style-name="ce10" table:formula="of:=[.AK10]*10+1*(1 - [.AK10])" office:value-type="float" office:value="1" calcext:value-type="float">
            <text:p>1.00</text:p>
          </table:table-cell>
          <table:table-cell table:style-name="ce10" table:formula="of:=(IF([.AL10] &gt; 40; 40; IF([.AL10] &lt; 1; 1; [.AL10]))-1)/39" office:value-type="float" office:value="0" calcext:value-type="float">
            <text:p>0.00</text:p>
          </table:table-cell>
          <table:table-cell table:formula="of:=VALUE([.AM10])" office:value-type="float" office:value="0.535" calcext:value-type="float">
            <text:p>0.53500</text:p>
          </table:table-cell>
          <table:table-cell office:value-type="float" office:value="0.535" calcext:value-type="float">
            <text:p>0.5350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8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string" calcext:value-type="string">
            <text:p><text:s/>Be </text:p>
          </table:table-cell>
          <table:table-cell office:value-type="string" calcext:value-type="string">
            <text:p><text:s/>Beryllium</text:p>
          </table:table-cell>
          <table:table-cell office:value-type="string" calcext:value-type="string">
            <text:p><text:s/>9.012182(3)</text:p>
          </table:table-cell>
          <table:table-cell office:value-type="string" calcext:value-type="string">
            <text:p>C2FF00</text:p>
          </table:table-cell>
          <table:table-cell table:formula="of:=RAND()" office:value-type="float" office:value="0.996725132700094" calcext:value-type="float">
            <text:p>0.997</text:p>
          </table:table-cell>
          <table:table-cell table:formula="of:=([.T11]  / 118) * [.F11] + (1 - ([.T11] / 118))" office:value-type="float" office:value="0.999888987549156" calcext:value-type="float">
            <text:p>1.000</text:p>
          </table:table-cell>
          <table:table-cell table:formula="of:=[.T11] / 118" office:value-type="float" office:value="0.0338983050847458" calcext:value-type="float">
            <text:p>0.034</text:p>
          </table:table-cell>
          <table:table-cell table:formula="of:=[.AN11] / 15" office:value-type="float" office:value="0.4" calcext:value-type="float">
            <text:p>0.400</text:p>
          </table:table-cell>
          <table:table-cell table:formula="of:=[.V11] / 7" office:value-type="float" office:value="0.285714285714286" calcext:value-type="float">
            <text:p>0.286</text:p>
          </table:table-cell>
          <table:table-cell table:formula="of:=[.W11] / 18" office:value-type="float" office:value="0.111111111111111" calcext:value-type="float">
            <text:p>0.111</text:p>
          </table:table-cell>
          <table:table-cell table:formula="of:=([.$H$3]*((([.H11] + 0.2) / 1.2) ^4)+[.$I$3]*[.I11]+[.$J$3]*[.J11]+[.$K$3]*[.K11])/[.$L$3]" office:value-type="float" office:value="0.0823379205397373" calcext:value-type="float">
            <text:p>0.082</text:p>
          </table:table-cell>
          <table:table-cell table:formula="of:=([.$H$4]*[.H11]+[.$I$4]*[.I11]+[.$J$4]*[.J11]+[.$K$4]*[.K11])/[.$L$4]" office:value-type="float" office:value="0.17890038398513" calcext:value-type="float">
            <text:p>0.179</text:p>
          </table:table-cell>
          <table:table-cell table:formula="of:=(([.$I$5] ^ (([.$I$6] * [.AN11]) / 15) + [.$J$5] ^ (([.$J$6] * [.V11]) / 7)) / ([.$I$5] + [.$J$5])) + 1" office:value-type="float" office:value="1.71657489205326" calcext:value-type="float">
            <text:p>1.717</text:p>
          </table:table-cell>
          <table:table-cell table:formula="of:= [.P11] * [.Q11]" office:value-type="float" office:value="21.12" calcext:value-type="float">
            <text:p>21.120</text:p>
          </table:table-cell>
          <table:table-cell table:formula="of:=IF([.Q11] &lt; 10; ([.AN11]/15 * [.V11]/7 + 0.4) / 1.4; [.AN11]/15 * [.V11]/7)" office:value-type="float" office:value="0.114285714285714" calcext:value-type="float">
            <text:p>0.114</text:p>
          </table:table-cell>
          <table:table-cell table:formula="of:=[.AL11] * (100)" office:value-type="float" office:value="184.8" calcext:value-type="float">
            <text:p>184.800</text:p>
          </table:table-cell>
          <table:table-cell office:value-type="string" calcext:value-type="string">
            <text:p>[He] 2s2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57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45 (+2)</text:p>
          </table:table-cell>
          <table:table-cell/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560</text:p>
          </table:table-cell>
          <table:table-cell table:style-name="ce1" office:value-type="string" calcext:value-type="string">
            <text:p>2743</text:p>
          </table:table-cell>
          <table:table-cell table:style-name="ce10" table:formula="of:=[.AK11]*10+1*(1 - [.AK11])" office:value-type="float" office:value="1.19569230769231" calcext:value-type="float">
            <text:p>1.20</text:p>
          </table:table-cell>
          <table:table-cell table:style-name="ce10" table:formula="of:=(IF([.AL11] &gt; 40; 40; IF([.AL11] &lt; 1; 1; [.AL11]))-1)/39" office:value-type="float" office:value="0.0217435897435897" calcext:value-type="float">
            <text:p>0.02</text:p>
          </table:table-cell>
          <table:table-cell table:formula="of:=VALUE([.AM11])" office:value-type="float" office:value="1.848" calcext:value-type="float">
            <text:p>1.84800</text:p>
          </table:table-cell>
          <table:table-cell office:value-type="float" office:value="1.848" calcext:value-type="float">
            <text:p>1.84800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alkaline earth metal</text:p>
          </table:table-cell>
          <table:table-cell table:style-name="ce1" office:value-type="string" calcext:value-type="string">
            <text:p>179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string" calcext:value-type="string">
            <text:p><text:s/>B </text:p>
          </table:table-cell>
          <table:table-cell office:value-type="string" calcext:value-type="string">
            <text:p><text:s/>Boron</text:p>
          </table:table-cell>
          <table:table-cell office:value-type="string" calcext:value-type="string">
            <text:p><text:s/>10.811(7)</text:p>
          </table:table-cell>
          <table:table-cell office:value-type="string" calcext:value-type="string">
            <text:p>FFB5B5</text:p>
          </table:table-cell>
          <table:table-cell table:formula="of:=RAND()" office:value-type="float" office:value="0.938158534269614" calcext:value-type="float">
            <text:p>0.938</text:p>
          </table:table-cell>
          <table:table-cell table:formula="of:=([.T12]  / 118) * [.F12] + (1 - ([.T12] / 118))" office:value-type="float" office:value="0.997379598909729" calcext:value-type="float">
            <text:p>0.997</text:p>
          </table:table-cell>
          <table:table-cell table:formula="of:=[.T12] / 118" office:value-type="float" office:value="0.0423728813559322" calcext:value-type="float">
            <text:p>0.042</text:p>
          </table:table-cell>
          <table:table-cell table:formula="of:=[.AN12] / 15" office:value-type="float" office:value="0.333333333333333" calcext:value-type="float">
            <text:p>0.333</text:p>
          </table:table-cell>
          <table:table-cell table:formula="of:=[.V12] / 7" office:value-type="float" office:value="0.285714285714286" calcext:value-type="float">
            <text:p>0.286</text:p>
          </table:table-cell>
          <table:table-cell table:formula="of:=[.W12] / 18" office:value-type="float" office:value="0.722222222222222" calcext:value-type="float">
            <text:p>0.722</text:p>
          </table:table-cell>
          <table:table-cell table:formula="of:=([.$H$3]*((([.H12] + 0.2) / 1.2) ^4)+[.$I$3]*[.I12]+[.$J$3]*[.J12]+[.$K$3]*[.K12])/[.$L$3]" office:value-type="float" office:value="0.175448105315021" calcext:value-type="float">
            <text:p>0.175</text:p>
          </table:table-cell>
          <table:table-cell table:formula="of:=([.$H$4]*[.H12]+[.$I$4]*[.I12]+[.$J$4]*[.J12]+[.$K$4]*[.K12])/[.$L$4]" office:value-type="float" office:value="0.201439332795265" calcext:value-type="float">
            <text:p>0.201</text:p>
          </table:table-cell>
          <table:table-cell table:formula="of:=(([.$I$5] ^ (([.$I$6] * [.AN12]) / 15) + [.$J$5] ^ (([.$J$6] * [.V12]) / 7)) / ([.$I$5] + [.$J$5])) + 1" office:value-type="float" office:value="1.74909269719986" calcext:value-type="float">
            <text:p>1.749</text:p>
          </table:table-cell>
          <table:table-cell table:formula="of:= [.P12] * [.Q12]" office:value-type="float" office:value="23.4285714285714" calcext:value-type="float">
            <text:p>23.429</text:p>
          </table:table-cell>
          <table:table-cell table:formula="of:=IF([.Q12] &lt; 10; ([.AN12]/15 * [.V12]/7 + 0.4) / 1.4; [.AN12]/15 * [.V12]/7)" office:value-type="float" office:value="0.0952380952380952" calcext:value-type="float">
            <text:p>0.095</text:p>
          </table:table-cell>
          <table:table-cell table:formula="of:=[.AL12] * (100)" office:value-type="float" office:value="246" calcext:value-type="float">
            <text:p>246.000</text:p>
          </table:table-cell>
          <table:table-cell office:value-type="string" calcext:value-type="string">
            <text:p>[He] 2s2 2p1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04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27 (+3)</text:p>
          </table:table-cell>
          <table:table-cell/>
          <table:table-cell table:style-name="ce1" office:value-type="string" calcext:value-type="string">
            <text:p>801</text:p>
          </table:table-cell>
          <table:table-cell table:style-name="ce1" office:value-type="string" calcext:value-type="string">
            <text:p>-27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2348</text:p>
          </table:table-cell>
          <table:table-cell table:style-name="ce1" office:value-type="string" calcext:value-type="string">
            <text:p>4273</text:p>
          </table:table-cell>
          <table:table-cell table:style-name="ce10" table:formula="of:=[.AK12]*10+1*(1 - [.AK12])" office:value-type="float" office:value="1.33692307692308" calcext:value-type="float">
            <text:p>1.34</text:p>
          </table:table-cell>
          <table:table-cell table:style-name="ce10" table:formula="of:=(IF([.AL12] &gt; 40; 40; IF([.AL12] &lt; 1; 1; [.AL12]))-1)/39" office:value-type="float" office:value="0.0374358974358974" calcext:value-type="float">
            <text:p>0.04</text:p>
          </table:table-cell>
          <table:table-cell table:formula="of:=VALUE([.AM12])" office:value-type="float" office:value="2.46" calcext:value-type="float">
            <text:p>2.46000</text:p>
          </table:table-cell>
          <table:table-cell office:value-type="float" office:value="2.46" calcext:value-type="float">
            <text:p>2.4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loid</text:p>
          </table:table-cell>
          <table:table-cell table:style-name="ce1" office:value-type="string" calcext:value-type="string">
            <text:p>18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<text:s/>Carbon</text:p>
          </table:table-cell>
          <table:table-cell office:value-type="string" calcext:value-type="string">
            <text:p><text:s/>12.0107(8)</text:p>
          </table:table-cell>
          <table:table-cell table:style-name="ce1" office:value-type="string" calcext:value-type="string">
            <text:p>909090</text:p>
          </table:table-cell>
          <table:table-cell table:formula="of:=RAND()" office:value-type="float" office:value="0.17704559196401" calcext:value-type="float">
            <text:p>0.177</text:p>
          </table:table-cell>
          <table:table-cell table:formula="of:=([.T13]  / 118) * [.F13] + (1 - ([.T13] / 118))" office:value-type="float" office:value="0.95815486060834" calcext:value-type="float">
            <text:p>0.958</text:p>
          </table:table-cell>
          <table:table-cell table:formula="of:=[.T13] / 118" office:value-type="float" office:value="0.0508474576271187" calcext:value-type="float">
            <text:p>0.051</text:p>
          </table:table-cell>
          <table:table-cell table:formula="of:=[.AN13] / 15" office:value-type="float" office:value="0.0666666666666667" calcext:value-type="float">
            <text:p>0.067</text:p>
          </table:table-cell>
          <table:table-cell table:formula="of:=[.V13] / 7" office:value-type="float" office:value="0.285714285714286" calcext:value-type="float">
            <text:p>0.286</text:p>
          </table:table-cell>
          <table:table-cell table:formula="of:=[.W13] / 18" office:value-type="float" office:value="0.777777777777778" calcext:value-type="float">
            <text:p>0.778</text:p>
          </table:table-cell>
          <table:table-cell table:formula="of:=([.$H$3]*((([.H13] + 0.2) / 1.2) ^4)+[.$I$3]*[.I13]+[.$J$3]*[.J13]+[.$K$3]*[.K13])/[.$L$3]" office:value-type="float" office:value="0.149315310948065" calcext:value-type="float">
            <text:p>0.149</text:p>
          </table:table-cell>
          <table:table-cell table:formula="of:=([.$H$4]*[.H13]+[.$I$4]*[.I13]+[.$J$4]*[.J13]+[.$K$4]*[.K13])/[.$L$4]" office:value-type="float" office:value="0.171453029080148" calcext:value-type="float">
            <text:p>0.171</text:p>
          </table:table-cell>
          <table:table-cell table:formula="of:=(([.$I$5] ^ (([.$I$6] * [.AN13]) / 15) + [.$J$5] ^ (([.$J$6] * [.V13]) / 7)) / ([.$I$5] + [.$J$5])) + 1" office:value-type="float" office:value="1.91337205053168" calcext:value-type="float">
            <text:p>1.913</text:p>
          </table:table-cell>
          <table:table-cell table:formula="of:= [.P13] * [.Q13]" office:value-type="float" office:value="4.3047619047619" calcext:value-type="float">
            <text:p>4.305</text:p>
          </table:table-cell>
          <table:table-cell table:formula="of:=IF([.Q13] &lt; 10; ([.AN13]/15 * [.V13]/7 + 0.4) / 1.4; [.AN13]/15 * [.V13]/7)" office:value-type="float" office:value="0.019047619047619" calcext:value-type="float">
            <text:p>0.019</text:p>
          </table:table-cell>
          <table:table-cell table:formula="of:=[.AL13] * (100)" office:value-type="float" office:value="226" calcext:value-type="float">
            <text:p>226.000</text:p>
          </table:table-cell>
          <table:table-cell office:value-type="string" calcext:value-type="string">
            <text:p>[He] 2s2 2p2 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55</text:p>
          </table:table-cell>
          <table:table-cell table:style-name="ce1" office:value-type="string" calcext:value-type="string">
            <text:p>77</text:p>
          </table:table-cell>
          <table:table-cell office:value-type="string" calcext:value-type="string">
            <text:p>16 (+4)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087</text:p>
          </table:table-cell>
          <table:table-cell table:style-name="ce1" office:value-type="string" calcext:value-type="string">
            <text:p>-154</text:p>
          </table:table-cell>
          <table:table-cell office:value-type="string" calcext:value-type="string">
            <text:p>-4, -3, -2, 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3823</text:p>
          </table:table-cell>
          <table:table-cell table:style-name="ce1" office:value-type="string" calcext:value-type="string">
            <text:p>4300</text:p>
          </table:table-cell>
          <table:table-cell table:style-name="ce10" table:formula="of:=[.AK13]*10+1*(1 - [.AK13])" office:value-type="float" office:value="1.29076923076923" calcext:value-type="float">
            <text:p>1.29</text:p>
          </table:table-cell>
          <table:table-cell table:style-name="ce10" table:formula="of:=(IF([.AL13] &gt; 40; 40; IF([.AL13] &lt; 1; 1; [.AL13]))-1)/39" office:value-type="float" office:value="0.0323076923076923" calcext:value-type="float">
            <text:p>0.03</text:p>
          </table:table-cell>
          <table:table-cell table:formula="of:=VALUE([.AM13])" office:value-type="float" office:value="2.26" calcext:value-type="float">
            <text:p>2.26000</text:p>
          </table:table-cell>
          <table:table-cell office:value-type="float" office:value="2.26" calcext:value-type="float">
            <text:p>2.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Ancie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Nitrogen</text:p>
          </table:table-cell>
          <table:table-cell office:value-type="string" calcext:value-type="string">
            <text:p><text:s/>14.0067(2)</text:p>
          </table:table-cell>
          <table:table-cell office:value-type="string" calcext:value-type="string">
            <text:p>3050F8</text:p>
          </table:table-cell>
          <table:table-cell table:formula="of:=RAND()" office:value-type="float" office:value="0.125537925167554" calcext:value-type="float">
            <text:p>0.126</text:p>
          </table:table-cell>
          <table:table-cell table:formula="of:=([.T14]  / 118) * [.F14] + (1 - ([.T14] / 118))" office:value-type="float" office:value="0.948125131154007" calcext:value-type="float">
            <text:p>0.948</text:p>
          </table:table-cell>
          <table:table-cell table:formula="of:=[.T14] / 118" office:value-type="float" office:value="0.0593220338983051" calcext:value-type="float">
            <text:p>0.059</text:p>
          </table:table-cell>
          <table:table-cell table:formula="of:=[.AN14] / 15" office:value-type="float" office:value="0.0666666666666667" calcext:value-type="float">
            <text:p>0.067</text:p>
          </table:table-cell>
          <table:table-cell table:formula="of:=[.V14] / 7" office:value-type="float" office:value="0.285714285714286" calcext:value-type="float">
            <text:p>0.286</text:p>
          </table:table-cell>
          <table:table-cell table:formula="of:=[.W14] / 18" office:value-type="float" office:value="0.833333333333333" calcext:value-type="float">
            <text:p>0.833</text:p>
          </table:table-cell>
          <table:table-cell table:formula="of:=([.$H$3]*((([.H14] + 0.2) / 1.2) ^4)+[.$I$3]*[.I14]+[.$J$3]*[.J14]+[.$K$3]*[.K14])/[.$L$3]" office:value-type="float" office:value="0.15875551039074" calcext:value-type="float">
            <text:p>0.159</text:p>
          </table:table-cell>
          <table:table-cell table:formula="of:=([.$H$4]*[.H14]+[.$I$4]*[.I14]+[.$J$4]*[.J14]+[.$K$4]*[.K14])/[.$L$4]" office:value-type="float" office:value="0.177830361728667" calcext:value-type="float">
            <text:p>0.178</text:p>
          </table:table-cell>
          <table:table-cell table:formula="of:=(([.$I$5] ^ (([.$I$6] * [.AN14]) / 15) + [.$J$5] ^ (([.$J$6] * [.V14]) / 7)) / ([.$I$5] + [.$J$5])) + 1" office:value-type="float" office:value="1.91337205053168" calcext:value-type="float">
            <text:p>1.913</text:p>
          </table:table-cell>
          <table:table-cell table:formula="of:= [.P14] * [.Q14]" office:value-type="float" office:value="0.0374149659863946" calcext:value-type="float">
            <text:p>0.037</text:p>
          </table:table-cell>
          <table:table-cell table:formula="of:=IF([.Q14] &lt; 10; ([.AN14]/15 * [.V14]/7 + 0.4) / 1.4; [.AN14]/15 * [.V14]/7)" office:value-type="float" office:value="0.299319727891156" calcext:value-type="float">
            <text:p>0.299</text:p>
          </table:table-cell>
          <table:table-cell table:formula="of:=[.AL14] * (100)" office:value-type="float" office:value="0.125" calcext:value-type="float">
            <text:p>0.125</text:p>
          </table:table-cell>
          <table:table-cell office:value-type="string" calcext:value-type="string">
            <text:p>[He] 2s2 2p3 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4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46 (-3)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402</text:p>
          </table:table-cell>
          <table:table-cell table:style-name="ce1" office:value-type="string" calcext:value-type="string">
            <text:p>-7</text:p>
          </table:table-cell>
          <table:table-cell office:value-type="string" calcext:value-type="string">
            <text:p>-3, -2, -1, 1, 2, 3, 4, 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diatomic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77</text:p>
          </table:table-cell>
          <table:table-cell table:style-name="ce10" table:formula="of:=[.AK14]*10+1*(1 - [.AK14])" office:value-type="float" office:value="1" calcext:value-type="float">
            <text:p>1.00</text:p>
          </table:table-cell>
          <table:table-cell table:style-name="ce10" table:formula="of:=(IF([.AL14] &gt; 40; 40; IF([.AL14] &lt; 1; 1; [.AL14]))-1)/39" office:value-type="float" office:value="0" calcext:value-type="float">
            <text:p>0.00</text:p>
          </table:table-cell>
          <table:table-cell table:formula="of:=VALUE([.AM14])" office:value-type="float" office:value="0.00125" calcext:value-type="float">
            <text:p>0.0012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metal</text:p>
          </table:table-cell>
          <table:table-cell table:style-name="ce1" office:value-type="string" calcext:value-type="string">
            <text:p>17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string" calcext:value-type="string">
            <text:p><text:s/>O </text:p>
          </table:table-cell>
          <table:table-cell office:value-type="string" calcext:value-type="string">
            <text:p><text:s/>Oxygen</text:p>
          </table:table-cell>
          <table:table-cell office:value-type="string" calcext:value-type="string">
            <text:p><text:s/>15.9994(3)</text:p>
          </table:table-cell>
          <table:table-cell office:value-type="string" calcext:value-type="string">
            <text:p>FF0D0D</text:p>
          </table:table-cell>
          <table:table-cell table:formula="of:=RAND()" office:value-type="float" office:value="0.671874691850978" calcext:value-type="float">
            <text:p>0.672</text:p>
          </table:table-cell>
          <table:table-cell table:formula="of:=([.T15]  / 118) * [.F15] + (1 - ([.T15] / 118))" office:value-type="float" office:value="0.977754216396676" calcext:value-type="float">
            <text:p>0.978</text:p>
          </table:table-cell>
          <table:table-cell table:formula="of:=[.T15] / 118" office:value-type="float" office:value="0.0677966101694915" calcext:value-type="float">
            <text:p>0.068</text:p>
          </table:table-cell>
          <table:table-cell table:formula="of:=[.AN15] / 15" office:value-type="float" office:value="0.0666666666666667" calcext:value-type="float">
            <text:p>0.067</text:p>
          </table:table-cell>
          <table:table-cell table:formula="of:=[.V15] / 7" office:value-type="float" office:value="0.285714285714286" calcext:value-type="float">
            <text:p>0.286</text:p>
          </table:table-cell>
          <table:table-cell table:formula="of:=[.W15] / 18" office:value-type="float" office:value="0.888888888888889" calcext:value-type="float">
            <text:p>0.889</text:p>
          </table:table-cell>
          <table:table-cell table:formula="of:=([.$H$3]*((([.H15] + 0.2) / 1.2) ^4)+[.$I$3]*[.I15]+[.$J$3]*[.J15]+[.$K$3]*[.K15])/[.$L$3]" office:value-type="float" office:value="0.168214346023074" calcext:value-type="float">
            <text:p>0.168</text:p>
          </table:table-cell>
          <table:table-cell table:formula="of:=([.$H$4]*[.H15]+[.$I$4]*[.I15]+[.$J$4]*[.J15]+[.$K$4]*[.K15])/[.$L$4]" office:value-type="float" office:value="0.184207694377186" calcext:value-type="float">
            <text:p>0.184</text:p>
          </table:table-cell>
          <table:table-cell table:formula="of:=(([.$I$5] ^ (([.$I$6] * [.AN15]) / 15) + [.$J$5] ^ (([.$J$6] * [.V15]) / 7)) / ([.$I$5] + [.$J$5])) + 1" office:value-type="float" office:value="1.91337205053168" calcext:value-type="float">
            <text:p>1.913</text:p>
          </table:table-cell>
          <table:table-cell table:formula="of:= [.P15] * [.Q15]" office:value-type="float" office:value="0.0428027210884354" calcext:value-type="float">
            <text:p>0.043</text:p>
          </table:table-cell>
          <table:table-cell table:formula="of:=IF([.Q15] &lt; 10; ([.AN15]/15 * [.V15]/7 + 0.4) / 1.4; [.AN15]/15 * [.V15]/7)" office:value-type="float" office:value="0.299319727891156" calcext:value-type="float">
            <text:p>0.299</text:p>
          </table:table-cell>
          <table:table-cell table:formula="of:=[.AL15] * (100)" office:value-type="float" office:value="0.143" calcext:value-type="float">
            <text:p>0.143</text:p>
          </table:table-cell>
          <table:table-cell office:value-type="string" calcext:value-type="string">
            <text:p>[He] 2s2 2p4 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44</text:p>
          </table:table-cell>
          <table:table-cell table:style-name="ce1" office:value-type="string" calcext:value-type="string">
            <text:p>73</text:p>
          </table:table-cell>
          <table:table-cell office:value-type="string" calcext:value-type="string">
            <text:p>140 (-2)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314</text:p>
          </table:table-cell>
          <table:table-cell table:style-name="ce1" office:value-type="string" calcext:value-type="string">
            <text:p>-141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diatomic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0</text:p>
          </table:table-cell>
          <table:table-cell table:style-name="ce10" table:formula="of:=[.AK15]*10+1*(1 - [.AK15])" office:value-type="float" office:value="1" calcext:value-type="float">
            <text:p>1.00</text:p>
          </table:table-cell>
          <table:table-cell table:style-name="ce10" table:formula="of:=(IF([.AL15] &gt; 40; 40; IF([.AL15] &lt; 1; 1; [.AL15]))-1)/39" office:value-type="float" office:value="0" calcext:value-type="float">
            <text:p>0.00</text:p>
          </table:table-cell>
          <table:table-cell table:formula="of:=VALUE([.AM15])" office:value-type="float" office:value="0.00143" calcext:value-type="float">
            <text:p>0.0014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metal</text:p>
          </table:table-cell>
          <table:table-cell table:style-name="ce1" office:value-type="string" calcext:value-type="string">
            <text:p>17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/>Fluorine</text:p>
          </table:table-cell>
          <table:table-cell office:value-type="string" calcext:value-type="string">
            <text:p><text:s/>18.9984032(5)</text:p>
          </table:table-cell>
          <table:table-cell table:style-name="ce1" office:value-type="string" calcext:value-type="string">
            <text:p>90E050</text:p>
          </table:table-cell>
          <table:table-cell table:formula="of:=RAND()" office:value-type="float" office:value="0.887035251249733" calcext:value-type="float">
            <text:p>0.887</text:p>
          </table:table-cell>
          <table:table-cell table:formula="of:=([.T16]  / 118) * [.F16] + (1 - ([.T16] / 118))" office:value-type="float" office:value="0.991384044586844" calcext:value-type="float">
            <text:p>0.991</text:p>
          </table:table-cell>
          <table:table-cell table:formula="of:=[.T16] / 118" office:value-type="float" office:value="0.076271186440678" calcext:value-type="float">
            <text:p>0.076</text:p>
          </table:table-cell>
          <table:table-cell table:formula="of:=[.AN16] / 15" office:value-type="float" office:value="0.2" calcext:value-type="float">
            <text:p>0.200</text:p>
          </table:table-cell>
          <table:table-cell table:formula="of:=[.V16] / 7" office:value-type="float" office:value="0.285714285714286" calcext:value-type="float">
            <text:p>0.286</text:p>
          </table:table-cell>
          <table:table-cell table:formula="of:=[.W16] / 18" office:value-type="float" office:value="0.944444444444444" calcext:value-type="float">
            <text:p>0.944</text:p>
          </table:table-cell>
          <table:table-cell table:formula="of:=([.$H$3]*((([.H16] + 0.2) / 1.2) ^4)+[.$I$3]*[.I16]+[.$J$3]*[.J16]+[.$K$3]*[.K16])/[.$L$3]" office:value-type="float" office:value="0.195470833356951" calcext:value-type="float">
            <text:p>0.195</text:p>
          </table:table-cell>
          <table:table-cell table:formula="of:=([.$H$4]*[.H16]+[.$I$4]*[.I16]+[.$J$4]*[.J16]+[.$K$4]*[.K16])/[.$L$4]" office:value-type="float" office:value="0.208766845207523" calcext:value-type="float">
            <text:p>0.209</text:p>
          </table:table-cell>
          <table:table-cell table:formula="of:=(([.$I$5] ^ (([.$I$6] * [.AN16]) / 15) + [.$J$5] ^ (([.$J$6] * [.V16]) / 7)) / ([.$I$5] + [.$J$5])) + 1" office:value-type="float" office:value="1.82375277565956" calcext:value-type="float">
            <text:p>1.824</text:p>
          </table:table-cell>
          <table:table-cell table:formula="of:= [.P16] * [.Q16]" office:value-type="float" office:value="0.0555102040816327" calcext:value-type="float">
            <text:p>0.056</text:p>
          </table:table-cell>
          <table:table-cell table:formula="of:=IF([.Q16] &lt; 10; ([.AN16]/15 * [.V16]/7 + 0.4) / 1.4; [.AN16]/15 * [.V16]/7)" office:value-type="float" office:value="0.326530612244898" calcext:value-type="float">
            <text:p>0.327</text:p>
          </table:table-cell>
          <table:table-cell table:formula="of:=[.AL16] * (100)" office:value-type="float" office:value="0.17" calcext:value-type="float">
            <text:p>0.170</text:p>
          </table:table-cell>
          <table:table-cell office:value-type="string" calcext:value-type="string">
            <text:p>[He] 2s2 2p5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98</text:p>
          </table:table-cell>
          <table:table-cell table:style-name="ce1" office:value-type="string" calcext:value-type="string">
            <text:p>71</text:p>
          </table:table-cell>
          <table:table-cell office:value-type="string" calcext:value-type="string">
            <text:p>133 (-1)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681</text:p>
          </table:table-cell>
          <table:table-cell table:style-name="ce1" office:value-type="string" calcext:value-type="string">
            <text:p>-328</text:p>
          </table:table-cell>
          <table:table-cell table:style-name="ce1" office:value-type="string" calcext:value-type="string">
            <text:p>-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5</text:p>
          </table:table-cell>
          <table:table-cell table:style-name="ce10" table:formula="of:=[.AK16]*10+1*(1 - [.AK16])" office:value-type="float" office:value="1" calcext:value-type="float">
            <text:p>1.00</text:p>
          </table:table-cell>
          <table:table-cell table:style-name="ce10" table:formula="of:=(IF([.AL16] &gt; 40; 40; IF([.AL16] &lt; 1; 1; [.AL16]))-1)/39" office:value-type="float" office:value="0" calcext:value-type="float">
            <text:p>0.00</text:p>
          </table:table-cell>
          <table:table-cell table:formula="of:=VALUE([.AM16])" office:value-type="float" office:value="0.0017" calcext:value-type="float">
            <text:p>0.0017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ogen</text:p>
          </table:table-cell>
          <table:table-cell table:style-name="ce1" office:value-type="string" calcext:value-type="string">
            <text:p>16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<text:s/>Ne </text:p>
          </table:table-cell>
          <table:table-cell office:value-type="string" calcext:value-type="string">
            <text:p><text:s/>Neon</text:p>
          </table:table-cell>
          <table:table-cell office:value-type="string" calcext:value-type="string">
            <text:p><text:s/>20.1797(6)</text:p>
          </table:table-cell>
          <table:table-cell office:value-type="string" calcext:value-type="string">
            <text:p>B3E3F5</text:p>
          </table:table-cell>
          <table:table-cell table:formula="of:=RAND()" office:value-type="float" office:value="0.686897893065669" calcext:value-type="float">
            <text:p>0.687</text:p>
          </table:table-cell>
          <table:table-cell table:formula="of:=([.T17]  / 118) * [.F17] + (1 - ([.T17] / 118))" office:value-type="float" office:value="0.973465923141158" calcext:value-type="float">
            <text:p>0.973</text:p>
          </table:table-cell>
          <table:table-cell table:formula="of:=[.T17] / 118" office:value-type="float" office:value="0.0847457627118644" calcext:value-type="float">
            <text:p>0.085</text:p>
          </table:table-cell>
          <table:table-cell table:formula="of:=[.AN17] / 15" office:value-type="float" office:value="0.466666666666667" calcext:value-type="float">
            <text:p>0.467</text:p>
          </table:table-cell>
          <table:table-cell table:formula="of:=[.V17] / 7" office:value-type="float" office:value="0.285714285714286" calcext:value-type="float">
            <text:p>0.286</text:p>
          </table:table-cell>
          <table:table-cell table:formula="of:=[.W17] / 18" office:value-type="float" office:value="1" calcext:value-type="float">
            <text:p>1.000</text:p>
          </table:table-cell>
          <table:table-cell table:formula="of:=([.$H$3]*((([.H17] + 0.2) / 1.2) ^4)+[.$I$3]*[.I17]+[.$J$3]*[.J17]+[.$K$3]*[.K17])/[.$L$3]" office:value-type="float" office:value="0.240526249925001" calcext:value-type="float">
            <text:p>0.241</text:p>
          </table:table-cell>
          <table:table-cell table:formula="of:=([.$H$4]*[.H17]+[.$I$4]*[.I17]+[.$J$4]*[.J17]+[.$K$4]*[.K17])/[.$L$4]" office:value-type="float" office:value="0.251507814219679" calcext:value-type="float">
            <text:p>0.252</text:p>
          </table:table-cell>
          <table:table-cell table:formula="of:=(([.$I$5] ^ (([.$I$6] * [.AN17]) / 15) + [.$J$5] ^ (([.$J$6] * [.V17]) / 7)) / ([.$I$5] + [.$J$5])) + 1" office:value-type="float" office:value="1.68689483492566" calcext:value-type="float">
            <text:p>1.687</text:p>
          </table:table-cell>
          <table:table-cell table:formula="of:= [.P17] * [.Q17]" office:value-type="float" office:value="0.0342857142857143" calcext:value-type="float">
            <text:p>0.034</text:p>
          </table:table-cell>
          <table:table-cell table:formula="of:=IF([.Q17] &lt; 10; ([.AN17]/15 * [.V17]/7 + 0.4) / 1.4; [.AN17]/15 * [.V17]/7)" office:value-type="float" office:value="0.380952380952381" calcext:value-type="float">
            <text:p>0.381</text:p>
          </table:table-cell>
          <table:table-cell table:formula="of:=[.AL17] * (100)" office:value-type="float" office:value="0.09" calcext:value-type="float">
            <text:p>0.090</text:p>
          </table:table-cell>
          <table:table-cell office:value-type="string" calcext:value-type="string">
            <text:p>[He] 2s2 2p6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69</text:p>
          </table:table-cell>
          <table:table-cell/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2081</text:p>
          </table:table-cell>
          <table:table-cell table:style-name="ce1" office:value-type="string" calcext:value-type="string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7</text:p>
          </table:table-cell>
          <table:table-cell table:style-name="ce10" table:formula="of:=[.AK17]*10+1*(1 - [.AK17])" office:value-type="float" office:value="1" calcext:value-type="float">
            <text:p>1.00</text:p>
          </table:table-cell>
          <table:table-cell table:style-name="ce10" table:formula="of:=(IF([.AL17] &gt; 40; 40; IF([.AL17] &lt; 1; 1; [.AL17]))-1)/39" office:value-type="float" office:value="0" calcext:value-type="float">
            <text:p>0.00</text:p>
          </table:table-cell>
          <table:table-cell table:formula="of:=VALUE([.AM17])" office:value-type="float" office:value="0.0009" calcext:value-type="float">
            <text:p>0.0009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8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Sodium</text:p>
          </table:table-cell>
          <table:table-cell office:value-type="string" calcext:value-type="string">
            <text:p><text:s/>22.98976928(2)</text:p>
          </table:table-cell>
          <table:table-cell office:value-type="string" calcext:value-type="string">
            <text:p>AB5CF2</text:p>
          </table:table-cell>
          <table:table-cell table:formula="of:=RAND()" office:value-type="float" office:value="0.974279860009564" calcext:value-type="float">
            <text:p>0.974</text:p>
          </table:table-cell>
          <table:table-cell table:formula="of:=([.T18]  / 118) * [.F18] + (1 - ([.T18] / 118))" office:value-type="float" office:value="0.9976023598314" calcext:value-type="float">
            <text:p>0.998</text:p>
          </table:table-cell>
          <table:table-cell table:formula="of:=[.T18] / 118" office:value-type="float" office:value="0.0932203389830509" calcext:value-type="float">
            <text:p>0.093</text:p>
          </table:table-cell>
          <table:table-cell table:formula="of:=[.AN18] / 15" office:value-type="float" office:value="0.266666666666667" calcext:value-type="float">
            <text:p>0.267</text:p>
          </table:table-cell>
          <table:table-cell table:formula="of:=[.V18] / 7" office:value-type="float" office:value="0.428571428571429" calcext:value-type="float">
            <text:p>0.429</text:p>
          </table:table-cell>
          <table:table-cell table:formula="of:=[.W18] / 18" office:value-type="float" office:value="0.0555555555555556" calcext:value-type="float">
            <text:p>0.056</text:p>
          </table:table-cell>
          <table:table-cell table:formula="of:=([.$H$3]*((([.H18] + 0.2) / 1.2) ^4)+[.$I$3]*[.I18]+[.$J$3]*[.J18]+[.$K$3]*[.K18])/[.$L$3]" office:value-type="float" office:value="0.0614771511536172" calcext:value-type="float">
            <text:p>0.061</text:p>
          </table:table-cell>
          <table:table-cell table:formula="of:=([.$H$4]*[.H18]+[.$I$4]*[.I18]+[.$J$4]*[.J18]+[.$K$4]*[.K18])/[.$L$4]" office:value-type="float" office:value="0.237105926088977" calcext:value-type="float">
            <text:p>0.237</text:p>
          </table:table-cell>
          <table:table-cell table:formula="of:=(([.$I$5] ^ (([.$I$6] * [.AN18]) / 15) + [.$J$5] ^ (([.$J$6] * [.V18]) / 7)) / ([.$I$5] + [.$J$5])) + 1" office:value-type="float" office:value="1.7094254534165" calcext:value-type="float">
            <text:p>1.709</text:p>
          </table:table-cell>
          <table:table-cell table:formula="of:= [.P18] * [.Q18]" office:value-type="float" office:value="11.0628571428571" calcext:value-type="float">
            <text:p>11.063</text:p>
          </table:table-cell>
          <table:table-cell table:formula="of:=IF([.Q18] &lt; 10; ([.AN18]/15 * [.V18]/7 + 0.4) / 1.4; [.AN18]/15 * [.V18]/7)" office:value-type="float" office:value="0.114285714285714" calcext:value-type="float">
            <text:p>0.114</text:p>
          </table:table-cell>
          <table:table-cell table:formula="of:=[.AL18] * (100)" office:value-type="float" office:value="96.8" calcext:value-type="float">
            <text:p>96.800</text:p>
          </table:table-cell>
          <table:table-cell office:value-type="string" calcext:value-type="string">
            <text:p>[Ne] 3s1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</text:p>
          </table:table-cell>
          <table:table-cell table:style-name="ce1" office:value-type="string" calcext:value-type="string">
            <text:p>154</text:p>
          </table:table-cell>
          <table:table-cell office:value-type="string" calcext:value-type="string">
            <text:p>102 (+1)</text:p>
          </table:table-cell>
          <table:table-cell table:style-name="ce1" office:value-type="string" calcext:value-type="string">
            <text:p>227</text:p>
          </table:table-cell>
          <table:table-cell table:style-name="ce1" office:value-type="string" calcext:value-type="string">
            <text:p>496</text:p>
          </table:table-cell>
          <table:table-cell table:style-name="ce1" office:value-type="string" calcext:value-type="string">
            <text:p>-53</text:p>
          </table:table-cell>
          <table:table-cell table:style-name="ce1" office:value-type="string" calcext:value-type="string">
            <text:p>-1, 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71</text:p>
          </table:table-cell>
          <table:table-cell table:style-name="ce1" office:value-type="string" calcext:value-type="string">
            <text:p>1156</text:p>
          </table:table-cell>
          <table:table-cell table:style-name="ce10" table:formula="of:=[.AK18]*10+1*(1 - [.AK18])" office:value-type="float" office:value="1" calcext:value-type="float">
            <text:p>1.00</text:p>
          </table:table-cell>
          <table:table-cell table:style-name="ce10" table:formula="of:=(IF([.AL18] &gt; 40; 40; IF([.AL18] &lt; 1; 1; [.AL18]))-1)/39" office:value-type="float" office:value="0" calcext:value-type="float">
            <text:p>0.00</text:p>
          </table:table-cell>
          <table:table-cell table:formula="of:=VALUE([.AM18])" office:value-type="float" office:value="0.968" calcext:value-type="float">
            <text:p>0.96800</text:p>
          </table:table-cell>
          <table:table-cell office:value-type="float" office:value="0.968" calcext:value-type="float">
            <text:p>0.9680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8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string" calcext:value-type="string">
            <text:p><text:s/>Mg </text:p>
          </table:table-cell>
          <table:table-cell office:value-type="string" calcext:value-type="string">
            <text:p><text:s/>Magnesium</text:p>
          </table:table-cell>
          <table:table-cell office:value-type="string" calcext:value-type="string">
            <text:p><text:s/>24.3050(6)</text:p>
          </table:table-cell>
          <table:table-cell office:value-type="string" calcext:value-type="string">
            <text:p>8AFF00</text:p>
          </table:table-cell>
          <table:table-cell table:formula="of:=RAND()" office:value-type="float" office:value="0.318462782612857" calcext:value-type="float">
            <text:p>0.318</text:p>
          </table:table-cell>
          <table:table-cell table:formula="of:=([.T19]  / 118) * [.F19] + (1 - ([.T19] / 118))" office:value-type="float" office:value="0.930691130435206" calcext:value-type="float">
            <text:p>0.931</text:p>
          </table:table-cell>
          <table:table-cell table:formula="of:=[.T19] / 118" office:value-type="float" office:value="0.101694915254237" calcext:value-type="float">
            <text:p>0.102</text:p>
          </table:table-cell>
          <table:table-cell table:formula="of:=[.AN19] / 15" office:value-type="float" office:value="0.4" calcext:value-type="float">
            <text:p>0.400</text:p>
          </table:table-cell>
          <table:table-cell table:formula="of:=[.V19] / 7" office:value-type="float" office:value="0.428571428571429" calcext:value-type="float">
            <text:p>0.429</text:p>
          </table:table-cell>
          <table:table-cell table:formula="of:=[.W19] / 18" office:value-type="float" office:value="0.111111111111111" calcext:value-type="float">
            <text:p>0.111</text:p>
          </table:table-cell>
          <table:table-cell table:formula="of:=([.$H$3]*((([.H19] + 0.2) / 1.2) ^4)+[.$I$3]*[.I19]+[.$J$3]*[.J19]+[.$K$3]*[.K19])/[.$L$3]" office:value-type="float" office:value="0.0888010846486692" calcext:value-type="float">
            <text:p>0.089</text:p>
          </table:table-cell>
          <table:table-cell table:formula="of:=([.$H$4]*[.H19]+[.$I$4]*[.I19]+[.$J$4]*[.J19]+[.$K$4]*[.K19])/[.$L$4]" office:value-type="float" office:value="0.261665076919314" calcext:value-type="float">
            <text:p>0.262</text:p>
          </table:table-cell>
          <table:table-cell table:formula="of:=(([.$I$5] ^ (([.$I$6] * [.AN19]) / 15) + [.$J$5] ^ (([.$J$6] * [.V19]) / 7)) / ([.$I$5] + [.$J$5])) + 1" office:value-type="float" office:value="1.6412807744062" calcext:value-type="float">
            <text:p>1.641</text:p>
          </table:table-cell>
          <table:table-cell table:formula="of:= [.P19] * [.Q19]" office:value-type="float" office:value="29.7942857142857" calcext:value-type="float">
            <text:p>29.794</text:p>
          </table:table-cell>
          <table:table-cell table:formula="of:=IF([.Q19] &lt; 10; ([.AN19]/15 * [.V19]/7 + 0.4) / 1.4; [.AN19]/15 * [.V19]/7)" office:value-type="float" office:value="0.171428571428571" calcext:value-type="float">
            <text:p>0.171</text:p>
          </table:table-cell>
          <table:table-cell table:formula="of:=[.AL19] * (100)" office:value-type="float" office:value="173.8" calcext:value-type="float">
            <text:p>173.800</text:p>
          </table:table-cell>
          <table:table-cell office:value-type="string" calcext:value-type="string">
            <text:p>[Ne] 3s2 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1</text:p>
          </table:table-cell>
          <table:table-cell table:style-name="ce1" office:value-type="string" calcext:value-type="string">
            <text:p>130</text:p>
          </table:table-cell>
          <table:table-cell office:value-type="string" calcext:value-type="string">
            <text:p>72 (+2)</text:p>
          </table:table-cell>
          <table:table-cell table:style-name="ce1" office:value-type="string" calcext:value-type="string">
            <text:p>173</text:p>
          </table:table-cell>
          <table:table-cell table:style-name="ce1" office:value-type="string" calcext:value-type="string">
            <text:p>7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, 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23</text:p>
          </table:table-cell>
          <table:table-cell table:style-name="ce1" office:value-type="string" calcext:value-type="string">
            <text:p>1363</text:p>
          </table:table-cell>
          <table:table-cell table:style-name="ce10" table:formula="of:=[.AK19]*10+1*(1 - [.AK19])" office:value-type="float" office:value="1.17030769230769" calcext:value-type="float">
            <text:p>1.17</text:p>
          </table:table-cell>
          <table:table-cell table:style-name="ce10" table:formula="of:=(IF([.AL19] &gt; 40; 40; IF([.AL19] &lt; 1; 1; [.AL19]))-1)/39" office:value-type="float" office:value="0.0189230769230769" calcext:value-type="float">
            <text:p>0.02</text:p>
          </table:table-cell>
          <table:table-cell table:formula="of:=VALUE([.AM19])" office:value-type="float" office:value="1.738" calcext:value-type="float">
            <text:p>1.73800</text:p>
          </table:table-cell>
          <table:table-cell office:value-type="float" office:value="1.738" calcext:value-type="float">
            <text:p>1.73800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alkaline earth metal</text:p>
          </table:table-cell>
          <table:table-cell table:style-name="ce1" office:value-type="string" calcext:value-type="string">
            <text:p>18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office:value-type="string" calcext:value-type="string">
            <text:p><text:s/>Al </text:p>
          </table:table-cell>
          <table:table-cell office:value-type="string" calcext:value-type="string">
            <text:p><text:s/>Aluminum</text:p>
          </table:table-cell>
          <table:table-cell office:value-type="string" calcext:value-type="string">
            <text:p><text:s/>26.9815386(8)</text:p>
          </table:table-cell>
          <table:table-cell office:value-type="string" calcext:value-type="string">
            <text:p>BFA6A6</text:p>
          </table:table-cell>
          <table:table-cell table:formula="of:=RAND()" office:value-type="float" office:value="0.584089189079067" calcext:value-type="float">
            <text:p>0.584</text:p>
          </table:table-cell>
          <table:table-cell table:formula="of:=([.T20]  / 118) * [.F20] + (1 - ([.T20] / 118))" office:value-type="float" office:value="0.954179317440914" calcext:value-type="float">
            <text:p>0.954</text:p>
          </table:table-cell>
          <table:table-cell table:formula="of:=[.T20] / 118" office:value-type="float" office:value="0.110169491525424" calcext:value-type="float">
            <text:p>0.110</text:p>
          </table:table-cell>
          <table:table-cell table:formula="of:=[.AN20] / 15" office:value-type="float" office:value="0.133333333333333" calcext:value-type="float">
            <text:p>0.133</text:p>
          </table:table-cell>
          <table:table-cell table:formula="of:=[.V20] / 7" office:value-type="float" office:value="0.428571428571429" calcext:value-type="float">
            <text:p>0.429</text:p>
          </table:table-cell>
          <table:table-cell table:formula="of:=[.W20] / 18" office:value-type="float" office:value="0.722222222222222" calcext:value-type="float">
            <text:p>0.722</text:p>
          </table:table-cell>
          <table:table-cell table:formula="of:=([.$H$3]*((([.H20] + 0.2) / 1.2) ^4)+[.$I$3]*[.I20]+[.$J$3]*[.J20]+[.$K$3]*[.K20])/[.$L$3]" office:value-type="float" office:value="0.155409500248414" calcext:value-type="float">
            <text:p>0.155</text:p>
          </table:table-cell>
          <table:table-cell table:formula="of:=([.$H$4]*[.H20]+[.$I$4]*[.I20]+[.$J$4]*[.J20]+[.$K$4]*[.K20])/[.$L$4]" office:value-type="float" office:value="0.256931298456722" calcext:value-type="float">
            <text:p>0.257</text:p>
          </table:table-cell>
          <table:table-cell table:formula="of:=(([.$I$5] ^ (([.$I$6] * [.AN20]) / 15) + [.$J$5] ^ (([.$J$6] * [.V20]) / 7)) / ([.$I$5] + [.$J$5])) + 1" office:value-type="float" office:value="1.79122387695543" calcext:value-type="float">
            <text:p>1.791</text:p>
          </table:table-cell>
          <table:table-cell table:formula="of:= [.P20] * [.Q20]" office:value-type="float" office:value="15.4285714285714" calcext:value-type="float">
            <text:p>15.429</text:p>
          </table:table-cell>
          <table:table-cell table:formula="of:=IF([.Q20] &lt; 10; ([.AN20]/15 * [.V20]/7 + 0.4) / 1.4; [.AN20]/15 * [.V20]/7)" office:value-type="float" office:value="0.0571428571428571" calcext:value-type="float">
            <text:p>0.057</text:p>
          </table:table-cell>
          <table:table-cell table:formula="of:=[.AL20] * (100)" office:value-type="float" office:value="270" calcext:value-type="float">
            <text:p>270.000</text:p>
          </table:table-cell>
          <table:table-cell office:value-type="string" calcext:value-type="string">
            <text:p>[Ne] 3s2 3p1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61</text:p>
          </table:table-cell>
          <table:table-cell table:style-name="ce1" office:value-type="string" calcext:value-type="string">
            <text:p>118</text:p>
          </table:table-cell>
          <table:table-cell office:value-type="string" calcext:value-type="string">
            <text:p>53.5 (+3)</text:p>
          </table:table-cell>
          <table:table-cell/>
          <table:table-cell table:style-name="ce1" office:value-type="string" calcext:value-type="string">
            <text:p>578</text:p>
          </table:table-cell>
          <table:table-cell table:style-name="ce1" office:value-type="string" calcext:value-type="string">
            <text:p>-43</text:p>
          </table:table-cell>
          <table:table-cell table:style-name="ce1" office:value-type="string" calcext:value-type="string">
            <text:p>1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33</text:p>
          </table:table-cell>
          <table:table-cell table:style-name="ce1" office:value-type="string" calcext:value-type="string">
            <text:p>2792</text:p>
          </table:table-cell>
          <table:table-cell table:style-name="ce10" table:formula="of:=[.AK20]*10+1*(1 - [.AK20])" office:value-type="float" office:value="1.39230769230769" calcext:value-type="float">
            <text:p>1.39</text:p>
          </table:table-cell>
          <table:table-cell table:style-name="ce10" table:formula="of:=(IF([.AL20] &gt; 40; 40; IF([.AL20] &lt; 1; 1; [.AL20]))-1)/39" office:value-type="float" office:value="0.0435897435897436" calcext:value-type="float">
            <text:p>0.04</text:p>
          </table:table-cell>
          <table:table-cell table:formula="of:=VALUE([.AM20])" office:value-type="float" office:value="2.7" calcext:value-type="float">
            <text:p>2.70000</text:p>
          </table:table-cell>
          <table:table-cell office:value-type="float" office:value="2.7" calcext:value-type="float">
            <text:p>2.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/>Si </text:p>
          </table:table-cell>
          <table:table-cell office:value-type="string" calcext:value-type="string">
            <text:p><text:s/>Silicon</text:p>
          </table:table-cell>
          <table:table-cell office:value-type="string" calcext:value-type="string">
            <text:p><text:s/>28.0855(3)</text:p>
          </table:table-cell>
          <table:table-cell office:value-type="string" calcext:value-type="string">
            <text:p>F0C8A0</text:p>
          </table:table-cell>
          <table:table-cell table:formula="of:=RAND()" office:value-type="float" office:value="0.949591934259078" calcext:value-type="float">
            <text:p>0.950</text:p>
          </table:table-cell>
          <table:table-cell table:formula="of:=([.T21]  / 118) * [.F21] + (1 - ([.T21] / 118))" office:value-type="float" office:value="0.994019382030738" calcext:value-type="float">
            <text:p>0.994</text:p>
          </table:table-cell>
          <table:table-cell table:formula="of:=[.T21] / 118" office:value-type="float" office:value="0.11864406779661" calcext:value-type="float">
            <text:p>0.119</text:p>
          </table:table-cell>
          <table:table-cell table:formula="of:=[.AN21] / 15" office:value-type="float" office:value="0.333333333333333" calcext:value-type="float">
            <text:p>0.333</text:p>
          </table:table-cell>
          <table:table-cell table:formula="of:=[.V21] / 7" office:value-type="float" office:value="0.428571428571429" calcext:value-type="float">
            <text:p>0.429</text:p>
          </table:table-cell>
          <table:table-cell table:formula="of:=[.W21] / 18" office:value-type="float" office:value="0.777777777777778" calcext:value-type="float">
            <text:p>0.778</text:p>
          </table:table-cell>
          <table:table-cell table:formula="of:=([.$H$3]*((([.H21] + 0.2) / 1.2) ^4)+[.$I$3]*[.I21]+[.$J$3]*[.J21]+[.$K$3]*[.K21])/[.$L$3]" office:value-type="float" office:value="0.191674205049948" calcext:value-type="float">
            <text:p>0.192</text:p>
          </table:table-cell>
          <table:table-cell table:formula="of:=([.$H$4]*[.H21]+[.$I$4]*[.I21]+[.$J$4]*[.J21]+[.$K$4]*[.K21])/[.$L$4]" office:value-type="float" office:value="0.290581358377969" calcext:value-type="float">
            <text:p>0.291</text:p>
          </table:table-cell>
          <table:table-cell table:formula="of:=(([.$I$5] ^ (([.$I$6] * [.AN21]) / 15) + [.$J$5] ^ (([.$J$6] * [.V21]) / 7)) / ([.$I$5] + [.$J$5])) + 1" office:value-type="float" office:value="1.6737985795528" calcext:value-type="float">
            <text:p>1.674</text:p>
          </table:table-cell>
          <table:table-cell table:formula="of:= [.P21] * [.Q21]" office:value-type="float" office:value="33.2857142857143" calcext:value-type="float">
            <text:p>33.286</text:p>
          </table:table-cell>
          <table:table-cell table:formula="of:=IF([.Q21] &lt; 10; ([.AN21]/15 * [.V21]/7 + 0.4) / 1.4; [.AN21]/15 * [.V21]/7)" office:value-type="float" office:value="0.142857142857143" calcext:value-type="float">
            <text:p>0.143</text:p>
          </table:table-cell>
          <table:table-cell table:formula="of:=[.AL21] * (100)" office:value-type="float" office:value="233" calcext:value-type="float">
            <text:p>233.000</text:p>
          </table:table-cell>
          <table:table-cell office:value-type="string" calcext:value-type="string">
            <text:p>[Ne] 3s2 3p2 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9</text:p>
          </table:table-cell>
          <table:table-cell table:style-name="ce1" office:value-type="string" calcext:value-type="string">
            <text:p>111</text:p>
          </table:table-cell>
          <table:table-cell office:value-type="string" calcext:value-type="string">
            <text:p>40 (+4)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787</text:p>
          </table:table-cell>
          <table:table-cell table:style-name="ce1" office:value-type="string" calcext:value-type="string">
            <text:p>-134</text:p>
          </table:table-cell>
          <table:table-cell office:value-type="string" calcext:value-type="string">
            <text:p>-4, -3, -2, 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687</text:p>
          </table:table-cell>
          <table:table-cell table:style-name="ce1" office:value-type="string" calcext:value-type="string">
            <text:p>3173</text:p>
          </table:table-cell>
          <table:table-cell table:style-name="ce10" table:formula="of:=[.AK21]*10+1*(1 - [.AK21])" office:value-type="float" office:value="1.30692307692308" calcext:value-type="float">
            <text:p>1.31</text:p>
          </table:table-cell>
          <table:table-cell table:style-name="ce10" table:formula="of:=(IF([.AL21] &gt; 40; 40; IF([.AL21] &lt; 1; 1; [.AL21]))-1)/39" office:value-type="float" office:value="0.0341025641025641" calcext:value-type="float">
            <text:p>0.03</text:p>
          </table:table-cell>
          <table:table-cell table:formula="of:=VALUE([.AM21])" office:value-type="float" office:value="2.33" calcext:value-type="float">
            <text:p>2.33000</text:p>
          </table:table-cell>
          <table:table-cell office:value-type="float" office:value="2.33" calcext:value-type="float">
            <text:p>2.3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loid</text:p>
          </table:table-cell>
          <table:table-cell table:style-name="ce1" office:value-type="string" calcext:value-type="string">
            <text:p>18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/>P </text:p>
          </table:table-cell>
          <table:table-cell office:value-type="string" calcext:value-type="string">
            <text:p><text:s/>Phosphorus</text:p>
          </table:table-cell>
          <table:table-cell office:value-type="string" calcext:value-type="string">
            <text:p><text:s/>30.973762(2)</text:p>
          </table:table-cell>
          <table:table-cell office:value-type="string" calcext:value-type="string">
            <text:p>FF8000</text:p>
          </table:table-cell>
          <table:table-cell table:formula="of:=RAND()" office:value-type="float" office:value="0.243347472745635" calcext:value-type="float">
            <text:p>0.243</text:p>
          </table:table-cell>
          <table:table-cell table:formula="of:=([.T22]  / 118) * [.F22] + (1 - ([.T22] / 118))" office:value-type="float" office:value="0.903815356704954" calcext:value-type="float">
            <text:p>0.904</text:p>
          </table:table-cell>
          <table:table-cell table:formula="of:=[.T22] / 118" office:value-type="float" office:value="0.127118644067797" calcext:value-type="float">
            <text:p>0.127</text:p>
          </table:table-cell>
          <table:table-cell table:formula="of:=[.AN22] / 15" office:value-type="float" office:value="0.0666666666666667" calcext:value-type="float">
            <text:p>0.067</text:p>
          </table:table-cell>
          <table:table-cell table:formula="of:=[.V22] / 7" office:value-type="float" office:value="0.428571428571429" calcext:value-type="float">
            <text:p>0.429</text:p>
          </table:table-cell>
          <table:table-cell table:formula="of:=[.W22] / 18" office:value-type="float" office:value="0.833333333333333" calcext:value-type="float">
            <text:p>0.833</text:p>
          </table:table-cell>
          <table:table-cell table:formula="of:=([.$H$3]*((([.H22] + 0.2) / 1.2) ^4)+[.$I$3]*[.I22]+[.$J$3]*[.J22]+[.$K$3]*[.K22])/[.$L$3]" office:value-type="float" office:value="0.165744823726674" calcext:value-type="float">
            <text:p>0.166</text:p>
          </table:table-cell>
          <table:table-cell table:formula="of:=([.$H$4]*[.H22]+[.$I$4]*[.I22]+[.$J$4]*[.J22]+[.$K$4]*[.K22])/[.$L$4]" office:value-type="float" office:value="0.260595054662851" calcext:value-type="float">
            <text:p>0.261</text:p>
          </table:table-cell>
          <table:table-cell table:formula="of:=(([.$I$5] ^ (([.$I$6] * [.AN22]) / 15) + [.$J$5] ^ (([.$J$6] * [.V22]) / 7)) / ([.$I$5] + [.$J$5])) + 1" office:value-type="float" office:value="1.83807793288462" calcext:value-type="float">
            <text:p>1.838</text:p>
          </table:table-cell>
          <table:table-cell table:formula="of:= [.P22] * [.Q22]" office:value-type="float" office:value="5.20857142857143" calcext:value-type="float">
            <text:p>5.209</text:p>
          </table:table-cell>
          <table:table-cell table:formula="of:=IF([.Q22] &lt; 10; ([.AN22]/15 * [.V22]/7 + 0.4) / 1.4; [.AN22]/15 * [.V22]/7)" office:value-type="float" office:value="0.0285714285714286" calcext:value-type="float">
            <text:p>0.029</text:p>
          </table:table-cell>
          <table:table-cell table:formula="of:=[.AL22] * (100)" office:value-type="float" office:value="182.3" calcext:value-type="float">
            <text:p>182.300</text:p>
          </table:table-cell>
          <table:table-cell office:value-type="string" calcext:value-type="string">
            <text:p>[Ne] 3s2 3p3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19</text:p>
          </table:table-cell>
          <table:table-cell table:style-name="ce1" office:value-type="string" calcext:value-type="string">
            <text:p>106</text:p>
          </table:table-cell>
          <table:table-cell office:value-type="string" calcext:value-type="string">
            <text:p>44 (+3)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12</text:p>
          </table:table-cell>
          <table:table-cell table:style-name="ce1" office:value-type="string" calcext:value-type="string">
            <text:p>-72</text:p>
          </table:table-cell>
          <table:table-cell office:value-type="string" calcext:value-type="string">
            <text:p>-3, -2, -1, 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317</text:p>
          </table:table-cell>
          <table:table-cell table:style-name="ce1" office:value-type="string" calcext:value-type="string">
            <text:p>554</text:p>
          </table:table-cell>
          <table:table-cell table:style-name="ce10" table:formula="of:=[.AK22]*10+1*(1 - [.AK22])" office:value-type="float" office:value="1.18992307692308" calcext:value-type="float">
            <text:p>1.19</text:p>
          </table:table-cell>
          <table:table-cell table:style-name="ce10" table:formula="of:=(IF([.AL22] &gt; 40; 40; IF([.AL22] &lt; 1; 1; [.AL22]))-1)/39" office:value-type="float" office:value="0.0211025641025641" calcext:value-type="float">
            <text:p>0.02</text:p>
          </table:table-cell>
          <table:table-cell table:formula="of:=VALUE([.AM22])" office:value-type="float" office:value="1.823" calcext:value-type="float">
            <text:p>1.82300</text:p>
          </table:table-cell>
          <table:table-cell office:value-type="float" office:value="1.823" calcext:value-type="float">
            <text:p>1.8230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onmetal</text:p>
          </table:table-cell>
          <table:table-cell table:style-name="ce1" office:value-type="string" calcext:value-type="string">
            <text:p>16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<text:s/>Sulfur</text:p>
          </table:table-cell>
          <table:table-cell office:value-type="string" calcext:value-type="string">
            <text:p><text:s/>32.065(5)</text:p>
          </table:table-cell>
          <table:table-cell office:value-type="string" calcext:value-type="string">
            <text:p>FFFF30</text:p>
          </table:table-cell>
          <table:table-cell table:formula="of:=RAND()" office:value-type="float" office:value="0.144644911187782" calcext:value-type="float">
            <text:p>0.145</text:p>
          </table:table-cell>
          <table:table-cell table:formula="of:=([.T23]  / 118) * [.F23] + (1 - ([.T23] / 118))" office:value-type="float" office:value="0.884019648974615" calcext:value-type="float">
            <text:p>0.884</text:p>
          </table:table-cell>
          <table:table-cell table:formula="of:=[.T23] / 118" office:value-type="float" office:value="0.135593220338983" calcext:value-type="float">
            <text:p>0.136</text:p>
          </table:table-cell>
          <table:table-cell table:formula="of:=[.AN23] / 15" office:value-type="float" office:value="0.0666666666666667" calcext:value-type="float">
            <text:p>0.067</text:p>
          </table:table-cell>
          <table:table-cell table:formula="of:=[.V23] / 7" office:value-type="float" office:value="0.428571428571429" calcext:value-type="float">
            <text:p>0.429</text:p>
          </table:table-cell>
          <table:table-cell table:formula="of:=[.W23] / 18" office:value-type="float" office:value="0.888888888888889" calcext:value-type="float">
            <text:p>0.889</text:p>
          </table:table-cell>
          <table:table-cell table:formula="of:=([.$H$3]*((([.H23] + 0.2) / 1.2) ^4)+[.$I$3]*[.I23]+[.$J$3]*[.J23]+[.$K$3]*[.K23])/[.$L$3]" office:value-type="float" office:value="0.175400650380145" calcext:value-type="float">
            <text:p>0.175</text:p>
          </table:table-cell>
          <table:table-cell table:formula="of:=([.$H$4]*[.H23]+[.$I$4]*[.I23]+[.$J$4]*[.J23]+[.$K$4]*[.K23])/[.$L$4]" office:value-type="float" office:value="0.26697238731137" calcext:value-type="float">
            <text:p>0.267</text:p>
          </table:table-cell>
          <table:table-cell table:formula="of:=(([.$I$5] ^ (([.$I$6] * [.AN23]) / 15) + [.$J$5] ^ (([.$J$6] * [.V23]) / 7)) / ([.$I$5] + [.$J$5])) + 1" office:value-type="float" office:value="1.83807793288462" calcext:value-type="float">
            <text:p>1.838</text:p>
          </table:table-cell>
          <table:table-cell table:formula="of:= [.P23] * [.Q23]" office:value-type="float" office:value="5.6" calcext:value-type="float">
            <text:p>5.600</text:p>
          </table:table-cell>
          <table:table-cell table:formula="of:=IF([.Q23] &lt; 10; ([.AN23]/15 * [.V23]/7 + 0.4) / 1.4; [.AN23]/15 * [.V23]/7)" office:value-type="float" office:value="0.0285714285714286" calcext:value-type="float">
            <text:p>0.029</text:p>
          </table:table-cell>
          <table:table-cell table:formula="of:=[.AL23] * (100)" office:value-type="float" office:value="196" calcext:value-type="float">
            <text:p>196.000</text:p>
          </table:table-cell>
          <table:table-cell office:value-type="string" calcext:value-type="string">
            <text:p>[Ne] 3s2 3p4 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58</text:p>
          </table:table-cell>
          <table:table-cell table:style-name="ce1" office:value-type="string" calcext:value-type="string">
            <text:p>102</text:p>
          </table:table-cell>
          <table:table-cell office:value-type="string" calcext:value-type="string">
            <text:p>184 (-2)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-200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388</text:p>
          </table:table-cell>
          <table:table-cell table:style-name="ce1" office:value-type="string" calcext:value-type="string">
            <text:p>718</text:p>
          </table:table-cell>
          <table:table-cell table:style-name="ce10" table:formula="of:=[.AK23]*10+1*(1 - [.AK23])" office:value-type="float" office:value="1.22153846153846" calcext:value-type="float">
            <text:p>1.22</text:p>
          </table:table-cell>
          <table:table-cell table:style-name="ce10" table:formula="of:=(IF([.AL23] &gt; 40; 40; IF([.AL23] &lt; 1; 1; [.AL23]))-1)/39" office:value-type="float" office:value="0.0246153846153846" calcext:value-type="float">
            <text:p>0.02</text:p>
          </table:table-cell>
          <table:table-cell table:formula="of:=VALUE([.AM23])" office:value-type="float" office:value="1.96" calcext:value-type="float">
            <text:p>1.96000</text:p>
          </table:table-cell>
          <table:table-cell office:value-type="float" office:value="1.96" calcext:value-type="float">
            <text:p>1.9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Ancien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/>Cl </text:p>
          </table:table-cell>
          <table:table-cell office:value-type="string" calcext:value-type="string">
            <text:p><text:s/>Chlorine</text:p>
          </table:table-cell>
          <table:table-cell office:value-type="string" calcext:value-type="string">
            <text:p><text:s/>35.453(2)</text:p>
          </table:table-cell>
          <table:table-cell office:value-type="string" calcext:value-type="string">
            <text:p>1FF01F</text:p>
          </table:table-cell>
          <table:table-cell table:formula="of:=RAND()" office:value-type="float" office:value="0.626802522022918" calcext:value-type="float">
            <text:p>0.627</text:p>
          </table:table-cell>
          <table:table-cell table:formula="of:=([.T24]  / 118) * [.F24] + (1 - ([.T24] / 118))" office:value-type="float" office:value="0.94623426164737" calcext:value-type="float">
            <text:p>0.946</text:p>
          </table:table-cell>
          <table:table-cell table:formula="of:=[.T24] / 118" office:value-type="float" office:value="0.144067796610169" calcext:value-type="float">
            <text:p>0.144</text:p>
          </table:table-cell>
          <table:table-cell table:formula="of:=[.AN24] / 15" office:value-type="float" office:value="0.2" calcext:value-type="float">
            <text:p>0.200</text:p>
          </table:table-cell>
          <table:table-cell table:formula="of:=[.V24] / 7" office:value-type="float" office:value="0.428571428571429" calcext:value-type="float">
            <text:p>0.429</text:p>
          </table:table-cell>
          <table:table-cell table:formula="of:=[.W24] / 18" office:value-type="float" office:value="0.944444444444444" calcext:value-type="float">
            <text:p>0.944</text:p>
          </table:table-cell>
          <table:table-cell table:formula="of:=([.$H$3]*((([.H24] + 0.2) / 1.2) ^4)+[.$I$3]*[.I24]+[.$J$3]*[.J24]+[.$K$3]*[.K24])/[.$L$3]" office:value-type="float" office:value="0.202865463354884" calcext:value-type="float">
            <text:p>0.203</text:p>
          </table:table-cell>
          <table:table-cell table:formula="of:=([.$H$4]*[.H24]+[.$I$4]*[.I24]+[.$J$4]*[.J24]+[.$K$4]*[.K24])/[.$L$4]" office:value-type="float" office:value="0.291531538141708" calcext:value-type="float">
            <text:p>0.292</text:p>
          </table:table-cell>
          <table:table-cell table:formula="of:=(([.$I$5] ^ (([.$I$6] * [.AN24]) / 15) + [.$J$5] ^ (([.$J$6] * [.V24]) / 7)) / ([.$I$5] + [.$J$5])) + 1" office:value-type="float" office:value="1.7484586580125" calcext:value-type="float">
            <text:p>1.748</text:p>
          </table:table-cell>
          <table:table-cell table:formula="of:= [.P24] * [.Q24]" office:value-type="float" office:value="0.111367346938776" calcext:value-type="float">
            <text:p>0.111</text:p>
          </table:table-cell>
          <table:table-cell table:formula="of:=IF([.Q24] &lt; 10; ([.AN24]/15 * [.V24]/7 + 0.4) / 1.4; [.AN24]/15 * [.V24]/7)" office:value-type="float" office:value="0.346938775510204" calcext:value-type="float">
            <text:p>0.347</text:p>
          </table:table-cell>
          <table:table-cell table:formula="of:=[.AL24] * (100)" office:value-type="float" office:value="0.321" calcext:value-type="float">
            <text:p>0.321</text:p>
          </table:table-cell>
          <table:table-cell office:value-type="string" calcext:value-type="string">
            <text:p>[Ne] 3s2 3p5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1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181 (-1)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251</text:p>
          </table:table-cell>
          <table:table-cell table:style-name="ce1" office:value-type="string" calcext:value-type="string">
            <text:p>-349</text:p>
          </table:table-cell>
          <table:table-cell office:value-type="string" calcext:value-type="string">
            <text:p>-1, 1, 2, 3, 4, 5, 6, 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239</text:p>
          </table:table-cell>
          <table:table-cell table:style-name="ce10" table:formula="of:=[.AK24]*10+1*(1 - [.AK24])" office:value-type="float" office:value="1" calcext:value-type="float">
            <text:p>1.00</text:p>
          </table:table-cell>
          <table:table-cell table:style-name="ce10" table:formula="of:=(IF([.AL24] &gt; 40; 40; IF([.AL24] &lt; 1; 1; [.AL24]))-1)/39" office:value-type="float" office:value="0" calcext:value-type="float">
            <text:p>0.00</text:p>
          </table:table-cell>
          <table:table-cell table:formula="of:=VALUE([.AM24])" office:value-type="float" office:value="0.00321" calcext:value-type="float">
            <text:p>0.0032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ogen</text:p>
          </table:table-cell>
          <table:table-cell table:style-name="ce1" office:value-type="string" calcext:value-type="string">
            <text:p>177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 office:value-type="string" calcext:value-type="string">
            <text:p><text:s/>Ar </text:p>
          </table:table-cell>
          <table:table-cell office:value-type="string" calcext:value-type="string">
            <text:p><text:s/>Argon</text:p>
          </table:table-cell>
          <table:table-cell office:value-type="string" calcext:value-type="string">
            <text:p><text:s/>39.948(1)</text:p>
          </table:table-cell>
          <table:table-cell office:value-type="string" calcext:value-type="string">
            <text:p>80D1E3</text:p>
          </table:table-cell>
          <table:table-cell table:formula="of:=RAND()" office:value-type="float" office:value="0.939728684024656" calcext:value-type="float">
            <text:p>0.940</text:p>
          </table:table-cell>
          <table:table-cell table:formula="of:=([.T25]  / 118) * [.F25] + (1 - ([.T25] / 118))" office:value-type="float" office:value="0.990806070444439" calcext:value-type="float">
            <text:p>0.991</text:p>
          </table:table-cell>
          <table:table-cell table:formula="of:=[.T25] / 118" office:value-type="float" office:value="0.152542372881356" calcext:value-type="float">
            <text:p>0.153</text:p>
          </table:table-cell>
          <table:table-cell table:formula="of:=[.AN25] / 15" office:value-type="float" office:value="0.466666666666667" calcext:value-type="float">
            <text:p>0.467</text:p>
          </table:table-cell>
          <table:table-cell table:formula="of:=[.V25] / 7" office:value-type="float" office:value="0.428571428571429" calcext:value-type="float">
            <text:p>0.429</text:p>
          </table:table-cell>
          <table:table-cell table:formula="of:=[.W25] / 18" office:value-type="float" office:value="1" calcext:value-type="float">
            <text:p>1.000</text:p>
          </table:table-cell>
          <table:table-cell table:formula="of:=([.$H$3]*((([.H25] + 0.2) / 1.2) ^4)+[.$I$3]*[.I25]+[.$J$3]*[.J25]+[.$K$3]*[.K25])/[.$L$3]" office:value-type="float" office:value="0.248140858571716" calcext:value-type="float">
            <text:p>0.248</text:p>
          </table:table-cell>
          <table:table-cell table:formula="of:=([.$H$4]*[.H25]+[.$I$4]*[.I25]+[.$J$4]*[.J25]+[.$K$4]*[.K25])/[.$L$4]" office:value-type="float" office:value="0.334272507153863" calcext:value-type="float">
            <text:p>0.334</text:p>
          </table:table-cell>
          <table:table-cell table:formula="of:=(([.$I$5] ^ (([.$I$6] * [.AN25]) / 15) + [.$J$5] ^ (([.$J$6] * [.V25]) / 7)) / ([.$I$5] + [.$J$5])) + 1" office:value-type="float" office:value="1.6116007172786" calcext:value-type="float">
            <text:p>1.612</text:p>
          </table:table-cell>
          <table:table-cell table:formula="of:= [.P25] * [.Q25]" office:value-type="float" office:value="0.0762857142857143" calcext:value-type="float">
            <text:p>0.076</text:p>
          </table:table-cell>
          <table:table-cell table:formula="of:=IF([.Q25] &lt; 10; ([.AN25]/15 * [.V25]/7 + 0.4) / 1.4; [.AN25]/15 * [.V25]/7)" office:value-type="float" office:value="0.428571428571429" calcext:value-type="float">
            <text:p>0.429</text:p>
          </table:table-cell>
          <table:table-cell table:formula="of:=[.AL25] * (100)" office:value-type="float" office:value="0.178" calcext:value-type="float">
            <text:p>0.178</text:p>
          </table:table-cell>
          <table:table-cell office:value-type="string" calcext:value-type="string">
            <text:p>[Ne] 3s2 3p6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97</text:p>
          </table:table-cell>
          <table:table-cell/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1521</text:p>
          </table:table-cell>
          <table:table-cell table:style-name="ce1" office:value-type="string" calcext:value-type="string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7</text:p>
          </table:table-cell>
          <table:table-cell table:style-name="ce10" table:formula="of:=[.AK25]*10+1*(1 - [.AK25])" office:value-type="float" office:value="1" calcext:value-type="float">
            <text:p>1.00</text:p>
          </table:table-cell>
          <table:table-cell table:style-name="ce10" table:formula="of:=(IF([.AL25] &gt; 40; 40; IF([.AL25] &lt; 1; 1; [.AL25]))-1)/39" office:value-type="float" office:value="0" calcext:value-type="float">
            <text:p>0.00</text:p>
          </table:table-cell>
          <table:table-cell table:formula="of:=VALUE([.AM25])" office:value-type="float" office:value="0.00178" calcext:value-type="float">
            <text:p>0.00178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8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office:value-type="string" calcext:value-type="string">
            <text:p><text:s/>K </text:p>
          </table:table-cell>
          <table:table-cell office:value-type="string" calcext:value-type="string">
            <text:p><text:s/>Potassium</text:p>
          </table:table-cell>
          <table:table-cell office:value-type="string" calcext:value-type="string">
            <text:p><text:s/>39.0983(1)</text:p>
          </table:table-cell>
          <table:table-cell office:value-type="string" calcext:value-type="string">
            <text:p>8F40D4</text:p>
          </table:table-cell>
          <table:table-cell table:formula="of:=RAND()" office:value-type="float" office:value="0.249431429587337" calcext:value-type="float">
            <text:p>0.249</text:p>
          </table:table-cell>
          <table:table-cell table:formula="of:=([.T26]  / 118) * [.F26] + (1 - ([.T26] / 118))" office:value-type="float" office:value="0.879145738662368" calcext:value-type="float">
            <text:p>0.879</text:p>
          </table:table-cell>
          <table:table-cell table:formula="of:=[.T26] / 118" office:value-type="float" office:value="0.161016949152542" calcext:value-type="float">
            <text:p>0.161</text:p>
          </table:table-cell>
          <table:table-cell table:formula="of:=[.AN26] / 15" office:value-type="float" office:value="0.266666666666667" calcext:value-type="float">
            <text:p>0.267</text:p>
          </table:table-cell>
          <table:table-cell table:formula="of:=[.V26] / 7" office:value-type="float" office:value="0.571428571428571" calcext:value-type="float">
            <text:p>0.571</text:p>
          </table:table-cell>
          <table:table-cell table:formula="of:=[.W26] / 18" office:value-type="float" office:value="0.0555555555555556" calcext:value-type="float">
            <text:p>0.056</text:p>
          </table:table-cell>
          <table:table-cell table:formula="of:=([.$H$3]*((([.H26] + 0.2) / 1.2) ^4)+[.$I$3]*[.I26]+[.$J$3]*[.J26]+[.$K$3]*[.K26])/[.$L$3]" office:value-type="float" office:value="0.0693237098452297" calcext:value-type="float">
            <text:p>0.069</text:p>
          </table:table-cell>
          <table:table-cell table:formula="of:=([.$H$4]*[.H26]+[.$I$4]*[.I26]+[.$J$4]*[.J26]+[.$K$4]*[.K26])/[.$L$4]" office:value-type="float" office:value="0.319870619023161" calcext:value-type="float">
            <text:p>0.320</text:p>
          </table:table-cell>
          <table:table-cell table:formula="of:=(([.$I$5] ^ (([.$I$6] * [.AN26]) / 15) + [.$J$5] ^ (([.$J$6] * [.V26]) / 7)) / ([.$I$5] + [.$J$5])) + 1" office:value-type="float" office:value="1.64919015929885" calcext:value-type="float">
            <text:p>1.649</text:p>
          </table:table-cell>
          <table:table-cell table:formula="of:= [.P26] * [.Q26]" office:value-type="float" office:value="13.0438095238095" calcext:value-type="float">
            <text:p>13.044</text:p>
          </table:table-cell>
          <table:table-cell table:formula="of:=IF([.Q26] &lt; 10; ([.AN26]/15 * [.V26]/7 + 0.4) / 1.4; [.AN26]/15 * [.V26]/7)" office:value-type="float" office:value="0.152380952380952" calcext:value-type="float">
            <text:p>0.152</text:p>
          </table:table-cell>
          <table:table-cell table:formula="of:=[.AL26] * (100)" office:value-type="float" office:value="85.6" calcext:value-type="float">
            <text:p>85.600</text:p>
          </table:table-cell>
          <table:table-cell office:value-type="string" calcext:value-type="string">
            <text:p>[Ar] 4s1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</text:p>
          </table:table-cell>
          <table:table-cell table:style-name="ce1" office:value-type="string" calcext:value-type="string">
            <text:p>196</text:p>
          </table:table-cell>
          <table:table-cell office:value-type="string" calcext:value-type="string">
            <text:p>138 (+1)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419</text:p>
          </table:table-cell>
          <table:table-cell table:style-name="ce1" office:value-type="string" calcext:value-type="string">
            <text:p>-48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37</text:p>
          </table:table-cell>
          <table:table-cell table:style-name="ce1" office:value-type="string" calcext:value-type="string">
            <text:p>1032</text:p>
          </table:table-cell>
          <table:table-cell table:style-name="ce10" table:formula="of:=[.AK26]*10+1*(1 - [.AK26])" office:value-type="float" office:value="1" calcext:value-type="float">
            <text:p>1.00</text:p>
          </table:table-cell>
          <table:table-cell table:style-name="ce10" table:formula="of:=(IF([.AL26] &gt; 40; 40; IF([.AL26] &lt; 1; 1; [.AL26]))-1)/39" office:value-type="float" office:value="0" calcext:value-type="float">
            <text:p>0.00</text:p>
          </table:table-cell>
          <table:table-cell table:formula="of:=VALUE([.AM26])" office:value-type="float" office:value="0.856" calcext:value-type="float">
            <text:p>0.85600</text:p>
          </table:table-cell>
          <table:table-cell office:value-type="float" office:value="0.856" calcext:value-type="float">
            <text:p>0.8560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8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office:value-type="string" calcext:value-type="string">
            <text:p><text:s/>Ca </text:p>
          </table:table-cell>
          <table:table-cell office:value-type="string" calcext:value-type="string">
            <text:p><text:s/>Calcium</text:p>
          </table:table-cell>
          <table:table-cell office:value-type="string" calcext:value-type="string">
            <text:p><text:s/>40.078(4)</text:p>
          </table:table-cell>
          <table:table-cell office:value-type="string" calcext:value-type="string">
            <text:p>3DFF00</text:p>
          </table:table-cell>
          <table:table-cell table:formula="of:=RAND()" office:value-type="float" office:value="0.812216614638578" calcext:value-type="float">
            <text:p>0.812</text:p>
          </table:table-cell>
          <table:table-cell table:formula="of:=([.T27]  / 118) * [.F27] + (1 - ([.T27] / 118))" office:value-type="float" office:value="0.968172307565861" calcext:value-type="float">
            <text:p>0.968</text:p>
          </table:table-cell>
          <table:table-cell table:formula="of:=[.T27] / 118" office:value-type="float" office:value="0.169491525423729" calcext:value-type="float">
            <text:p>0.169</text:p>
          </table:table-cell>
          <table:table-cell table:formula="of:=[.AN27] / 15" office:value-type="float" office:value="0.4" calcext:value-type="float">
            <text:p>0.400</text:p>
          </table:table-cell>
          <table:table-cell table:formula="of:=[.V27] / 7" office:value-type="float" office:value="0.571428571428571" calcext:value-type="float">
            <text:p>0.571</text:p>
          </table:table-cell>
          <table:table-cell table:formula="of:=[.W27] / 18" office:value-type="float" office:value="0.111111111111111" calcext:value-type="float">
            <text:p>0.111</text:p>
          </table:table-cell>
          <table:table-cell table:formula="of:=([.$H$3]*((([.H27] + 0.2) / 1.2) ^4)+[.$I$3]*[.I27]+[.$J$3]*[.J27]+[.$K$3]*[.K27])/[.$L$3]" office:value-type="float" office:value="0.0968918831694879" calcext:value-type="float">
            <text:p>0.097</text:p>
          </table:table-cell>
          <table:table-cell table:formula="of:=([.$H$4]*[.H27]+[.$I$4]*[.I27]+[.$J$4]*[.J27]+[.$K$4]*[.K27])/[.$L$4]" office:value-type="float" office:value="0.344429769853499" calcext:value-type="float">
            <text:p>0.344</text:p>
          </table:table-cell>
          <table:table-cell table:formula="of:=(([.$I$5] ^ (([.$I$6] * [.AN27]) / 15) + [.$J$5] ^ (([.$J$6] * [.V27]) / 7)) / ([.$I$5] + [.$J$5])) + 1" office:value-type="float" office:value="1.58104548028855" calcext:value-type="float">
            <text:p>1.581</text:p>
          </table:table-cell>
          <table:table-cell table:formula="of:= [.P27] * [.Q27]" office:value-type="float" office:value="35.4285714285714" calcext:value-type="float">
            <text:p>35.429</text:p>
          </table:table-cell>
          <table:table-cell table:formula="of:=IF([.Q27] &lt; 10; ([.AN27]/15 * [.V27]/7 + 0.4) / 1.4; [.AN27]/15 * [.V27]/7)" office:value-type="float" office:value="0.228571428571429" calcext:value-type="float">
            <text:p>0.229</text:p>
          </table:table-cell>
          <table:table-cell table:formula="of:=[.AL27] * (100)" office:value-type="float" office:value="155" calcext:value-type="float">
            <text:p>155.000</text:p>
          </table:table-cell>
          <table:table-cell office:value-type="string" calcext:value-type="string">
            <text:p>[Ar] 4s2 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74</text:p>
          </table:table-cell>
          <table:table-cell office:value-type="string" calcext:value-type="string">
            <text:p>100 (+2)</text:p>
          </table:table-cell>
          <table:table-cell/>
          <table:table-cell table:style-name="ce1" office:value-type="string" calcext:value-type="string">
            <text:p>590</text:p>
          </table:table-cell>
          <table:table-cell table:style-name="ce1" office:value-type="string" calcext:value-type="string">
            <text:p>-2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115</text:p>
          </table:table-cell>
          <table:table-cell table:style-name="ce1" office:value-type="string" calcext:value-type="string">
            <text:p>1757</text:p>
          </table:table-cell>
          <table:table-cell table:style-name="ce10" table:formula="of:=[.AK27]*10+1*(1 - [.AK27])" office:value-type="float" office:value="1.12692307692308" calcext:value-type="float">
            <text:p>1.13</text:p>
          </table:table-cell>
          <table:table-cell table:style-name="ce10" table:formula="of:=(IF([.AL27] &gt; 40; 40; IF([.AL27] &lt; 1; 1; [.AL27]))-1)/39" office:value-type="float" office:value="0.0141025641025641" calcext:value-type="float">
            <text:p>0.01</text:p>
          </table:table-cell>
          <table:table-cell table:formula="of:=VALUE([.AM27])" office:value-type="float" office:value="1.55" calcext:value-type="float">
            <text:p>1.55000</text:p>
          </table:table-cell>
          <table:table-cell office:value-type="float" office:value="1.55" calcext:value-type="float">
            <text:p>1.5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string" calcext:value-type="string">
            <text:p><text:s/>Sc </text:p>
          </table:table-cell>
          <table:table-cell office:value-type="string" calcext:value-type="string">
            <text:p><text:s/>Scandium</text:p>
          </table:table-cell>
          <table:table-cell office:value-type="string" calcext:value-type="string">
            <text:p><text:s/>44.955912(6)</text:p>
          </table:table-cell>
          <table:table-cell office:value-type="string" calcext:value-type="string">
            <text:p>E6E6E6</text:p>
          </table:table-cell>
          <table:table-cell table:formula="of:=RAND()" office:value-type="float" office:value="0.442117138279318" calcext:value-type="float">
            <text:p>0.442</text:p>
          </table:table-cell>
          <table:table-cell table:formula="of:=([.T28]  / 118) * [.F28] + (1 - ([.T28] / 118))" office:value-type="float" office:value="0.900715761897167" calcext:value-type="float">
            <text:p>0.901</text:p>
          </table:table-cell>
          <table:table-cell table:formula="of:=[.T28] / 118" office:value-type="float" office:value="0.177966101694915" calcext:value-type="float">
            <text:p>0.178</text:p>
          </table:table-cell>
          <table:table-cell table:formula="of:=[.AN28] / 15" office:value-type="float" office:value="0.533333333333333" calcext:value-type="float">
            <text:p>0.533</text:p>
          </table:table-cell>
          <table:table-cell table:formula="of:=[.V28] / 7" office:value-type="float" office:value="0.571428571428571" calcext:value-type="float">
            <text:p>0.571</text:p>
          </table:table-cell>
          <table:table-cell table:formula="of:=[.W28] / 18" office:value-type="float" office:value="0.166666666666667" calcext:value-type="float">
            <text:p>0.167</text:p>
          </table:table-cell>
          <table:table-cell table:formula="of:=([.$H$3]*((([.H28] + 0.2) / 1.2) ^4)+[.$I$3]*[.I28]+[.$J$3]*[.J28]+[.$K$3]*[.K28])/[.$L$3]" office:value-type="float" office:value="0.124497887511683" calcext:value-type="float">
            <text:p>0.124</text:p>
          </table:table-cell>
          <table:table-cell table:formula="of:=([.$H$4]*[.H28]+[.$I$4]*[.I28]+[.$J$4]*[.J28]+[.$K$4]*[.K28])/[.$L$4]" office:value-type="float" office:value="0.368988920683836" calcext:value-type="float">
            <text:p>0.369</text:p>
          </table:table-cell>
          <table:table-cell table:formula="of:=(([.$I$5] ^ (([.$I$6] * [.AN28]) / 15) + [.$J$5] ^ (([.$J$6] * [.V28]) / 7)) / ([.$I$5] + [.$J$5])) + 1" office:value-type="float" office:value="1.52427547083712" calcext:value-type="float">
            <text:p>1.524</text:p>
          </table:table-cell>
          <table:table-cell table:formula="of:= [.P28] * [.Q28]" office:value-type="float" office:value="90.9714285714286" calcext:value-type="float">
            <text:p>90.971</text:p>
          </table:table-cell>
          <table:table-cell table:formula="of:=IF([.Q28] &lt; 10; ([.AN28]/15 * [.V28]/7 + 0.4) / 1.4; [.AN28]/15 * [.V28]/7)" office:value-type="float" office:value="0.304761904761905" calcext:value-type="float">
            <text:p>0.305</text:p>
          </table:table-cell>
          <table:table-cell table:formula="of:=[.AL28] * (100)" office:value-type="float" office:value="298.5" calcext:value-type="float">
            <text:p>298.500</text:p>
          </table:table-cell>
          <table:table-cell office:value-type="string" calcext:value-type="string">
            <text:p>[Ar] 3d1 4s2 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6</text:p>
          </table:table-cell>
          <table:table-cell table:style-name="ce1" office:value-type="string" calcext:value-type="string">
            <text:p>144</text:p>
          </table:table-cell>
          <table:table-cell office:value-type="string" calcext:value-type="string">
            <text:p>74.5 (+3)</text:p>
          </table:table-cell>
          <table:table-cell/>
          <table:table-cell table:style-name="ce1" office:value-type="string" calcext:value-type="string">
            <text:p>633</text:p>
          </table:table-cell>
          <table:table-cell table:style-name="ce1" office:value-type="string" calcext:value-type="string">
            <text:p>-18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814</text:p>
          </table:table-cell>
          <table:table-cell table:style-name="ce1" office:value-type="string" calcext:value-type="string">
            <text:p>3103</text:p>
          </table:table-cell>
          <table:table-cell table:style-name="ce10" table:formula="of:=[.AK28]*10+1*(1 - [.AK28])" office:value-type="float" office:value="1.45807692307692" calcext:value-type="float">
            <text:p>1.46</text:p>
          </table:table-cell>
          <table:table-cell table:style-name="ce10" table:formula="of:=(IF([.AL28] &gt; 40; 40; IF([.AL28] &lt; 1; 1; [.AL28]))-1)/39" office:value-type="float" office:value="0.0508974358974359" calcext:value-type="float">
            <text:p>0.05</text:p>
          </table:table-cell>
          <table:table-cell table:formula="of:=VALUE([.AM28])" office:value-type="float" office:value="2.985" calcext:value-type="float">
            <text:p>2.98500</text:p>
          </table:table-cell>
          <table:table-cell office:value-type="float" office:value="2.985" calcext:value-type="float">
            <text:p>2.985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2</text:p>
          </table:table-cell>
          <table:table-cell office:value-type="string" calcext:value-type="string">
            <text:p><text:s/>Ti </text:p>
          </table:table-cell>
          <table:table-cell office:value-type="string" calcext:value-type="string">
            <text:p><text:s/>Titanium</text:p>
          </table:table-cell>
          <table:table-cell office:value-type="string" calcext:value-type="string">
            <text:p><text:s/>47.867(1)</text:p>
          </table:table-cell>
          <table:table-cell office:value-type="string" calcext:value-type="string">
            <text:p>BFC2C7</text:p>
          </table:table-cell>
          <table:table-cell table:formula="of:=RAND()" office:value-type="float" office:value="0.627554856539649" calcext:value-type="float">
            <text:p>0.628</text:p>
          </table:table-cell>
          <table:table-cell table:formula="of:=([.T29]  / 118) * [.F29] + (1 - ([.T29] / 118))" office:value-type="float" office:value="0.93056107494807" calcext:value-type="float">
            <text:p>0.931</text:p>
          </table:table-cell>
          <table:table-cell table:formula="of:=[.T29] / 118" office:value-type="float" office:value="0.186440677966102" calcext:value-type="float">
            <text:p>0.186</text:p>
          </table:table-cell>
          <table:table-cell table:formula="of:=[.AN29] / 15" office:value-type="float" office:value="0.533333333333333" calcext:value-type="float">
            <text:p>0.533</text:p>
          </table:table-cell>
          <table:table-cell table:formula="of:=[.V29] / 7" office:value-type="float" office:value="0.571428571428571" calcext:value-type="float">
            <text:p>0.571</text:p>
          </table:table-cell>
          <table:table-cell table:formula="of:=[.W29] / 18" office:value-type="float" office:value="0.222222222222222" calcext:value-type="float">
            <text:p>0.222</text:p>
          </table:table-cell>
          <table:table-cell table:formula="of:=([.$H$3]*((([.H29] + 0.2) / 1.2) ^4)+[.$I$3]*[.I29]+[.$J$3]*[.J29]+[.$K$3]*[.K29])/[.$L$3]" office:value-type="float" office:value="0.134365700208959" calcext:value-type="float">
            <text:p>0.134</text:p>
          </table:table-cell>
          <table:table-cell table:formula="of:=([.$H$4]*[.H29]+[.$I$4]*[.I29]+[.$J$4]*[.J29]+[.$K$4]*[.K29])/[.$L$4]" office:value-type="float" office:value="0.375366253332355" calcext:value-type="float">
            <text:p>0.375</text:p>
          </table:table-cell>
          <table:table-cell table:formula="of:=(([.$I$5] ^ (([.$I$6] * [.AN29]) / 15) + [.$J$5] ^ (([.$J$6] * [.V29]) / 7)) / ([.$I$5] + [.$J$5])) + 1" office:value-type="float" office:value="1.52427547083712" calcext:value-type="float">
            <text:p>1.524</text:p>
          </table:table-cell>
          <table:table-cell table:formula="of:= [.P29] * [.Q29]" office:value-type="float" office:value="137.35619047619" calcext:value-type="float">
            <text:p>137.356</text:p>
          </table:table-cell>
          <table:table-cell table:formula="of:=IF([.Q29] &lt; 10; ([.AN29]/15 * [.V29]/7 + 0.4) / 1.4; [.AN29]/15 * [.V29]/7)" office:value-type="float" office:value="0.304761904761905" calcext:value-type="float">
            <text:p>0.305</text:p>
          </table:table-cell>
          <table:table-cell table:formula="of:=[.AL29] * (100)" office:value-type="float" office:value="450.7" calcext:value-type="float">
            <text:p>450.700</text:p>
          </table:table-cell>
          <table:table-cell office:value-type="string" calcext:value-type="string">
            <text:p>[Ar] 3d2 4s2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.54</text:p>
          </table:table-cell>
          <table:table-cell table:style-name="ce1" office:value-type="string" calcext:value-type="string">
            <text:p>136</text:p>
          </table:table-cell>
          <table:table-cell office:value-type="string" calcext:value-type="string">
            <text:p>86 (+2)</text:p>
          </table:table-cell>
          <table:table-cell/>
          <table:table-cell table:style-name="ce1" office:value-type="string" calcext:value-type="string">
            <text:p>659</text:p>
          </table:table-cell>
          <table:table-cell table:style-name="ce1" office:value-type="string" calcext:value-type="string">
            <text:p>-8</text:p>
          </table:table-cell>
          <table:table-cell office:value-type="string" calcext:value-type="string">
            <text:p>-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941</text:p>
          </table:table-cell>
          <table:table-cell table:style-name="ce1" office:value-type="string" calcext:value-type="string">
            <text:p>3560</text:p>
          </table:table-cell>
          <table:table-cell table:style-name="ce10" table:formula="of:=[.AK29]*10+1*(1 - [.AK29])" office:value-type="float" office:value="1.80930769230769" calcext:value-type="float">
            <text:p>1.81</text:p>
          </table:table-cell>
          <table:table-cell table:style-name="ce10" table:formula="of:=(IF([.AL29] &gt; 40; 40; IF([.AL29] &lt; 1; 1; [.AL29]))-1)/39" office:value-type="float" office:value="0.0899230769230769" calcext:value-type="float">
            <text:p>0.09</text:p>
          </table:table-cell>
          <table:table-cell table:formula="of:=VALUE([.AM29])" office:value-type="float" office:value="4.507" calcext:value-type="float">
            <text:p>4.50700</text:p>
          </table:table-cell>
          <table:table-cell office:value-type="float" office:value="4.507" calcext:value-type="float">
            <text:p>4.507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9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3</text:p>
          </table:table-cell>
          <table:table-cell office:value-type="string" calcext:value-type="string">
            <text:p><text:s/>V </text:p>
          </table:table-cell>
          <table:table-cell office:value-type="string" calcext:value-type="string">
            <text:p><text:s/>Vanadium</text:p>
          </table:table-cell>
          <table:table-cell office:value-type="string" calcext:value-type="string">
            <text:p><text:s/>50.9415(1)</text:p>
          </table:table-cell>
          <table:table-cell office:value-type="string" calcext:value-type="string">
            <text:p>A6A6AB</text:p>
          </table:table-cell>
          <table:table-cell table:formula="of:=RAND()" office:value-type="float" office:value="0.0360312802928609" calcext:value-type="float">
            <text:p>0.036</text:p>
          </table:table-cell>
          <table:table-cell table:formula="of:=([.T30]  / 118) * [.F30] + (1 - ([.T30] / 118))" office:value-type="float" office:value="0.81210779192149" calcext:value-type="float">
            <text:p>0.812</text:p>
          </table:table-cell>
          <table:table-cell table:formula="of:=[.T30] / 118" office:value-type="float" office:value="0.194915254237288" calcext:value-type="float">
            <text:p>0.195</text:p>
          </table:table-cell>
          <table:table-cell table:formula="of:=[.AN30] / 15" office:value-type="float" office:value="0.533333333333333" calcext:value-type="float">
            <text:p>0.533</text:p>
          </table:table-cell>
          <table:table-cell table:formula="of:=[.V30] / 7" office:value-type="float" office:value="0.571428571428571" calcext:value-type="float">
            <text:p>0.571</text:p>
          </table:table-cell>
          <table:table-cell table:formula="of:=[.W30] / 18" office:value-type="float" office:value="0.277777777777778" calcext:value-type="float">
            <text:p>0.278</text:p>
          </table:table-cell>
          <table:table-cell table:formula="of:=([.$H$3]*((([.H30] + 0.2) / 1.2) ^4)+[.$I$3]*[.I30]+[.$J$3]*[.J30]+[.$K$3]*[.K30])/[.$L$3]" office:value-type="float" office:value="0.144274893952542" calcext:value-type="float">
            <text:p>0.144</text:p>
          </table:table-cell>
          <table:table-cell table:formula="of:=([.$H$4]*[.H30]+[.$I$4]*[.I30]+[.$J$4]*[.J30]+[.$K$4]*[.K30])/[.$L$4]" office:value-type="float" office:value="0.381743585980874" calcext:value-type="float">
            <text:p>0.382</text:p>
          </table:table-cell>
          <table:table-cell table:formula="of:=(([.$I$5] ^ (([.$I$6] * [.AN30]) / 15) + [.$J$5] ^ (([.$J$6] * [.V30]) / 7)) / ([.$I$5] + [.$J$5])) + 1" office:value-type="float" office:value="1.52427547083712" calcext:value-type="float">
            <text:p>1.524</text:p>
          </table:table-cell>
          <table:table-cell table:formula="of:= [.P30] * [.Q30]" office:value-type="float" office:value="186.209523809524" calcext:value-type="float">
            <text:p>186.210</text:p>
          </table:table-cell>
          <table:table-cell table:formula="of:=IF([.Q30] &lt; 10; ([.AN30]/15 * [.V30]/7 + 0.4) / 1.4; [.AN30]/15 * [.V30]/7)" office:value-type="float" office:value="0.304761904761905" calcext:value-type="float">
            <text:p>0.305</text:p>
          </table:table-cell>
          <table:table-cell table:formula="of:=[.AL30] * (100)" office:value-type="float" office:value="611" calcext:value-type="float">
            <text:p>611.000</text:p>
          </table:table-cell>
          <table:table-cell office:value-type="string" calcext:value-type="string">
            <text:p>[Ar] 3d3 4s2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3</text:p>
          </table:table-cell>
          <table:table-cell table:style-name="ce1" office:value-type="string" calcext:value-type="string">
            <text:p>125</text:p>
          </table:table-cell>
          <table:table-cell office:value-type="string" calcext:value-type="string">
            <text:p>79 (+2)</text:p>
          </table:table-cell>
          <table:table-cell/>
          <table:table-cell table:style-name="ce1" office:value-type="string" calcext:value-type="string">
            <text:p>651</text:p>
          </table:table-cell>
          <table:table-cell table:style-name="ce1" office:value-type="string" calcext:value-type="string">
            <text:p>-51</text:p>
          </table:table-cell>
          <table:table-cell office:value-type="string" calcext:value-type="string">
            <text:p>-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183</text:p>
          </table:table-cell>
          <table:table-cell table:style-name="ce1" office:value-type="string" calcext:value-type="string">
            <text:p>3680</text:p>
          </table:table-cell>
          <table:table-cell table:style-name="ce10" table:formula="of:=[.AK30]*10+1*(1 - [.AK30])" office:value-type="float" office:value="2.17923076923077" calcext:value-type="float">
            <text:p>2.18</text:p>
          </table:table-cell>
          <table:table-cell table:style-name="ce10" table:formula="of:=(IF([.AL30] &gt; 40; 40; IF([.AL30] &lt; 1; 1; [.AL30]))-1)/39" office:value-type="float" office:value="0.131025641025641" calcext:value-type="float">
            <text:p>0.13</text:p>
          </table:table-cell>
          <table:table-cell table:formula="of:=VALUE([.AM30])" office:value-type="float" office:value="6.11" calcext:value-type="float">
            <text:p>6.11000</text:p>
          </table:table-cell>
          <table:table-cell office:value-type="float" office:value="6.11" calcext:value-type="float">
            <text:p>6.11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/>Cr </text:p>
          </table:table-cell>
          <table:table-cell office:value-type="string" calcext:value-type="string">
            <text:p><text:s/>Chromium</text:p>
          </table:table-cell>
          <table:table-cell office:value-type="string" calcext:value-type="string">
            <text:p><text:s/>51.9961(6)</text:p>
          </table:table-cell>
          <table:table-cell office:value-type="string" calcext:value-type="string">
            <text:p>8A99C7</text:p>
          </table:table-cell>
          <table:table-cell table:formula="of:=RAND()" office:value-type="float" office:value="0.972557451474461" calcext:value-type="float">
            <text:p>0.973</text:p>
          </table:table-cell>
          <table:table-cell table:formula="of:=([.T31]  / 118) * [.F31] + (1 - ([.T31] / 118))" office:value-type="float" office:value="0.99441846470667" calcext:value-type="float">
            <text:p>0.994</text:p>
          </table:table-cell>
          <table:table-cell table:formula="of:=[.T31] / 118" office:value-type="float" office:value="0.203389830508475" calcext:value-type="float">
            <text:p>0.203</text:p>
          </table:table-cell>
          <table:table-cell table:formula="of:=[.AN31] / 15" office:value-type="float" office:value="0.533333333333333" calcext:value-type="float">
            <text:p>0.533</text:p>
          </table:table-cell>
          <table:table-cell table:formula="of:=[.V31] / 7" office:value-type="float" office:value="0.571428571428571" calcext:value-type="float">
            <text:p>0.571</text:p>
          </table:table-cell>
          <table:table-cell table:formula="of:=[.W31] / 18" office:value-type="float" office:value="0.333333333333333" calcext:value-type="float">
            <text:p>0.333</text:p>
          </table:table-cell>
          <table:table-cell table:formula="of:=([.$H$3]*((([.H31] + 0.2) / 1.2) ^4)+[.$I$3]*[.I31]+[.$J$3]*[.J31]+[.$K$3]*[.K31])/[.$L$3]" office:value-type="float" office:value="0.154227303454401" calcext:value-type="float">
            <text:p>0.154</text:p>
          </table:table-cell>
          <table:table-cell table:formula="of:=([.$H$4]*[.H31]+[.$I$4]*[.I31]+[.$J$4]*[.J31]+[.$K$4]*[.K31])/[.$L$4]" office:value-type="float" office:value="0.388120918629393" calcext:value-type="float">
            <text:p>0.388</text:p>
          </table:table-cell>
          <table:table-cell table:formula="of:=(([.$I$5] ^ (([.$I$6] * [.AN31]) / 15) + [.$J$5] ^ (([.$J$6] * [.V31]) / 7)) / ([.$I$5] + [.$J$5])) + 1" office:value-type="float" office:value="1.52427547083712" calcext:value-type="float">
            <text:p>1.524</text:p>
          </table:table-cell>
          <table:table-cell table:formula="of:= [.P31] * [.Q31]" office:value-type="float" office:value="217.6" calcext:value-type="float">
            <text:p>217.600</text:p>
          </table:table-cell>
          <table:table-cell table:formula="of:=IF([.Q31] &lt; 10; ([.AN31]/15 * [.V31]/7 + 0.4) / 1.4; [.AN31]/15 * [.V31]/7)" office:value-type="float" office:value="0.304761904761905" calcext:value-type="float">
            <text:p>0.305</text:p>
          </table:table-cell>
          <table:table-cell table:formula="of:=[.AL31] * (100)" office:value-type="float" office:value="714" calcext:value-type="float">
            <text:p>714.000</text:p>
          </table:table-cell>
          <table:table-cell office:value-type="string" calcext:value-type="string">
            <text:p>[Ar] 3d5 4s1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66</text:p>
          </table:table-cell>
          <table:table-cell table:style-name="ce1" office:value-type="string" calcext:value-type="string">
            <text:p>127</text:p>
          </table:table-cell>
          <table:table-cell office:value-type="string" calcext:value-type="string">
            <text:p>80 (+2*)</text:p>
          </table:table-cell>
          <table:table-cell/>
          <table:table-cell table:style-name="ce1" office:value-type="string" calcext:value-type="string">
            <text:p>653</text:p>
          </table:table-cell>
          <table:table-cell table:style-name="ce1" office:value-type="string" calcext:value-type="string">
            <text:p>-64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180</text:p>
          </table:table-cell>
          <table:table-cell table:style-name="ce1" office:value-type="string" calcext:value-type="string">
            <text:p>2944</text:p>
          </table:table-cell>
          <table:table-cell table:style-name="ce10" table:formula="of:=[.AK31]*10+1*(1 - [.AK31])" office:value-type="float" office:value="2.41692307692308" calcext:value-type="float">
            <text:p>2.42</text:p>
          </table:table-cell>
          <table:table-cell table:style-name="ce10" table:formula="of:=(IF([.AL31] &gt; 40; 40; IF([.AL31] &lt; 1; 1; [.AL31]))-1)/39" office:value-type="float" office:value="0.157435897435897" calcext:value-type="float">
            <text:p>0.16</text:p>
          </table:table-cell>
          <table:table-cell table:formula="of:=VALUE([.AM31])" office:value-type="float" office:value="7.14" calcext:value-type="float">
            <text:p>7.14000</text:p>
          </table:table-cell>
          <table:table-cell office:value-type="float" office:value="7.14" calcext:value-type="float">
            <text:p>7.14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/>Mn </text:p>
          </table:table-cell>
          <table:table-cell office:value-type="string" calcext:value-type="string">
            <text:p><text:s/>Manganese</text:p>
          </table:table-cell>
          <table:table-cell office:value-type="string" calcext:value-type="string">
            <text:p><text:s/>54.938045(5)</text:p>
          </table:table-cell>
          <table:table-cell office:value-type="string" calcext:value-type="string">
            <text:p>9C7AC7</text:p>
          </table:table-cell>
          <table:table-cell table:formula="of:=RAND()" office:value-type="float" office:value="0.233582055652415" calcext:value-type="float">
            <text:p>0.234</text:p>
          </table:table-cell>
          <table:table-cell table:formula="of:=([.T32]  / 118) * [.F32] + (1 - ([.T32] / 118))" office:value-type="float" office:value="0.837623316875512" calcext:value-type="float">
            <text:p>0.838</text:p>
          </table:table-cell>
          <table:table-cell table:formula="of:=[.T32] / 118" office:value-type="float" office:value="0.211864406779661" calcext:value-type="float">
            <text:p>0.212</text:p>
          </table:table-cell>
          <table:table-cell table:formula="of:=[.AN32] / 15" office:value-type="float" office:value="0.533333333333333" calcext:value-type="float">
            <text:p>0.533</text:p>
          </table:table-cell>
          <table:table-cell table:formula="of:=[.V32] / 7" office:value-type="float" office:value="0.571428571428571" calcext:value-type="float">
            <text:p>0.571</text:p>
          </table:table-cell>
          <table:table-cell table:formula="of:=[.W32] / 18" office:value-type="float" office:value="0.388888888888889" calcext:value-type="float">
            <text:p>0.389</text:p>
          </table:table-cell>
          <table:table-cell table:formula="of:=([.$H$3]*((([.H32] + 0.2) / 1.2) ^4)+[.$I$3]*[.I32]+[.$J$3]*[.J32]+[.$K$3]*[.K32])/[.$L$3]" office:value-type="float" office:value="0.164224803225032" calcext:value-type="float">
            <text:p>0.164</text:p>
          </table:table-cell>
          <table:table-cell table:formula="of:=([.$H$4]*[.H32]+[.$I$4]*[.I32]+[.$J$4]*[.J32]+[.$K$4]*[.K32])/[.$L$4]" office:value-type="float" office:value="0.394498251277912" calcext:value-type="float">
            <text:p>0.394</text:p>
          </table:table-cell>
          <table:table-cell table:formula="of:=(([.$I$5] ^ (([.$I$6] * [.AN32]) / 15) + [.$J$5] ^ (([.$J$6] * [.V32]) / 7)) / ([.$I$5] + [.$J$5])) + 1" office:value-type="float" office:value="1.52427547083712" calcext:value-type="float">
            <text:p>1.524</text:p>
          </table:table-cell>
          <table:table-cell table:formula="of:= [.P32] * [.Q32]" office:value-type="float" office:value="227.657142857143" calcext:value-type="float">
            <text:p>227.657</text:p>
          </table:table-cell>
          <table:table-cell table:formula="of:=IF([.Q32] &lt; 10; ([.AN32]/15 * [.V32]/7 + 0.4) / 1.4; [.AN32]/15 * [.V32]/7)" office:value-type="float" office:value="0.304761904761905" calcext:value-type="float">
            <text:p>0.305</text:p>
          </table:table-cell>
          <table:table-cell table:formula="of:=[.AL32] * (100)" office:value-type="float" office:value="747" calcext:value-type="float">
            <text:p>747.000</text:p>
          </table:table-cell>
          <table:table-cell office:value-type="string" calcext:value-type="string">
            <text:p>[Ar] 3d5 4s2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5</text:p>
          </table:table-cell>
          <table:table-cell table:style-name="ce1" office:value-type="string" calcext:value-type="string">
            <text:p>139</text:p>
          </table:table-cell>
          <table:table-cell office:value-type="string" calcext:value-type="string">
            <text:p>67 (+2)</text:p>
          </table:table-cell>
          <table:table-cell/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-3, -2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519</text:p>
          </table:table-cell>
          <table:table-cell table:style-name="ce1" office:value-type="string" calcext:value-type="string">
            <text:p>2334</text:p>
          </table:table-cell>
          <table:table-cell table:style-name="ce10" table:formula="of:=[.AK32]*10+1*(1 - [.AK32])" office:value-type="float" office:value="2.49307692307692" calcext:value-type="float">
            <text:p>2.49</text:p>
          </table:table-cell>
          <table:table-cell table:style-name="ce10" table:formula="of:=(IF([.AL32] &gt; 40; 40; IF([.AL32] &lt; 1; 1; [.AL32]))-1)/39" office:value-type="float" office:value="0.165897435897436" calcext:value-type="float">
            <text:p>0.17</text:p>
          </table:table-cell>
          <table:table-cell table:formula="of:=VALUE([.AM32])" office:value-type="float" office:value="7.47" calcext:value-type="float">
            <text:p>7.47000</text:p>
          </table:table-cell>
          <table:table-cell office:value-type="float" office:value="7.47" calcext:value-type="float">
            <text:p>7.47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7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6</text:p>
          </table:table-cell>
          <table:table-cell office:value-type="string" calcext:value-type="string">
            <text:p><text:s/>Fe </text:p>
          </table:table-cell>
          <table:table-cell office:value-type="string" calcext:value-type="string">
            <text:p><text:s/>Iron</text:p>
          </table:table-cell>
          <table:table-cell office:value-type="string" calcext:value-type="string">
            <text:p><text:s/>55.845(2)</text:p>
          </table:table-cell>
          <table:table-cell office:value-type="string" calcext:value-type="string">
            <text:p>E06633</text:p>
          </table:table-cell>
          <table:table-cell table:formula="of:=RAND()" office:value-type="float" office:value="0.717221954408277" calcext:value-type="float">
            <text:p>0.717</text:p>
          </table:table-cell>
          <table:table-cell table:formula="of:=([.T33]  / 118) * [.F33] + (1 - ([.T33] / 118))" office:value-type="float" office:value="0.937692973005214" calcext:value-type="float">
            <text:p>0.938</text:p>
          </table:table-cell>
          <table:table-cell table:formula="of:=[.T33] / 118" office:value-type="float" office:value="0.220338983050847" calcext:value-type="float">
            <text:p>0.220</text:p>
          </table:table-cell>
          <table:table-cell table:formula="of:=[.AN33] / 15" office:value-type="float" office:value="0.533333333333333" calcext:value-type="float">
            <text:p>0.533</text:p>
          </table:table-cell>
          <table:table-cell table:formula="of:=[.V33] / 7" office:value-type="float" office:value="0.571428571428571" calcext:value-type="float">
            <text:p>0.571</text:p>
          </table:table-cell>
          <table:table-cell table:formula="of:=[.W33] / 18" office:value-type="float" office:value="0.444444444444444" calcext:value-type="float">
            <text:p>0.444</text:p>
          </table:table-cell>
          <table:table-cell table:formula="of:=([.$H$3]*((([.H33] + 0.2) / 1.2) ^4)+[.$I$3]*[.I33]+[.$J$3]*[.J33]+[.$K$3]*[.K33])/[.$L$3]" office:value-type="float" office:value="0.174269307573456" calcext:value-type="float">
            <text:p>0.174</text:p>
          </table:table-cell>
          <table:table-cell table:formula="of:=([.$H$4]*[.H33]+[.$I$4]*[.I33]+[.$J$4]*[.J33]+[.$K$4]*[.K33])/[.$L$4]" office:value-type="float" office:value="0.400875583926431" calcext:value-type="float">
            <text:p>0.401</text:p>
          </table:table-cell>
          <table:table-cell table:formula="of:=(([.$I$5] ^ (([.$I$6] * [.AN33]) / 15) + [.$J$5] ^ (([.$J$6] * [.V33]) / 7)) / ([.$I$5] + [.$J$5])) + 1" office:value-type="float" office:value="1.52427547083712" calcext:value-type="float">
            <text:p>1.524</text:p>
          </table:table-cell>
          <table:table-cell table:formula="of:= [.P33] * [.Q33]" office:value-type="float" office:value="239.969523809524" calcext:value-type="float">
            <text:p>239.970</text:p>
          </table:table-cell>
          <table:table-cell table:formula="of:=IF([.Q33] &lt; 10; ([.AN33]/15 * [.V33]/7 + 0.4) / 1.4; [.AN33]/15 * [.V33]/7)" office:value-type="float" office:value="0.304761904761905" calcext:value-type="float">
            <text:p>0.305</text:p>
          </table:table-cell>
          <table:table-cell table:formula="of:=[.AL33] * (100)" office:value-type="float" office:value="787.4" calcext:value-type="float">
            <text:p>787.400</text:p>
          </table:table-cell>
          <table:table-cell office:value-type="string" calcext:value-type="string">
            <text:p>[Ar] 3d6 4s2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83</text:p>
          </table:table-cell>
          <table:table-cell table:style-name="ce1" office:value-type="string" calcext:value-type="string">
            <text:p>125</text:p>
          </table:table-cell>
          <table:table-cell office:value-type="string" calcext:value-type="string">
            <text:p>78 (+2*)</text:p>
          </table:table-cell>
          <table:table-cell/>
          <table:table-cell table:style-name="ce1" office:value-type="string" calcext:value-type="string">
            <text:p>763</text:p>
          </table:table-cell>
          <table:table-cell table:style-name="ce1" office:value-type="string" calcext:value-type="string">
            <text:p>-16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811</text:p>
          </table:table-cell>
          <table:table-cell table:style-name="ce1" office:value-type="string" calcext:value-type="string">
            <text:p>3134</text:p>
          </table:table-cell>
          <table:table-cell table:style-name="ce10" table:formula="of:=[.AK33]*10+1*(1 - [.AK33])" office:value-type="float" office:value="2.58630769230769" calcext:value-type="float">
            <text:p>2.59</text:p>
          </table:table-cell>
          <table:table-cell table:style-name="ce10" table:formula="of:=(IF([.AL33] &gt; 40; 40; IF([.AL33] &lt; 1; 1; [.AL33]))-1)/39" office:value-type="float" office:value="0.17625641025641" calcext:value-type="float">
            <text:p>0.18</text:p>
          </table:table-cell>
          <table:table-cell table:formula="of:=VALUE([.AM33])" office:value-type="float" office:value="7.874" calcext:value-type="float">
            <text:p>7.87400</text:p>
          </table:table-cell>
          <table:table-cell office:value-type="float" office:value="7.874" calcext:value-type="float">
            <text:p>7.874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/>Co </text:p>
          </table:table-cell>
          <table:table-cell office:value-type="string" calcext:value-type="string">
            <text:p><text:s/>Cobalt</text:p>
          </table:table-cell>
          <table:table-cell office:value-type="string" calcext:value-type="string">
            <text:p><text:s/>58.933195(5)</text:p>
          </table:table-cell>
          <table:table-cell office:value-type="string" calcext:value-type="string">
            <text:p>F090A0</text:p>
          </table:table-cell>
          <table:table-cell table:formula="of:=RAND()" office:value-type="float" office:value="0.625616802733777" calcext:value-type="float">
            <text:p>0.626</text:p>
          </table:table-cell>
          <table:table-cell table:formula="of:=([.T34]  / 118) * [.F34] + (1 - ([.T34] / 118))" office:value-type="float" office:value="0.914336048083152" calcext:value-type="float">
            <text:p>0.914</text:p>
          </table:table-cell>
          <table:table-cell table:formula="of:=[.T34] / 118" office:value-type="float" office:value="0.228813559322034" calcext:value-type="float">
            <text:p>0.229</text:p>
          </table:table-cell>
          <table:table-cell table:formula="of:=[.AN34] / 15" office:value-type="float" office:value="0.533333333333333" calcext:value-type="float">
            <text:p>0.533</text:p>
          </table:table-cell>
          <table:table-cell table:formula="of:=[.V34] / 7" office:value-type="float" office:value="0.571428571428571" calcext:value-type="float">
            <text:p>0.571</text:p>
          </table:table-cell>
          <table:table-cell table:formula="of:=[.W34] / 18" office:value-type="float" office:value="0.5" calcext:value-type="float">
            <text:p>0.500</text:p>
          </table:table-cell>
          <table:table-cell table:formula="of:=([.$H$3]*((([.H34] + 0.2) / 1.2) ^4)+[.$I$3]*[.I34]+[.$J$3]*[.J34]+[.$K$3]*[.K34])/[.$L$3]" office:value-type="float" office:value="0.184362770607215" calcext:value-type="float">
            <text:p>0.184</text:p>
          </table:table-cell>
          <table:table-cell table:formula="of:=([.$H$4]*[.H34]+[.$I$4]*[.I34]+[.$J$4]*[.J34]+[.$K$4]*[.K34])/[.$L$4]" office:value-type="float" office:value="0.40725291657495" calcext:value-type="float">
            <text:p>0.407</text:p>
          </table:table-cell>
          <table:table-cell table:formula="of:=(([.$I$5] ^ (([.$I$6] * [.AN34]) / 15) + [.$J$5] ^ (([.$J$6] * [.V34]) / 7)) / ([.$I$5] + [.$J$5])) + 1" office:value-type="float" office:value="1.52427547083712" calcext:value-type="float">
            <text:p>1.524</text:p>
          </table:table-cell>
          <table:table-cell table:formula="of:= [.P34] * [.Q34]" office:value-type="float" office:value="271.238095238095" calcext:value-type="float">
            <text:p>271.238</text:p>
          </table:table-cell>
          <table:table-cell table:formula="of:=IF([.Q34] &lt; 10; ([.AN34]/15 * [.V34]/7 + 0.4) / 1.4; [.AN34]/15 * [.V34]/7)" office:value-type="float" office:value="0.304761904761905" calcext:value-type="float">
            <text:p>0.305</text:p>
          </table:table-cell>
          <table:table-cell table:formula="of:=[.AL34] * (100)" office:value-type="float" office:value="890" calcext:value-type="float">
            <text:p>890.000</text:p>
          </table:table-cell>
          <table:table-cell office:value-type="string" calcext:value-type="string">
            <text:p>[Ar] 3d7 4s2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88</text:p>
          </table:table-cell>
          <table:table-cell table:style-name="ce1" office:value-type="string" calcext:value-type="string">
            <text:p>126</text:p>
          </table:table-cell>
          <table:table-cell office:value-type="string" calcext:value-type="string">
            <text:p>74.5 (+2*)</text:p>
          </table:table-cell>
          <table:table-cell/>
          <table:table-cell table:style-name="ce1" office:value-type="string" calcext:value-type="string">
            <text:p>760</text:p>
          </table:table-cell>
          <table:table-cell table:style-name="ce1" office:value-type="string" calcext:value-type="string">
            <text:p>-64</text:p>
          </table:table-cell>
          <table:table-cell office:value-type="string" calcext:value-type="string">
            <text:p>-1, 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768</text:p>
          </table:table-cell>
          <table:table-cell table:style-name="ce1" office:value-type="string" calcext:value-type="string">
            <text:p>3200</text:p>
          </table:table-cell>
          <table:table-cell table:style-name="ce10" table:formula="of:=[.AK34]*10+1*(1 - [.AK34])" office:value-type="float" office:value="2.82307692307692" calcext:value-type="float">
            <text:p>2.82</text:p>
          </table:table-cell>
          <table:table-cell table:style-name="ce10" table:formula="of:=(IF([.AL34] &gt; 40; 40; IF([.AL34] &lt; 1; 1; [.AL34]))-1)/39" office:value-type="float" office:value="0.202564102564103" calcext:value-type="float">
            <text:p>0.20</text:p>
          </table:table-cell>
          <table:table-cell table:formula="of:=VALUE([.AM34])" office:value-type="float" office:value="8.9" calcext:value-type="float">
            <text:p>8.90000</text:p>
          </table:table-cell>
          <table:table-cell office:value-type="float" office:value="8.9" calcext:value-type="float">
            <text:p>8.90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8</text:p>
          </table:table-cell>
          <table:table-cell office:value-type="string" calcext:value-type="string">
            <text:p><text:s/>Ni </text:p>
          </table:table-cell>
          <table:table-cell office:value-type="string" calcext:value-type="string">
            <text:p><text:s/>Nickel</text:p>
          </table:table-cell>
          <table:table-cell office:value-type="string" calcext:value-type="string">
            <text:p><text:s/>58.6934(4)</text:p>
          </table:table-cell>
          <table:table-cell office:value-type="string" calcext:value-type="string">
            <text:p>50D050</text:p>
          </table:table-cell>
          <table:table-cell table:formula="of:=RAND()" office:value-type="float" office:value="0.665032088241699" calcext:value-type="float">
            <text:p>0.665</text:p>
          </table:table-cell>
          <table:table-cell table:formula="of:=([.T35]  / 118) * [.F35] + (1 - ([.T35] / 118))" office:value-type="float" office:value="0.920516088735318" calcext:value-type="float">
            <text:p>0.921</text:p>
          </table:table-cell>
          <table:table-cell table:formula="of:=[.T35] / 118" office:value-type="float" office:value="0.23728813559322" calcext:value-type="float">
            <text:p>0.237</text:p>
          </table:table-cell>
          <table:table-cell table:formula="of:=[.AN35] / 15" office:value-type="float" office:value="0.533333333333333" calcext:value-type="float">
            <text:p>0.533</text:p>
          </table:table-cell>
          <table:table-cell table:formula="of:=[.V35] / 7" office:value-type="float" office:value="0.571428571428571" calcext:value-type="float">
            <text:p>0.571</text:p>
          </table:table-cell>
          <table:table-cell table:formula="of:=[.W35] / 18" office:value-type="float" office:value="0.555555555555556" calcext:value-type="float">
            <text:p>0.556</text:p>
          </table:table-cell>
          <table:table-cell table:formula="of:=([.$H$3]*((([.H35] + 0.2) / 1.2) ^4)+[.$I$3]*[.I35]+[.$J$3]*[.J35]+[.$K$3]*[.K35])/[.$L$3]" office:value-type="float" office:value="0.194507186232378" calcext:value-type="float">
            <text:p>0.195</text:p>
          </table:table-cell>
          <table:table-cell table:formula="of:=([.$H$4]*[.H35]+[.$I$4]*[.I35]+[.$J$4]*[.J35]+[.$K$4]*[.K35])/[.$L$4]" office:value-type="float" office:value="0.41363024922347" calcext:value-type="float">
            <text:p>0.414</text:p>
          </table:table-cell>
          <table:table-cell table:formula="of:=(([.$I$5] ^ (([.$I$6] * [.AN35]) / 15) + [.$J$5] ^ (([.$J$6] * [.V35]) / 7)) / ([.$I$5] + [.$J$5])) + 1" office:value-type="float" office:value="1.52427547083712" calcext:value-type="float">
            <text:p>1.524</text:p>
          </table:table-cell>
          <table:table-cell table:formula="of:= [.P35] * [.Q35]" office:value-type="float" office:value="271.481904761905" calcext:value-type="float">
            <text:p>271.482</text:p>
          </table:table-cell>
          <table:table-cell table:formula="of:=IF([.Q35] &lt; 10; ([.AN35]/15 * [.V35]/7 + 0.4) / 1.4; [.AN35]/15 * [.V35]/7)" office:value-type="float" office:value="0.304761904761905" calcext:value-type="float">
            <text:p>0.305</text:p>
          </table:table-cell>
          <table:table-cell table:formula="of:=[.AL35] * (100)" office:value-type="float" office:value="890.8" calcext:value-type="float">
            <text:p>890.800</text:p>
          </table:table-cell>
          <table:table-cell office:value-type="string" calcext:value-type="string">
            <text:p>[Ar] 3d8 4s2 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91</text:p>
          </table:table-cell>
          <table:table-cell table:style-name="ce1" office:value-type="string" calcext:value-type="string">
            <text:p>121</text:p>
          </table:table-cell>
          <table:table-cell office:value-type="string" calcext:value-type="string">
            <text:p>69 (+2)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737</text:p>
          </table:table-cell>
          <table:table-cell table:style-name="ce1" office:value-type="string" calcext:value-type="string">
            <text:p>-112</text:p>
          </table:table-cell>
          <table:table-cell office:value-type="string" calcext:value-type="string">
            <text:p>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3186</text:p>
          </table:table-cell>
          <table:table-cell table:style-name="ce10" table:formula="of:=[.AK35]*10+1*(1 - [.AK35])" office:value-type="float" office:value="2.82492307692308" calcext:value-type="float">
            <text:p>2.82</text:p>
          </table:table-cell>
          <table:table-cell table:style-name="ce10" table:formula="of:=(IF([.AL35] &gt; 40; 40; IF([.AL35] &lt; 1; 1; [.AL35]))-1)/39" office:value-type="float" office:value="0.202769230769231" calcext:value-type="float">
            <text:p>0.20</text:p>
          </table:table-cell>
          <table:table-cell table:formula="of:=VALUE([.AM35])" office:value-type="float" office:value="8.908" calcext:value-type="float">
            <text:p>8.90800</text:p>
          </table:table-cell>
          <table:table-cell office:value-type="float" office:value="8.908" calcext:value-type="float">
            <text:p>8.908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5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9</text:p>
          </table:table-cell>
          <table:table-cell office:value-type="string" calcext:value-type="string">
            <text:p><text:s/>Cu </text:p>
          </table:table-cell>
          <table:table-cell office:value-type="string" calcext:value-type="string">
            <text:p><text:s/>Copper</text:p>
          </table:table-cell>
          <table:table-cell office:value-type="string" calcext:value-type="string">
            <text:p><text:s/>63.546(3)</text:p>
          </table:table-cell>
          <table:table-cell office:value-type="string" calcext:value-type="string">
            <text:p>C88033</text:p>
          </table:table-cell>
          <table:table-cell table:formula="of:=RAND()" office:value-type="float" office:value="0.0631485654040334" calcext:value-type="float">
            <text:p>0.063</text:p>
          </table:table-cell>
          <table:table-cell table:formula="of:=([.T36]  / 118) * [.F36] + (1 - ([.T36] / 118))" office:value-type="float" office:value="0.769756850819635" calcext:value-type="float">
            <text:p>0.770</text:p>
          </table:table-cell>
          <table:table-cell table:formula="of:=[.T36] / 118" office:value-type="float" office:value="0.245762711864407" calcext:value-type="float">
            <text:p>0.246</text:p>
          </table:table-cell>
          <table:table-cell table:formula="of:=[.AN36] / 15" office:value-type="float" office:value="0.533333333333333" calcext:value-type="float">
            <text:p>0.533</text:p>
          </table:table-cell>
          <table:table-cell table:formula="of:=[.V36] / 7" office:value-type="float" office:value="0.571428571428571" calcext:value-type="float">
            <text:p>0.571</text:p>
          </table:table-cell>
          <table:table-cell table:formula="of:=[.W36] / 18" office:value-type="float" office:value="0.611111111111111" calcext:value-type="float">
            <text:p>0.611</text:p>
          </table:table-cell>
          <table:table-cell table:formula="of:=([.$H$3]*((([.H36] + 0.2) / 1.2) ^4)+[.$I$3]*[.I36]+[.$J$3]*[.J36]+[.$K$3]*[.K36])/[.$L$3]" office:value-type="float" office:value="0.204704588153538" calcext:value-type="float">
            <text:p>0.205</text:p>
          </table:table-cell>
          <table:table-cell table:formula="of:=([.$H$4]*[.H36]+[.$I$4]*[.I36]+[.$J$4]*[.J36]+[.$K$4]*[.K36])/[.$L$4]" office:value-type="float" office:value="0.420007581871989" calcext:value-type="float">
            <text:p>0.420</text:p>
          </table:table-cell>
          <table:table-cell table:formula="of:=(([.$I$5] ^ (([.$I$6] * [.AN36]) / 15) + [.$J$5] ^ (([.$J$6] * [.V36]) / 7)) / ([.$I$5] + [.$J$5])) + 1" office:value-type="float" office:value="1.52427547083712" calcext:value-type="float">
            <text:p>1.524</text:p>
          </table:table-cell>
          <table:table-cell table:formula="of:= [.P36] * [.Q36]" office:value-type="float" office:value="271.847619047619" calcext:value-type="float">
            <text:p>271.848</text:p>
          </table:table-cell>
          <table:table-cell table:formula="of:=IF([.Q36] &lt; 10; ([.AN36]/15 * [.V36]/7 + 0.4) / 1.4; [.AN36]/15 * [.V36]/7)" office:value-type="float" office:value="0.304761904761905" calcext:value-type="float">
            <text:p>0.305</text:p>
          </table:table-cell>
          <table:table-cell table:formula="of:=[.AL36] * (100)" office:value-type="float" office:value="892" calcext:value-type="float">
            <text:p>892.000</text:p>
          </table:table-cell>
          <table:table-cell office:value-type="string" calcext:value-type="string">
            <text:p>[Ar] 3d10 4s1 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9</text:p>
          </table:table-cell>
          <table:table-cell table:style-name="ce1" office:value-type="string" calcext:value-type="string">
            <text:p>138</text:p>
          </table:table-cell>
          <table:table-cell office:value-type="string" calcext:value-type="string">
            <text:p>77 (+1)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746</text:p>
          </table:table-cell>
          <table:table-cell table:style-name="ce1" office:value-type="string" calcext:value-type="string">
            <text:p>-118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58</text:p>
          </table:table-cell>
          <table:table-cell table:style-name="ce1" office:value-type="string" calcext:value-type="string">
            <text:p>3200</text:p>
          </table:table-cell>
          <table:table-cell table:style-name="ce10" table:formula="of:=[.AK36]*10+1*(1 - [.AK36])" office:value-type="float" office:value="2.82769230769231" calcext:value-type="float">
            <text:p>2.83</text:p>
          </table:table-cell>
          <table:table-cell table:style-name="ce10" table:formula="of:=(IF([.AL36] &gt; 40; 40; IF([.AL36] &lt; 1; 1; [.AL36]))-1)/39" office:value-type="float" office:value="0.203076923076923" calcext:value-type="float">
            <text:p>0.20</text:p>
          </table:table-cell>
          <table:table-cell table:formula="of:=VALUE([.AM36])" office:value-type="float" office:value="8.92" calcext:value-type="float">
            <text:p>8.92000</text:p>
          </table:table-cell>
          <table:table-cell office:value-type="float" office:value="8.92" calcext:value-type="float">
            <text:p>8.92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30</text:p>
          </table:table-cell>
          <table:table-cell office:value-type="string" calcext:value-type="string">
            <text:p><text:s/>Zn </text:p>
          </table:table-cell>
          <table:table-cell office:value-type="string" calcext:value-type="string">
            <text:p><text:s/>Zinc</text:p>
          </table:table-cell>
          <table:table-cell office:value-type="string" calcext:value-type="string">
            <text:p><text:s/>65.38(2)</text:p>
          </table:table-cell>
          <table:table-cell office:value-type="string" calcext:value-type="string">
            <text:p>7D80B0</text:p>
          </table:table-cell>
          <table:table-cell table:formula="of:=RAND()" office:value-type="float" office:value="0.98387149745244" calcext:value-type="float">
            <text:p>0.984</text:p>
          </table:table-cell>
          <table:table-cell table:formula="of:=([.T37]  / 118) * [.F37] + (1 - ([.T37] / 118))" office:value-type="float" office:value="0.99589953325062" calcext:value-type="float">
            <text:p>0.996</text:p>
          </table:table-cell>
          <table:table-cell table:formula="of:=[.T37] / 118" office:value-type="float" office:value="0.254237288135593" calcext:value-type="float">
            <text:p>0.254</text:p>
          </table:table-cell>
          <table:table-cell table:formula="of:=[.AN37] / 15" office:value-type="float" office:value="0.533333333333333" calcext:value-type="float">
            <text:p>0.533</text:p>
          </table:table-cell>
          <table:table-cell table:formula="of:=[.V37] / 7" office:value-type="float" office:value="0.571428571428571" calcext:value-type="float">
            <text:p>0.571</text:p>
          </table:table-cell>
          <table:table-cell table:formula="of:=[.W37] / 18" office:value-type="float" office:value="0.666666666666667" calcext:value-type="float">
            <text:p>0.667</text:p>
          </table:table-cell>
          <table:table-cell table:formula="of:=([.$H$3]*((([.H37] + 0.2) / 1.2) ^4)+[.$I$3]*[.I37]+[.$J$3]*[.J37]+[.$K$3]*[.K37])/[.$L$3]" office:value-type="float" office:value="0.214957049873812" calcext:value-type="float">
            <text:p>0.215</text:p>
          </table:table-cell>
          <table:table-cell table:formula="of:=([.$H$4]*[.H37]+[.$I$4]*[.I37]+[.$J$4]*[.J37]+[.$K$4]*[.K37])/[.$L$4]" office:value-type="float" office:value="0.426384914520508" calcext:value-type="float">
            <text:p>0.426</text:p>
          </table:table-cell>
          <table:table-cell table:formula="of:=(([.$I$5] ^ (([.$I$6] * [.AN37]) / 15) + [.$J$5] ^ (([.$J$6] * [.V37]) / 7)) / ([.$I$5] + [.$J$5])) + 1" office:value-type="float" office:value="1.52427547083712" calcext:value-type="float">
            <text:p>1.524</text:p>
          </table:table-cell>
          <table:table-cell table:formula="of:= [.P37] * [.Q37]" office:value-type="float" office:value="217.6" calcext:value-type="float">
            <text:p>217.600</text:p>
          </table:table-cell>
          <table:table-cell table:formula="of:=IF([.Q37] &lt; 10; ([.AN37]/15 * [.V37]/7 + 0.4) / 1.4; [.AN37]/15 * [.V37]/7)" office:value-type="float" office:value="0.304761904761905" calcext:value-type="float">
            <text:p>0.305</text:p>
          </table:table-cell>
          <table:table-cell table:formula="of:=[.AL37] * (100)" office:value-type="float" office:value="714" calcext:value-type="float">
            <text:p>714.000</text:p>
          </table:table-cell>
          <table:table-cell office:value-type="string" calcext:value-type="string">
            <text:p>[Ar] 3d10 4s2 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65</text:p>
          </table:table-cell>
          <table:table-cell table:style-name="ce1" office:value-type="string" calcext:value-type="string">
            <text:p>131</text:p>
          </table:table-cell>
          <table:table-cell office:value-type="string" calcext:value-type="string">
            <text:p>74 (+2)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9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693</text:p>
          </table:table-cell>
          <table:table-cell table:style-name="ce1" office:value-type="string" calcext:value-type="string">
            <text:p>1180</text:p>
          </table:table-cell>
          <table:table-cell table:style-name="ce10" table:formula="of:=[.AK37]*10+1*(1 - [.AK37])" office:value-type="float" office:value="2.41692307692308" calcext:value-type="float">
            <text:p>2.42</text:p>
          </table:table-cell>
          <table:table-cell table:style-name="ce10" table:formula="of:=(IF([.AL37] &gt; 40; 40; IF([.AL37] &lt; 1; 1; [.AL37]))-1)/39" office:value-type="float" office:value="0.157435897435897" calcext:value-type="float">
            <text:p>0.16</text:p>
          </table:table-cell>
          <table:table-cell table:formula="of:=VALUE([.AM37])" office:value-type="float" office:value="7.14" calcext:value-type="float">
            <text:p>7.14000</text:p>
          </table:table-cell>
          <table:table-cell office:value-type="float" office:value="7.14" calcext:value-type="float">
            <text:p>7.14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31</text:p>
          </table:table-cell>
          <table:table-cell office:value-type="string" calcext:value-type="string">
            <text:p><text:s/>Ga </text:p>
          </table:table-cell>
          <table:table-cell office:value-type="string" calcext:value-type="string">
            <text:p><text:s/>Gallium</text:p>
          </table:table-cell>
          <table:table-cell office:value-type="string" calcext:value-type="string">
            <text:p><text:s/>69.723(1)</text:p>
          </table:table-cell>
          <table:table-cell office:value-type="string" calcext:value-type="string">
            <text:p>C28F8F</text:p>
          </table:table-cell>
          <table:table-cell table:formula="of:=RAND()" office:value-type="float" office:value="0.946150644960837" calcext:value-type="float">
            <text:p>0.946</text:p>
          </table:table-cell>
          <table:table-cell table:formula="of:=([.T38]  / 118) * [.F38] + (1 - ([.T38] / 118))" office:value-type="float" office:value="0.985853135540559" calcext:value-type="float">
            <text:p>0.986</text:p>
          </table:table-cell>
          <table:table-cell table:formula="of:=[.T38] / 118" office:value-type="float" office:value="0.26271186440678" calcext:value-type="float">
            <text:p>0.263</text:p>
          </table:table-cell>
          <table:table-cell table:formula="of:=[.AN38] / 15" office:value-type="float" office:value="0.133333333333333" calcext:value-type="float">
            <text:p>0.133</text:p>
          </table:table-cell>
          <table:table-cell table:formula="of:=[.V38] / 7" office:value-type="float" office:value="0.571428571428571" calcext:value-type="float">
            <text:p>0.571</text:p>
          </table:table-cell>
          <table:table-cell table:formula="of:=[.W38] / 18" office:value-type="float" office:value="0.722222222222222" calcext:value-type="float">
            <text:p>0.722</text:p>
          </table:table-cell>
          <table:table-cell table:formula="of:=([.$H$3]*((([.H38] + 0.2) / 1.2) ^4)+[.$I$3]*[.I38]+[.$J$3]*[.J38]+[.$K$3]*[.K38])/[.$L$3]" office:value-type="float" office:value="0.171933351361508" calcext:value-type="float">
            <text:p>0.172</text:p>
          </table:table-cell>
          <table:table-cell table:formula="of:=([.$H$4]*[.H38]+[.$I$4]*[.I38]+[.$J$4]*[.J38]+[.$K$4]*[.K38])/[.$L$4]" office:value-type="float" office:value="0.378216792623572" calcext:value-type="float">
            <text:p>0.378</text:p>
          </table:table-cell>
          <table:table-cell table:formula="of:=(([.$I$5] ^ (([.$I$6] * [.AN38]) / 15) + [.$J$5] ^ (([.$J$6] * [.V38]) / 7)) / ([.$I$5] + [.$J$5])) + 1" office:value-type="float" office:value="1.73098858283778" calcext:value-type="float">
            <text:p>1.731</text:p>
          </table:table-cell>
          <table:table-cell table:formula="of:= [.P38] * [.Q38]" office:value-type="float" office:value="44.9828571428571" calcext:value-type="float">
            <text:p>44.983</text:p>
          </table:table-cell>
          <table:table-cell table:formula="of:=IF([.Q38] &lt; 10; ([.AN38]/15 * [.V38]/7 + 0.4) / 1.4; [.AN38]/15 * [.V38]/7)" office:value-type="float" office:value="0.0761904761904762" calcext:value-type="float">
            <text:p>0.076</text:p>
          </table:table-cell>
          <table:table-cell table:formula="of:=[.AL38] * (100)" office:value-type="float" office:value="590.4" calcext:value-type="float">
            <text:p>590.400</text:p>
          </table:table-cell>
          <table:table-cell office:value-type="string" calcext:value-type="string">
            <text:p>[Ar] 3d10 4s2 4p1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81</text:p>
          </table:table-cell>
          <table:table-cell table:style-name="ce1" office:value-type="string" calcext:value-type="string">
            <text:p>126</text:p>
          </table:table-cell>
          <table:table-cell office:value-type="string" calcext:value-type="string">
            <text:p>62 (+3)</text:p>
          </table:table-cell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579</text:p>
          </table:table-cell>
          <table:table-cell table:style-name="ce1" office:value-type="string" calcext:value-type="string">
            <text:p>-29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03</text:p>
          </table:table-cell>
          <table:table-cell table:style-name="ce1" office:value-type="string" calcext:value-type="string">
            <text:p>2477</text:p>
          </table:table-cell>
          <table:table-cell table:style-name="ce10" table:formula="of:=[.AK38]*10+1*(1 - [.AK38])" office:value-type="float" office:value="2.13169230769231" calcext:value-type="float">
            <text:p>2.13</text:p>
          </table:table-cell>
          <table:table-cell table:style-name="ce10" table:formula="of:=(IF([.AL38] &gt; 40; 40; IF([.AL38] &lt; 1; 1; [.AL38]))-1)/39" office:value-type="float" office:value="0.12574358974359" calcext:value-type="float">
            <text:p>0.13</text:p>
          </table:table-cell>
          <table:table-cell table:formula="of:=VALUE([.AM38])" office:value-type="float" office:value="5.904" calcext:value-type="float">
            <text:p>5.90400</text:p>
          </table:table-cell>
          <table:table-cell office:value-type="float" office:value="5.904" calcext:value-type="float">
            <text:p>5.9040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metal</text:p>
          </table:table-cell>
          <table:table-cell table:style-name="ce1" office:value-type="string" calcext:value-type="string">
            <text:p>18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office:value-type="string" calcext:value-type="string">
            <text:p><text:s/>Ge </text:p>
          </table:table-cell>
          <table:table-cell office:value-type="string" calcext:value-type="string">
            <text:p><text:s/>Germanium</text:p>
          </table:table-cell>
          <table:table-cell office:value-type="string" calcext:value-type="string">
            <text:p><text:s/>72.64(1)</text:p>
          </table:table-cell>
          <table:table-cell office:value-type="string" calcext:value-type="string">
            <text:p>668F8F</text:p>
          </table:table-cell>
          <table:table-cell table:formula="of:=RAND()" office:value-type="float" office:value="0.782573148458933" calcext:value-type="float">
            <text:p>0.783</text:p>
          </table:table-cell>
          <table:table-cell table:formula="of:=([.T39]  / 118) * [.F39] + (1 - ([.T39] / 118))" office:value-type="float" office:value="0.941036786022762" calcext:value-type="float">
            <text:p>0.941</text:p>
          </table:table-cell>
          <table:table-cell table:formula="of:=[.T39] / 118" office:value-type="float" office:value="0.271186440677966" calcext:value-type="float">
            <text:p>0.271</text:p>
          </table:table-cell>
          <table:table-cell table:formula="of:=[.AN39] / 15" office:value-type="float" office:value="0.333333333333333" calcext:value-type="float">
            <text:p>0.333</text:p>
          </table:table-cell>
          <table:table-cell table:formula="of:=[.V39] / 7" office:value-type="float" office:value="0.571428571428571" calcext:value-type="float">
            <text:p>0.571</text:p>
          </table:table-cell>
          <table:table-cell table:formula="of:=[.W39] / 18" office:value-type="float" office:value="0.777777777777778" calcext:value-type="float">
            <text:p>0.778</text:p>
          </table:table-cell>
          <table:table-cell table:formula="of:=([.$H$3]*((([.H39] + 0.2) / 1.2) ^4)+[.$I$3]*[.I39]+[.$J$3]*[.J39]+[.$K$3]*[.K39])/[.$L$3]" office:value-type="float" office:value="0.208968979050124" calcext:value-type="float">
            <text:p>0.209</text:p>
          </table:table-cell>
          <table:table-cell table:formula="of:=([.$H$4]*[.H39]+[.$I$4]*[.I39]+[.$J$4]*[.J39]+[.$K$4]*[.K39])/[.$L$4]" office:value-type="float" office:value="0.411866852544819" calcext:value-type="float">
            <text:p>0.412</text:p>
          </table:table-cell>
          <table:table-cell table:formula="of:=(([.$I$5] ^ (([.$I$6] * [.AN39]) / 15) + [.$J$5] ^ (([.$J$6] * [.V39]) / 7)) / ([.$I$5] + [.$J$5])) + 1" office:value-type="float" office:value="1.61356328543515" calcext:value-type="float">
            <text:p>1.614</text:p>
          </table:table-cell>
          <table:table-cell table:formula="of:= [.P39] * [.Q39]" office:value-type="float" office:value="101.390476190476" calcext:value-type="float">
            <text:p>101.390</text:p>
          </table:table-cell>
          <table:table-cell table:formula="of:=IF([.Q39] &lt; 10; ([.AN39]/15 * [.V39]/7 + 0.4) / 1.4; [.AN39]/15 * [.V39]/7)" office:value-type="float" office:value="0.19047619047619" calcext:value-type="float">
            <text:p>0.190</text:p>
          </table:table-cell>
          <table:table-cell table:formula="of:=[.AL39] * (100)" office:value-type="float" office:value="532.3" calcext:value-type="float">
            <text:p>532.300</text:p>
          </table:table-cell>
          <table:table-cell office:value-type="string" calcext:value-type="string">
            <text:p>[Ar] 3d10 4s2 4p2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01</text:p>
          </table:table-cell>
          <table:table-cell table:style-name="ce1" office:value-type="string" calcext:value-type="string">
            <text:p>122</text:p>
          </table:table-cell>
          <table:table-cell office:value-type="string" calcext:value-type="string">
            <text:p>73 (+2)</text:p>
          </table:table-cell>
          <table:table-cell/>
          <table:table-cell table:style-name="ce1" office:value-type="string" calcext:value-type="string">
            <text:p>762</text:p>
          </table:table-cell>
          <table:table-cell table:style-name="ce1" office:value-type="string" calcext:value-type="string">
            <text:p>-119</text:p>
          </table:table-cell>
          <table:table-cell office:value-type="string" calcext:value-type="string">
            <text:p>-4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211</text:p>
          </table:table-cell>
          <table:table-cell table:style-name="ce1" office:value-type="string" calcext:value-type="string">
            <text:p>3093</text:p>
          </table:table-cell>
          <table:table-cell table:style-name="ce10" table:formula="of:=[.AK39]*10+1*(1 - [.AK39])" office:value-type="float" office:value="1.99761538461538" calcext:value-type="float">
            <text:p>2.00</text:p>
          </table:table-cell>
          <table:table-cell table:style-name="ce10" table:formula="of:=(IF([.AL39] &gt; 40; 40; IF([.AL39] &lt; 1; 1; [.AL39]))-1)/39" office:value-type="float" office:value="0.110846153846154" calcext:value-type="float">
            <text:p>0.11</text:p>
          </table:table-cell>
          <table:table-cell table:formula="of:=VALUE([.AM39])" office:value-type="float" office:value="5.323" calcext:value-type="float">
            <text:p>5.32300</text:p>
          </table:table-cell>
          <table:table-cell office:value-type="float" office:value="5.323" calcext:value-type="float">
            <text:p>5.32300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metalloid</text:p>
          </table:table-cell>
          <table:table-cell table:style-name="ce1" office:value-type="string" calcext:value-type="string">
            <text:p>188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office:value-type="string" calcext:value-type="string">
            <text:p><text:s/>As </text:p>
          </table:table-cell>
          <table:table-cell office:value-type="string" calcext:value-type="string">
            <text:p><text:s/>Arsenic</text:p>
          </table:table-cell>
          <table:table-cell office:value-type="string" calcext:value-type="string">
            <text:p><text:s/>74.92160(2)</text:p>
          </table:table-cell>
          <table:table-cell office:value-type="string" calcext:value-type="string">
            <text:p>BD80E3</text:p>
          </table:table-cell>
          <table:table-cell table:formula="of:=RAND()" office:value-type="float" office:value="0.134112465860008" calcext:value-type="float">
            <text:p>0.134</text:p>
          </table:table-cell>
          <table:table-cell table:formula="of:=([.T40]  / 118) * [.F40] + (1 - ([.T40] / 118))" office:value-type="float" office:value="0.757845011638816" calcext:value-type="float">
            <text:p>0.758</text:p>
          </table:table-cell>
          <table:table-cell table:formula="of:=[.T40] / 118" office:value-type="float" office:value="0.279661016949152" calcext:value-type="float">
            <text:p>0.280</text:p>
          </table:table-cell>
          <table:table-cell table:formula="of:=[.AN40] / 15" office:value-type="float" office:value="0.333333333333333" calcext:value-type="float">
            <text:p>0.333</text:p>
          </table:table-cell>
          <table:table-cell table:formula="of:=[.V40] / 7" office:value-type="float" office:value="0.571428571428571" calcext:value-type="float">
            <text:p>0.571</text:p>
          </table:table-cell>
          <table:table-cell table:formula="of:=[.W40] / 18" office:value-type="float" office:value="0.833333333333333" calcext:value-type="float">
            <text:p>0.833</text:p>
          </table:table-cell>
          <table:table-cell table:formula="of:=([.$H$3]*((([.H40] + 0.2) / 1.2) ^4)+[.$I$3]*[.I40]+[.$J$3]*[.J40]+[.$K$3]*[.K40])/[.$L$3]" office:value-type="float" office:value="0.219399459171684" calcext:value-type="float">
            <text:p>0.219</text:p>
          </table:table-cell>
          <table:table-cell table:formula="of:=([.$H$4]*[.H40]+[.$I$4]*[.I40]+[.$J$4]*[.J40]+[.$K$4]*[.K40])/[.$L$4]" office:value-type="float" office:value="0.418244185193338" calcext:value-type="float">
            <text:p>0.418</text:p>
          </table:table-cell>
          <table:table-cell table:formula="of:=(([.$I$5] ^ (([.$I$6] * [.AN40]) / 15) + [.$J$5] ^ (([.$J$6] * [.V40]) / 7)) / ([.$I$5] + [.$J$5])) + 1" office:value-type="float" office:value="1.61356328543515" calcext:value-type="float">
            <text:p>1.614</text:p>
          </table:table-cell>
          <table:table-cell table:formula="of:= [.P40] * [.Q40]" office:value-type="float" office:value="109.085714285714" calcext:value-type="float">
            <text:p>109.086</text:p>
          </table:table-cell>
          <table:table-cell table:formula="of:=IF([.Q40] &lt; 10; ([.AN40]/15 * [.V40]/7 + 0.4) / 1.4; [.AN40]/15 * [.V40]/7)" office:value-type="float" office:value="0.19047619047619" calcext:value-type="float">
            <text:p>0.190</text:p>
          </table:table-cell>
          <table:table-cell table:formula="of:=[.AL40] * (100)" office:value-type="float" office:value="572.7" calcext:value-type="float">
            <text:p>572.700</text:p>
          </table:table-cell>
          <table:table-cell office:value-type="string" calcext:value-type="string">
            <text:p>[Ar] 3d10 4s2 4p3 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18</text:p>
          </table:table-cell>
          <table:table-cell table:style-name="ce1" office:value-type="string" calcext:value-type="string">
            <text:p>119</text:p>
          </table:table-cell>
          <table:table-cell office:value-type="string" calcext:value-type="string">
            <text:p>58 (+3)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947</text:p>
          </table:table-cell>
          <table:table-cell table:style-name="ce1" office:value-type="string" calcext:value-type="string">
            <text:p>-78</text:p>
          </table:table-cell>
          <table:table-cell office:value-type="string" calcext:value-type="string">
            <text:p>-3, 2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90</text:p>
          </table:table-cell>
          <table:table-cell table:style-name="ce1" office:value-type="string" calcext:value-type="string">
            <text:p>887</text:p>
          </table:table-cell>
          <table:table-cell table:style-name="ce10" table:formula="of:=[.AK40]*10+1*(1 - [.AK40])" office:value-type="float" office:value="2.09084615384615" calcext:value-type="float">
            <text:p>2.09</text:p>
          </table:table-cell>
          <table:table-cell table:style-name="ce10" table:formula="of:=(IF([.AL40] &gt; 40; 40; IF([.AL40] &lt; 1; 1; [.AL40]))-1)/39" office:value-type="float" office:value="0.121205128205128" calcext:value-type="float">
            <text:p>0.12</text:p>
          </table:table-cell>
          <table:table-cell table:formula="of:=VALUE([.AM40])" office:value-type="float" office:value="5.727" calcext:value-type="float">
            <text:p>5.72700</text:p>
          </table:table-cell>
          <table:table-cell office:value-type="float" office:value="5.727" calcext:value-type="float">
            <text:p>5.72700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Selenium</text:p>
          </table:table-cell>
          <table:table-cell office:value-type="string" calcext:value-type="string">
            <text:p><text:s/>78.96(3)</text:p>
          </table:table-cell>
          <table:table-cell office:value-type="string" calcext:value-type="string">
            <text:p>FFA100</text:p>
          </table:table-cell>
          <table:table-cell table:formula="of:=RAND()" office:value-type="float" office:value="0.43980411887175" calcext:value-type="float">
            <text:p>0.440</text:p>
          </table:table-cell>
          <table:table-cell table:formula="of:=([.T41]  / 118) * [.F41] + (1 - ([.T41] / 118))" office:value-type="float" office:value="0.838587627471521" calcext:value-type="float">
            <text:p>0.839</text:p>
          </table:table-cell>
          <table:table-cell table:formula="of:=[.T41] / 118" office:value-type="float" office:value="0.288135593220339" calcext:value-type="float">
            <text:p>0.288</text:p>
          </table:table-cell>
          <table:table-cell table:formula="of:=[.AN41] / 15" office:value-type="float" office:value="0.0666666666666667" calcext:value-type="float">
            <text:p>0.067</text:p>
          </table:table-cell>
          <table:table-cell table:formula="of:=[.V41] / 7" office:value-type="float" office:value="0.571428571428571" calcext:value-type="float">
            <text:p>0.571</text:p>
          </table:table-cell>
          <table:table-cell table:formula="of:=[.W41] / 18" office:value-type="float" office:value="0.888888888888889" calcext:value-type="float">
            <text:p>0.889</text:p>
          </table:table-cell>
          <table:table-cell table:formula="of:=([.$H$3]*((([.H41] + 0.2) / 1.2) ^4)+[.$I$3]*[.I41]+[.$J$3]*[.J41]+[.$K$3]*[.K41])/[.$L$3]" office:value-type="float" office:value="0.194338135534513" calcext:value-type="float">
            <text:p>0.194</text:p>
          </table:table-cell>
          <table:table-cell table:formula="of:=([.$H$4]*[.H41]+[.$I$4]*[.I41]+[.$J$4]*[.J41]+[.$K$4]*[.K41])/[.$L$4]" office:value-type="float" office:value="0.38825788147822" calcext:value-type="float">
            <text:p>0.388</text:p>
          </table:table-cell>
          <table:table-cell table:formula="of:=(([.$I$5] ^ (([.$I$6] * [.AN41]) / 15) + [.$J$5] ^ (([.$J$6] * [.V41]) / 7)) / ([.$I$5] + [.$J$5])) + 1" office:value-type="float" office:value="1.77784263876697" calcext:value-type="float">
            <text:p>1.778</text:p>
          </table:table-cell>
          <table:table-cell table:formula="of:= [.P41] * [.Q41]" office:value-type="float" office:value="18.3580952380952" calcext:value-type="float">
            <text:p>18.358</text:p>
          </table:table-cell>
          <table:table-cell table:formula="of:=IF([.Q41] &lt; 10; ([.AN41]/15 * [.V41]/7 + 0.4) / 1.4; [.AN41]/15 * [.V41]/7)" office:value-type="float" office:value="0.0380952380952381" calcext:value-type="float">
            <text:p>0.038</text:p>
          </table:table-cell>
          <table:table-cell table:formula="of:=[.AL41] * (100)" office:value-type="float" office:value="481.9" calcext:value-type="float">
            <text:p>481.900</text:p>
          </table:table-cell>
          <table:table-cell office:value-type="string" calcext:value-type="string">
            <text:p>[Ar] 3d10 4s2 4p4 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55</text:p>
          </table:table-cell>
          <table:table-cell table:style-name="ce1" office:value-type="string" calcext:value-type="string">
            <text:p>116</text:p>
          </table:table-cell>
          <table:table-cell office:value-type="string" calcext:value-type="string">
            <text:p>198 (-2)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941</text:p>
          </table:table-cell>
          <table:table-cell table:style-name="ce1" office:value-type="string" calcext:value-type="string">
            <text:p>-195</text:p>
          </table:table-cell>
          <table:table-cell office:value-type="string" calcext:value-type="string">
            <text:p>-2, 2, 4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494</text:p>
          </table:table-cell>
          <table:table-cell table:style-name="ce1" office:value-type="string" calcext:value-type="string">
            <text:p>958</text:p>
          </table:table-cell>
          <table:table-cell table:style-name="ce10" table:formula="of:=[.AK41]*10+1*(1 - [.AK41])" office:value-type="float" office:value="1.88130769230769" calcext:value-type="float">
            <text:p>1.88</text:p>
          </table:table-cell>
          <table:table-cell table:style-name="ce10" table:formula="of:=(IF([.AL41] &gt; 40; 40; IF([.AL41] &lt; 1; 1; [.AL41]))-1)/39" office:value-type="float" office:value="0.0979230769230769" calcext:value-type="float">
            <text:p>0.10</text:p>
          </table:table-cell>
          <table:table-cell table:formula="of:=VALUE([.AM41])" office:value-type="float" office:value="4.819" calcext:value-type="float">
            <text:p>4.81900</text:p>
          </table:table-cell>
          <table:table-cell office:value-type="float" office:value="4.819" calcext:value-type="float">
            <text:p>4.8190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onmetal</text:p>
          </table:table-cell>
          <table:table-cell table:style-name="ce1" office:value-type="string" calcext:value-type="string">
            <text:p>18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/>Br </text:p>
          </table:table-cell>
          <table:table-cell office:value-type="string" calcext:value-type="string">
            <text:p><text:s/>Bromine</text:p>
          </table:table-cell>
          <table:table-cell office:value-type="string" calcext:value-type="string">
            <text:p><text:s/>79.904(1)</text:p>
          </table:table-cell>
          <table:table-cell office:value-type="string" calcext:value-type="string">
            <text:p>A62929</text:p>
          </table:table-cell>
          <table:table-cell table:formula="of:=RAND()" office:value-type="float" office:value="0.92654220247889" calcext:value-type="float">
            <text:p>0.927</text:p>
          </table:table-cell>
          <table:table-cell table:formula="of:=([.T42]  / 118) * [.F42] + (1 - ([.T42] / 118))" office:value-type="float" office:value="0.978211670226789" calcext:value-type="float">
            <text:p>0.978</text:p>
          </table:table-cell>
          <table:table-cell table:formula="of:=[.T42] / 118" office:value-type="float" office:value="0.296610169491525" calcext:value-type="float">
            <text:p>0.297</text:p>
          </table:table-cell>
          <table:table-cell table:formula="of:=[.AN42] / 15" office:value-type="float" office:value="0.2" calcext:value-type="float">
            <text:p>0.200</text:p>
          </table:table-cell>
          <table:table-cell table:formula="of:=[.V42] / 7" office:value-type="float" office:value="0.571428571428571" calcext:value-type="float">
            <text:p>0.571</text:p>
          </table:table-cell>
          <table:table-cell table:formula="of:=[.W42] / 18" office:value-type="float" office:value="0.944444444444444" calcext:value-type="float">
            <text:p>0.944</text:p>
          </table:table-cell>
          <table:table-cell table:formula="of:=([.$H$3]*((([.H42] + 0.2) / 1.2) ^4)+[.$I$3]*[.I42]+[.$J$3]*[.J42]+[.$K$3]*[.K42])/[.$L$3]" office:value-type="float" office:value="0.222676169523239" calcext:value-type="float">
            <text:p>0.223</text:p>
          </table:table-cell>
          <table:table-cell table:formula="of:=([.$H$4]*[.H42]+[.$I$4]*[.I42]+[.$J$4]*[.J42]+[.$K$4]*[.K42])/[.$L$4]" office:value-type="float" office:value="0.412817032308558" calcext:value-type="float">
            <text:p>0.413</text:p>
          </table:table-cell>
          <table:table-cell table:formula="of:=(([.$I$5] ^ (([.$I$6] * [.AN42]) / 15) + [.$J$5] ^ (([.$J$6] * [.V42]) / 7)) / ([.$I$5] + [.$J$5])) + 1" office:value-type="float" office:value="1.68822336389485" calcext:value-type="float">
            <text:p>1.688</text:p>
          </table:table-cell>
          <table:table-cell table:formula="of:= [.P42] * [.Q42]" office:value-type="float" office:value="35.6571428571429" calcext:value-type="float">
            <text:p>35.657</text:p>
          </table:table-cell>
          <table:table-cell table:formula="of:=IF([.Q42] &lt; 10; ([.AN42]/15 * [.V42]/7 + 0.4) / 1.4; [.AN42]/15 * [.V42]/7)" office:value-type="float" office:value="0.114285714285714" calcext:value-type="float">
            <text:p>0.114</text:p>
          </table:table-cell>
          <table:table-cell table:formula="of:=[.AL42] * (100)" office:value-type="float" office:value="312" calcext:value-type="float">
            <text:p>312.000</text:p>
          </table:table-cell>
          <table:table-cell office:value-type="string" calcext:value-type="string">
            <text:p>[Ar] 3d10 4s2 4p5 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96</text:p>
          </table:table-cell>
          <table:table-cell table:style-name="ce1" office:value-type="string" calcext:value-type="string">
            <text:p>114</text:p>
          </table:table-cell>
          <table:table-cell office:value-type="string" calcext:value-type="string">
            <text:p>196 (-1)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1140</text:p>
          </table:table-cell>
          <table:table-cell table:style-name="ce1" office:value-type="string" calcext:value-type="string">
            <text:p>-325</text:p>
          </table:table-cell>
          <table:table-cell office:value-type="string" calcext:value-type="string">
            <text:p>-1, 1, 3, 4, 5, 7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266</text:p>
          </table:table-cell>
          <table:table-cell table:style-name="ce1" office:value-type="string" calcext:value-type="string">
            <text:p>332</text:p>
          </table:table-cell>
          <table:table-cell table:style-name="ce10" table:formula="of:=[.AK42]*10+1*(1 - [.AK42])" office:value-type="float" office:value="1.48923076923077" calcext:value-type="float">
            <text:p>1.49</text:p>
          </table:table-cell>
          <table:table-cell table:style-name="ce10" table:formula="of:=(IF([.AL42] &gt; 40; 40; IF([.AL42] &lt; 1; 1; [.AL42]))-1)/39" office:value-type="float" office:value="0.0543589743589744" calcext:value-type="float">
            <text:p>0.05</text:p>
          </table:table-cell>
          <table:table-cell table:formula="of:=VALUE([.AM42])" office:value-type="float" office:value="3.12" calcext:value-type="float">
            <text:p>3.12000</text:p>
          </table:table-cell>
          <table:table-cell office:value-type="float" office:value="3.12" calcext:value-type="float">
            <text:p>3.1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ogen</text:p>
          </table:table-cell>
          <table:table-cell table:style-name="ce1" office:value-type="string" calcext:value-type="string">
            <text:p>18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36</text:p>
          </table:table-cell>
          <table:table-cell office:value-type="string" calcext:value-type="string">
            <text:p><text:s/>Kr </text:p>
          </table:table-cell>
          <table:table-cell office:value-type="string" calcext:value-type="string">
            <text:p><text:s/>Krypton</text:p>
          </table:table-cell>
          <table:table-cell office:value-type="string" calcext:value-type="string">
            <text:p><text:s/>83.798(2)</text:p>
          </table:table-cell>
          <table:table-cell office:value-type="string" calcext:value-type="string">
            <text:p>5CB8D1</text:p>
          </table:table-cell>
          <table:table-cell table:formula="of:=RAND()" office:value-type="float" office:value="0.74000150002372" calcext:value-type="float">
            <text:p>0.740</text:p>
          </table:table-cell>
          <table:table-cell table:formula="of:=([.T43]  / 118) * [.F43] + (1 - ([.T43] / 118))" office:value-type="float" office:value="0.92067842373605" calcext:value-type="float">
            <text:p>0.921</text:p>
          </table:table-cell>
          <table:table-cell table:formula="of:=[.T43] / 118" office:value-type="float" office:value="0.305084745762712" calcext:value-type="float">
            <text:p>0.305</text:p>
          </table:table-cell>
          <table:table-cell table:formula="of:=[.AN43] / 15" office:value-type="float" office:value="0.466666666666667" calcext:value-type="float">
            <text:p>0.467</text:p>
          </table:table-cell>
          <table:table-cell table:formula="of:=[.V43] / 7" office:value-type="float" office:value="0.571428571428571" calcext:value-type="float">
            <text:p>0.571</text:p>
          </table:table-cell>
          <table:table-cell table:formula="of:=[.W43] / 18" office:value-type="float" office:value="1" calcext:value-type="float">
            <text:p>1.000</text:p>
          </table:table-cell>
          <table:table-cell table:formula="of:=([.$H$3]*((([.H43] + 0.2) / 1.2) ^4)+[.$I$3]*[.I43]+[.$J$3]*[.J43]+[.$K$3]*[.K43])/[.$L$3]" office:value-type="float" office:value="0.268860317876568" calcext:value-type="float">
            <text:p>0.269</text:p>
          </table:table-cell>
          <table:table-cell table:formula="of:=([.$H$4]*[.H43]+[.$I$4]*[.I43]+[.$J$4]*[.J43]+[.$K$4]*[.K43])/[.$L$4]" office:value-type="float" office:value="0.455558001320713" calcext:value-type="float">
            <text:p>0.456</text:p>
          </table:table-cell>
          <table:table-cell table:formula="of:=(([.$I$5] ^ (([.$I$6] * [.AN43]) / 15) + [.$J$5] ^ (([.$J$6] * [.V43]) / 7)) / ([.$I$5] + [.$J$5])) + 1" office:value-type="float" office:value="1.55136542316096" calcext:value-type="float">
            <text:p>1.551</text:p>
          </table:table-cell>
          <table:table-cell table:formula="of:= [.P43] * [.Q43]" office:value-type="float" office:value="0.178571428571429" calcext:value-type="float">
            <text:p>0.179</text:p>
          </table:table-cell>
          <table:table-cell table:formula="of:=IF([.Q43] &lt; 10; ([.AN43]/15 * [.V43]/7 + 0.4) / 1.4; [.AN43]/15 * [.V43]/7)" office:value-type="float" office:value="0.476190476190476" calcext:value-type="float">
            <text:p>0.476</text:p>
          </table:table-cell>
          <table:table-cell table:formula="of:=[.AL43] * (100)" office:value-type="float" office:value="0.375" calcext:value-type="float">
            <text:p>0.375</text:p>
          </table:table-cell>
          <table:table-cell office:value-type="string" calcext:value-type="string">
            <text:p>[Ar] 3d10 4s2 4p6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02</text:p>
          </table:table-cell>
          <table:table-cell table:style-name="ce1" office:value-type="string" calcext:value-type="string">
            <text:p>13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20</text:p>
          </table:table-cell>
          <table:table-cell table:style-name="ce10" table:formula="of:=[.AK43]*10+1*(1 - [.AK43])" office:value-type="float" office:value="1" calcext:value-type="float">
            <text:p>1.00</text:p>
          </table:table-cell>
          <table:table-cell table:style-name="ce10" table:formula="of:=(IF([.AL43] &gt; 40; 40; IF([.AL43] &lt; 1; 1; [.AL43]))-1)/39" office:value-type="float" office:value="0" calcext:value-type="float">
            <text:p>0.00</text:p>
          </table:table-cell>
          <table:table-cell table:formula="of:=VALUE([.AM43])" office:value-type="float" office:value="0.00375" calcext:value-type="float">
            <text:p>0.003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8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/>Rb </text:p>
          </table:table-cell>
          <table:table-cell office:value-type="string" calcext:value-type="string">
            <text:p><text:s/>Rubidium</text:p>
          </table:table-cell>
          <table:table-cell office:value-type="string" calcext:value-type="string">
            <text:p><text:s/>85.4678(3)</text:p>
          </table:table-cell>
          <table:table-cell office:value-type="string" calcext:value-type="string">
            <text:p>702EB0</text:p>
          </table:table-cell>
          <table:table-cell table:formula="of:=RAND()" office:value-type="float" office:value="0.394828006531983" calcext:value-type="float">
            <text:p>0.395</text:p>
          </table:table-cell>
          <table:table-cell table:formula="of:=([.T44]  / 118) * [.F44] + (1 - ([.T44] / 118))" office:value-type="float" office:value="0.810242680014266" calcext:value-type="float">
            <text:p>0.810</text:p>
          </table:table-cell>
          <table:table-cell table:formula="of:=[.T44] / 118" office:value-type="float" office:value="0.313559322033898" calcext:value-type="float">
            <text:p>0.314</text:p>
          </table:table-cell>
          <table:table-cell table:formula="of:=[.AN44] / 15" office:value-type="float" office:value="0.266666666666667" calcext:value-type="float">
            <text:p>0.267</text:p>
          </table:table-cell>
          <table:table-cell table:formula="of:=[.V44] / 7" office:value-type="float" office:value="0.714285714285714" calcext:value-type="float">
            <text:p>0.714</text:p>
          </table:table-cell>
          <table:table-cell table:formula="of:=[.W44] / 18" office:value-type="float" office:value="0.0555555555555556" calcext:value-type="float">
            <text:p>0.056</text:p>
          </table:table-cell>
          <table:table-cell table:formula="of:=([.$H$3]*((([.H44] + 0.2) / 1.2) ^4)+[.$I$3]*[.I44]+[.$J$3]*[.J44]+[.$K$3]*[.K44])/[.$L$3]" office:value-type="float" office:value="0.0909881707825261" calcext:value-type="float">
            <text:p>0.091</text:p>
          </table:table-cell>
          <table:table-cell table:formula="of:=([.$H$4]*[.H44]+[.$I$4]*[.I44]+[.$J$4]*[.J44]+[.$K$4]*[.K44])/[.$L$4]" office:value-type="float" office:value="0.441156113190012" calcext:value-type="float">
            <text:p>0.441</text:p>
          </table:table-cell>
          <table:table-cell table:formula="of:=(([.$I$5] ^ (([.$I$6] * [.AN44]) / 15) + [.$J$5] ^ (([.$J$6] * [.V44]) / 7)) / ([.$I$5] + [.$J$5])) + 1" office:value-type="float" office:value="1.60100192400473" calcext:value-type="float">
            <text:p>1.601</text:p>
          </table:table-cell>
          <table:table-cell table:formula="of:= [.P44] * [.Q44]" office:value-type="float" office:value="29.1809523809524" calcext:value-type="float">
            <text:p>29.181</text:p>
          </table:table-cell>
          <table:table-cell table:formula="of:=IF([.Q44] &lt; 10; ([.AN44]/15 * [.V44]/7 + 0.4) / 1.4; [.AN44]/15 * [.V44]/7)" office:value-type="float" office:value="0.19047619047619" calcext:value-type="float">
            <text:p>0.190</text:p>
          </table:table-cell>
          <table:table-cell table:formula="of:=[.AL44] * (100)" office:value-type="float" office:value="153.2" calcext:value-type="float">
            <text:p>153.200</text:p>
          </table:table-cell>
          <table:table-cell office:value-type="string" calcext:value-type="string">
            <text:p>[Kr] 5s1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</text:p>
          </table:table-cell>
          <table:table-cell table:style-name="ce1" office:value-type="string" calcext:value-type="string">
            <text:p>211</text:p>
          </table:table-cell>
          <table:table-cell office:value-type="string" calcext:value-type="string">
            <text:p>152 (+1)</text:p>
          </table:table-cell>
          <table:table-cell/>
          <table:table-cell table:style-name="ce1" office:value-type="string" calcext:value-type="string">
            <text:p>403</text:p>
          </table:table-cell>
          <table:table-cell table:style-name="ce1" office:value-type="string" calcext:value-type="string">
            <text:p>-4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12</text:p>
          </table:table-cell>
          <table:table-cell table:style-name="ce1" office:value-type="string" calcext:value-type="string">
            <text:p>961</text:p>
          </table:table-cell>
          <table:table-cell table:style-name="ce10" table:formula="of:=[.AK44]*10+1*(1 - [.AK44])" office:value-type="float" office:value="1.12276923076923" calcext:value-type="float">
            <text:p>1.12</text:p>
          </table:table-cell>
          <table:table-cell table:style-name="ce10" table:formula="of:=(IF([.AL44] &gt; 40; 40; IF([.AL44] &lt; 1; 1; [.AL44]))-1)/39" office:value-type="float" office:value="0.0136410256410256" calcext:value-type="float">
            <text:p>0.01</text:p>
          </table:table-cell>
          <table:table-cell table:formula="of:=VALUE([.AM44])" office:value-type="float" office:value="1.532" calcext:value-type="float">
            <text:p>1.53200</text:p>
          </table:table-cell>
          <table:table-cell office:value-type="float" office:value="1.532" calcext:value-type="float">
            <text:p>1.5320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8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38</text:p>
          </table:table-cell>
          <table:table-cell office:value-type="string" calcext:value-type="string">
            <text:p><text:s/>Sr </text:p>
          </table:table-cell>
          <table:table-cell office:value-type="string" calcext:value-type="string">
            <text:p><text:s/>Strontium</text:p>
          </table:table-cell>
          <table:table-cell office:value-type="string" calcext:value-type="string">
            <text:p><text:s/>87.62(1)</text:p>
          </table:table-cell>
          <table:table-cell office:value-type="string" calcext:value-type="string">
            <text:p>00FF00</text:p>
          </table:table-cell>
          <table:table-cell table:formula="of:=RAND()" office:value-type="float" office:value="0.0166961497371405" calcext:value-type="float">
            <text:p>0.017</text:p>
          </table:table-cell>
          <table:table-cell table:formula="of:=([.T45]  / 118) * [.F45] + (1 - ([.T45] / 118))" office:value-type="float" office:value="0.683342827881452" calcext:value-type="float">
            <text:p>0.683</text:p>
          </table:table-cell>
          <table:table-cell table:formula="of:=[.T45] / 118" office:value-type="float" office:value="0.322033898305085" calcext:value-type="float">
            <text:p>0.322</text:p>
          </table:table-cell>
          <table:table-cell table:formula="of:=[.AN45] / 15" office:value-type="float" office:value="0.4" calcext:value-type="float">
            <text:p>0.400</text:p>
          </table:table-cell>
          <table:table-cell table:formula="of:=[.V45] / 7" office:value-type="float" office:value="0.714285714285714" calcext:value-type="float">
            <text:p>0.714</text:p>
          </table:table-cell>
          <table:table-cell table:formula="of:=[.W45] / 18" office:value-type="float" office:value="0.111111111111111" calcext:value-type="float">
            <text:p>0.111</text:p>
          </table:table-cell>
          <table:table-cell table:formula="of:=([.$H$3]*((([.H45] + 0.2) / 1.2) ^4)+[.$I$3]*[.I45]+[.$J$3]*[.J45]+[.$K$3]*[.K45])/[.$L$3]" office:value-type="float" office:value="0.119538310608615" calcext:value-type="float">
            <text:p>0.120</text:p>
          </table:table-cell>
          <table:table-cell table:formula="of:=([.$H$4]*[.H45]+[.$I$4]*[.I45]+[.$J$4]*[.J45]+[.$K$4]*[.K45])/[.$L$4]" office:value-type="float" office:value="0.465715264020349" calcext:value-type="float">
            <text:p>0.466</text:p>
          </table:table-cell>
          <table:table-cell table:formula="of:=(([.$I$5] ^ (([.$I$6] * [.AN45]) / 15) + [.$J$5] ^ (([.$J$6] * [.V45]) / 7)) / ([.$I$5] + [.$J$5])) + 1" office:value-type="float" office:value="1.53285724499443" calcext:value-type="float">
            <text:p>1.533</text:p>
          </table:table-cell>
          <table:table-cell table:formula="of:= [.P45] * [.Q45]" office:value-type="float" office:value="75.1428571428571" calcext:value-type="float">
            <text:p>75.143</text:p>
          </table:table-cell>
          <table:table-cell table:formula="of:=IF([.Q45] &lt; 10; ([.AN45]/15 * [.V45]/7 + 0.4) / 1.4; [.AN45]/15 * [.V45]/7)" office:value-type="float" office:value="0.285714285714286" calcext:value-type="float">
            <text:p>0.286</text:p>
          </table:table-cell>
          <table:table-cell table:formula="of:=[.AL45] * (100)" office:value-type="float" office:value="263" calcext:value-type="float">
            <text:p>263.000</text:p>
          </table:table-cell>
          <table:table-cell office:value-type="string" calcext:value-type="string">
            <text:p>[Kr] 5s2 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</text:p>
          </table:table-cell>
          <table:table-cell table:style-name="ce1" office:value-type="string" calcext:value-type="string">
            <text:p>192</text:p>
          </table:table-cell>
          <table:table-cell office:value-type="string" calcext:value-type="string">
            <text:p>118 (+2)</text:p>
          </table:table-cell>
          <table:table-cell/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-5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50</text:p>
          </table:table-cell>
          <table:table-cell table:style-name="ce1" office:value-type="string" calcext:value-type="string">
            <text:p>1655</text:p>
          </table:table-cell>
          <table:table-cell table:style-name="ce10" table:formula="of:=[.AK45]*10+1*(1 - [.AK45])" office:value-type="float" office:value="1.37615384615385" calcext:value-type="float">
            <text:p>1.38</text:p>
          </table:table-cell>
          <table:table-cell table:style-name="ce10" table:formula="of:=(IF([.AL45] &gt; 40; 40; IF([.AL45] &lt; 1; 1; [.AL45]))-1)/39" office:value-type="float" office:value="0.0417948717948718" calcext:value-type="float">
            <text:p>0.04</text:p>
          </table:table-cell>
          <table:table-cell table:formula="of:=VALUE([.AM45])" office:value-type="float" office:value="2.63" calcext:value-type="float">
            <text:p>2.63000</text:p>
          </table:table-cell>
          <table:table-cell office:value-type="float" office:value="2.63" calcext:value-type="float">
            <text:p>2.63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kaline earth metal</text:p>
          </table:table-cell>
          <table:table-cell table:style-name="ce1" office:value-type="string" calcext:value-type="string">
            <text:p>17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39</text:p>
          </table:table-cell>
          <table:table-cell office:value-type="string" calcext:value-type="string">
            <text:p><text:s/>Y </text:p>
          </table:table-cell>
          <table:table-cell office:value-type="string" calcext:value-type="string">
            <text:p><text:s/>Yttrium</text:p>
          </table:table-cell>
          <table:table-cell office:value-type="string" calcext:value-type="string">
            <text:p><text:s/>88.90585(2)</text:p>
          </table:table-cell>
          <table:table-cell office:value-type="string" calcext:value-type="string">
            <text:p>94FFFF</text:p>
          </table:table-cell>
          <table:table-cell table:formula="of:=RAND()" office:value-type="float" office:value="0.525816767348555" calcext:value-type="float">
            <text:p>0.526</text:p>
          </table:table-cell>
          <table:table-cell table:formula="of:=([.T46]  / 118) * [.F46] + (1 - ([.T46] / 118))" office:value-type="float" office:value="0.843278423106726" calcext:value-type="float">
            <text:p>0.843</text:p>
          </table:table-cell>
          <table:table-cell table:formula="of:=[.T46] / 118" office:value-type="float" office:value="0.330508474576271" calcext:value-type="float">
            <text:p>0.331</text:p>
          </table:table-cell>
          <table:table-cell table:formula="of:=[.AN46] / 15" office:value-type="float" office:value="0.6" calcext:value-type="float">
            <text:p>0.600</text:p>
          </table:table-cell>
          <table:table-cell table:formula="of:=[.V46] / 7" office:value-type="float" office:value="0.714285714285714" calcext:value-type="float">
            <text:p>0.714</text:p>
          </table:table-cell>
          <table:table-cell table:formula="of:=[.W46] / 18" office:value-type="float" office:value="0.166666666666667" calcext:value-type="float">
            <text:p>0.167</text:p>
          </table:table-cell>
          <table:table-cell table:formula="of:=([.$H$3]*((([.H46] + 0.2) / 1.2) ^4)+[.$I$3]*[.I46]+[.$J$3]*[.J46]+[.$K$3]*[.K46])/[.$L$3]" office:value-type="float" office:value="0.157052851584354" calcext:value-type="float">
            <text:p>0.157</text:p>
          </table:table-cell>
          <table:table-cell table:formula="of:=([.$H$4]*[.H46]+[.$I$4]*[.I46]+[.$J$4]*[.J46]+[.$K$4]*[.K46])/[.$L$4]" office:value-type="float" office:value="0.499365323941595" calcext:value-type="float">
            <text:p>0.499</text:p>
          </table:table-cell>
          <table:table-cell table:formula="of:=(([.$I$5] ^ (([.$I$6] * [.AN46]) / 15) + [.$J$5] ^ (([.$J$6] * [.V46]) / 7)) / ([.$I$5] + [.$J$5])) + 1" office:value-type="float" office:value="1.45136135601545" calcext:value-type="float">
            <text:p>1.451</text:p>
          </table:table-cell>
          <table:table-cell table:formula="of:= [.P46] * [.Q46]" office:value-type="float" office:value="191.657142857143" calcext:value-type="float">
            <text:p>191.657</text:p>
          </table:table-cell>
          <table:table-cell table:formula="of:=IF([.Q46] &lt; 10; ([.AN46]/15 * [.V46]/7 + 0.4) / 1.4; [.AN46]/15 * [.V46]/7)" office:value-type="float" office:value="0.428571428571429" calcext:value-type="float">
            <text:p>0.429</text:p>
          </table:table-cell>
          <table:table-cell table:formula="of:=[.AL46] * (100)" office:value-type="float" office:value="447.2" calcext:value-type="float">
            <text:p>447.200</text:p>
          </table:table-cell>
          <table:table-cell office:value-type="string" calcext:value-type="string">
            <text:p>[Kr] 4d1 5s2 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2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90 (+3)</text:p>
          </table:table-cell>
          <table:table-cell/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-30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799</text:p>
          </table:table-cell>
          <table:table-cell table:style-name="ce1" office:value-type="string" calcext:value-type="string">
            <text:p>3618</text:p>
          </table:table-cell>
          <table:table-cell table:style-name="ce10" table:formula="of:=[.AK46]*10+1*(1 - [.AK46])" office:value-type="float" office:value="1.80123076923077" calcext:value-type="float">
            <text:p>1.80</text:p>
          </table:table-cell>
          <table:table-cell table:style-name="ce10" table:formula="of:=(IF([.AL46] &gt; 40; 40; IF([.AL46] &lt; 1; 1; [.AL46]))-1)/39" office:value-type="float" office:value="0.089025641025641" calcext:value-type="float">
            <text:p>0.09</text:p>
          </table:table-cell>
          <table:table-cell table:formula="of:=VALUE([.AM46])" office:value-type="float" office:value="4.472" calcext:value-type="float">
            <text:p>4.47200</text:p>
          </table:table-cell>
          <table:table-cell office:value-type="float" office:value="4.472" calcext:value-type="float">
            <text:p>4.472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9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0</text:p>
          </table:table-cell>
          <table:table-cell office:value-type="string" calcext:value-type="string">
            <text:p><text:s/>Zr </text:p>
          </table:table-cell>
          <table:table-cell office:value-type="string" calcext:value-type="string">
            <text:p><text:s/>Zirconium</text:p>
          </table:table-cell>
          <table:table-cell office:value-type="string" calcext:value-type="string">
            <text:p><text:s/>91.224(2)</text:p>
          </table:table-cell>
          <table:table-cell office:value-type="string" calcext:value-type="string">
            <text:p>94E0E0</text:p>
          </table:table-cell>
          <table:table-cell table:formula="of:=RAND()" office:value-type="float" office:value="0.846097805034402" calcext:value-type="float">
            <text:p>0.846</text:p>
          </table:table-cell>
          <table:table-cell table:formula="of:=([.T47]  / 118) * [.F47] + (1 - ([.T47] / 118))" office:value-type="float" office:value="0.947829764418441" calcext:value-type="float">
            <text:p>0.948</text:p>
          </table:table-cell>
          <table:table-cell table:formula="of:=[.T47] / 118" office:value-type="float" office:value="0.338983050847458" calcext:value-type="float">
            <text:p>0.339</text:p>
          </table:table-cell>
          <table:table-cell table:formula="of:=[.AN47] / 15" office:value-type="float" office:value="0.6" calcext:value-type="float">
            <text:p>0.600</text:p>
          </table:table-cell>
          <table:table-cell table:formula="of:=[.V47] / 7" office:value-type="float" office:value="0.714285714285714" calcext:value-type="float">
            <text:p>0.714</text:p>
          </table:table-cell>
          <table:table-cell table:formula="of:=[.W47] / 18" office:value-type="float" office:value="0.222222222222222" calcext:value-type="float">
            <text:p>0.222</text:p>
          </table:table-cell>
          <table:table-cell table:formula="of:=([.$H$3]*((([.H47] + 0.2) / 1.2) ^4)+[.$I$3]*[.I47]+[.$J$3]*[.J47]+[.$K$3]*[.K47])/[.$L$3]" office:value-type="float" office:value="0.167978709642546" calcext:value-type="float">
            <text:p>0.168</text:p>
          </table:table-cell>
          <table:table-cell table:formula="of:=([.$H$4]*[.H47]+[.$I$4]*[.I47]+[.$J$4]*[.J47]+[.$K$4]*[.K47])/[.$L$4]" office:value-type="float" office:value="0.505742656590114" calcext:value-type="float">
            <text:p>0.506</text:p>
          </table:table-cell>
          <table:table-cell table:formula="of:=(([.$I$5] ^ (([.$I$6] * [.AN47]) / 15) + [.$J$5] ^ (([.$J$6] * [.V47]) / 7)) / ([.$I$5] + [.$J$5])) + 1" office:value-type="float" office:value="1.45136135601545" calcext:value-type="float">
            <text:p>1.451</text:p>
          </table:table-cell>
          <table:table-cell table:formula="of:= [.P47] * [.Q47]" office:value-type="float" office:value="279.042857142857" calcext:value-type="float">
            <text:p>279.043</text:p>
          </table:table-cell>
          <table:table-cell table:formula="of:=IF([.Q47] &lt; 10; ([.AN47]/15 * [.V47]/7 + 0.4) / 1.4; [.AN47]/15 * [.V47]/7)" office:value-type="float" office:value="0.428571428571429" calcext:value-type="float">
            <text:p>0.429</text:p>
          </table:table-cell>
          <table:table-cell table:formula="of:=[.AL47] * (100)" office:value-type="float" office:value="651.1" calcext:value-type="float">
            <text:p>651.100</text:p>
          </table:table-cell>
          <table:table-cell office:value-type="string" calcext:value-type="string">
            <text:p>[Kr] 4d2 5s2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3</text:p>
          </table:table-cell>
          <table:table-cell table:style-name="ce1" office:value-type="string" calcext:value-type="string">
            <text:p>148</text:p>
          </table:table-cell>
          <table:table-cell office:value-type="string" calcext:value-type="string">
            <text:p>72 (+4)</text:p>
          </table:table-cell>
          <table:table-cell/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-41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128</text:p>
          </table:table-cell>
          <table:table-cell table:style-name="ce1" office:value-type="string" calcext:value-type="string">
            <text:p>4682</text:p>
          </table:table-cell>
          <table:table-cell table:style-name="ce10" table:formula="of:=[.AK47]*10+1*(1 - [.AK47])" office:value-type="float" office:value="2.27176923076923" calcext:value-type="float">
            <text:p>2.27</text:p>
          </table:table-cell>
          <table:table-cell table:style-name="ce10" table:formula="of:=(IF([.AL47] &gt; 40; 40; IF([.AL47] &lt; 1; 1; [.AL47]))-1)/39" office:value-type="float" office:value="0.141307692307692" calcext:value-type="float">
            <text:p>0.14</text:p>
          </table:table-cell>
          <table:table-cell table:formula="of:=VALUE([.AM47])" office:value-type="float" office:value="6.511" calcext:value-type="float">
            <text:p>6.51100</text:p>
          </table:table-cell>
          <table:table-cell office:value-type="float" office:value="6.511" calcext:value-type="float">
            <text:p>6.511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8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1</text:p>
          </table:table-cell>
          <table:table-cell office:value-type="string" calcext:value-type="string">
            <text:p><text:s/>Nb </text:p>
          </table:table-cell>
          <table:table-cell office:value-type="string" calcext:value-type="string">
            <text:p><text:s/>Niobium</text:p>
          </table:table-cell>
          <table:table-cell office:value-type="string" calcext:value-type="string">
            <text:p><text:s/>92.90638(2)</text:p>
          </table:table-cell>
          <table:table-cell office:value-type="string" calcext:value-type="string">
            <text:p>73C2C9</text:p>
          </table:table-cell>
          <table:table-cell table:formula="of:=RAND()" office:value-type="float" office:value="0.816686010389165" calcext:value-type="float">
            <text:p>0.817</text:p>
          </table:table-cell>
          <table:table-cell table:formula="of:=([.T48]  / 118) * [.F48] + (1 - ([.T48] / 118))" office:value-type="float" office:value="0.936306156152167" calcext:value-type="float">
            <text:p>0.936</text:p>
          </table:table-cell>
          <table:table-cell table:formula="of:=[.T48] / 118" office:value-type="float" office:value="0.347457627118644" calcext:value-type="float">
            <text:p>0.347</text:p>
          </table:table-cell>
          <table:table-cell table:formula="of:=[.AN48] / 15" office:value-type="float" office:value="0.6" calcext:value-type="float">
            <text:p>0.600</text:p>
          </table:table-cell>
          <table:table-cell table:formula="of:=[.V48] / 7" office:value-type="float" office:value="0.714285714285714" calcext:value-type="float">
            <text:p>0.714</text:p>
          </table:table-cell>
          <table:table-cell table:formula="of:=[.W48] / 18" office:value-type="float" office:value="0.277777777777778" calcext:value-type="float">
            <text:p>0.278</text:p>
          </table:table-cell>
          <table:table-cell table:formula="of:=([.$H$3]*((([.H48] + 0.2) / 1.2) ^4)+[.$I$3]*[.I48]+[.$J$3]*[.J48]+[.$K$3]*[.K48])/[.$L$3]" office:value-type="float" office:value="0.178985062736743" calcext:value-type="float">
            <text:p>0.179</text:p>
          </table:table-cell>
          <table:table-cell table:formula="of:=([.$H$4]*[.H48]+[.$I$4]*[.I48]+[.$J$4]*[.J48]+[.$K$4]*[.K48])/[.$L$4]" office:value-type="float" office:value="0.512119989238633" calcext:value-type="float">
            <text:p>0.512</text:p>
          </table:table-cell>
          <table:table-cell table:formula="of:=(([.$I$5] ^ (([.$I$6] * [.AN48]) / 15) + [.$J$5] ^ (([.$J$6] * [.V48]) / 7)) / ([.$I$5] + [.$J$5])) + 1" office:value-type="float" office:value="1.45136135601545" calcext:value-type="float">
            <text:p>1.451</text:p>
          </table:table-cell>
          <table:table-cell table:formula="of:= [.P48] * [.Q48]" office:value-type="float" office:value="367.285714285714" calcext:value-type="float">
            <text:p>367.286</text:p>
          </table:table-cell>
          <table:table-cell table:formula="of:=IF([.Q48] &lt; 10; ([.AN48]/15 * [.V48]/7 + 0.4) / 1.4; [.AN48]/15 * [.V48]/7)" office:value-type="float" office:value="0.428571428571429" calcext:value-type="float">
            <text:p>0.429</text:p>
          </table:table-cell>
          <table:table-cell table:formula="of:=[.AL48] * (100)" office:value-type="float" office:value="857" calcext:value-type="float">
            <text:p>857.000</text:p>
          </table:table-cell>
          <table:table-cell office:value-type="string" calcext:value-type="string">
            <text:p>[Kr] 4d4 5s1 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6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72 (+3)</text:p>
          </table:table-cell>
          <table:table-cell/>
          <table:table-cell table:style-name="ce1" office:value-type="string" calcext:value-type="string">
            <text:p>652</text:p>
          </table:table-cell>
          <table:table-cell table:style-name="ce1" office:value-type="string" calcext:value-type="string">
            <text:p>-86</text:p>
          </table:table-cell>
          <table:table-cell office:value-type="string" calcext:value-type="string">
            <text:p>-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750</text:p>
          </table:table-cell>
          <table:table-cell table:style-name="ce1" office:value-type="string" calcext:value-type="string">
            <text:p>5017</text:p>
          </table:table-cell>
          <table:table-cell table:style-name="ce10" table:formula="of:=[.AK48]*10+1*(1 - [.AK48])" office:value-type="float" office:value="2.74692307692308" calcext:value-type="float">
            <text:p>2.75</text:p>
          </table:table-cell>
          <table:table-cell table:style-name="ce10" table:formula="of:=(IF([.AL48] &gt; 40; 40; IF([.AL48] &lt; 1; 1; [.AL48]))-1)/39" office:value-type="float" office:value="0.194102564102564" calcext:value-type="float">
            <text:p>0.19</text:p>
          </table:table-cell>
          <table:table-cell table:formula="of:=VALUE([.AM48])" office:value-type="float" office:value="8.57" calcext:value-type="float">
            <text:p>8.57000</text:p>
          </table:table-cell>
          <table:table-cell office:value-type="float" office:value="8.57" calcext:value-type="float">
            <text:p>8.57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2</text:p>
          </table:table-cell>
          <table:table-cell office:value-type="string" calcext:value-type="string">
            <text:p><text:s/>Mo </text:p>
          </table:table-cell>
          <table:table-cell office:value-type="string" calcext:value-type="string">
            <text:p><text:s/>Molybdenum</text:p>
          </table:table-cell>
          <table:table-cell office:value-type="string" calcext:value-type="string">
            <text:p><text:s/>95.96(2)</text:p>
          </table:table-cell>
          <table:table-cell office:value-type="string" calcext:value-type="string">
            <text:p>54B5B5</text:p>
          </table:table-cell>
          <table:table-cell table:formula="of:=RAND()" office:value-type="float" office:value="0.0587686804200834" calcext:value-type="float">
            <text:p>0.059</text:p>
          </table:table-cell>
          <table:table-cell table:formula="of:=([.T49]  / 118) * [.F49] + (1 - ([.T49] / 118))" office:value-type="float" office:value="0.664985462522403" calcext:value-type="float">
            <text:p>0.665</text:p>
          </table:table-cell>
          <table:table-cell table:formula="of:=[.T49] / 118" office:value-type="float" office:value="0.35593220338983" calcext:value-type="float">
            <text:p>0.356</text:p>
          </table:table-cell>
          <table:table-cell table:formula="of:=[.AN49] / 15" office:value-type="float" office:value="0.6" calcext:value-type="float">
            <text:p>0.600</text:p>
          </table:table-cell>
          <table:table-cell table:formula="of:=[.V49] / 7" office:value-type="float" office:value="0.714285714285714" calcext:value-type="float">
            <text:p>0.714</text:p>
          </table:table-cell>
          <table:table-cell table:formula="of:=[.W49] / 18" office:value-type="float" office:value="0.333333333333333" calcext:value-type="float">
            <text:p>0.333</text:p>
          </table:table-cell>
          <table:table-cell table:formula="of:=([.$H$3]*((([.H49] + 0.2) / 1.2) ^4)+[.$I$3]*[.I49]+[.$J$3]*[.J49]+[.$K$3]*[.K49])/[.$L$3]" office:value-type="float" office:value="0.190074461952354" calcext:value-type="float">
            <text:p>0.190</text:p>
          </table:table-cell>
          <table:table-cell table:formula="of:=([.$H$4]*[.H49]+[.$I$4]*[.I49]+[.$J$4]*[.J49]+[.$K$4]*[.K49])/[.$L$4]" office:value-type="float" office:value="0.518497321887153" calcext:value-type="float">
            <text:p>0.518</text:p>
          </table:table-cell>
          <table:table-cell table:formula="of:=(([.$I$5] ^ (([.$I$6] * [.AN49]) / 15) + [.$J$5] ^ (([.$J$6] * [.V49]) / 7)) / ([.$I$5] + [.$J$5])) + 1" office:value-type="float" office:value="1.45136135601545" calcext:value-type="float">
            <text:p>1.451</text:p>
          </table:table-cell>
          <table:table-cell table:formula="of:= [.P49] * [.Q49]" office:value-type="float" office:value="440.571428571429" calcext:value-type="float">
            <text:p>440.571</text:p>
          </table:table-cell>
          <table:table-cell table:formula="of:=IF([.Q49] &lt; 10; ([.AN49]/15 * [.V49]/7 + 0.4) / 1.4; [.AN49]/15 * [.V49]/7)" office:value-type="float" office:value="0.428571428571429" calcext:value-type="float">
            <text:p>0.429</text:p>
          </table:table-cell>
          <table:table-cell table:formula="of:=[.AL49] * (100)" office:value-type="float" office:value="1028" calcext:value-type="float">
            <text:p>1028.000</text:p>
          </table:table-cell>
          <table:table-cell office:value-type="string" calcext:value-type="string">
            <text:p>[Kr] 4d5 5s1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16</text:p>
          </table:table-cell>
          <table:table-cell table:style-name="ce1" office:value-type="string" calcext:value-type="string">
            <text:p>145</text:p>
          </table:table-cell>
          <table:table-cell office:value-type="string" calcext:value-type="string">
            <text:p>69 (+3)</text:p>
          </table:table-cell>
          <table:table-cell/>
          <table:table-cell table:style-name="ce1" office:value-type="string" calcext:value-type="string">
            <text:p>684</text:p>
          </table:table-cell>
          <table:table-cell table:style-name="ce1" office:value-type="string" calcext:value-type="string">
            <text:p>-72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896</text:p>
          </table:table-cell>
          <table:table-cell table:style-name="ce1" office:value-type="string" calcext:value-type="string">
            <text:p>4912</text:p>
          </table:table-cell>
          <table:table-cell table:style-name="ce10" table:formula="of:=[.AK49]*10+1*(1 - [.AK49])" office:value-type="float" office:value="3.14153846153846" calcext:value-type="float">
            <text:p>3.14</text:p>
          </table:table-cell>
          <table:table-cell table:style-name="ce10" table:formula="of:=(IF([.AL49] &gt; 40; 40; IF([.AL49] &lt; 1; 1; [.AL49]))-1)/39" office:value-type="float" office:value="0.237948717948718" calcext:value-type="float">
            <text:p>0.24</text:p>
          </table:table-cell>
          <table:table-cell table:formula="of:=VALUE([.AM49])" office:value-type="float" office:value="10.28" calcext:value-type="float">
            <text:p>10.28000</text:p>
          </table:table-cell>
          <table:table-cell office:value-type="float" office:value="10.28" calcext:value-type="float">
            <text:p>10.28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3</text:p>
          </table:table-cell>
          <table:table-cell office:value-type="string" calcext:value-type="string">
            <text:p><text:s/>Tc </text:p>
          </table:table-cell>
          <table:table-cell office:value-type="string" calcext:value-type="string">
            <text:p><text:s/>Technetium</text:p>
          </table:table-cell>
          <table:table-cell office:value-type="string" calcext:value-type="string">
            <text:p><text:s/>[98]</text:p>
          </table:table-cell>
          <table:table-cell office:value-type="string" calcext:value-type="string">
            <text:p>3B9E9E</text:p>
          </table:table-cell>
          <table:table-cell table:formula="of:=RAND()" office:value-type="float" office:value="0.497997816962273" calcext:value-type="float">
            <text:p>0.498</text:p>
          </table:table-cell>
          <table:table-cell table:formula="of:=([.T50]  / 118) * [.F50] + (1 - ([.T50] / 118))" office:value-type="float" office:value="0.817067001096422" calcext:value-type="float">
            <text:p>0.817</text:p>
          </table:table-cell>
          <table:table-cell table:formula="of:=[.T50] / 118" office:value-type="float" office:value="0.364406779661017" calcext:value-type="float">
            <text:p>0.364</text:p>
          </table:table-cell>
          <table:table-cell table:formula="of:=[.AN50] / 15" office:value-type="float" office:value="0.6" calcext:value-type="float">
            <text:p>0.600</text:p>
          </table:table-cell>
          <table:table-cell table:formula="of:=[.V50] / 7" office:value-type="float" office:value="0.714285714285714" calcext:value-type="float">
            <text:p>0.714</text:p>
          </table:table-cell>
          <table:table-cell table:formula="of:=[.W50] / 18" office:value-type="float" office:value="0.388888888888889" calcext:value-type="float">
            <text:p>0.389</text:p>
          </table:table-cell>
          <table:table-cell table:formula="of:=([.$H$3]*((([.H50] + 0.2) / 1.2) ^4)+[.$I$3]*[.I50]+[.$J$3]*[.J50]+[.$K$3]*[.K50])/[.$L$3]" office:value-type="float" office:value="0.201249498173311" calcext:value-type="float">
            <text:p>0.201</text:p>
          </table:table-cell>
          <table:table-cell table:formula="of:=([.$H$4]*[.H50]+[.$I$4]*[.I50]+[.$J$4]*[.J50]+[.$K$4]*[.K50])/[.$L$4]" office:value-type="float" office:value="0.524874654535671" calcext:value-type="float">
            <text:p>0.525</text:p>
          </table:table-cell>
          <table:table-cell table:formula="of:=(([.$I$5] ^ (([.$I$6] * [.AN50]) / 15) + [.$J$5] ^ (([.$J$6] * [.V50]) / 7)) / ([.$I$5] + [.$J$5])) + 1" office:value-type="float" office:value="1.45136135601545" calcext:value-type="float">
            <text:p>1.451</text:p>
          </table:table-cell>
          <table:table-cell table:formula="of:= [.P50] * [.Q50]" office:value-type="float" office:value="492.857142857143" calcext:value-type="float">
            <text:p>492.857</text:p>
          </table:table-cell>
          <table:table-cell table:formula="of:=IF([.Q50] &lt; 10; ([.AN50]/15 * [.V50]/7 + 0.4) / 1.4; [.AN50]/15 * [.V50]/7)" office:value-type="float" office:value="0.428571428571429" calcext:value-type="float">
            <text:p>0.429</text:p>
          </table:table-cell>
          <table:table-cell table:formula="of:=[.AL50] * (100)" office:value-type="float" office:value="1150" calcext:value-type="float">
            <text:p>1150.000</text:p>
          </table:table-cell>
          <table:table-cell office:value-type="string" calcext:value-type="string">
            <text:p>[Kr] 4d5 5s2 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9</text:p>
          </table:table-cell>
          <table:table-cell table:style-name="ce1" office:value-type="string" calcext:value-type="string">
            <text:p>156</text:p>
          </table:table-cell>
          <table:table-cell office:value-type="string" calcext:value-type="string">
            <text:p>64.5 (+4)</text:p>
          </table:table-cell>
          <table:table-cell/>
          <table:table-cell table:style-name="ce1" office:value-type="string" calcext:value-type="string">
            <text:p>702</text:p>
          </table:table-cell>
          <table:table-cell table:style-name="ce1" office:value-type="string" calcext:value-type="string">
            <text:p>-53</text:p>
          </table:table-cell>
          <table:table-cell office:value-type="string" calcext:value-type="string">
            <text:p>-3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430</text:p>
          </table:table-cell>
          <table:table-cell table:style-name="ce1" office:value-type="string" calcext:value-type="string">
            <text:p>4538</text:p>
          </table:table-cell>
          <table:table-cell table:style-name="ce10" table:formula="of:=[.AK50]*10+1*(1 - [.AK50])" office:value-type="float" office:value="3.42307692307692" calcext:value-type="float">
            <text:p>3.42</text:p>
          </table:table-cell>
          <table:table-cell table:style-name="ce10" table:formula="of:=(IF([.AL50] &gt; 40; 40; IF([.AL50] &lt; 1; 1; [.AL50]))-1)/39" office:value-type="float" office:value="0.269230769230769" calcext:value-type="float">
            <text:p>0.27</text:p>
          </table:table-cell>
          <table:table-cell table:formula="of:=VALUE([.AM50])" office:value-type="float" office:value="11.5" calcext:value-type="float">
            <text:p>11.50000</text:p>
          </table:table-cell>
          <table:table-cell office:value-type="float" office:value="11.5" calcext:value-type="float">
            <text:p>11.50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4</text:p>
          </table:table-cell>
          <table:table-cell office:value-type="string" calcext:value-type="string">
            <text:p><text:s/>Ru </text:p>
          </table:table-cell>
          <table:table-cell office:value-type="string" calcext:value-type="string">
            <text:p><text:s/>Ruthenium</text:p>
          </table:table-cell>
          <table:table-cell office:value-type="string" calcext:value-type="string">
            <text:p><text:s/>101.07(2)</text:p>
          </table:table-cell>
          <table:table-cell office:value-type="string" calcext:value-type="string">
            <text:p>248F8F</text:p>
          </table:table-cell>
          <table:table-cell table:formula="of:=RAND()" office:value-type="float" office:value="0.908941610318608" calcext:value-type="float">
            <text:p>0.909</text:p>
          </table:table-cell>
          <table:table-cell table:formula="of:=([.T51]  / 118) * [.F51] + (1 - ([.T51] / 118))" office:value-type="float" office:value="0.966046024186599" calcext:value-type="float">
            <text:p>0.966</text:p>
          </table:table-cell>
          <table:table-cell table:formula="of:=[.T51] / 118" office:value-type="float" office:value="0.372881355932203" calcext:value-type="float">
            <text:p>0.373</text:p>
          </table:table-cell>
          <table:table-cell table:formula="of:=[.AN51] / 15" office:value-type="float" office:value="0.6" calcext:value-type="float">
            <text:p>0.600</text:p>
          </table:table-cell>
          <table:table-cell table:formula="of:=[.V51] / 7" office:value-type="float" office:value="0.714285714285714" calcext:value-type="float">
            <text:p>0.714</text:p>
          </table:table-cell>
          <table:table-cell table:formula="of:=[.W51] / 18" office:value-type="float" office:value="0.444444444444444" calcext:value-type="float">
            <text:p>0.444</text:p>
          </table:table-cell>
          <table:table-cell table:formula="of:=([.$H$3]*((([.H51] + 0.2) / 1.2) ^4)+[.$I$3]*[.I51]+[.$J$3]*[.J51]+[.$K$3]*[.K51])/[.$L$3]" office:value-type="float" office:value="0.212512802082073" calcext:value-type="float">
            <text:p>0.213</text:p>
          </table:table-cell>
          <table:table-cell table:formula="of:=([.$H$4]*[.H51]+[.$I$4]*[.I51]+[.$J$4]*[.J51]+[.$K$4]*[.K51])/[.$L$4]" office:value-type="float" office:value="0.531251987184191" calcext:value-type="float">
            <text:p>0.531</text:p>
          </table:table-cell>
          <table:table-cell table:formula="of:=(([.$I$5] ^ (([.$I$6] * [.AN51]) / 15) + [.$J$5] ^ (([.$J$6] * [.V51]) / 7)) / ([.$I$5] + [.$J$5])) + 1" office:value-type="float" office:value="1.45136135601545" calcext:value-type="float">
            <text:p>1.451</text:p>
          </table:table-cell>
          <table:table-cell table:formula="of:= [.P51] * [.Q51]" office:value-type="float" office:value="530.142857142857" calcext:value-type="float">
            <text:p>530.143</text:p>
          </table:table-cell>
          <table:table-cell table:formula="of:=IF([.Q51] &lt; 10; ([.AN51]/15 * [.V51]/7 + 0.4) / 1.4; [.AN51]/15 * [.V51]/7)" office:value-type="float" office:value="0.428571428571429" calcext:value-type="float">
            <text:p>0.429</text:p>
          </table:table-cell>
          <table:table-cell table:formula="of:=[.AL51] * (100)" office:value-type="float" office:value="1237" calcext:value-type="float">
            <text:p>1237.000</text:p>
          </table:table-cell>
          <table:table-cell office:value-type="string" calcext:value-type="string">
            <text:p>[Kr] 4d7 5s1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</text:p>
          </table:table-cell>
          <table:table-cell table:style-name="ce1" office:value-type="string" calcext:value-type="string">
            <text:p>126</text:p>
          </table:table-cell>
          <table:table-cell office:value-type="string" calcext:value-type="string">
            <text:p>68 (+3)</text:p>
          </table:table-cell>
          <table:table-cell/>
          <table:table-cell table:style-name="ce1" office:value-type="string" calcext:value-type="string">
            <text:p>710</text:p>
          </table:table-cell>
          <table:table-cell table:style-name="ce1" office:value-type="string" calcext:value-type="string">
            <text:p>-101</text:p>
          </table:table-cell>
          <table:table-cell office:value-type="string" calcext:value-type="string">
            <text:p>-2, 1, 2, 3, 4, 5, 6, 7, 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607</text:p>
          </table:table-cell>
          <table:table-cell table:style-name="ce1" office:value-type="string" calcext:value-type="string">
            <text:p>4423</text:p>
          </table:table-cell>
          <table:table-cell table:style-name="ce10" table:formula="of:=[.AK51]*10+1*(1 - [.AK51])" office:value-type="float" office:value="3.62384615384615" calcext:value-type="float">
            <text:p>3.62</text:p>
          </table:table-cell>
          <table:table-cell table:style-name="ce10" table:formula="of:=(IF([.AL51] &gt; 40; 40; IF([.AL51] &lt; 1; 1; [.AL51]))-1)/39" office:value-type="float" office:value="0.291538461538462" calcext:value-type="float">
            <text:p>0.29</text:p>
          </table:table-cell>
          <table:table-cell table:formula="of:=VALUE([.AM51])" office:value-type="float" office:value="12.37" calcext:value-type="float">
            <text:p>12.37000</text:p>
          </table:table-cell>
          <table:table-cell office:value-type="float" office:value="12.37" calcext:value-type="float">
            <text:p>12.37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2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5</text:p>
          </table:table-cell>
          <table:table-cell office:value-type="string" calcext:value-type="string">
            <text:p><text:s/>Rh </text:p>
          </table:table-cell>
          <table:table-cell office:value-type="string" calcext:value-type="string">
            <text:p><text:s/>Rhodium</text:p>
          </table:table-cell>
          <table:table-cell office:value-type="string" calcext:value-type="string">
            <text:p><text:s/>102.90550(2)</text:p>
          </table:table-cell>
          <table:table-cell office:value-type="string" calcext:value-type="string">
            <text:p>0A7D8C</text:p>
          </table:table-cell>
          <table:table-cell table:formula="of:=RAND()" office:value-type="float" office:value="0.458797550324225" calcext:value-type="float">
            <text:p>0.459</text:p>
          </table:table-cell>
          <table:table-cell table:formula="of:=([.T52]  / 118) * [.F52] + (1 - ([.T52] / 118))" office:value-type="float" office:value="0.793609235293137" calcext:value-type="float">
            <text:p>0.794</text:p>
          </table:table-cell>
          <table:table-cell table:formula="of:=[.T52] / 118" office:value-type="float" office:value="0.38135593220339" calcext:value-type="float">
            <text:p>0.381</text:p>
          </table:table-cell>
          <table:table-cell table:formula="of:=[.AN52] / 15" office:value-type="float" office:value="0.6" calcext:value-type="float">
            <text:p>0.600</text:p>
          </table:table-cell>
          <table:table-cell table:formula="of:=[.V52] / 7" office:value-type="float" office:value="0.714285714285714" calcext:value-type="float">
            <text:p>0.714</text:p>
          </table:table-cell>
          <table:table-cell table:formula="of:=[.W52] / 18" office:value-type="float" office:value="0.5" calcext:value-type="float">
            <text:p>0.500</text:p>
          </table:table-cell>
          <table:table-cell table:formula="of:=([.$H$3]*((([.H52] + 0.2) / 1.2) ^4)+[.$I$3]*[.I52]+[.$J$3]*[.J52]+[.$K$3]*[.K52])/[.$L$3]" office:value-type="float" office:value="0.22386704415962" calcext:value-type="float">
            <text:p>0.224</text:p>
          </table:table-cell>
          <table:table-cell table:formula="of:=([.$H$4]*[.H52]+[.$I$4]*[.I52]+[.$J$4]*[.J52]+[.$K$4]*[.K52])/[.$L$4]" office:value-type="float" office:value="0.53762931983271" calcext:value-type="float">
            <text:p>0.538</text:p>
          </table:table-cell>
          <table:table-cell table:formula="of:=(([.$I$5] ^ (([.$I$6] * [.AN52]) / 15) + [.$J$5] ^ (([.$J$6] * [.V52]) / 7)) / ([.$I$5] + [.$J$5])) + 1" office:value-type="float" office:value="1.45136135601545" calcext:value-type="float">
            <text:p>1.451</text:p>
          </table:table-cell>
          <table:table-cell table:formula="of:= [.P52] * [.Q52]" office:value-type="float" office:value="533.571428571429" calcext:value-type="float">
            <text:p>533.571</text:p>
          </table:table-cell>
          <table:table-cell table:formula="of:=IF([.Q52] &lt; 10; ([.AN52]/15 * [.V52]/7 + 0.4) / 1.4; [.AN52]/15 * [.V52]/7)" office:value-type="float" office:value="0.428571428571429" calcext:value-type="float">
            <text:p>0.429</text:p>
          </table:table-cell>
          <table:table-cell table:formula="of:=[.AL52] * (100)" office:value-type="float" office:value="1245" calcext:value-type="float">
            <text:p>1245.000</text:p>
          </table:table-cell>
          <table:table-cell office:value-type="string" calcext:value-type="string">
            <text:p>[Kr] 4d8 5s1 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8</text:p>
          </table:table-cell>
          <table:table-cell table:style-name="ce1" office:value-type="string" calcext:value-type="string">
            <text:p>135</text:p>
          </table:table-cell>
          <table:table-cell office:value-type="string" calcext:value-type="string">
            <text:p>66.5 (+3)</text:p>
          </table:table-cell>
          <table:table-cell/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-110</text:p>
          </table:table-cell>
          <table:table-cell office:value-type="string" calcext:value-type="string">
            <text:p>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237</text:p>
          </table:table-cell>
          <table:table-cell table:style-name="ce1" office:value-type="string" calcext:value-type="string">
            <text:p>3968</text:p>
          </table:table-cell>
          <table:table-cell table:style-name="ce10" table:formula="of:=[.AK52]*10+1*(1 - [.AK52])" office:value-type="float" office:value="3.64230769230769" calcext:value-type="float">
            <text:p>3.64</text:p>
          </table:table-cell>
          <table:table-cell table:style-name="ce10" table:formula="of:=(IF([.AL52] &gt; 40; 40; IF([.AL52] &lt; 1; 1; [.AL52]))-1)/39" office:value-type="float" office:value="0.293589743589744" calcext:value-type="float">
            <text:p>0.29</text:p>
          </table:table-cell>
          <table:table-cell table:formula="of:=VALUE([.AM52])" office:value-type="float" office:value="12.45" calcext:value-type="float">
            <text:p>12.45000</text:p>
          </table:table-cell>
          <table:table-cell office:value-type="float" office:value="12.45" calcext:value-type="float">
            <text:p>12.45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6</text:p>
          </table:table-cell>
          <table:table-cell office:value-type="string" calcext:value-type="string">
            <text:p><text:s/>Pd </text:p>
          </table:table-cell>
          <table:table-cell office:value-type="string" calcext:value-type="string">
            <text:p><text:s/>Palladium</text:p>
          </table:table-cell>
          <table:table-cell office:value-type="string" calcext:value-type="string">
            <text:p><text:s/>106.42(1)</text:p>
          </table:table-cell>
          <table:table-cell table:style-name="ce1" office:value-type="string" calcext:value-type="string">
            <text:p>6985</text:p>
          </table:table-cell>
          <table:table-cell table:formula="of:=RAND()" office:value-type="float" office:value="0.495808233993061" calcext:value-type="float">
            <text:p>0.496</text:p>
          </table:table-cell>
          <table:table-cell table:formula="of:=([.T53]  / 118) * [.F53] + (1 - ([.T53] / 118))" office:value-type="float" office:value="0.80345066748882" calcext:value-type="float">
            <text:p>0.803</text:p>
          </table:table-cell>
          <table:table-cell table:formula="of:=[.T53] / 118" office:value-type="float" office:value="0.389830508474576" calcext:value-type="float">
            <text:p>0.390</text:p>
          </table:table-cell>
          <table:table-cell table:formula="of:=[.AN53] / 15" office:value-type="float" office:value="0.6" calcext:value-type="float">
            <text:p>0.600</text:p>
          </table:table-cell>
          <table:table-cell table:formula="of:=[.V53] / 7" office:value-type="float" office:value="0.714285714285714" calcext:value-type="float">
            <text:p>0.714</text:p>
          </table:table-cell>
          <table:table-cell table:formula="of:=[.W53] / 18" office:value-type="float" office:value="0.555555555555556" calcext:value-type="float">
            <text:p>0.556</text:p>
          </table:table-cell>
          <table:table-cell table:formula="of:=([.$H$3]*((([.H53] + 0.2) / 1.2) ^4)+[.$I$3]*[.I53]+[.$J$3]*[.J53]+[.$K$3]*[.K53])/[.$L$3]" office:value-type="float" office:value="0.235314934685459" calcext:value-type="float">
            <text:p>0.235</text:p>
          </table:table-cell>
          <table:table-cell table:formula="of:=([.$H$4]*[.H53]+[.$I$4]*[.I53]+[.$J$4]*[.J53]+[.$K$4]*[.K53])/[.$L$4]" office:value-type="float" office:value="0.544006652481229" calcext:value-type="float">
            <text:p>0.544</text:p>
          </table:table-cell>
          <table:table-cell table:formula="of:=(([.$I$5] ^ (([.$I$6] * [.AN53]) / 15) + [.$J$5] ^ (([.$J$6] * [.V53]) / 7)) / ([.$I$5] + [.$J$5])) + 1" office:value-type="float" office:value="1.45136135601545" calcext:value-type="float">
            <text:p>1.451</text:p>
          </table:table-cell>
          <table:table-cell table:formula="of:= [.P53] * [.Q53]" office:value-type="float" office:value="515.271428571429" calcext:value-type="float">
            <text:p>515.271</text:p>
          </table:table-cell>
          <table:table-cell table:formula="of:=IF([.Q53] &lt; 10; ([.AN53]/15 * [.V53]/7 + 0.4) / 1.4; [.AN53]/15 * [.V53]/7)" office:value-type="float" office:value="0.428571428571429" calcext:value-type="float">
            <text:p>0.429</text:p>
          </table:table-cell>
          <table:table-cell table:formula="of:=[.AL53] * (100)" office:value-type="float" office:value="1202.3" calcext:value-type="float">
            <text:p>1202.300</text:p>
          </table:table-cell>
          <table:table-cell office:value-type="string" calcext:value-type="string">
            <text:p>[Kr] 4d10 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</text:p>
          </table:table-cell>
          <table:table-cell table:style-name="ce1" office:value-type="string" calcext:value-type="string">
            <text:p>131</text:p>
          </table:table-cell>
          <table:table-cell office:value-type="string" calcext:value-type="string">
            <text:p>59 (+1)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804</text:p>
          </table:table-cell>
          <table:table-cell table:style-name="ce1" office:value-type="string" calcext:value-type="string">
            <text:p>-54</text:p>
          </table:table-cell>
          <table:table-cell table:style-name="ce1" office:value-type="string" calcext:value-type="string">
            <text:p>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828</text:p>
          </table:table-cell>
          <table:table-cell table:style-name="ce1" office:value-type="string" calcext:value-type="string">
            <text:p>3236</text:p>
          </table:table-cell>
          <table:table-cell table:style-name="ce10" table:formula="of:=[.AK53]*10+1*(1 - [.AK53])" office:value-type="float" office:value="3.54376923076923" calcext:value-type="float">
            <text:p>3.54</text:p>
          </table:table-cell>
          <table:table-cell table:style-name="ce10" table:formula="of:=(IF([.AL53] &gt; 40; 40; IF([.AL53] &lt; 1; 1; [.AL53]))-1)/39" office:value-type="float" office:value="0.282641025641026" calcext:value-type="float">
            <text:p>0.28</text:p>
          </table:table-cell>
          <table:table-cell table:formula="of:=VALUE([.AM53])" office:value-type="float" office:value="12.023" calcext:value-type="float">
            <text:p>12.02300</text:p>
          </table:table-cell>
          <table:table-cell office:value-type="float" office:value="12.023" calcext:value-type="float">
            <text:p>12.023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7</text:p>
          </table:table-cell>
          <table:table-cell office:value-type="string" calcext:value-type="string">
            <text:p><text:s/>Ag </text:p>
          </table:table-cell>
          <table:table-cell office:value-type="string" calcext:value-type="string">
            <text:p><text:s/>Silver</text:p>
          </table:table-cell>
          <table:table-cell office:value-type="string" calcext:value-type="string">
            <text:p><text:s/>107.8682(2)</text:p>
          </table:table-cell>
          <table:table-cell office:value-type="string" calcext:value-type="string">
            <text:p>C0C0C0</text:p>
          </table:table-cell>
          <table:table-cell table:formula="of:=RAND()" office:value-type="float" office:value="0.803297295757384" calcext:value-type="float">
            <text:p>0.803</text:p>
          </table:table-cell>
          <table:table-cell table:formula="of:=([.T54]  / 118) * [.F54] + (1 - ([.T54] / 118))" office:value-type="float" office:value="0.921652312716924" calcext:value-type="float">
            <text:p>0.922</text:p>
          </table:table-cell>
          <table:table-cell table:formula="of:=[.T54] / 118" office:value-type="float" office:value="0.398305084745763" calcext:value-type="float">
            <text:p>0.398</text:p>
          </table:table-cell>
          <table:table-cell table:formula="of:=[.AN54] / 15" office:value-type="float" office:value="0.6" calcext:value-type="float">
            <text:p>0.600</text:p>
          </table:table-cell>
          <table:table-cell table:formula="of:=[.V54] / 7" office:value-type="float" office:value="0.714285714285714" calcext:value-type="float">
            <text:p>0.714</text:p>
          </table:table-cell>
          <table:table-cell table:formula="of:=[.W54] / 18" office:value-type="float" office:value="0.611111111111111" calcext:value-type="float">
            <text:p>0.611</text:p>
          </table:table-cell>
          <table:table-cell table:formula="of:=([.$H$3]*((([.H54] + 0.2) / 1.2) ^4)+[.$I$3]*[.I54]+[.$J$3]*[.J54]+[.$K$3]*[.K54])/[.$L$3]" office:value-type="float" office:value="0.246859223737621" calcext:value-type="float">
            <text:p>0.247</text:p>
          </table:table-cell>
          <table:table-cell table:formula="of:=([.$H$4]*[.H54]+[.$I$4]*[.I54]+[.$J$4]*[.J54]+[.$K$4]*[.K54])/[.$L$4]" office:value-type="float" office:value="0.550383985129748" calcext:value-type="float">
            <text:p>0.550</text:p>
          </table:table-cell>
          <table:table-cell table:formula="of:=(([.$I$5] ^ (([.$I$6] * [.AN54]) / 15) + [.$J$5] ^ (([.$J$6] * [.V54]) / 7)) / ([.$I$5] + [.$J$5])) + 1" office:value-type="float" office:value="1.45136135601545" calcext:value-type="float">
            <text:p>1.451</text:p>
          </table:table-cell>
          <table:table-cell table:formula="of:= [.P54] * [.Q54]" office:value-type="float" office:value="449.571428571429" calcext:value-type="float">
            <text:p>449.571</text:p>
          </table:table-cell>
          <table:table-cell table:formula="of:=IF([.Q54] &lt; 10; ([.AN54]/15 * [.V54]/7 + 0.4) / 1.4; [.AN54]/15 * [.V54]/7)" office:value-type="float" office:value="0.428571428571429" calcext:value-type="float">
            <text:p>0.429</text:p>
          </table:table-cell>
          <table:table-cell table:formula="of:=[.AL54] * (100)" office:value-type="float" office:value="1049" calcext:value-type="float">
            <text:p>1049.000</text:p>
          </table:table-cell>
          <table:table-cell office:value-type="string" calcext:value-type="string">
            <text:p>[Kr] 4d10 5s1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93</text:p>
          </table:table-cell>
          <table:table-cell table:style-name="ce1" office:value-type="string" calcext:value-type="string">
            <text:p>153</text:p>
          </table:table-cell>
          <table:table-cell office:value-type="string" calcext:value-type="string">
            <text:p>115 (+1)</text:p>
          </table:table-cell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731</text:p>
          </table:table-cell>
          <table:table-cell table:style-name="ce1" office:value-type="string" calcext:value-type="string">
            <text:p>-126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235</text:p>
          </table:table-cell>
          <table:table-cell table:style-name="ce1" office:value-type="string" calcext:value-type="string">
            <text:p>2435</text:p>
          </table:table-cell>
          <table:table-cell table:style-name="ce10" table:formula="of:=[.AK54]*10+1*(1 - [.AK54])" office:value-type="float" office:value="3.19" calcext:value-type="float">
            <text:p>3.19</text:p>
          </table:table-cell>
          <table:table-cell table:style-name="ce10" table:formula="of:=(IF([.AL54] &gt; 40; 40; IF([.AL54] &lt; 1; 1; [.AL54]))-1)/39" office:value-type="float" office:value="0.243333333333333" calcext:value-type="float">
            <text:p>0.24</text:p>
          </table:table-cell>
          <table:table-cell table:formula="of:=VALUE([.AM54])" office:value-type="float" office:value="10.49" calcext:value-type="float">
            <text:p>10.49000</text:p>
          </table:table-cell>
          <table:table-cell office:value-type="float" office:value="10.49" calcext:value-type="float">
            <text:p>10.49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8</text:p>
          </table:table-cell>
          <table:table-cell office:value-type="string" calcext:value-type="string">
            <text:p><text:s/>Cd </text:p>
          </table:table-cell>
          <table:table-cell office:value-type="string" calcext:value-type="string">
            <text:p><text:s/>Cadmium</text:p>
          </table:table-cell>
          <table:table-cell office:value-type="string" calcext:value-type="string">
            <text:p><text:s/>112.411(8)</text:p>
          </table:table-cell>
          <table:table-cell office:value-type="string" calcext:value-type="string">
            <text:p>FFD98F</text:p>
          </table:table-cell>
          <table:table-cell table:formula="of:=RAND()" office:value-type="float" office:value="0.769767988168633" calcext:value-type="float">
            <text:p>0.770</text:p>
          </table:table-cell>
          <table:table-cell table:formula="of:=([.T55]  / 118) * [.F55] + (1 - ([.T55] / 118))" office:value-type="float" office:value="0.906346300271986" calcext:value-type="float">
            <text:p>0.906</text:p>
          </table:table-cell>
          <table:table-cell table:formula="of:=[.T55] / 118" office:value-type="float" office:value="0.406779661016949" calcext:value-type="float">
            <text:p>0.407</text:p>
          </table:table-cell>
          <table:table-cell table:formula="of:=[.AN55] / 15" office:value-type="float" office:value="0.6" calcext:value-type="float">
            <text:p>0.600</text:p>
          </table:table-cell>
          <table:table-cell table:formula="of:=[.V55] / 7" office:value-type="float" office:value="0.714285714285714" calcext:value-type="float">
            <text:p>0.714</text:p>
          </table:table-cell>
          <table:table-cell table:formula="of:=[.W55] / 18" office:value-type="float" office:value="0.666666666666667" calcext:value-type="float">
            <text:p>0.667</text:p>
          </table:table-cell>
          <table:table-cell table:formula="of:=([.$H$3]*((([.H55] + 0.2) / 1.2) ^4)+[.$I$3]*[.I55]+[.$J$3]*[.J55]+[.$K$3]*[.K55])/[.$L$3]" office:value-type="float" office:value="0.258502701192658" calcext:value-type="float">
            <text:p>0.259</text:p>
          </table:table-cell>
          <table:table-cell table:formula="of:=([.$H$4]*[.H55]+[.$I$4]*[.I55]+[.$J$4]*[.J55]+[.$K$4]*[.K55])/[.$L$4]" office:value-type="float" office:value="0.556761317778267" calcext:value-type="float">
            <text:p>0.557</text:p>
          </table:table-cell>
          <table:table-cell table:formula="of:=(([.$I$5] ^ (([.$I$6] * [.AN55]) / 15) + [.$J$5] ^ (([.$J$6] * [.V55]) / 7)) / ([.$I$5] + [.$J$5])) + 1" office:value-type="float" office:value="1.45136135601545" calcext:value-type="float">
            <text:p>1.451</text:p>
          </table:table-cell>
          <table:table-cell table:formula="of:= [.P55] * [.Q55]" office:value-type="float" office:value="370.714285714286" calcext:value-type="float">
            <text:p>370.714</text:p>
          </table:table-cell>
          <table:table-cell table:formula="of:=IF([.Q55] &lt; 10; ([.AN55]/15 * [.V55]/7 + 0.4) / 1.4; [.AN55]/15 * [.V55]/7)" office:value-type="float" office:value="0.428571428571429" calcext:value-type="float">
            <text:p>0.429</text:p>
          </table:table-cell>
          <table:table-cell table:formula="of:=[.AL55] * (100)" office:value-type="float" office:value="865" calcext:value-type="float">
            <text:p>865.000</text:p>
          </table:table-cell>
          <table:table-cell office:value-type="string" calcext:value-type="string">
            <text:p>[Kr] 4d10 5s2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69</text:p>
          </table:table-cell>
          <table:table-cell table:style-name="ce1" office:value-type="string" calcext:value-type="string">
            <text:p>148</text:p>
          </table:table-cell>
          <table:table-cell office:value-type="string" calcext:value-type="string">
            <text:p>95 (+2)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86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594</text:p>
          </table:table-cell>
          <table:table-cell table:style-name="ce1" office:value-type="string" calcext:value-type="string">
            <text:p>1040</text:p>
          </table:table-cell>
          <table:table-cell table:style-name="ce10" table:formula="of:=[.AK55]*10+1*(1 - [.AK55])" office:value-type="float" office:value="2.76538461538462" calcext:value-type="float">
            <text:p>2.77</text:p>
          </table:table-cell>
          <table:table-cell table:style-name="ce10" table:formula="of:=(IF([.AL55] &gt; 40; 40; IF([.AL55] &lt; 1; 1; [.AL55]))-1)/39" office:value-type="float" office:value="0.196153846153846" calcext:value-type="float">
            <text:p>0.20</text:p>
          </table:table-cell>
          <table:table-cell table:formula="of:=VALUE([.AM55])" office:value-type="float" office:value="8.65" calcext:value-type="float">
            <text:p>8.65000</text:p>
          </table:table-cell>
          <table:table-cell office:value-type="float" office:value="8.65" calcext:value-type="float">
            <text:p>8.65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9</text:p>
          </table:table-cell>
          <table:table-cell office:value-type="string" calcext:value-type="string">
            <text:p><text:s/>In </text:p>
          </table:table-cell>
          <table:table-cell office:value-type="string" calcext:value-type="string">
            <text:p><text:s/>Indium</text:p>
          </table:table-cell>
          <table:table-cell office:value-type="string" calcext:value-type="string">
            <text:p><text:s/>114.818(3)</text:p>
          </table:table-cell>
          <table:table-cell office:value-type="string" calcext:value-type="string">
            <text:p>A67573</text:p>
          </table:table-cell>
          <table:table-cell table:formula="of:=RAND()" office:value-type="float" office:value="0.012980950457299" calcext:value-type="float">
            <text:p>0.013</text:p>
          </table:table-cell>
          <table:table-cell table:formula="of:=([.T56]  / 118) * [.F56] + (1 - ([.T56] / 118))" office:value-type="float" office:value="0.590136157393285" calcext:value-type="float">
            <text:p>0.590</text:p>
          </table:table-cell>
          <table:table-cell table:formula="of:=[.T56] / 118" office:value-type="float" office:value="0.415254237288136" calcext:value-type="float">
            <text:p>0.415</text:p>
          </table:table-cell>
          <table:table-cell table:formula="of:=[.AN56] / 15" office:value-type="float" office:value="0.133333333333333" calcext:value-type="float">
            <text:p>0.133</text:p>
          </table:table-cell>
          <table:table-cell table:formula="of:=[.V56] / 7" office:value-type="float" office:value="0.714285714285714" calcext:value-type="float">
            <text:p>0.714</text:p>
          </table:table-cell>
          <table:table-cell table:formula="of:=[.W56] / 18" office:value-type="float" office:value="0.722222222222222" calcext:value-type="float">
            <text:p>0.722</text:p>
          </table:table-cell>
          <table:table-cell table:formula="of:=([.$H$3]*((([.H56] + 0.2) / 1.2) ^4)+[.$I$3]*[.I56]+[.$J$3]*[.J56]+[.$K$3]*[.K56])/[.$L$3]" office:value-type="float" office:value="0.20802597450343" calcext:value-type="float">
            <text:p>0.208</text:p>
          </table:table-cell>
          <table:table-cell table:formula="of:=([.$H$4]*[.H56]+[.$I$4]*[.I56]+[.$J$4]*[.J56]+[.$K$4]*[.K56])/[.$L$4]" office:value-type="float" office:value="0.499502286790422" calcext:value-type="float">
            <text:p>0.500</text:p>
          </table:table-cell>
          <table:table-cell table:formula="of:=(([.$I$5] ^ (([.$I$6] * [.AN56]) / 15) + [.$J$5] ^ (([.$J$6] * [.V56]) / 7)) / ([.$I$5] + [.$J$5])) + 1" office:value-type="float" office:value="1.68280034754366" calcext:value-type="float">
            <text:p>1.683</text:p>
          </table:table-cell>
          <table:table-cell table:formula="of:= [.P56] * [.Q56]" office:value-type="float" office:value="69.6190476190476" calcext:value-type="float">
            <text:p>69.619</text:p>
          </table:table-cell>
          <table:table-cell table:formula="of:=IF([.Q56] &lt; 10; ([.AN56]/15 * [.V56]/7 + 0.4) / 1.4; [.AN56]/15 * [.V56]/7)" office:value-type="float" office:value="0.0952380952380952" calcext:value-type="float">
            <text:p>0.095</text:p>
          </table:table-cell>
          <table:table-cell table:formula="of:=[.AL56] * (100)" office:value-type="float" office:value="731" calcext:value-type="float">
            <text:p>731.000</text:p>
          </table:table-cell>
          <table:table-cell office:value-type="string" calcext:value-type="string">
            <text:p>[Kr] 4d10 5s2 5p1 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78</text:p>
          </table:table-cell>
          <table:table-cell table:style-name="ce1" office:value-type="string" calcext:value-type="string">
            <text:p>144</text:p>
          </table:table-cell>
          <table:table-cell office:value-type="string" calcext:value-type="string">
            <text:p>80 (+3)</text:p>
          </table:table-cell>
          <table:table-cell table:style-name="ce1" office:value-type="string" calcext:value-type="string">
            <text:p>193</text:p>
          </table:table-cell>
          <table:table-cell table:style-name="ce1" office:value-type="string" calcext:value-type="string">
            <text:p>558</text:p>
          </table:table-cell>
          <table:table-cell table:style-name="ce1" office:value-type="string" calcext:value-type="string">
            <text:p>-29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2345</text:p>
          </table:table-cell>
          <table:table-cell table:style-name="ce10" table:formula="of:=[.AK56]*10+1*(1 - [.AK56])" office:value-type="float" office:value="2.45615384615385" calcext:value-type="float">
            <text:p>2.46</text:p>
          </table:table-cell>
          <table:table-cell table:style-name="ce10" table:formula="of:=(IF([.AL56] &gt; 40; 40; IF([.AL56] &lt; 1; 1; [.AL56]))-1)/39" office:value-type="float" office:value="0.161794871794872" calcext:value-type="float">
            <text:p>0.16</text:p>
          </table:table-cell>
          <table:table-cell table:formula="of:=VALUE([.AM56])" office:value-type="float" office:value="7.31" calcext:value-type="float">
            <text:p>7.31000</text:p>
          </table:table-cell>
          <table:table-cell office:value-type="float" office:value="7.31" calcext:value-type="float">
            <text:p>7.3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1" office:value-type="string" calcext:value-type="string">
            <text:p>18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office:value-type="string" calcext:value-type="string">
            <text:p><text:s/>Sn </text:p>
          </table:table-cell>
          <table:table-cell office:value-type="string" calcext:value-type="string">
            <text:p><text:s/>Tin</text:p>
          </table:table-cell>
          <table:table-cell office:value-type="string" calcext:value-type="string">
            <text:p><text:s/>118.710(7)</text:p>
          </table:table-cell>
          <table:table-cell table:style-name="ce1" office:value-type="string" calcext:value-type="string">
            <text:p>668080</text:p>
          </table:table-cell>
          <table:table-cell table:formula="of:=RAND()" office:value-type="float" office:value="0.0171208943279039" calcext:value-type="float">
            <text:p>0.017</text:p>
          </table:table-cell>
          <table:table-cell table:formula="of:=([.T57]  / 118) * [.F57] + (1 - ([.T57] / 118))" office:value-type="float" office:value="0.583525802681315" calcext:value-type="float">
            <text:p>0.584</text:p>
          </table:table-cell>
          <table:table-cell table:formula="of:=[.T57] / 118" office:value-type="float" office:value="0.423728813559322" calcext:value-type="float">
            <text:p>0.424</text:p>
          </table:table-cell>
          <table:table-cell table:formula="of:=[.AN57] / 15" office:value-type="float" office:value="0.133333333333333" calcext:value-type="float">
            <text:p>0.133</text:p>
          </table:table-cell>
          <table:table-cell table:formula="of:=[.V57] / 7" office:value-type="float" office:value="0.714285714285714" calcext:value-type="float">
            <text:p>0.714</text:p>
          </table:table-cell>
          <table:table-cell table:formula="of:=[.W57] / 18" office:value-type="float" office:value="0.777777777777778" calcext:value-type="float">
            <text:p>0.778</text:p>
          </table:table-cell>
          <table:table-cell table:formula="of:=([.$H$3]*((([.H57] + 0.2) / 1.2) ^4)+[.$I$3]*[.I57]+[.$J$3]*[.J57]+[.$K$3]*[.K57])/[.$L$3]" office:value-type="float" office:value="0.219876357587982" calcext:value-type="float">
            <text:p>0.220</text:p>
          </table:table-cell>
          <table:table-cell table:formula="of:=([.$H$4]*[.H57]+[.$I$4]*[.I57]+[.$J$4]*[.J57]+[.$K$4]*[.K57])/[.$L$4]" office:value-type="float" office:value="0.505879619438942" calcext:value-type="float">
            <text:p>0.506</text:p>
          </table:table-cell>
          <table:table-cell table:formula="of:=(([.$I$5] ^ (([.$I$6] * [.AN57]) / 15) + [.$J$5] ^ (([.$J$6] * [.V57]) / 7)) / ([.$I$5] + [.$J$5])) + 1" office:value-type="float" office:value="1.68280034754366" calcext:value-type="float">
            <text:p>1.683</text:p>
          </table:table-cell>
          <table:table-cell table:formula="of:= [.P57] * [.Q57]" office:value-type="float" office:value="69.6190476190476" calcext:value-type="float">
            <text:p>69.619</text:p>
          </table:table-cell>
          <table:table-cell table:formula="of:=IF([.Q57] &lt; 10; ([.AN57]/15 * [.V57]/7 + 0.4) / 1.4; [.AN57]/15 * [.V57]/7)" office:value-type="float" office:value="0.0952380952380952" calcext:value-type="float">
            <text:p>0.095</text:p>
          </table:table-cell>
          <table:table-cell table:formula="of:=[.AL57] * (100)" office:value-type="float" office:value="731" calcext:value-type="float">
            <text:p>731.000</text:p>
          </table:table-cell>
          <table:table-cell office:value-type="string" calcext:value-type="string">
            <text:p>[Kr] 4d10 5s2 5p2 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96</text:p>
          </table:table-cell>
          <table:table-cell table:style-name="ce1" office:value-type="string" calcext:value-type="string">
            <text:p>141</text:p>
          </table:table-cell>
          <table:table-cell office:value-type="string" calcext:value-type="string">
            <text:p>112 (+2)</text:p>
          </table:table-cell>
          <table:table-cell table:style-name="ce1" office:value-type="string" calcext:value-type="string">
            <text:p>217</text:p>
          </table:table-cell>
          <table:table-cell table:style-name="ce1" office:value-type="string" calcext:value-type="string">
            <text:p>709</text:p>
          </table:table-cell>
          <table:table-cell table:style-name="ce1" office:value-type="string" calcext:value-type="string">
            <text:p>-107</text:p>
          </table:table-cell>
          <table:table-cell office:value-type="string" calcext:value-type="string">
            <text:p>-4, 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505</text:p>
          </table:table-cell>
          <table:table-cell table:style-name="ce1" office:value-type="string" calcext:value-type="string">
            <text:p>2875</text:p>
          </table:table-cell>
          <table:table-cell table:style-name="ce10" table:formula="of:=[.AK57]*10+1*(1 - [.AK57])" office:value-type="float" office:value="2.45615384615385" calcext:value-type="float">
            <text:p>2.46</text:p>
          </table:table-cell>
          <table:table-cell table:style-name="ce10" table:formula="of:=(IF([.AL57] &gt; 40; 40; IF([.AL57] &lt; 1; 1; [.AL57]))-1)/39" office:value-type="float" office:value="0.161794871794872" calcext:value-type="float">
            <text:p>0.16</text:p>
          </table:table-cell>
          <table:table-cell table:formula="of:=VALUE([.AM57])" office:value-type="float" office:value="7.31" calcext:value-type="float">
            <text:p>7.31000</text:p>
          </table:table-cell>
          <table:table-cell office:value-type="float" office:value="7.31" calcext:value-type="float">
            <text:p>7.3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office:value-type="string" calcext:value-type="string">
            <text:p><text:s/>Sb </text:p>
          </table:table-cell>
          <table:table-cell office:value-type="string" calcext:value-type="string">
            <text:p><text:s/>Antimony</text:p>
          </table:table-cell>
          <table:table-cell office:value-type="string" calcext:value-type="string">
            <text:p><text:s/>121.760(1)</text:p>
          </table:table-cell>
          <table:table-cell office:value-type="string" calcext:value-type="string">
            <text:p>9E63B5</text:p>
          </table:table-cell>
          <table:table-cell table:formula="of:=RAND()" office:value-type="float" office:value="0.672803171362251" calcext:value-type="float">
            <text:p>0.673</text:p>
          </table:table-cell>
          <table:table-cell table:formula="of:=([.T58]  / 118) * [.F58] + (1 - ([.T58] / 118))" office:value-type="float" office:value="0.858584421520973" calcext:value-type="float">
            <text:p>0.859</text:p>
          </table:table-cell>
          <table:table-cell table:formula="of:=[.T58] / 118" office:value-type="float" office:value="0.432203389830509" calcext:value-type="float">
            <text:p>0.432</text:p>
          </table:table-cell>
          <table:table-cell table:formula="of:=[.AN58] / 15" office:value-type="float" office:value="0.333333333333333" calcext:value-type="float">
            <text:p>0.333</text:p>
          </table:table-cell>
          <table:table-cell table:formula="of:=[.V58] / 7" office:value-type="float" office:value="0.714285714285714" calcext:value-type="float">
            <text:p>0.714</text:p>
          </table:table-cell>
          <table:table-cell table:formula="of:=[.W58] / 18" office:value-type="float" office:value="0.833333333333333" calcext:value-type="float">
            <text:p>0.833</text:p>
          </table:table-cell>
          <table:table-cell table:formula="of:=([.$H$3]*((([.H58] + 0.2) / 1.2) ^4)+[.$I$3]*[.I58]+[.$J$3]*[.J58]+[.$K$3]*[.K58])/[.$L$3]" office:value-type="float" office:value="0.258501204162888" calcext:value-type="float">
            <text:p>0.259</text:p>
          </table:table-cell>
          <table:table-cell table:formula="of:=([.$H$4]*[.H58]+[.$I$4]*[.I58]+[.$J$4]*[.J58]+[.$K$4]*[.K58])/[.$L$4]" office:value-type="float" office:value="0.539529679360188" calcext:value-type="float">
            <text:p>0.540</text:p>
          </table:table-cell>
          <table:table-cell table:formula="of:=(([.$I$5] ^ (([.$I$6] * [.AN58]) / 15) + [.$J$5] ^ (([.$J$6] * [.V58]) / 7)) / ([.$I$5] + [.$J$5])) + 1" office:value-type="float" office:value="1.56537505014103" calcext:value-type="float">
            <text:p>1.565</text:p>
          </table:table-cell>
          <table:table-cell table:formula="of:= [.P58] * [.Q58]" office:value-type="float" office:value="159.452380952381" calcext:value-type="float">
            <text:p>159.452</text:p>
          </table:table-cell>
          <table:table-cell table:formula="of:=IF([.Q58] &lt; 10; ([.AN58]/15 * [.V58]/7 + 0.4) / 1.4; [.AN58]/15 * [.V58]/7)" office:value-type="float" office:value="0.238095238095238" calcext:value-type="float">
            <text:p>0.238</text:p>
          </table:table-cell>
          <table:table-cell table:formula="of:=[.AL58] * (100)" office:value-type="float" office:value="669.7" calcext:value-type="float">
            <text:p>669.700</text:p>
          </table:table-cell>
          <table:table-cell office:value-type="string" calcext:value-type="string">
            <text:p>[Kr] 4d10 5s2 5p3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5</text:p>
          </table:table-cell>
          <table:table-cell table:style-name="ce1" office:value-type="string" calcext:value-type="string">
            <text:p>138</text:p>
          </table:table-cell>
          <table:table-cell office:value-type="string" calcext:value-type="string">
            <text:p>76 (+3)</text:p>
          </table:table-cell>
          <table:table-cell/>
          <table:table-cell table:style-name="ce1" office:value-type="string" calcext:value-type="string">
            <text:p>834</text:p>
          </table:table-cell>
          <table:table-cell table:style-name="ce1" office:value-type="string" calcext:value-type="string">
            <text:p>-103</text:p>
          </table:table-cell>
          <table:table-cell office:value-type="string" calcext:value-type="string">
            <text:p>-3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04</text:p>
          </table:table-cell>
          <table:table-cell table:style-name="ce1" office:value-type="string" calcext:value-type="string">
            <text:p>1860</text:p>
          </table:table-cell>
          <table:table-cell table:style-name="ce10" table:formula="of:=[.AK58]*10+1*(1 - [.AK58])" office:value-type="float" office:value="2.31469230769231" calcext:value-type="float">
            <text:p>2.31</text:p>
          </table:table-cell>
          <table:table-cell table:style-name="ce10" table:formula="of:=(IF([.AL58] &gt; 40; 40; IF([.AL58] &lt; 1; 1; [.AL58]))-1)/39" office:value-type="float" office:value="0.146076923076923" calcext:value-type="float">
            <text:p>0.15</text:p>
          </table:table-cell>
          <table:table-cell table:formula="of:=VALUE([.AM58])" office:value-type="float" office:value="6.697" calcext:value-type="float">
            <text:p>6.69700</text:p>
          </table:table-cell>
          <table:table-cell office:value-type="float" office:value="6.697" calcext:value-type="float">
            <text:p>6.69700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Ancien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office:value-type="string" calcext:value-type="string">
            <text:p><text:s/>Te </text:p>
          </table:table-cell>
          <table:table-cell office:value-type="string" calcext:value-type="string">
            <text:p><text:s/>Tellurium</text:p>
          </table:table-cell>
          <table:table-cell office:value-type="string" calcext:value-type="string">
            <text:p><text:s/>127.60(3)</text:p>
          </table:table-cell>
          <table:table-cell office:value-type="string" calcext:value-type="string">
            <text:p>D47A00</text:p>
          </table:table-cell>
          <table:table-cell table:formula="of:=RAND()" office:value-type="float" office:value="0.307369466820433" calcext:value-type="float">
            <text:p>0.307</text:p>
          </table:table-cell>
          <table:table-cell table:formula="of:=([.T59]  / 118) * [.F59] + (1 - ([.T59] / 118))" office:value-type="float" office:value="0.694772985378496" calcext:value-type="float">
            <text:p>0.695</text:p>
          </table:table-cell>
          <table:table-cell table:formula="of:=[.T59] / 118" office:value-type="float" office:value="0.440677966101695" calcext:value-type="float">
            <text:p>0.441</text:p>
          </table:table-cell>
          <table:table-cell table:formula="of:=[.AN59] / 15" office:value-type="float" office:value="0.333333333333333" calcext:value-type="float">
            <text:p>0.333</text:p>
          </table:table-cell>
          <table:table-cell table:formula="of:=[.V59] / 7" office:value-type="float" office:value="0.714285714285714" calcext:value-type="float">
            <text:p>0.714</text:p>
          </table:table-cell>
          <table:table-cell table:formula="of:=[.W59] / 18" office:value-type="float" office:value="0.888888888888889" calcext:value-type="float">
            <text:p>0.889</text:p>
          </table:table-cell>
          <table:table-cell table:formula="of:=([.$H$3]*((([.H59] + 0.2) / 1.2) ^4)+[.$I$3]*[.I59]+[.$J$3]*[.J59]+[.$K$3]*[.K59])/[.$L$3]" office:value-type="float" office:value="0.270570129965466" calcext:value-type="float">
            <text:p>0.271</text:p>
          </table:table-cell>
          <table:table-cell table:formula="of:=([.$H$4]*[.H59]+[.$I$4]*[.I59]+[.$J$4]*[.J59]+[.$K$4]*[.K59])/[.$L$4]" office:value-type="float" office:value="0.545907012008707" calcext:value-type="float">
            <text:p>0.546</text:p>
          </table:table-cell>
          <table:table-cell table:formula="of:=(([.$I$5] ^ (([.$I$6] * [.AN59]) / 15) + [.$J$5] ^ (([.$J$6] * [.V59]) / 7)) / ([.$I$5] + [.$J$5])) + 1" office:value-type="float" office:value="1.56537505014103" calcext:value-type="float">
            <text:p>1.565</text:p>
          </table:table-cell>
          <table:table-cell table:formula="of:= [.P59] * [.Q59]" office:value-type="float" office:value="148.571428571429" calcext:value-type="float">
            <text:p>148.571</text:p>
          </table:table-cell>
          <table:table-cell table:formula="of:=IF([.Q59] &lt; 10; ([.AN59]/15 * [.V59]/7 + 0.4) / 1.4; [.AN59]/15 * [.V59]/7)" office:value-type="float" office:value="0.238095238095238" calcext:value-type="float">
            <text:p>0.238</text:p>
          </table:table-cell>
          <table:table-cell table:formula="of:=[.AL59] * (100)" office:value-type="float" office:value="624" calcext:value-type="float">
            <text:p>624.000</text:p>
          </table:table-cell>
          <table:table-cell office:value-type="string" calcext:value-type="string">
            <text:p>[Kr] 4d10 5s2 5p4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1</text:p>
          </table:table-cell>
          <table:table-cell table:style-name="ce1" office:value-type="string" calcext:value-type="string">
            <text:p>135</text:p>
          </table:table-cell>
          <table:table-cell office:value-type="string" calcext:value-type="string">
            <text:p>221 (-2)</text:p>
          </table:table-cell>
          <table:table-cell table:style-name="ce1" office:value-type="string" calcext:value-type="string">
            <text:p>206</text:p>
          </table:table-cell>
          <table:table-cell table:style-name="ce1" office:value-type="string" calcext:value-type="string">
            <text:p>869</text:p>
          </table:table-cell>
          <table:table-cell table:style-name="ce1" office:value-type="string" calcext:value-type="string">
            <text:p>-190</text:p>
          </table:table-cell>
          <table:table-cell office:value-type="string" calcext:value-type="string">
            <text:p>-2, 2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723</text:p>
          </table:table-cell>
          <table:table-cell table:style-name="ce1" office:value-type="string" calcext:value-type="string">
            <text:p>1261</text:p>
          </table:table-cell>
          <table:table-cell table:style-name="ce10" table:formula="of:=[.AK59]*10+1*(1 - [.AK59])" office:value-type="float" office:value="2.20923076923077" calcext:value-type="float">
            <text:p>2.21</text:p>
          </table:table-cell>
          <table:table-cell table:style-name="ce10" table:formula="of:=(IF([.AL59] &gt; 40; 40; IF([.AL59] &lt; 1; 1; [.AL59]))-1)/39" office:value-type="float" office:value="0.134358974358974" calcext:value-type="float">
            <text:p>0.13</text:p>
          </table:table-cell>
          <table:table-cell table:formula="of:=VALUE([.AM59])" office:value-type="float" office:value="6.24" calcext:value-type="float">
            <text:p>6.24000</text:p>
          </table:table-cell>
          <table:table-cell office:value-type="float" office:value="6.24" calcext:value-type="float">
            <text:p>6.24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loid</text:p>
          </table:table-cell>
          <table:table-cell table:style-name="ce1" office:value-type="string" calcext:value-type="string">
            <text:p>17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Iodine</text:p>
          </table:table-cell>
          <table:table-cell office:value-type="string" calcext:value-type="string">
            <text:p><text:s/>126.90447(3)</text:p>
          </table:table-cell>
          <table:table-cell table:style-name="ce1" office:value-type="string" calcext:value-type="string">
            <text:p>940094</text:p>
          </table:table-cell>
          <table:table-cell table:formula="of:=RAND()" office:value-type="float" office:value="0.254396663941314" calcext:value-type="float">
            <text:p>0.254</text:p>
          </table:table-cell>
          <table:table-cell table:formula="of:=([.T60]  / 118) * [.F60] + (1 - ([.T60] / 118))" office:value-type="float" office:value="0.665110366007539" calcext:value-type="float">
            <text:p>0.665</text:p>
          </table:table-cell>
          <table:table-cell table:formula="of:=[.T60] / 118" office:value-type="float" office:value="0.449152542372881" calcext:value-type="float">
            <text:p>0.449</text:p>
          </table:table-cell>
          <table:table-cell table:formula="of:=[.AN60] / 15" office:value-type="float" office:value="0.2" calcext:value-type="float">
            <text:p>0.200</text:p>
          </table:table-cell>
          <table:table-cell table:formula="of:=[.V60] / 7" office:value-type="float" office:value="0.714285714285714" calcext:value-type="float">
            <text:p>0.714</text:p>
          </table:table-cell>
          <table:table-cell table:formula="of:=[.W60] / 18" office:value-type="float" office:value="0.944444444444444" calcext:value-type="float">
            <text:p>0.944</text:p>
          </table:table-cell>
          <table:table-cell table:formula="of:=([.$H$3]*((([.H60] + 0.2) / 1.2) ^4)+[.$I$3]*[.I60]+[.$J$3]*[.J60]+[.$K$3]*[.K60])/[.$L$3]" office:value-type="float" office:value="0.26497501275378" calcext:value-type="float">
            <text:p>0.265</text:p>
          </table:table-cell>
          <table:table-cell table:formula="of:=([.$H$4]*[.H60]+[.$I$4]*[.I60]+[.$J$4]*[.J60]+[.$K$4]*[.K60])/[.$L$4]" office:value-type="float" office:value="0.534102526475408" calcext:value-type="float">
            <text:p>0.534</text:p>
          </table:table-cell>
          <table:table-cell table:formula="of:=(([.$I$5] ^ (([.$I$6] * [.AN60]) / 15) + [.$J$5] ^ (([.$J$6] * [.V60]) / 7)) / ([.$I$5] + [.$J$5])) + 1" office:value-type="float" office:value="1.64003512860074" calcext:value-type="float">
            <text:p>1.640</text:p>
          </table:table-cell>
          <table:table-cell table:formula="of:= [.P60] * [.Q60]" office:value-type="float" office:value="70.5714285714286" calcext:value-type="float">
            <text:p>70.571</text:p>
          </table:table-cell>
          <table:table-cell table:formula="of:=IF([.Q60] &lt; 10; ([.AN60]/15 * [.V60]/7 + 0.4) / 1.4; [.AN60]/15 * [.V60]/7)" office:value-type="float" office:value="0.142857142857143" calcext:value-type="float">
            <text:p>0.143</text:p>
          </table:table-cell>
          <table:table-cell table:formula="of:=[.AL60] * (100)" office:value-type="float" office:value="494" calcext:value-type="float">
            <text:p>494.000</text:p>
          </table:table-cell>
          <table:table-cell office:value-type="string" calcext:value-type="string">
            <text:p>[Kr] 4d10 5s2 5p5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66</text:p>
          </table:table-cell>
          <table:table-cell table:style-name="ce1" office:value-type="string" calcext:value-type="string">
            <text:p>133</text:p>
          </table:table-cell>
          <table:table-cell office:value-type="string" calcext:value-type="string">
            <text:p>220 (-1)</text:p>
          </table:table-cell>
          <table:table-cell table:style-name="ce1" office:value-type="string" calcext:value-type="string">
            <text:p>198</text:p>
          </table:table-cell>
          <table:table-cell table:style-name="ce1" office:value-type="string" calcext:value-type="string">
            <text:p>1008</text:p>
          </table:table-cell>
          <table:table-cell table:style-name="ce1" office:value-type="string" calcext:value-type="string">
            <text:p>-295</text:p>
          </table:table-cell>
          <table:table-cell office:value-type="string" calcext:value-type="string">
            <text:p>-1, 1, 3, 5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387</text:p>
          </table:table-cell>
          <table:table-cell table:style-name="ce1" office:value-type="string" calcext:value-type="string">
            <text:p>457</text:p>
          </table:table-cell>
          <table:table-cell table:style-name="ce10" table:formula="of:=[.AK60]*10+1*(1 - [.AK60])" office:value-type="float" office:value="1.90923076923077" calcext:value-type="float">
            <text:p>1.91</text:p>
          </table:table-cell>
          <table:table-cell table:style-name="ce10" table:formula="of:=(IF([.AL60] &gt; 40; 40; IF([.AL60] &lt; 1; 1; [.AL60]))-1)/39" office:value-type="float" office:value="0.101025641025641" calcext:value-type="float">
            <text:p>0.10</text:p>
          </table:table-cell>
          <table:table-cell table:formula="of:=VALUE([.AM60])" office:value-type="float" office:value="4.94" calcext:value-type="float">
            <text:p>4.94000</text:p>
          </table:table-cell>
          <table:table-cell office:value-type="float" office:value="4.94" calcext:value-type="float">
            <text:p>4.9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ogen</text:p>
          </table:table-cell>
          <table:table-cell table:style-name="ce1" office:value-type="string" calcext:value-type="string">
            <text:p>18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54</text:p>
          </table:table-cell>
          <table:table-cell office:value-type="string" calcext:value-type="string">
            <text:p><text:s/>Xe </text:p>
          </table:table-cell>
          <table:table-cell office:value-type="string" calcext:value-type="string">
            <text:p><text:s/>Xenon</text:p>
          </table:table-cell>
          <table:table-cell office:value-type="string" calcext:value-type="string">
            <text:p><text:s/>131.293(6)</text:p>
          </table:table-cell>
          <table:table-cell office:value-type="string" calcext:value-type="string">
            <text:p>429EB0</text:p>
          </table:table-cell>
          <table:table-cell table:formula="of:=RAND()" office:value-type="float" office:value="0.777775500998032" calcext:value-type="float">
            <text:p>0.778</text:p>
          </table:table-cell>
          <table:table-cell table:formula="of:=([.T61]  / 118) * [.F61] + (1 - ([.T61] / 118))" office:value-type="float" office:value="0.898304042829608" calcext:value-type="float">
            <text:p>0.898</text:p>
          </table:table-cell>
          <table:table-cell table:formula="of:=[.T61] / 118" office:value-type="float" office:value="0.457627118644068" calcext:value-type="float">
            <text:p>0.458</text:p>
          </table:table-cell>
          <table:table-cell table:formula="of:=[.AN61] / 15" office:value-type="float" office:value="0.466666666666667" calcext:value-type="float">
            <text:p>0.467</text:p>
          </table:table-cell>
          <table:table-cell table:formula="of:=[.V61] / 7" office:value-type="float" office:value="0.714285714285714" calcext:value-type="float">
            <text:p>0.714</text:p>
          </table:table-cell>
          <table:table-cell table:formula="of:=[.W61] / 18" office:value-type="float" office:value="1" calcext:value-type="float">
            <text:p>1.000</text:p>
          </table:table-cell>
          <table:table-cell table:formula="of:=([.$H$3]*((([.H61] + 0.2) / 1.2) ^4)+[.$I$3]*[.I61]+[.$J$3]*[.J61]+[.$K$3]*[.K61])/[.$L$3]" office:value-type="float" office:value="0.312829992306643" calcext:value-type="float">
            <text:p>0.313</text:p>
          </table:table-cell>
          <table:table-cell table:formula="of:=([.$H$4]*[.H61]+[.$I$4]*[.I61]+[.$J$4]*[.J61]+[.$K$4]*[.K61])/[.$L$4]" office:value-type="float" office:value="0.576843495487563" calcext:value-type="float">
            <text:p>0.577</text:p>
          </table:table-cell>
          <table:table-cell table:formula="of:=(([.$I$5] ^ (([.$I$6] * [.AN61]) / 15) + [.$J$5] ^ (([.$J$6] * [.V61]) / 7)) / ([.$I$5] + [.$J$5])) + 1" office:value-type="float" office:value="1.50317718786684" calcext:value-type="float">
            <text:p>1.503</text:p>
          </table:table-cell>
          <table:table-cell table:formula="of:= [.P61] * [.Q61]" office:value-type="float" office:value="0.309047619047619" calcext:value-type="float">
            <text:p>0.309</text:p>
          </table:table-cell>
          <table:table-cell table:formula="of:=IF([.Q61] &lt; 10; ([.AN61]/15 * [.V61]/7 + 0.4) / 1.4; [.AN61]/15 * [.V61]/7)" office:value-type="float" office:value="0.523809523809524" calcext:value-type="float">
            <text:p>0.524</text:p>
          </table:table-cell>
          <table:table-cell table:formula="of:=[.AL61] * (100)" office:value-type="float" office:value="0.59" calcext:value-type="float">
            <text:p>0.590</text:p>
          </table:table-cell>
          <table:table-cell office:value-type="string" calcext:value-type="string">
            <text:p>[Kr] 4d10 5s2 5p6 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130</text:p>
          </table:table-cell>
          <table:table-cell office:value-type="string" calcext:value-type="string">
            <text:p>48 (+8)</text:p>
          </table:table-cell>
          <table:table-cell table:style-name="ce1" office:value-type="string" calcext:value-type="string">
            <text:p>216</text:p>
          </table:table-cell>
          <table:table-cell table:style-name="ce1" office:value-type="string" calcext:value-type="string">
            <text:p>117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2, 4, 6, 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5</text:p>
          </table:table-cell>
          <table:table-cell table:style-name="ce10" table:formula="of:=[.AK61]*10+1*(1 - [.AK61])" office:value-type="float" office:value="1" calcext:value-type="float">
            <text:p>1.00</text:p>
          </table:table-cell>
          <table:table-cell table:style-name="ce10" table:formula="of:=(IF([.AL61] &gt; 40; 40; IF([.AL61] &lt; 1; 1; [.AL61]))-1)/39" office:value-type="float" office:value="0" calcext:value-type="float">
            <text:p>0.00</text:p>
          </table:table-cell>
          <table:table-cell table:formula="of:=VALUE([.AM61])" office:value-type="float" office:value="0.0059" calcext:value-type="float">
            <text:p>0.00590</text:p>
          </table:table-cell>
          <table:table-cell office:value-type="float" office:value="0.0059" calcext:value-type="float">
            <text:p>0.005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8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55</text:p>
          </table:table-cell>
          <table:table-cell office:value-type="string" calcext:value-type="string">
            <text:p><text:s/>Cs </text:p>
          </table:table-cell>
          <table:table-cell office:value-type="string" calcext:value-type="string">
            <text:p><text:s/>Cesium</text:p>
          </table:table-cell>
          <table:table-cell office:value-type="string" calcext:value-type="string">
            <text:p><text:s/>132.9054519(2)</text:p>
          </table:table-cell>
          <table:table-cell office:value-type="string" calcext:value-type="string">
            <text:p>57178F</text:p>
          </table:table-cell>
          <table:table-cell table:formula="of:=RAND()" office:value-type="float" office:value="0.796841581347314" calcext:value-type="float">
            <text:p>0.797</text:p>
          </table:table-cell>
          <table:table-cell table:formula="of:=([.T62]  / 118) * [.F62] + (1 - ([.T62] / 118))" office:value-type="float" office:value="0.90530751672968" calcext:value-type="float">
            <text:p>0.905</text:p>
          </table:table-cell>
          <table:table-cell table:formula="of:=[.T62] / 118" office:value-type="float" office:value="0.466101694915254" calcext:value-type="float">
            <text:p>0.466</text:p>
          </table:table-cell>
          <table:table-cell table:formula="of:=[.AN62] / 15" office:value-type="float" office:value="0.266666666666667" calcext:value-type="float">
            <text:p>0.267</text:p>
          </table:table-cell>
          <table:table-cell table:formula="of:=[.V62] / 7" office:value-type="float" office:value="0.857142857142857" calcext:value-type="float">
            <text:p>0.857</text:p>
          </table:table-cell>
          <table:table-cell table:formula="of:=[.W62] / 18" office:value-type="float" office:value="0.0555555555555556" calcext:value-type="float">
            <text:p>0.056</text:p>
          </table:table-cell>
          <table:table-cell table:formula="of:=([.$H$3]*((([.H62] + 0.2) / 1.2) ^4)+[.$I$3]*[.I62]+[.$J$3]*[.J62]+[.$K$3]*[.K62])/[.$L$3]" office:value-type="float" office:value="0.136677819629962" calcext:value-type="float">
            <text:p>0.137</text:p>
          </table:table-cell>
          <table:table-cell table:formula="of:=([.$H$4]*[.H62]+[.$I$4]*[.I62]+[.$J$4]*[.J62]+[.$K$4]*[.K62])/[.$L$4]" office:value-type="float" office:value="0.562441607356862" calcext:value-type="float">
            <text:p>0.562</text:p>
          </table:table-cell>
          <table:table-cell table:formula="of:=(([.$I$5] ^ (([.$I$6] * [.AN62]) / 15) + [.$J$5] ^ (([.$J$6] * [.V62]) / 7)) / ([.$I$5] + [.$J$5])) + 1" office:value-type="float" office:value="1.56245133576944" calcext:value-type="float">
            <text:p>1.562</text:p>
          </table:table-cell>
          <table:table-cell table:formula="of:= [.P62] * [.Q62]" office:value-type="float" office:value="42.9485714285714" calcext:value-type="float">
            <text:p>42.949</text:p>
          </table:table-cell>
          <table:table-cell table:formula="of:=IF([.Q62] &lt; 10; ([.AN62]/15 * [.V62]/7 + 0.4) / 1.4; [.AN62]/15 * [.V62]/7)" office:value-type="float" office:value="0.228571428571429" calcext:value-type="float">
            <text:p>0.229</text:p>
          </table:table-cell>
          <table:table-cell table:formula="of:=[.AL62] * (100)" office:value-type="float" office:value="187.9" calcext:value-type="float">
            <text:p>187.900</text:p>
          </table:table-cell>
          <table:table-cell office:value-type="string" calcext:value-type="string">
            <text:p>[Xe] 6s1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9</text:p>
          </table:table-cell>
          <table:table-cell table:style-name="ce1" office:value-type="string" calcext:value-type="string">
            <text:p>225</text:p>
          </table:table-cell>
          <table:table-cell office:value-type="string" calcext:value-type="string">
            <text:p>167 (+1)</text:p>
          </table:table-cell>
          <table:table-cell/>
          <table:table-cell table:style-name="ce1" office:value-type="string" calcext:value-type="string">
            <text:p>376</text:p>
          </table:table-cell>
          <table:table-cell table:style-name="ce1" office:value-type="string" calcext:value-type="string">
            <text:p>-4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02</text:p>
          </table:table-cell>
          <table:table-cell table:style-name="ce1" office:value-type="string" calcext:value-type="string">
            <text:p>944</text:p>
          </table:table-cell>
          <table:table-cell table:style-name="ce10" table:formula="of:=[.AK62]*10+1*(1 - [.AK62])" office:value-type="float" office:value="1.20284615384615" calcext:value-type="float">
            <text:p>1.20</text:p>
          </table:table-cell>
          <table:table-cell table:style-name="ce10" table:formula="of:=(IF([.AL62] &gt; 40; 40; IF([.AL62] &lt; 1; 1; [.AL62]))-1)/39" office:value-type="float" office:value="0.0225384615384615" calcext:value-type="float">
            <text:p>0.02</text:p>
          </table:table-cell>
          <table:table-cell table:formula="of:=VALUE([.AM62])" office:value-type="float" office:value="1.879" calcext:value-type="float">
            <text:p>1.87900</text:p>
          </table:table-cell>
          <table:table-cell office:value-type="float" office:value="1.879" calcext:value-type="float">
            <text:p>1.8790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6</text:p>
          </table:table-cell>
          <table:table-cell office:value-type="string" calcext:value-type="string">
            <text:p><text:s/>Ba </text:p>
          </table:table-cell>
          <table:table-cell office:value-type="string" calcext:value-type="string">
            <text:p><text:s/>Barium</text:p>
          </table:table-cell>
          <table:table-cell office:value-type="string" calcext:value-type="string">
            <text:p><text:s/>137.327(7)</text:p>
          </table:table-cell>
          <table:table-cell office:value-type="string" calcext:value-type="string">
            <text:p>00C900</text:p>
          </table:table-cell>
          <table:table-cell table:formula="of:=RAND()" office:value-type="float" office:value="0.57573359712342" calcext:value-type="float">
            <text:p>0.576</text:p>
          </table:table-cell>
          <table:table-cell table:formula="of:=([.T63]  / 118) * [.F63] + (1 - ([.T63] / 118))" office:value-type="float" office:value="0.798653232533148" calcext:value-type="float">
            <text:p>0.799</text:p>
          </table:table-cell>
          <table:table-cell table:formula="of:=[.T63] / 118" office:value-type="float" office:value="0.474576271186441" calcext:value-type="float">
            <text:p>0.475</text:p>
          </table:table-cell>
          <table:table-cell table:formula="of:=[.AN63] / 15" office:value-type="float" office:value="0.4" calcext:value-type="float">
            <text:p>0.400</text:p>
          </table:table-cell>
          <table:table-cell table:formula="of:=[.V63] / 7" office:value-type="float" office:value="0.857142857142857" calcext:value-type="float">
            <text:p>0.857</text:p>
          </table:table-cell>
          <table:table-cell table:formula="of:=[.W63] / 18" office:value-type="float" office:value="0.111111111111111" calcext:value-type="float">
            <text:p>0.111</text:p>
          </table:table-cell>
          <table:table-cell table:formula="of:=([.$H$3]*((([.H63] + 0.2) / 1.2) ^4)+[.$I$3]*[.I63]+[.$J$3]*[.J63]+[.$K$3]*[.K63])/[.$L$3]" office:value-type="float" office:value="0.166997793464677" calcext:value-type="float">
            <text:p>0.167</text:p>
          </table:table-cell>
          <table:table-cell table:formula="of:=([.$H$4]*[.H63]+[.$I$4]*[.I63]+[.$J$4]*[.J63]+[.$K$4]*[.K63])/[.$L$4]" office:value-type="float" office:value="0.587000758187199" calcext:value-type="float">
            <text:p>0.587</text:p>
          </table:table-cell>
          <table:table-cell table:formula="of:=(([.$I$5] ^ (([.$I$6] * [.AN63]) / 15) + [.$J$5] ^ (([.$J$6] * [.V63]) / 7)) / ([.$I$5] + [.$J$5])) + 1" office:value-type="float" office:value="1.49430665675914" calcext:value-type="float">
            <text:p>1.494</text:p>
          </table:table-cell>
          <table:table-cell table:formula="of:= [.P63] * [.Q63]" office:value-type="float" office:value="120.342857142857" calcext:value-type="float">
            <text:p>120.343</text:p>
          </table:table-cell>
          <table:table-cell table:formula="of:=IF([.Q63] &lt; 10; ([.AN63]/15 * [.V63]/7 + 0.4) / 1.4; [.AN63]/15 * [.V63]/7)" office:value-type="float" office:value="0.342857142857143" calcext:value-type="float">
            <text:p>0.343</text:p>
          </table:table-cell>
          <table:table-cell table:formula="of:=[.AL63] * (100)" office:value-type="float" office:value="351" calcext:value-type="float">
            <text:p>351.000</text:p>
          </table:table-cell>
          <table:table-cell office:value-type="string" calcext:value-type="string">
            <text:p>[Xe] 6s2 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9</text:p>
          </table:table-cell>
          <table:table-cell table:style-name="ce1" office:value-type="string" calcext:value-type="string">
            <text:p>198</text:p>
          </table:table-cell>
          <table:table-cell office:value-type="string" calcext:value-type="string">
            <text:p>135 (+2)</text:p>
          </table:table-cell>
          <table:table-cell/>
          <table:table-cell table:style-name="ce1" office:value-type="string" calcext:value-type="string">
            <text:p>503</text:p>
          </table:table-cell>
          <table:table-cell table:style-name="ce1" office:value-type="string" calcext:value-type="string">
            <text:p>-14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143</text:p>
          </table:table-cell>
          <table:table-cell table:style-name="ce10" table:formula="of:=[.AK63]*10+1*(1 - [.AK63])" office:value-type="float" office:value="1.57923076923077" calcext:value-type="float">
            <text:p>1.58</text:p>
          </table:table-cell>
          <table:table-cell table:style-name="ce10" table:formula="of:=(IF([.AL63] &gt; 40; 40; IF([.AL63] &lt; 1; 1; [.AL63]))-1)/39" office:value-type="float" office:value="0.0643589743589744" calcext:value-type="float">
            <text:p>0.06</text:p>
          </table:table-cell>
          <table:table-cell table:formula="of:=VALUE([.AM63])" office:value-type="float" office:value="3.51" calcext:value-type="float">
            <text:p>3.51000</text:p>
          </table:table-cell>
          <table:table-cell office:value-type="float" office:value="3.51" calcext:value-type="float">
            <text:p>3.5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kaline earth metal</text:p>
          </table:table-cell>
          <table:table-cell table:style-name="ce1" office:value-type="string" calcext:value-type="string">
            <text:p>18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57</text:p>
          </table:table-cell>
          <table:table-cell office:value-type="string" calcext:value-type="string">
            <text:p><text:s/>La </text:p>
          </table:table-cell>
          <table:table-cell office:value-type="string" calcext:value-type="string">
            <text:p><text:s/>Lanthanum</text:p>
          </table:table-cell>
          <table:table-cell office:value-type="string" calcext:value-type="string">
            <text:p><text:s/>138.90547(7)</text:p>
          </table:table-cell>
          <table:table-cell office:value-type="string" calcext:value-type="string">
            <text:p>70D4FF</text:p>
          </table:table-cell>
          <table:table-cell table:formula="of:=RAND()" office:value-type="float" office:value="0.418457504713202" calcext:value-type="float">
            <text:p>0.418</text:p>
          </table:table-cell>
          <table:table-cell table:formula="of:=([.T64]  / 118) * [.F64] + (1 - ([.T64] / 118))" office:value-type="float" office:value="0.719085404819089" calcext:value-type="float">
            <text:p>0.719</text:p>
          </table:table-cell>
          <table:table-cell table:formula="of:=[.T64] / 118" office:value-type="float" office:value="0.483050847457627" calcext:value-type="float">
            <text:p>0.483</text:p>
          </table:table-cell>
          <table:table-cell table:formula="of:=[.AN64] / 15" office:value-type="float" office:value="0.8" calcext:value-type="float">
            <text:p>0.800</text:p>
          </table:table-cell>
          <table:table-cell table:formula="of:=[.V64] / 7" office:value-type="float" office:value="0.857142857142857" calcext:value-type="float">
            <text:p>0.857</text:p>
          </table:table-cell>
          <table:table-cell table:formula="of:=[.W64] / 18" office:value-type="float" office:value="0.166666666666667" calcext:value-type="float">
            <text:p>0.167</text:p>
          </table:table-cell>
          <table:table-cell table:formula="of:=([.$H$3]*((([.H64] + 0.2) / 1.2) ^4)+[.$I$3]*[.I64]+[.$J$3]*[.J64]+[.$K$3]*[.K64])/[.$L$3]" office:value-type="float" office:value="0.23299941108041" calcext:value-type="float">
            <text:p>0.233</text:p>
          </table:table-cell>
          <table:table-cell table:formula="of:=([.$H$4]*[.H64]+[.$I$4]*[.I64]+[.$J$4]*[.J64]+[.$K$4]*[.K64])/[.$L$4]" office:value-type="float" office:value="0.647923545381172" calcext:value-type="float">
            <text:p>0.648</text:p>
          </table:table-cell>
          <table:table-cell table:formula="of:=(([.$I$5] ^ (([.$I$6] * [.AN64]) / 15) + [.$J$5] ^ (([.$J$6] * [.V64]) / 7)) / ([.$I$5] + [.$J$5])) + 1" office:value-type="float" office:value="1.35084294664953" calcext:value-type="float">
            <text:p>1.351</text:p>
          </table:table-cell>
          <table:table-cell table:formula="of:= [.P64] * [.Q64]" office:value-type="float" office:value="421.44" calcext:value-type="float">
            <text:p>421.440</text:p>
          </table:table-cell>
          <table:table-cell table:formula="of:=IF([.Q64] &lt; 10; ([.AN64]/15 * [.V64]/7 + 0.4) / 1.4; [.AN64]/15 * [.V64]/7)" office:value-type="float" office:value="0.685714285714286" calcext:value-type="float">
            <text:p>0.686</text:p>
          </table:table-cell>
          <table:table-cell table:formula="of:=[.AL64] * (100)" office:value-type="float" office:value="614.6" calcext:value-type="float">
            <text:p>614.600</text:p>
          </table:table-cell>
          <table:table-cell office:value-type="string" calcext:value-type="string">
            <text:p>[Xe] 5d1 6s2 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 table:style-name="ce1" office:value-type="string" calcext:value-type="string">
            <text:p>169</text:p>
          </table:table-cell>
          <table:table-cell office:value-type="string" calcext:value-type="string">
            <text:p>103.2 (+3)</text:p>
          </table:table-cell>
          <table:table-cell/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-48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193</text:p>
          </table:table-cell>
          <table:table-cell table:style-name="ce1" office:value-type="string" calcext:value-type="string">
            <text:p>3737</text:p>
          </table:table-cell>
          <table:table-cell table:style-name="ce10" table:formula="of:=[.AK64]*10+1*(1 - [.AK64])" office:value-type="float" office:value="2.18753846153846" calcext:value-type="float">
            <text:p>2.19</text:p>
          </table:table-cell>
          <table:table-cell table:style-name="ce10" table:formula="of:=(IF([.AL64] &gt; 40; 40; IF([.AL64] &lt; 1; 1; [.AL64]))-1)/39" office:value-type="float" office:value="0.131948717948718" calcext:value-type="float">
            <text:p>0.13</text:p>
          </table:table-cell>
          <table:table-cell table:formula="of:=VALUE([.AM64])" office:value-type="float" office:value="6.146" calcext:value-type="float">
            <text:p>6.14600</text:p>
          </table:table-cell>
          <table:table-cell office:value-type="float" office:value="6.146" calcext:value-type="float">
            <text:p>6.146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3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58</text:p>
          </table:table-cell>
          <table:table-cell office:value-type="string" calcext:value-type="string">
            <text:p><text:s/>Ce </text:p>
          </table:table-cell>
          <table:table-cell office:value-type="string" calcext:value-type="string">
            <text:p><text:s/>Cerium</text:p>
          </table:table-cell>
          <table:table-cell office:value-type="string" calcext:value-type="string">
            <text:p><text:s/>140.116(1)</text:p>
          </table:table-cell>
          <table:table-cell office:value-type="string" calcext:value-type="string">
            <text:p>FFFFC7</text:p>
          </table:table-cell>
          <table:table-cell table:formula="of:=RAND()" office:value-type="float" office:value="0.58800997909935" calcext:value-type="float">
            <text:p>0.588</text:p>
          </table:table-cell>
          <table:table-cell table:formula="of:=([.T65]  / 118) * [.F65] + (1 - ([.T65] / 118))" office:value-type="float" office:value="0.797496430404765" calcext:value-type="float">
            <text:p>0.797</text:p>
          </table:table-cell>
          <table:table-cell table:formula="of:=[.T65] / 118" office:value-type="float" office:value="0.491525423728814" calcext:value-type="float">
            <text:p>0.492</text:p>
          </table:table-cell>
          <table:table-cell table:formula="of:=[.AN65] / 15" office:value-type="float" office:value="0.8" calcext:value-type="float">
            <text:p>0.800</text:p>
          </table:table-cell>
          <table:table-cell table:formula="of:=[.V65] / 7" office:value-type="float" office:value="0.857142857142857" calcext:value-type="float">
            <text:p>0.857</text:p>
          </table:table-cell>
          <table:table-cell table:formula="of:=[.W65] / 18" office:value-type="float" office:value="0.166666666666667" calcext:value-type="float">
            <text:p>0.167</text:p>
          </table:table-cell>
          <table:table-cell table:formula="of:=([.$H$3]*((([.H65] + 0.2) / 1.2) ^4)+[.$I$3]*[.I65]+[.$J$3]*[.J65]+[.$K$3]*[.K65])/[.$L$3]" office:value-type="float" office:value="0.236537712190811" calcext:value-type="float">
            <text:p>0.237</text:p>
          </table:table-cell>
          <table:table-cell table:formula="of:=([.$H$4]*[.H65]+[.$I$4]*[.I65]+[.$J$4]*[.J65]+[.$K$4]*[.K65])/[.$L$4]" office:value-type="float" office:value="0.651775625504439" calcext:value-type="float">
            <text:p>0.652</text:p>
          </table:table-cell>
          <table:table-cell table:formula="of:=(([.$I$5] ^ (([.$I$6] * [.AN65]) / 15) + [.$J$5] ^ (([.$J$6] * [.V65]) / 7)) / ([.$I$5] + [.$J$5])) + 1" office:value-type="float" office:value="1.35084294664953" calcext:value-type="float">
            <text:p>1.351</text:p>
          </table:table-cell>
          <table:table-cell table:formula="of:= [.P65] * [.Q65]" office:value-type="float" office:value="458.674285714286" calcext:value-type="float">
            <text:p>458.674</text:p>
          </table:table-cell>
          <table:table-cell table:formula="of:=IF([.Q65] &lt; 10; ([.AN65]/15 * [.V65]/7 + 0.4) / 1.4; [.AN65]/15 * [.V65]/7)" office:value-type="float" office:value="0.685714285714286" calcext:value-type="float">
            <text:p>0.686</text:p>
          </table:table-cell>
          <table:table-cell table:formula="of:=[.AL65] * (100)" office:value-type="float" office:value="668.9" calcext:value-type="float">
            <text:p>668.900</text:p>
          </table:table-cell>
          <table:table-cell office:value-type="string" calcext:value-type="string">
            <text:p>[Xe] 4f1 5d1 6s2 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102 (+3)</text:p>
          </table:table-cell>
          <table:table-cell/>
          <table:table-cell table:style-name="ce1" office:value-type="string" calcext:value-type="string">
            <text:p>534</text:p>
          </table:table-cell>
          <table:table-cell table:style-name="ce1" office:value-type="string" calcext:value-type="string">
            <text:p>-5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71</text:p>
          </table:table-cell>
          <table:table-cell table:style-name="ce1" office:value-type="string" calcext:value-type="string">
            <text:p>3633</text:p>
          </table:table-cell>
          <table:table-cell table:style-name="ce10" table:formula="of:=[.AK65]*10+1*(1 - [.AK65])" office:value-type="float" office:value="2.31284615384615" calcext:value-type="float">
            <text:p>2.31</text:p>
          </table:table-cell>
          <table:table-cell table:style-name="ce10" table:formula="of:=(IF([.AL65] &gt; 40; 40; IF([.AL65] &lt; 1; 1; [.AL65]))-1)/39" office:value-type="float" office:value="0.145871794871795" calcext:value-type="float">
            <text:p>0.15</text:p>
          </table:table-cell>
          <table:table-cell table:formula="of:=VALUE([.AM65])" office:value-type="float" office:value="6.689" calcext:value-type="float">
            <text:p>6.68900</text:p>
          </table:table-cell>
          <table:table-cell office:value-type="float" office:value="6.689" calcext:value-type="float">
            <text:p>6.689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59</text:p>
          </table:table-cell>
          <table:table-cell office:value-type="string" calcext:value-type="string">
            <text:p><text:s/>Pr </text:p>
          </table:table-cell>
          <table:table-cell office:value-type="string" calcext:value-type="string">
            <text:p><text:s/>Praseodymium</text:p>
          </table:table-cell>
          <table:table-cell office:value-type="string" calcext:value-type="string">
            <text:p><text:s/>140.90765(2)</text:p>
          </table:table-cell>
          <table:table-cell office:value-type="string" calcext:value-type="string">
            <text:p>D9FFC7</text:p>
          </table:table-cell>
          <table:table-cell table:formula="of:=RAND()" office:value-type="float" office:value="0.677287338686068" calcext:value-type="float">
            <text:p>0.677</text:p>
          </table:table-cell>
          <table:table-cell table:formula="of:=([.T66]  / 118) * [.F66] + (1 - ([.T66] / 118))" office:value-type="float" office:value="0.838643669343034" calcext:value-type="float">
            <text:p>0.839</text:p>
          </table:table-cell>
          <table:table-cell table:formula="of:=[.T66] / 118" office:value-type="float" office:value="0.5" calcext:value-type="float">
            <text:p>0.500</text:p>
          </table:table-cell>
          <table:table-cell table:formula="of:=[.AN66] / 15" office:value-type="float" office:value="0.8" calcext:value-type="float">
            <text:p>0.800</text:p>
          </table:table-cell>
          <table:table-cell table:formula="of:=[.V66] / 7" office:value-type="float" office:value="0.857142857142857" calcext:value-type="float">
            <text:p>0.857</text:p>
          </table:table-cell>
          <table:table-cell table:formula="of:=[.W66] / 18" office:value-type="float" office:value="0.166666666666667" calcext:value-type="float">
            <text:p>0.167</text:p>
          </table:table-cell>
          <table:table-cell table:formula="of:=([.$H$3]*((([.H66] + 0.2) / 1.2) ^4)+[.$I$3]*[.I66]+[.$J$3]*[.J66]+[.$K$3]*[.K66])/[.$L$3]" office:value-type="float" office:value="0.240208517048795" calcext:value-type="float">
            <text:p>0.240</text:p>
          </table:table-cell>
          <table:table-cell table:formula="of:=([.$H$4]*[.H66]+[.$I$4]*[.I66]+[.$J$4]*[.J66]+[.$K$4]*[.K66])/[.$L$4]" office:value-type="float" office:value="0.655627705627706" calcext:value-type="float">
            <text:p>0.656</text:p>
          </table:table-cell>
          <table:table-cell table:formula="of:=(([.$I$5] ^ (([.$I$6] * [.AN66]) / 15) + [.$J$5] ^ (([.$J$6] * [.V66]) / 7)) / ([.$I$5] + [.$J$5])) + 1" office:value-type="float" office:value="1.35084294664953" calcext:value-type="float">
            <text:p>1.351</text:p>
          </table:table-cell>
          <table:table-cell table:formula="of:= [.P66] * [.Q66]" office:value-type="float" office:value="455.314285714286" calcext:value-type="float">
            <text:p>455.314</text:p>
          </table:table-cell>
          <table:table-cell table:formula="of:=IF([.Q66] &lt; 10; ([.AN66]/15 * [.V66]/7 + 0.4) / 1.4; [.AN66]/15 * [.V66]/7)" office:value-type="float" office:value="0.685714285714286" calcext:value-type="float">
            <text:p>0.686</text:p>
          </table:table-cell>
          <table:table-cell table:formula="of:=[.AL66] * (100)" office:value-type="float" office:value="664" calcext:value-type="float">
            <text:p>664.000</text:p>
          </table:table-cell>
          <table:table-cell office:value-type="string" calcext:value-type="string">
            <text:p>[Xe] 4f3 6s2 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99 (+3)</text:p>
          </table:table-cell>
          <table:table-cell/>
          <table:table-cell table:style-name="ce1" office:value-type="string" calcext:value-type="string">
            <text:p>527</text:p>
          </table:table-cell>
          <table:table-cell table:style-name="ce1" office:value-type="string" calcext:value-type="string">
            <text:p>-5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204</text:p>
          </table:table-cell>
          <table:table-cell table:style-name="ce1" office:value-type="string" calcext:value-type="string">
            <text:p>3563</text:p>
          </table:table-cell>
          <table:table-cell table:style-name="ce10" table:formula="of:=[.AK66]*10+1*(1 - [.AK66])" office:value-type="float" office:value="2.30153846153846" calcext:value-type="float">
            <text:p>2.30</text:p>
          </table:table-cell>
          <table:table-cell table:style-name="ce10" table:formula="of:=(IF([.AL66] &gt; 40; 40; IF([.AL66] &lt; 1; 1; [.AL66]))-1)/39" office:value-type="float" office:value="0.144615384615385" calcext:value-type="float">
            <text:p>0.14</text:p>
          </table:table-cell>
          <table:table-cell table:formula="of:=VALUE([.AM66])" office:value-type="float" office:value="6.64" calcext:value-type="float">
            <text:p>6.64000</text:p>
          </table:table-cell>
          <table:table-cell office:value-type="float" office:value="6.64" calcext:value-type="float">
            <text:p>6.640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/>Nd </text:p>
          </table:table-cell>
          <table:table-cell office:value-type="string" calcext:value-type="string">
            <text:p><text:s/>Neodymium</text:p>
          </table:table-cell>
          <table:table-cell office:value-type="string" calcext:value-type="string">
            <text:p><text:s/>144.242(3)</text:p>
          </table:table-cell>
          <table:table-cell office:value-type="string" calcext:value-type="string">
            <text:p>C7FFC7</text:p>
          </table:table-cell>
          <table:table-cell table:formula="of:=RAND()" office:value-type="float" office:value="0.411508813999266" calcext:value-type="float">
            <text:p>0.412</text:p>
          </table:table-cell>
          <table:table-cell table:formula="of:=([.T67]  / 118) * [.F67] + (1 - ([.T67] / 118))" office:value-type="float" office:value="0.700767193558949" calcext:value-type="float">
            <text:p>0.701</text:p>
          </table:table-cell>
          <table:table-cell table:formula="of:=[.T67] / 118" office:value-type="float" office:value="0.508474576271186" calcext:value-type="float">
            <text:p>0.508</text:p>
          </table:table-cell>
          <table:table-cell table:formula="of:=[.AN67] / 15" office:value-type="float" office:value="0.8" calcext:value-type="float">
            <text:p>0.800</text:p>
          </table:table-cell>
          <table:table-cell table:formula="of:=[.V67] / 7" office:value-type="float" office:value="0.857142857142857" calcext:value-type="float">
            <text:p>0.857</text:p>
          </table:table-cell>
          <table:table-cell table:formula="of:=[.W67] / 18" office:value-type="float" office:value="0.166666666666667" calcext:value-type="float">
            <text:p>0.167</text:p>
          </table:table-cell>
          <table:table-cell table:formula="of:=([.$H$3]*((([.H67] + 0.2) / 1.2) ^4)+[.$I$3]*[.I67]+[.$J$3]*[.J67]+[.$K$3]*[.K67])/[.$L$3]" office:value-type="float" office:value="0.244015093113208" calcext:value-type="float">
            <text:p>0.244</text:p>
          </table:table-cell>
          <table:table-cell table:formula="of:=([.$H$4]*[.H67]+[.$I$4]*[.I67]+[.$J$4]*[.J67]+[.$K$4]*[.K67])/[.$L$4]" office:value-type="float" office:value="0.659479785750972" calcext:value-type="float">
            <text:p>0.659</text:p>
          </table:table-cell>
          <table:table-cell table:formula="of:=(([.$I$5] ^ (([.$I$6] * [.AN67]) / 15) + [.$J$5] ^ (([.$J$6] * [.V67]) / 7)) / ([.$I$5] + [.$J$5])) + 1" office:value-type="float" office:value="1.35084294664953" calcext:value-type="float">
            <text:p>1.351</text:p>
          </table:table-cell>
          <table:table-cell table:formula="of:= [.P67] * [.Q67]" office:value-type="float" office:value="480.685714285714" calcext:value-type="float">
            <text:p>480.686</text:p>
          </table:table-cell>
          <table:table-cell table:formula="of:=IF([.Q67] &lt; 10; ([.AN67]/15 * [.V67]/7 + 0.4) / 1.4; [.AN67]/15 * [.V67]/7)" office:value-type="float" office:value="0.685714285714286" calcext:value-type="float">
            <text:p>0.686</text:p>
          </table:table-cell>
          <table:table-cell table:formula="of:=[.AL67] * (100)" office:value-type="float" office:value="701" calcext:value-type="float">
            <text:p>701.000</text:p>
          </table:table-cell>
          <table:table-cell office:value-type="string" calcext:value-type="string">
            <text:p>[Xe] 4f4 6s2 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129 (+2)</text:p>
          </table:table-cell>
          <table:table-cell/>
          <table:table-cell table:style-name="ce1" office:value-type="string" calcext:value-type="string">
            <text:p>533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294</text:p>
          </table:table-cell>
          <table:table-cell table:style-name="ce1" office:value-type="string" calcext:value-type="string">
            <text:p>3373</text:p>
          </table:table-cell>
          <table:table-cell table:style-name="ce10" table:formula="of:=[.AK67]*10+1*(1 - [.AK67])" office:value-type="float" office:value="2.38692307692308" calcext:value-type="float">
            <text:p>2.39</text:p>
          </table:table-cell>
          <table:table-cell table:style-name="ce10" table:formula="of:=(IF([.AL67] &gt; 40; 40; IF([.AL67] &lt; 1; 1; [.AL67]))-1)/39" office:value-type="float" office:value="0.154102564102564" calcext:value-type="float">
            <text:p>0.15</text:p>
          </table:table-cell>
          <table:table-cell table:formula="of:=VALUE([.AM67])" office:value-type="float" office:value="7.01" calcext:value-type="float">
            <text:p>7.01000</text:p>
          </table:table-cell>
          <table:table-cell office:value-type="float" office:value="7.01" calcext:value-type="float">
            <text:p>7.010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/>Pm </text:p>
          </table:table-cell>
          <table:table-cell office:value-type="string" calcext:value-type="string">
            <text:p><text:s/>Promethium</text:p>
          </table:table-cell>
          <table:table-cell office:value-type="string" calcext:value-type="string">
            <text:p><text:s/>[145]</text:p>
          </table:table-cell>
          <table:table-cell office:value-type="string" calcext:value-type="string">
            <text:p>A3FFC7</text:p>
          </table:table-cell>
          <table:table-cell table:formula="of:=RAND()" office:value-type="float" office:value="0.00867647937632544" calcext:value-type="float">
            <text:p>0.009</text:p>
          </table:table-cell>
          <table:table-cell table:formula="of:=([.T68]  / 118) * [.F68] + (1 - ([.T68] / 118))" office:value-type="float" office:value="0.48753614611827" calcext:value-type="float">
            <text:p>0.488</text:p>
          </table:table-cell>
          <table:table-cell table:formula="of:=[.T68] / 118" office:value-type="float" office:value="0.516949152542373" calcext:value-type="float">
            <text:p>0.517</text:p>
          </table:table-cell>
          <table:table-cell table:formula="of:=[.AN68] / 15" office:value-type="float" office:value="0.8" calcext:value-type="float">
            <text:p>0.800</text:p>
          </table:table-cell>
          <table:table-cell table:formula="of:=[.V68] / 7" office:value-type="float" office:value="0.857142857142857" calcext:value-type="float">
            <text:p>0.857</text:p>
          </table:table-cell>
          <table:table-cell table:formula="of:=[.W68] / 18" office:value-type="float" office:value="0.166666666666667" calcext:value-type="float">
            <text:p>0.167</text:p>
          </table:table-cell>
          <table:table-cell table:formula="of:=([.$H$3]*((([.H68] + 0.2) / 1.2) ^4)+[.$I$3]*[.I68]+[.$J$3]*[.J68]+[.$K$3]*[.K68])/[.$L$3]" office:value-type="float" office:value="0.247960747641421" calcext:value-type="float">
            <text:p>0.248</text:p>
          </table:table-cell>
          <table:table-cell table:formula="of:=([.$H$4]*[.H68]+[.$I$4]*[.I68]+[.$J$4]*[.J68]+[.$K$4]*[.K68])/[.$L$4]" office:value-type="float" office:value="0.663331865874239" calcext:value-type="float">
            <text:p>0.663</text:p>
          </table:table-cell>
          <table:table-cell table:formula="of:=(([.$I$5] ^ (([.$I$6] * [.AN68]) / 15) + [.$J$5] ^ (([.$J$6] * [.V68]) / 7)) / ([.$I$5] + [.$J$5])) + 1" office:value-type="float" office:value="1.35084294664953" calcext:value-type="float">
            <text:p>1.351</text:p>
          </table:table-cell>
          <table:table-cell table:formula="of:= [.P68] * [.Q68]" office:value-type="float" office:value="498.102857142857" calcext:value-type="float">
            <text:p>498.103</text:p>
          </table:table-cell>
          <table:table-cell table:formula="of:=IF([.Q68] &lt; 10; ([.AN68]/15 * [.V68]/7 + 0.4) / 1.4; [.AN68]/15 * [.V68]/7)" office:value-type="float" office:value="0.685714285714286" calcext:value-type="float">
            <text:p>0.686</text:p>
          </table:table-cell>
          <table:table-cell table:formula="of:=[.AL68] * (100)" office:value-type="float" office:value="726.4" calcext:value-type="float">
            <text:p>726.400</text:p>
          </table:table-cell>
          <table:table-cell office:value-type="string" calcext:value-type="string">
            <text:p>[Xe] 4f5 6s2 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97 (+3)</text:p>
          </table:table-cell>
          <table:table-cell/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73</text:p>
          </table:table-cell>
          <table:table-cell table:style-name="ce1" office:value-type="string" calcext:value-type="string">
            <text:p>3273</text:p>
          </table:table-cell>
          <table:table-cell table:style-name="ce10" table:formula="of:=[.AK68]*10+1*(1 - [.AK68])" office:value-type="float" office:value="2.44553846153846" calcext:value-type="float">
            <text:p>2.45</text:p>
          </table:table-cell>
          <table:table-cell table:style-name="ce10" table:formula="of:=(IF([.AL68] &gt; 40; 40; IF([.AL68] &lt; 1; 1; [.AL68]))-1)/39" office:value-type="float" office:value="0.160615384615385" calcext:value-type="float">
            <text:p>0.16</text:p>
          </table:table-cell>
          <table:table-cell table:formula="of:=VALUE([.AM68])" office:value-type="float" office:value="7.264" calcext:value-type="float">
            <text:p>7.26400</text:p>
          </table:table-cell>
          <table:table-cell office:value-type="float" office:value="7.264" calcext:value-type="float">
            <text:p>7.264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94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2</text:p>
          </table:table-cell>
          <table:table-cell office:value-type="string" calcext:value-type="string">
            <text:p><text:s/>Sm </text:p>
          </table:table-cell>
          <table:table-cell office:value-type="string" calcext:value-type="string">
            <text:p><text:s/>Samarium</text:p>
          </table:table-cell>
          <table:table-cell office:value-type="string" calcext:value-type="string">
            <text:p><text:s/>150.36(2)</text:p>
          </table:table-cell>
          <table:table-cell office:value-type="string" calcext:value-type="string">
            <text:p>8FFFC7</text:p>
          </table:table-cell>
          <table:table-cell table:formula="of:=RAND()" office:value-type="float" office:value="0.990048612951171" calcext:value-type="float">
            <text:p>0.990</text:p>
          </table:table-cell>
          <table:table-cell table:formula="of:=([.T69]  / 118) * [.F69] + (1 - ([.T69] / 118))" office:value-type="float" office:value="0.994771305109937" calcext:value-type="float">
            <text:p>0.995</text:p>
          </table:table-cell>
          <table:table-cell table:formula="of:=[.T69] / 118" office:value-type="float" office:value="0.525423728813559" calcext:value-type="float">
            <text:p>0.525</text:p>
          </table:table-cell>
          <table:table-cell table:formula="of:=[.AN69] / 15" office:value-type="float" office:value="0.8" calcext:value-type="float">
            <text:p>0.800</text:p>
          </table:table-cell>
          <table:table-cell table:formula="of:=[.V69] / 7" office:value-type="float" office:value="0.857142857142857" calcext:value-type="float">
            <text:p>0.857</text:p>
          </table:table-cell>
          <table:table-cell table:formula="of:=[.W69] / 18" office:value-type="float" office:value="0.166666666666667" calcext:value-type="float">
            <text:p>0.167</text:p>
          </table:table-cell>
          <table:table-cell table:formula="of:=([.$H$3]*((([.H69] + 0.2) / 1.2) ^4)+[.$I$3]*[.I69]+[.$J$3]*[.J69]+[.$K$3]*[.K69])/[.$L$3]" office:value-type="float" office:value="0.252048827689329" calcext:value-type="float">
            <text:p>0.252</text:p>
          </table:table-cell>
          <table:table-cell table:formula="of:=([.$H$4]*[.H69]+[.$I$4]*[.I69]+[.$J$4]*[.J69]+[.$K$4]*[.K69])/[.$L$4]" office:value-type="float" office:value="0.667183945997505" calcext:value-type="float">
            <text:p>0.667</text:p>
          </table:table-cell>
          <table:table-cell table:formula="of:=(([.$I$5] ^ (([.$I$6] * [.AN69]) / 15) + [.$J$5] ^ (([.$J$6] * [.V69]) / 7)) / ([.$I$5] + [.$J$5])) + 1" office:value-type="float" office:value="1.35084294664953" calcext:value-type="float">
            <text:p>1.351</text:p>
          </table:table-cell>
          <table:table-cell table:formula="of:= [.P69] * [.Q69]" office:value-type="float" office:value="504.205714285714" calcext:value-type="float">
            <text:p>504.206</text:p>
          </table:table-cell>
          <table:table-cell table:formula="of:=IF([.Q69] &lt; 10; ([.AN69]/15 * [.V69]/7 + 0.4) / 1.4; [.AN69]/15 * [.V69]/7)" office:value-type="float" office:value="0.685714285714286" calcext:value-type="float">
            <text:p>0.686</text:p>
          </table:table-cell>
          <table:table-cell table:formula="of:=[.AL69] * (100)" office:value-type="float" office:value="735.3" calcext:value-type="float">
            <text:p>735.300</text:p>
          </table:table-cell>
          <table:table-cell office:value-type="string" calcext:value-type="string">
            <text:p>[Xe] 4f6 6s2 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122 (+2)</text:p>
          </table:table-cell>
          <table:table-cell/>
          <table:table-cell table:style-name="ce1" office:value-type="string" calcext:value-type="string">
            <text:p>545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45</text:p>
          </table:table-cell>
          <table:table-cell table:style-name="ce1" office:value-type="string" calcext:value-type="string">
            <text:p>2076</text:p>
          </table:table-cell>
          <table:table-cell table:style-name="ce10" table:formula="of:=[.AK69]*10+1*(1 - [.AK69])" office:value-type="float" office:value="2.46607692307692" calcext:value-type="float">
            <text:p>2.47</text:p>
          </table:table-cell>
          <table:table-cell table:style-name="ce10" table:formula="of:=(IF([.AL69] &gt; 40; 40; IF([.AL69] &lt; 1; 1; [.AL69]))-1)/39" office:value-type="float" office:value="0.162897435897436" calcext:value-type="float">
            <text:p>0.16</text:p>
          </table:table-cell>
          <table:table-cell table:formula="of:=VALUE([.AM69])" office:value-type="float" office:value="7.353" calcext:value-type="float">
            <text:p>7.35300</text:p>
          </table:table-cell>
          <table:table-cell office:value-type="float" office:value="7.353" calcext:value-type="float">
            <text:p>7.353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5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3</text:p>
          </table:table-cell>
          <table:table-cell office:value-type="string" calcext:value-type="string">
            <text:p><text:s/>Eu </text:p>
          </table:table-cell>
          <table:table-cell office:value-type="string" calcext:value-type="string">
            <text:p><text:s/>Europium</text:p>
          </table:table-cell>
          <table:table-cell office:value-type="string" calcext:value-type="string">
            <text:p><text:s/>151.964(1)</text:p>
          </table:table-cell>
          <table:table-cell office:value-type="string" calcext:value-type="string">
            <text:p>61FFC7</text:p>
          </table:table-cell>
          <table:table-cell table:formula="of:=RAND()" office:value-type="float" office:value="0.0301160091233694" calcext:value-type="float">
            <text:p>0.030</text:p>
          </table:table-cell>
          <table:table-cell table:formula="of:=([.T70]  / 118) * [.F70] + (1 - ([.T70] / 118))" office:value-type="float" office:value="0.482180581142138" calcext:value-type="float">
            <text:p>0.482</text:p>
          </table:table-cell>
          <table:table-cell table:formula="of:=[.T70] / 118" office:value-type="float" office:value="0.533898305084746" calcext:value-type="float">
            <text:p>0.534</text:p>
          </table:table-cell>
          <table:table-cell table:formula="of:=[.AN70] / 15" office:value-type="float" office:value="0.8" calcext:value-type="float">
            <text:p>0.800</text:p>
          </table:table-cell>
          <table:table-cell table:formula="of:=[.V70] / 7" office:value-type="float" office:value="0.857142857142857" calcext:value-type="float">
            <text:p>0.857</text:p>
          </table:table-cell>
          <table:table-cell table:formula="of:=[.W70] / 18" office:value-type="float" office:value="0.166666666666667" calcext:value-type="float">
            <text:p>0.167</text:p>
          </table:table-cell>
          <table:table-cell table:formula="of:=([.$H$3]*((([.H70] + 0.2) / 1.2) ^4)+[.$I$3]*[.I70]+[.$J$3]*[.J70]+[.$K$3]*[.K70])/[.$L$3]" office:value-type="float" office:value="0.256282720111351" calcext:value-type="float">
            <text:p>0.256</text:p>
          </table:table-cell>
          <table:table-cell table:formula="of:=([.$H$4]*[.H70]+[.$I$4]*[.I70]+[.$J$4]*[.J70]+[.$K$4]*[.K70])/[.$L$4]" office:value-type="float" office:value="0.671036026120772" calcext:value-type="float">
            <text:p>0.671</text:p>
          </table:table-cell>
          <table:table-cell table:formula="of:=(([.$I$5] ^ (([.$I$6] * [.AN70]) / 15) + [.$J$5] ^ (([.$J$6] * [.V70]) / 7)) / ([.$I$5] + [.$J$5])) + 1" office:value-type="float" office:value="1.35084294664953" calcext:value-type="float">
            <text:p>1.351</text:p>
          </table:table-cell>
          <table:table-cell table:formula="of:= [.P70] * [.Q70]" office:value-type="float" office:value="359.588571428571" calcext:value-type="float">
            <text:p>359.589</text:p>
          </table:table-cell>
          <table:table-cell table:formula="of:=IF([.Q70] &lt; 10; ([.AN70]/15 * [.V70]/7 + 0.4) / 1.4; [.AN70]/15 * [.V70]/7)" office:value-type="float" office:value="0.685714285714286" calcext:value-type="float">
            <text:p>0.686</text:p>
          </table:table-cell>
          <table:table-cell table:formula="of:=[.AL70] * (100)" office:value-type="float" office:value="524.4" calcext:value-type="float">
            <text:p>524.400</text:p>
          </table:table-cell>
          <table:table-cell office:value-type="string" calcext:value-type="string">
            <text:p>[Xe] 4f7 6s2 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117 (+2)</text:p>
          </table:table-cell>
          <table:table-cell/>
          <table:table-cell table:style-name="ce1" office:value-type="string" calcext:value-type="string">
            <text:p>547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95</text:p>
          </table:table-cell>
          <table:table-cell table:style-name="ce1" office:value-type="string" calcext:value-type="string">
            <text:p>1800</text:p>
          </table:table-cell>
          <table:table-cell table:style-name="ce10" table:formula="of:=[.AK70]*10+1*(1 - [.AK70])" office:value-type="float" office:value="1.97938461538462" calcext:value-type="float">
            <text:p>1.98</text:p>
          </table:table-cell>
          <table:table-cell table:style-name="ce10" table:formula="of:=(IF([.AL70] &gt; 40; 40; IF([.AL70] &lt; 1; 1; [.AL70]))-1)/39" office:value-type="float" office:value="0.108820512820513" calcext:value-type="float">
            <text:p>0.11</text:p>
          </table:table-cell>
          <table:table-cell table:formula="of:=VALUE([.AM70])" office:value-type="float" office:value="5.244" calcext:value-type="float">
            <text:p>5.24400</text:p>
          </table:table-cell>
          <table:table-cell office:value-type="float" office:value="5.244" calcext:value-type="float">
            <text:p>5.244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90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4</text:p>
          </table:table-cell>
          <table:table-cell office:value-type="string" calcext:value-type="string">
            <text:p><text:s/>Gd </text:p>
          </table:table-cell>
          <table:table-cell office:value-type="string" calcext:value-type="string">
            <text:p><text:s/>Gadolinium</text:p>
          </table:table-cell>
          <table:table-cell office:value-type="string" calcext:value-type="string">
            <text:p><text:s/>157.25(3)</text:p>
          </table:table-cell>
          <table:table-cell office:value-type="string" calcext:value-type="string">
            <text:p>45FFC7</text:p>
          </table:table-cell>
          <table:table-cell table:formula="of:=RAND()" office:value-type="float" office:value="0.0933238696344973" calcext:value-type="float">
            <text:p>0.093</text:p>
          </table:table-cell>
          <table:table-cell table:formula="of:=([.T71]  / 118) * [.F71] + (1 - ([.T71] / 118))" office:value-type="float" office:value="0.508243454717015" calcext:value-type="float">
            <text:p>0.508</text:p>
          </table:table-cell>
          <table:table-cell table:formula="of:=[.T71] / 118" office:value-type="float" office:value="0.542372881355932" calcext:value-type="float">
            <text:p>0.542</text:p>
          </table:table-cell>
          <table:table-cell table:formula="of:=[.AN71] / 15" office:value-type="float" office:value="0.8" calcext:value-type="float">
            <text:p>0.800</text:p>
          </table:table-cell>
          <table:table-cell table:formula="of:=[.V71] / 7" office:value-type="float" office:value="0.857142857142857" calcext:value-type="float">
            <text:p>0.857</text:p>
          </table:table-cell>
          <table:table-cell table:formula="of:=[.W71] / 18" office:value-type="float" office:value="0.166666666666667" calcext:value-type="float">
            <text:p>0.167</text:p>
          </table:table-cell>
          <table:table-cell table:formula="of:=([.$H$3]*((([.H71] + 0.2) / 1.2) ^4)+[.$I$3]*[.I71]+[.$J$3]*[.J71]+[.$K$3]*[.K71])/[.$L$3]" office:value-type="float" office:value="0.260665851560431" calcext:value-type="float">
            <text:p>0.261</text:p>
          </table:table-cell>
          <table:table-cell table:formula="of:=([.$H$4]*[.H71]+[.$I$4]*[.I71]+[.$J$4]*[.J71]+[.$K$4]*[.K71])/[.$L$4]" office:value-type="float" office:value="0.674888106244038" calcext:value-type="float">
            <text:p>0.675</text:p>
          </table:table-cell>
          <table:table-cell table:formula="of:=(([.$I$5] ^ (([.$I$6] * [.AN71]) / 15) + [.$J$5] ^ (([.$J$6] * [.V71]) / 7)) / ([.$I$5] + [.$J$5])) + 1" office:value-type="float" office:value="1.35084294664953" calcext:value-type="float">
            <text:p>1.351</text:p>
          </table:table-cell>
          <table:table-cell table:formula="of:= [.P71] * [.Q71]" office:value-type="float" office:value="541.782857142857" calcext:value-type="float">
            <text:p>541.783</text:p>
          </table:table-cell>
          <table:table-cell table:formula="of:=IF([.Q71] &lt; 10; ([.AN71]/15 * [.V71]/7 + 0.4) / 1.4; [.AN71]/15 * [.V71]/7)" office:value-type="float" office:value="0.685714285714286" calcext:value-type="float">
            <text:p>0.686</text:p>
          </table:table-cell>
          <table:table-cell table:formula="of:=[.AL71] * (100)" office:value-type="float" office:value="790.1" calcext:value-type="float">
            <text:p>790.100</text:p>
          </table:table-cell>
          <table:table-cell office:value-type="string" calcext:value-type="string">
            <text:p>[Xe] 4f7 5d1 6s2 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93.8 (+3)</text:p>
          </table:table-cell>
          <table:table-cell/>
          <table:table-cell table:style-name="ce1" office:value-type="string" calcext:value-type="string">
            <text:p>593</text:p>
          </table:table-cell>
          <table:table-cell table:style-name="ce1" office:value-type="string" calcext:value-type="string">
            <text:p>-50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586</text:p>
          </table:table-cell>
          <table:table-cell table:style-name="ce1" office:value-type="string" calcext:value-type="string">
            <text:p>3523</text:p>
          </table:table-cell>
          <table:table-cell table:style-name="ce10" table:formula="of:=[.AK71]*10+1*(1 - [.AK71])" office:value-type="float" office:value="2.59253846153846" calcext:value-type="float">
            <text:p>2.59</text:p>
          </table:table-cell>
          <table:table-cell table:style-name="ce10" table:formula="of:=(IF([.AL71] &gt; 40; 40; IF([.AL71] &lt; 1; 1; [.AL71]))-1)/39" office:value-type="float" office:value="0.176948717948718" calcext:value-type="float">
            <text:p>0.18</text:p>
          </table:table-cell>
          <table:table-cell table:formula="of:=VALUE([.AM71])" office:value-type="float" office:value="7.901" calcext:value-type="float">
            <text:p>7.90100</text:p>
          </table:table-cell>
          <table:table-cell office:value-type="float" office:value="7.901" calcext:value-type="float">
            <text:p>7.901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8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5</text:p>
          </table:table-cell>
          <table:table-cell office:value-type="string" calcext:value-type="string">
            <text:p><text:s/>Tb </text:p>
          </table:table-cell>
          <table:table-cell office:value-type="string" calcext:value-type="string">
            <text:p><text:s/>Terbium</text:p>
          </table:table-cell>
          <table:table-cell office:value-type="string" calcext:value-type="string">
            <text:p><text:s/>158.92535(2)</text:p>
          </table:table-cell>
          <table:table-cell office:value-type="string" calcext:value-type="string">
            <text:p>30FFC7</text:p>
          </table:table-cell>
          <table:table-cell table:formula="of:=RAND()" office:value-type="float" office:value="0.453554219428478" calcext:value-type="float">
            <text:p>0.454</text:p>
          </table:table-cell>
          <table:table-cell table:formula="of:=([.T72]  / 118) * [.F72] + (1 - ([.T72] / 118))" office:value-type="float" office:value="0.698991731041111" calcext:value-type="float">
            <text:p>0.699</text:p>
          </table:table-cell>
          <table:table-cell table:formula="of:=[.T72] / 118" office:value-type="float" office:value="0.550847457627119" calcext:value-type="float">
            <text:p>0.551</text:p>
          </table:table-cell>
          <table:table-cell table:formula="of:=[.AN72] / 15" office:value-type="float" office:value="0.8" calcext:value-type="float">
            <text:p>0.800</text:p>
          </table:table-cell>
          <table:table-cell table:formula="of:=[.V72] / 7" office:value-type="float" office:value="0.857142857142857" calcext:value-type="float">
            <text:p>0.857</text:p>
          </table:table-cell>
          <table:table-cell table:formula="of:=[.W72] / 18" office:value-type="float" office:value="0.166666666666667" calcext:value-type="float">
            <text:p>0.167</text:p>
          </table:table-cell>
          <table:table-cell table:formula="of:=([.$H$3]*((([.H72] + 0.2) / 1.2) ^4)+[.$I$3]*[.I72]+[.$J$3]*[.J72]+[.$K$3]*[.K72])/[.$L$3]" office:value-type="float" office:value="0.265201688488038" calcext:value-type="float">
            <text:p>0.265</text:p>
          </table:table-cell>
          <table:table-cell table:formula="of:=([.$H$4]*[.H72]+[.$I$4]*[.I72]+[.$J$4]*[.J72]+[.$K$4]*[.K72])/[.$L$4]" office:value-type="float" office:value="0.678740186367305" calcext:value-type="float">
            <text:p>0.679</text:p>
          </table:table-cell>
          <table:table-cell table:formula="of:=(([.$I$5] ^ (([.$I$6] * [.AN72]) / 15) + [.$J$5] ^ (([.$J$6] * [.V72]) / 7)) / ([.$I$5] + [.$J$5])) + 1" office:value-type="float" office:value="1.35084294664953" calcext:value-type="float">
            <text:p>1.351</text:p>
          </table:table-cell>
          <table:table-cell table:formula="of:= [.P72] * [.Q72]" office:value-type="float" office:value="563.588571428572" calcext:value-type="float">
            <text:p>563.589</text:p>
          </table:table-cell>
          <table:table-cell table:formula="of:=IF([.Q72] &lt; 10; ([.AN72]/15 * [.V72]/7 + 0.4) / 1.4; [.AN72]/15 * [.V72]/7)" office:value-type="float" office:value="0.685714285714286" calcext:value-type="float">
            <text:p>0.686</text:p>
          </table:table-cell>
          <table:table-cell table:formula="of:=[.AL72] * (100)" office:value-type="float" office:value="821.9" calcext:value-type="float">
            <text:p>821.900</text:p>
          </table:table-cell>
          <table:table-cell office:value-type="string" calcext:value-type="string">
            <text:p>[Xe] 4f9 6s2 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92.3 (+3)</text:p>
          </table:table-cell>
          <table:table-cell/>
          <table:table-cell table:style-name="ce1" office:value-type="string" calcext:value-type="string">
            <text:p>566</text:p>
          </table:table-cell>
          <table:table-cell table:style-name="ce1" office:value-type="string" calcext:value-type="string">
            <text:p>-50</text:p>
          </table:table-cell>
          <table:table-cell office:value-type="string" calcext:value-type="string">
            <text:p>1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629</text:p>
          </table:table-cell>
          <table:table-cell table:style-name="ce1" office:value-type="string" calcext:value-type="string">
            <text:p>3503</text:p>
          </table:table-cell>
          <table:table-cell table:style-name="ce10" table:formula="of:=[.AK72]*10+1*(1 - [.AK72])" office:value-type="float" office:value="2.66592307692308" calcext:value-type="float">
            <text:p>2.67</text:p>
          </table:table-cell>
          <table:table-cell table:style-name="ce10" table:formula="of:=(IF([.AL72] &gt; 40; 40; IF([.AL72] &lt; 1; 1; [.AL72]))-1)/39" office:value-type="float" office:value="0.185102564102564" calcext:value-type="float">
            <text:p>0.19</text:p>
          </table:table-cell>
          <table:table-cell table:formula="of:=VALUE([.AM72])" office:value-type="float" office:value="8.219" calcext:value-type="float">
            <text:p>8.21900</text:p>
          </table:table-cell>
          <table:table-cell office:value-type="float" office:value="8.219" calcext:value-type="float">
            <text:p>8.219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4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6</text:p>
          </table:table-cell>
          <table:table-cell office:value-type="string" calcext:value-type="string">
            <text:p><text:s/>Dy </text:p>
          </table:table-cell>
          <table:table-cell office:value-type="string" calcext:value-type="string">
            <text:p><text:s/>Dysprosium</text:p>
          </table:table-cell>
          <table:table-cell office:value-type="string" calcext:value-type="string">
            <text:p><text:s/>162.500(1)</text:p>
          </table:table-cell>
          <table:table-cell office:value-type="string" calcext:value-type="string">
            <text:p>1FFFC7</text:p>
          </table:table-cell>
          <table:table-cell table:formula="of:=RAND()" office:value-type="float" office:value="0.721799049801086" calcext:value-type="float">
            <text:p>0.722</text:p>
          </table:table-cell>
          <table:table-cell table:formula="of:=([.T73]  / 118) * [.F73] + (1 - ([.T73] / 118))" office:value-type="float" office:value="0.844396078702302" calcext:value-type="float">
            <text:p>0.844</text:p>
          </table:table-cell>
          <table:table-cell table:formula="of:=[.T73] / 118" office:value-type="float" office:value="0.559322033898305" calcext:value-type="float">
            <text:p>0.559</text:p>
          </table:table-cell>
          <table:table-cell table:formula="of:=[.AN73] / 15" office:value-type="float" office:value="0.8" calcext:value-type="float">
            <text:p>0.800</text:p>
          </table:table-cell>
          <table:table-cell table:formula="of:=[.V73] / 7" office:value-type="float" office:value="0.857142857142857" calcext:value-type="float">
            <text:p>0.857</text:p>
          </table:table-cell>
          <table:table-cell table:formula="of:=[.W73] / 18" office:value-type="float" office:value="0.166666666666667" calcext:value-type="float">
            <text:p>0.167</text:p>
          </table:table-cell>
          <table:table-cell table:formula="of:=([.$H$3]*((([.H73] + 0.2) / 1.2) ^4)+[.$I$3]*[.I73]+[.$J$3]*[.J73]+[.$K$3]*[.K73])/[.$L$3]" office:value-type="float" office:value="0.269893737144163" calcext:value-type="float">
            <text:p>0.270</text:p>
          </table:table-cell>
          <table:table-cell table:formula="of:=([.$H$4]*[.H73]+[.$I$4]*[.I73]+[.$J$4]*[.J73]+[.$K$4]*[.K73])/[.$L$4]" office:value-type="float" office:value="0.682592266490572" calcext:value-type="float">
            <text:p>0.683</text:p>
          </table:table-cell>
          <table:table-cell table:formula="of:=(([.$I$5] ^ (([.$I$6] * [.AN73]) / 15) + [.$J$5] ^ (([.$J$6] * [.V73]) / 7)) / ([.$I$5] + [.$J$5])) + 1" office:value-type="float" office:value="1.35084294664953" calcext:value-type="float">
            <text:p>1.351</text:p>
          </table:table-cell>
          <table:table-cell table:formula="of:= [.P73] * [.Q73]" office:value-type="float" office:value="586.354285714286" calcext:value-type="float">
            <text:p>586.354</text:p>
          </table:table-cell>
          <table:table-cell table:formula="of:=IF([.Q73] &lt; 10; ([.AN73]/15 * [.V73]/7 + 0.4) / 1.4; [.AN73]/15 * [.V73]/7)" office:value-type="float" office:value="0.685714285714286" calcext:value-type="float">
            <text:p>0.686</text:p>
          </table:table-cell>
          <table:table-cell table:formula="of:=[.AL73] * (100)" office:value-type="float" office:value="855.1" calcext:value-type="float">
            <text:p>855.100</text:p>
          </table:table-cell>
          <table:table-cell office:value-type="string" calcext:value-type="string">
            <text:p>[Xe] 4f10 6s2 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2</text:p>
          </table:table-cell>
          <table:table-cell/>
          <table:table-cell office:value-type="string" calcext:value-type="string">
            <text:p>107 (+2)</text:p>
          </table:table-cell>
          <table:table-cell/>
          <table:table-cell table:style-name="ce1" office:value-type="string" calcext:value-type="string">
            <text:p>573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685</text:p>
          </table:table-cell>
          <table:table-cell table:style-name="ce1" office:value-type="string" calcext:value-type="string">
            <text:p>2840</text:p>
          </table:table-cell>
          <table:table-cell table:style-name="ce10" table:formula="of:=[.AK73]*10+1*(1 - [.AK73])" office:value-type="float" office:value="2.74253846153846" calcext:value-type="float">
            <text:p>2.74</text:p>
          </table:table-cell>
          <table:table-cell table:style-name="ce10" table:formula="of:=(IF([.AL73] &gt; 40; 40; IF([.AL73] &lt; 1; 1; [.AL73]))-1)/39" office:value-type="float" office:value="0.193615384615385" calcext:value-type="float">
            <text:p>0.19</text:p>
          </table:table-cell>
          <table:table-cell table:formula="of:=VALUE([.AM73])" office:value-type="float" office:value="8.551" calcext:value-type="float">
            <text:p>8.55100</text:p>
          </table:table-cell>
          <table:table-cell office:value-type="float" office:value="8.551" calcext:value-type="float">
            <text:p>8.551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8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7</text:p>
          </table:table-cell>
          <table:table-cell office:value-type="string" calcext:value-type="string">
            <text:p><text:s/>Ho </text:p>
          </table:table-cell>
          <table:table-cell office:value-type="string" calcext:value-type="string">
            <text:p><text:s/>Holmium</text:p>
          </table:table-cell>
          <table:table-cell office:value-type="string" calcext:value-type="string">
            <text:p><text:s/>164.93032(2)</text:p>
          </table:table-cell>
          <table:table-cell office:value-type="string" calcext:value-type="string">
            <text:p>00FF9C</text:p>
          </table:table-cell>
          <table:table-cell table:formula="of:=RAND()" office:value-type="float" office:value="0.536586114728063" calcext:value-type="float">
            <text:p>0.537</text:p>
          </table:table-cell>
          <table:table-cell table:formula="of:=([.T74]  / 118) * [.F74] + (1 - ([.T74] / 118))" office:value-type="float" office:value="0.736875166837121" calcext:value-type="float">
            <text:p>0.737</text:p>
          </table:table-cell>
          <table:table-cell table:formula="of:=[.T74] / 118" office:value-type="float" office:value="0.567796610169492" calcext:value-type="float">
            <text:p>0.568</text:p>
          </table:table-cell>
          <table:table-cell table:formula="of:=[.AN74] / 15" office:value-type="float" office:value="0.8" calcext:value-type="float">
            <text:p>0.800</text:p>
          </table:table-cell>
          <table:table-cell table:formula="of:=[.V74] / 7" office:value-type="float" office:value="0.857142857142857" calcext:value-type="float">
            <text:p>0.857</text:p>
          </table:table-cell>
          <table:table-cell table:formula="of:=[.W74] / 18" office:value-type="float" office:value="0.166666666666667" calcext:value-type="float">
            <text:p>0.167</text:p>
          </table:table-cell>
          <table:table-cell table:formula="of:=([.$H$3]*((([.H74] + 0.2) / 1.2) ^4)+[.$I$3]*[.I74]+[.$J$3]*[.J74]+[.$K$3]*[.K74])/[.$L$3]" office:value-type="float" office:value="0.274745543577323" calcext:value-type="float">
            <text:p>0.275</text:p>
          </table:table-cell>
          <table:table-cell table:formula="of:=([.$H$4]*[.H74]+[.$I$4]*[.I74]+[.$J$4]*[.J74]+[.$K$4]*[.K74])/[.$L$4]" office:value-type="float" office:value="0.686444346613838" calcext:value-type="float">
            <text:p>0.686</text:p>
          </table:table-cell>
          <table:table-cell table:formula="of:=(([.$I$5] ^ (([.$I$6] * [.AN74]) / 15) + [.$J$5] ^ (([.$J$6] * [.V74]) / 7)) / ([.$I$5] + [.$J$5])) + 1" office:value-type="float" office:value="1.35084294664953" calcext:value-type="float">
            <text:p>1.351</text:p>
          </table:table-cell>
          <table:table-cell table:formula="of:= [.P74] * [.Q74]" office:value-type="float" office:value="603.085714285714" calcext:value-type="float">
            <text:p>603.086</text:p>
          </table:table-cell>
          <table:table-cell table:formula="of:=IF([.Q74] &lt; 10; ([.AN74]/15 * [.V74]/7 + 0.4) / 1.4; [.AN74]/15 * [.V74]/7)" office:value-type="float" office:value="0.685714285714286" calcext:value-type="float">
            <text:p>0.686</text:p>
          </table:table-cell>
          <table:table-cell table:formula="of:=[.AL74] * (100)" office:value-type="float" office:value="879.5" calcext:value-type="float">
            <text:p>879.500</text:p>
          </table:table-cell>
          <table:table-cell office:value-type="string" calcext:value-type="string">
            <text:p>[Xe] 4f11 6s2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90.1 (+3)</text:p>
          </table:table-cell>
          <table:table-cell/>
          <table:table-cell table:style-name="ce1" office:value-type="string" calcext:value-type="string">
            <text:p>581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747</text:p>
          </table:table-cell>
          <table:table-cell table:style-name="ce1" office:value-type="string" calcext:value-type="string">
            <text:p>2973</text:p>
          </table:table-cell>
          <table:table-cell table:style-name="ce10" table:formula="of:=[.AK74]*10+1*(1 - [.AK74])" office:value-type="float" office:value="2.79884615384615" calcext:value-type="float">
            <text:p>2.80</text:p>
          </table:table-cell>
          <table:table-cell table:style-name="ce10" table:formula="of:=(IF([.AL74] &gt; 40; 40; IF([.AL74] &lt; 1; 1; [.AL74]))-1)/39" office:value-type="float" office:value="0.199871794871795" calcext:value-type="float">
            <text:p>0.20</text:p>
          </table:table-cell>
          <table:table-cell table:formula="of:=VALUE([.AM74])" office:value-type="float" office:value="8.795" calcext:value-type="float">
            <text:p>8.79500</text:p>
          </table:table-cell>
          <table:table-cell office:value-type="float" office:value="8.795" calcext:value-type="float">
            <text:p>8.795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7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/>Er </text:p>
          </table:table-cell>
          <table:table-cell office:value-type="string" calcext:value-type="string">
            <text:p><text:s/>Erbium</text:p>
          </table:table-cell>
          <table:table-cell office:value-type="string" calcext:value-type="string">
            <text:p><text:s/>167.259(3)</text:p>
          </table:table-cell>
          <table:table-cell office:value-type="string" calcext:value-type="string">
            <text:p>0.00E+00</text:p>
          </table:table-cell>
          <table:table-cell table:formula="of:=RAND()" office:value-type="float" office:value="0.0284039340197125" calcext:value-type="float">
            <text:p>0.028</text:p>
          </table:table-cell>
          <table:table-cell table:formula="of:=([.T75]  / 118) * [.F75] + (1 - ([.T75] / 118))" office:value-type="float" office:value="0.440097182316444" calcext:value-type="float">
            <text:p>0.440</text:p>
          </table:table-cell>
          <table:table-cell table:formula="of:=[.T75] / 118" office:value-type="float" office:value="0.576271186440678" calcext:value-type="float">
            <text:p>0.576</text:p>
          </table:table-cell>
          <table:table-cell table:formula="of:=[.AN75] / 15" office:value-type="float" office:value="0.8" calcext:value-type="float">
            <text:p>0.800</text:p>
          </table:table-cell>
          <table:table-cell table:formula="of:=[.V75] / 7" office:value-type="float" office:value="0.857142857142857" calcext:value-type="float">
            <text:p>0.857</text:p>
          </table:table-cell>
          <table:table-cell table:formula="of:=[.W75] / 18" office:value-type="float" office:value="0.166666666666667" calcext:value-type="float">
            <text:p>0.167</text:p>
          </table:table-cell>
          <table:table-cell table:formula="of:=([.$H$3]*((([.H75] + 0.2) / 1.2) ^4)+[.$I$3]*[.I75]+[.$J$3]*[.J75]+[.$K$3]*[.K75])/[.$L$3]" office:value-type="float" office:value="0.27976069363456" calcext:value-type="float">
            <text:p>0.280</text:p>
          </table:table-cell>
          <table:table-cell table:formula="of:=([.$H$4]*[.H75]+[.$I$4]*[.I75]+[.$J$4]*[.J75]+[.$K$4]*[.K75])/[.$L$4]" office:value-type="float" office:value="0.690296426737105" calcext:value-type="float">
            <text:p>0.690</text:p>
          </table:table-cell>
          <table:table-cell table:formula="of:=(([.$I$5] ^ (([.$I$6] * [.AN75]) / 15) + [.$J$5] ^ (([.$J$6] * [.V75]) / 7)) / ([.$I$5] + [.$J$5])) + 1" office:value-type="float" office:value="1.35084294664953" calcext:value-type="float">
            <text:p>1.351</text:p>
          </table:table-cell>
          <table:table-cell table:formula="of:= [.P75] * [.Q75]" office:value-type="float" office:value="621.668571428572" calcext:value-type="float">
            <text:p>621.669</text:p>
          </table:table-cell>
          <table:table-cell table:formula="of:=IF([.Q75] &lt; 10; ([.AN75]/15 * [.V75]/7 + 0.4) / 1.4; [.AN75]/15 * [.V75]/7)" office:value-type="float" office:value="0.685714285714286" calcext:value-type="float">
            <text:p>0.686</text:p>
          </table:table-cell>
          <table:table-cell table:formula="of:=[.AL75] * (100)" office:value-type="float" office:value="906.6" calcext:value-type="float">
            <text:p>906.600</text:p>
          </table:table-cell>
          <table:table-cell office:value-type="string" calcext:value-type="string">
            <text:p>[Xe] 4f12 6s2 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4</text:p>
          </table:table-cell>
          <table:table-cell/>
          <table:table-cell office:value-type="string" calcext:value-type="string">
            <text:p>89 (+3)</text:p>
          </table:table-cell>
          <table:table-cell/>
          <table:table-cell table:style-name="ce1" office:value-type="string" calcext:value-type="string">
            <text:p>589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770</text:p>
          </table:table-cell>
          <table:table-cell table:style-name="ce1" office:value-type="string" calcext:value-type="string">
            <text:p>3141</text:p>
          </table:table-cell>
          <table:table-cell table:style-name="ce10" table:formula="of:=[.AK75]*10+1*(1 - [.AK75])" office:value-type="float" office:value="2.86138461538462" calcext:value-type="float">
            <text:p>2.86</text:p>
          </table:table-cell>
          <table:table-cell table:style-name="ce10" table:formula="of:=(IF([.AL75] &gt; 40; 40; IF([.AL75] &lt; 1; 1; [.AL75]))-1)/39" office:value-type="float" office:value="0.206820512820513" calcext:value-type="float">
            <text:p>0.21</text:p>
          </table:table-cell>
          <table:table-cell table:formula="of:=VALUE([.AM75])" office:value-type="float" office:value="9.066" calcext:value-type="float">
            <text:p>9.06600</text:p>
          </table:table-cell>
          <table:table-cell office:value-type="float" office:value="9.066" calcext:value-type="float">
            <text:p>9.066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4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9</text:p>
          </table:table-cell>
          <table:table-cell office:value-type="string" calcext:value-type="string">
            <text:p><text:s/>Tm </text:p>
          </table:table-cell>
          <table:table-cell office:value-type="string" calcext:value-type="string">
            <text:p><text:s/>Thulium</text:p>
          </table:table-cell>
          <table:table-cell office:value-type="string" calcext:value-type="string">
            <text:p><text:s/>168.93421(2)</text:p>
          </table:table-cell>
          <table:table-cell office:value-type="string" calcext:value-type="string">
            <text:p>00D452</text:p>
          </table:table-cell>
          <table:table-cell table:formula="of:=RAND()" office:value-type="float" office:value="0.109427128134617" calcext:value-type="float">
            <text:p>0.109</text:p>
          </table:table-cell>
          <table:table-cell table:formula="of:=([.T76]  / 118) * [.F76] + (1 - ([.T76] / 118))" office:value-type="float" office:value="0.479241286790581" calcext:value-type="float">
            <text:p>0.479</text:p>
          </table:table-cell>
          <table:table-cell table:formula="of:=[.T76] / 118" office:value-type="float" office:value="0.584745762711864" calcext:value-type="float">
            <text:p>0.585</text:p>
          </table:table-cell>
          <table:table-cell table:formula="of:=[.AN76] / 15" office:value-type="float" office:value="0.8" calcext:value-type="float">
            <text:p>0.800</text:p>
          </table:table-cell>
          <table:table-cell table:formula="of:=[.V76] / 7" office:value-type="float" office:value="0.857142857142857" calcext:value-type="float">
            <text:p>0.857</text:p>
          </table:table-cell>
          <table:table-cell table:formula="of:=[.W76] / 18" office:value-type="float" office:value="0.166666666666667" calcext:value-type="float">
            <text:p>0.167</text:p>
          </table:table-cell>
          <table:table-cell table:formula="of:=([.$H$3]*((([.H76] + 0.2) / 1.2) ^4)+[.$I$3]*[.I76]+[.$J$3]*[.J76]+[.$K$3]*[.K76])/[.$L$3]" office:value-type="float" office:value="0.284942812961438" calcext:value-type="float">
            <text:p>0.285</text:p>
          </table:table-cell>
          <table:table-cell table:formula="of:=([.$H$4]*[.H76]+[.$I$4]*[.I76]+[.$J$4]*[.J76]+[.$K$4]*[.K76])/[.$L$4]" office:value-type="float" office:value="0.694148506860371" calcext:value-type="float">
            <text:p>0.694</text:p>
          </table:table-cell>
          <table:table-cell table:formula="of:=(([.$I$5] ^ (([.$I$6] * [.AN76]) / 15) + [.$J$5] ^ (([.$J$6] * [.V76]) / 7)) / ([.$I$5] + [.$J$5])) + 1" office:value-type="float" office:value="1.35084294664953" calcext:value-type="float">
            <text:p>1.351</text:p>
          </table:table-cell>
          <table:table-cell table:formula="of:= [.P76] * [.Q76]" office:value-type="float" office:value="639.154285714286" calcext:value-type="float">
            <text:p>639.154</text:p>
          </table:table-cell>
          <table:table-cell table:formula="of:=IF([.Q76] &lt; 10; ([.AN76]/15 * [.V76]/7 + 0.4) / 1.4; [.AN76]/15 * [.V76]/7)" office:value-type="float" office:value="0.685714285714286" calcext:value-type="float">
            <text:p>0.686</text:p>
          </table:table-cell>
          <table:table-cell table:formula="of:=[.AL76] * (100)" office:value-type="float" office:value="932.1" calcext:value-type="float">
            <text:p>932.100</text:p>
          </table:table-cell>
          <table:table-cell office:value-type="string" calcext:value-type="string">
            <text:p>[Xe] 4f13 6s2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103 (+2)</text:p>
          </table:table-cell>
          <table:table-cell/>
          <table:table-cell table:style-name="ce1" office:value-type="string" calcext:value-type="string">
            <text:p>597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818</text:p>
          </table:table-cell>
          <table:table-cell table:style-name="ce1" office:value-type="string" calcext:value-type="string">
            <text:p>2223</text:p>
          </table:table-cell>
          <table:table-cell table:style-name="ce10" table:formula="of:=[.AK76]*10+1*(1 - [.AK76])" office:value-type="float" office:value="2.92023076923077" calcext:value-type="float">
            <text:p>2.92</text:p>
          </table:table-cell>
          <table:table-cell table:style-name="ce10" table:formula="of:=(IF([.AL76] &gt; 40; 40; IF([.AL76] &lt; 1; 1; [.AL76]))-1)/39" office:value-type="float" office:value="0.213358974358974" calcext:value-type="float">
            <text:p>0.21</text:p>
          </table:table-cell>
          <table:table-cell table:formula="of:=VALUE([.AM76])" office:value-type="float" office:value="9.321" calcext:value-type="float">
            <text:p>9.32100</text:p>
          </table:table-cell>
          <table:table-cell office:value-type="float" office:value="9.321" calcext:value-type="float">
            <text:p>9.321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7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/>Yb </text:p>
          </table:table-cell>
          <table:table-cell office:value-type="string" calcext:value-type="string">
            <text:p><text:s/>Ytterbium</text:p>
          </table:table-cell>
          <table:table-cell office:value-type="string" calcext:value-type="string">
            <text:p><text:s/>173.054(5)</text:p>
          </table:table-cell>
          <table:table-cell office:value-type="string" calcext:value-type="string">
            <text:p>00BF38</text:p>
          </table:table-cell>
          <table:table-cell table:formula="of:=RAND()" office:value-type="float" office:value="0.0747367148044298" calcext:value-type="float">
            <text:p>0.075</text:p>
          </table:table-cell>
          <table:table-cell table:formula="of:=([.T77]  / 118) * [.F77] + (1 - ([.T77] / 118))" office:value-type="float" office:value="0.451115000307713" calcext:value-type="float">
            <text:p>0.451</text:p>
          </table:table-cell>
          <table:table-cell table:formula="of:=[.T77] / 118" office:value-type="float" office:value="0.593220338983051" calcext:value-type="float">
            <text:p>0.593</text:p>
          </table:table-cell>
          <table:table-cell table:formula="of:=[.AN77] / 15" office:value-type="float" office:value="0.8" calcext:value-type="float">
            <text:p>0.800</text:p>
          </table:table-cell>
          <table:table-cell table:formula="of:=[.V77] / 7" office:value-type="float" office:value="0.857142857142857" calcext:value-type="float">
            <text:p>0.857</text:p>
          </table:table-cell>
          <table:table-cell table:formula="of:=[.W77] / 18" office:value-type="float" office:value="0.166666666666667" calcext:value-type="float">
            <text:p>0.167</text:p>
          </table:table-cell>
          <table:table-cell table:formula="of:=([.$H$3]*((([.H77] + 0.2) / 1.2) ^4)+[.$I$3]*[.I77]+[.$J$3]*[.J77]+[.$K$3]*[.K77])/[.$L$3]" office:value-type="float" office:value="0.290295567002047" calcext:value-type="float">
            <text:p>0.290</text:p>
          </table:table-cell>
          <table:table-cell table:formula="of:=([.$H$4]*[.H77]+[.$I$4]*[.I77]+[.$J$4]*[.J77]+[.$K$4]*[.K77])/[.$L$4]" office:value-type="float" office:value="0.698000586983638" calcext:value-type="float">
            <text:p>0.698</text:p>
          </table:table-cell>
          <table:table-cell table:formula="of:=(([.$I$5] ^ (([.$I$6] * [.AN77]) / 15) + [.$J$5] ^ (([.$J$6] * [.V77]) / 7)) / ([.$I$5] + [.$J$5])) + 1" office:value-type="float" office:value="1.35084294664953" calcext:value-type="float">
            <text:p>1.351</text:p>
          </table:table-cell>
          <table:table-cell table:formula="of:= [.P77] * [.Q77]" office:value-type="float" office:value="450.514285714286" calcext:value-type="float">
            <text:p>450.514</text:p>
          </table:table-cell>
          <table:table-cell table:formula="of:=IF([.Q77] &lt; 10; ([.AN77]/15 * [.V77]/7 + 0.4) / 1.4; [.AN77]/15 * [.V77]/7)" office:value-type="float" office:value="0.685714285714286" calcext:value-type="float">
            <text:p>0.686</text:p>
          </table:table-cell>
          <table:table-cell table:formula="of:=[.AL77] * (100)" office:value-type="float" office:value="657" calcext:value-type="float">
            <text:p>657.000</text:p>
          </table:table-cell>
          <table:table-cell office:value-type="string" calcext:value-type="string">
            <text:p>[Xe] 4f14 6s2 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102 (+2)</text:p>
          </table:table-cell>
          <table:table-cell/>
          <table:table-cell table:style-name="ce1" office:value-type="string" calcext:value-type="string">
            <text:p>603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92</text:p>
          </table:table-cell>
          <table:table-cell table:style-name="ce1" office:value-type="string" calcext:value-type="string">
            <text:p>1469</text:p>
          </table:table-cell>
          <table:table-cell table:style-name="ce10" table:formula="of:=[.AK77]*10+1*(1 - [.AK77])" office:value-type="float" office:value="2.28538461538462" calcext:value-type="float">
            <text:p>2.29</text:p>
          </table:table-cell>
          <table:table-cell table:style-name="ce10" table:formula="of:=(IF([.AL77] &gt; 40; 40; IF([.AL77] &lt; 1; 1; [.AL77]))-1)/39" office:value-type="float" office:value="0.142820512820513" calcext:value-type="float">
            <text:p>0.14</text:p>
          </table:table-cell>
          <table:table-cell table:formula="of:=VALUE([.AM77])" office:value-type="float" office:value="6.57" calcext:value-type="float">
            <text:p>6.57000</text:p>
          </table:table-cell>
          <table:table-cell office:value-type="float" office:value="6.57" calcext:value-type="float">
            <text:p>6.570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7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/>Lu </text:p>
          </table:table-cell>
          <table:table-cell office:value-type="string" calcext:value-type="string">
            <text:p><text:s/>Lutetium</text:p>
          </table:table-cell>
          <table:table-cell office:value-type="string" calcext:value-type="string">
            <text:p><text:s/>174.9668(1)</text:p>
          </table:table-cell>
          <table:table-cell office:value-type="string" calcext:value-type="string">
            <text:p>00AB24</text:p>
          </table:table-cell>
          <table:table-cell table:formula="of:=RAND()" office:value-type="float" office:value="0.631091644286237" calcext:value-type="float">
            <text:p>0.631</text:p>
          </table:table-cell>
          <table:table-cell table:formula="of:=([.T78]  / 118) * [.F78] + (1 - ([.T78] / 118))" office:value-type="float" office:value="0.778029718172227" calcext:value-type="float">
            <text:p>0.778</text:p>
          </table:table-cell>
          <table:table-cell table:formula="of:=[.T78] / 118" office:value-type="float" office:value="0.601694915254237" calcext:value-type="float">
            <text:p>0.602</text:p>
          </table:table-cell>
          <table:table-cell table:formula="of:=[.AN78] / 15" office:value-type="float" office:value="0.8" calcext:value-type="float">
            <text:p>0.800</text:p>
          </table:table-cell>
          <table:table-cell table:formula="of:=[.V78] / 7" office:value-type="float" office:value="0.857142857142857" calcext:value-type="float">
            <text:p>0.857</text:p>
          </table:table-cell>
          <table:table-cell table:formula="of:=[.W78] / 18" office:value-type="float" office:value="0.166666666666667" calcext:value-type="float">
            <text:p>0.167</text:p>
          </table:table-cell>
          <table:table-cell table:formula="of:=([.$H$3]*((([.H78] + 0.2) / 1.2) ^4)+[.$I$3]*[.I78]+[.$J$3]*[.J78]+[.$K$3]*[.K78])/[.$L$3]" office:value-type="float" office:value="0.295822660999001" calcext:value-type="float">
            <text:p>0.296</text:p>
          </table:table-cell>
          <table:table-cell table:formula="of:=([.$H$4]*[.H78]+[.$I$4]*[.I78]+[.$J$4]*[.J78]+[.$K$4]*[.K78])/[.$L$4]" office:value-type="float" office:value="0.701852667106904" calcext:value-type="float">
            <text:p>0.702</text:p>
          </table:table-cell>
          <table:table-cell table:formula="of:=(([.$I$5] ^ (([.$I$6] * [.AN78]) / 15) + [.$J$5] ^ (([.$J$6] * [.V78]) / 7)) / ([.$I$5] + [.$J$5])) + 1" office:value-type="float" office:value="1.35084294664953" calcext:value-type="float">
            <text:p>1.351</text:p>
          </table:table-cell>
          <table:table-cell table:formula="of:= [.P78] * [.Q78]" office:value-type="float" office:value="674.811428571429" calcext:value-type="float">
            <text:p>674.811</text:p>
          </table:table-cell>
          <table:table-cell table:formula="of:=IF([.Q78] &lt; 10; ([.AN78]/15 * [.V78]/7 + 0.4) / 1.4; [.AN78]/15 * [.V78]/7)" office:value-type="float" office:value="0.685714285714286" calcext:value-type="float">
            <text:p>0.686</text:p>
          </table:table-cell>
          <table:table-cell table:formula="of:=[.AL78] * (100)" office:value-type="float" office:value="984.1" calcext:value-type="float">
            <text:p>984.100</text:p>
          </table:table-cell>
          <table:table-cell office:value-type="string" calcext:value-type="string">
            <text:p>[Xe] 4f14 5d1 6s2 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7</text:p>
          </table:table-cell>
          <table:table-cell table:style-name="ce1" office:value-type="string" calcext:value-type="string">
            <text:p>160</text:p>
          </table:table-cell>
          <table:table-cell office:value-type="string" calcext:value-type="string">
            <text:p>86.1 (+3)</text:p>
          </table:table-cell>
          <table:table-cell/>
          <table:table-cell table:style-name="ce1" office:value-type="string" calcext:value-type="string">
            <text:p>524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936</text:p>
          </table:table-cell>
          <table:table-cell table:style-name="ce1" office:value-type="string" calcext:value-type="string">
            <text:p>3675</text:p>
          </table:table-cell>
          <table:table-cell table:style-name="ce10" table:formula="of:=[.AK78]*10+1*(1 - [.AK78])" office:value-type="float" office:value="3.04023076923077" calcext:value-type="float">
            <text:p>3.04</text:p>
          </table:table-cell>
          <table:table-cell table:style-name="ce10" table:formula="of:=(IF([.AL78] &gt; 40; 40; IF([.AL78] &lt; 1; 1; [.AL78]))-1)/39" office:value-type="float" office:value="0.226692307692308" calcext:value-type="float">
            <text:p>0.23</text:p>
          </table:table-cell>
          <table:table-cell table:formula="of:=VALUE([.AM78])" office:value-type="float" office:value="9.841" calcext:value-type="float">
            <text:p>9.84100</text:p>
          </table:table-cell>
          <table:table-cell office:value-type="float" office:value="9.841" calcext:value-type="float">
            <text:p>9.841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90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/>Hf </text:p>
          </table:table-cell>
          <table:table-cell office:value-type="string" calcext:value-type="string">
            <text:p><text:s/>Hafnium</text:p>
          </table:table-cell>
          <table:table-cell office:value-type="string" calcext:value-type="string">
            <text:p><text:s/>178.49(2)</text:p>
          </table:table-cell>
          <table:table-cell office:value-type="string" calcext:value-type="string">
            <text:p>4DC2FF</text:p>
          </table:table-cell>
          <table:table-cell table:formula="of:=RAND()" office:value-type="float" office:value="0.407234941616163" calcext:value-type="float">
            <text:p>0.407</text:p>
          </table:table-cell>
          <table:table-cell table:formula="of:=([.T79]  / 118) * [.F79] + (1 - ([.T79] / 118))" office:value-type="float" office:value="0.638312845731896" calcext:value-type="float">
            <text:p>0.638</text:p>
          </table:table-cell>
          <table:table-cell table:formula="of:=[.T79] / 118" office:value-type="float" office:value="0.610169491525424" calcext:value-type="float">
            <text:p>0.610</text:p>
          </table:table-cell>
          <table:table-cell table:formula="of:=[.AN79] / 15" office:value-type="float" office:value="0.666666666666667" calcext:value-type="float">
            <text:p>0.667</text:p>
          </table:table-cell>
          <table:table-cell table:formula="of:=[.V79] / 7" office:value-type="float" office:value="0.857142857142857" calcext:value-type="float">
            <text:p>0.857</text:p>
          </table:table-cell>
          <table:table-cell table:formula="of:=[.W79] / 18" office:value-type="float" office:value="0.222222222222222" calcext:value-type="float">
            <text:p>0.222</text:p>
          </table:table-cell>
          <table:table-cell table:formula="of:=([.$H$3]*((([.H79] + 0.2) / 1.2) ^4)+[.$I$3]*[.I79]+[.$J$3]*[.J79]+[.$K$3]*[.K79])/[.$L$3]" office:value-type="float" office:value="0.29300932147492" calcext:value-type="float">
            <text:p>0.293</text:p>
          </table:table-cell>
          <table:table-cell table:formula="of:=([.$H$4]*[.H79]+[.$I$4]*[.I79]+[.$J$4]*[.J79]+[.$K$4]*[.K79])/[.$L$4]" office:value-type="float" office:value="0.690048181573605" calcext:value-type="float">
            <text:p>0.690</text:p>
          </table:table-cell>
          <table:table-cell table:formula="of:=(([.$I$5] ^ (([.$I$6] * [.AN79]) / 15) + [.$J$5] ^ (([.$J$6] * [.V79]) / 7)) / ([.$I$5] + [.$J$5])) + 1" office:value-type="float" office:value="1.39024265429281" calcext:value-type="float">
            <text:p>1.390</text:p>
          </table:table-cell>
          <table:table-cell table:formula="of:= [.P79] * [.Q79]" office:value-type="float" office:value="760.571428571429" calcext:value-type="float">
            <text:p>760.571</text:p>
          </table:table-cell>
          <table:table-cell table:formula="of:=IF([.Q79] &lt; 10; ([.AN79]/15 * [.V79]/7 + 0.4) / 1.4; [.AN79]/15 * [.V79]/7)" office:value-type="float" office:value="0.571428571428571" calcext:value-type="float">
            <text:p>0.571</text:p>
          </table:table-cell>
          <table:table-cell table:formula="of:=[.AL79] * (100)" office:value-type="float" office:value="1331" calcext:value-type="float">
            <text:p>1331.000</text:p>
          </table:table-cell>
          <table:table-cell office:value-type="string" calcext:value-type="string">
            <text:p>[Xe] 4f14 5d2 6s2 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</text:p>
          </table:table-cell>
          <table:table-cell table:style-name="ce1" office:value-type="string" calcext:value-type="string">
            <text:p>150</text:p>
          </table:table-cell>
          <table:table-cell office:value-type="string" calcext:value-type="string">
            <text:p>71 (+4)</text:p>
          </table:table-cell>
          <table:table-cell/>
          <table:table-cell table:style-name="ce1" office:value-type="string" calcext:value-type="string">
            <text:p>65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506</text:p>
          </table:table-cell>
          <table:table-cell table:style-name="ce1" office:value-type="string" calcext:value-type="string">
            <text:p>4876</text:p>
          </table:table-cell>
          <table:table-cell table:style-name="ce10" table:formula="of:=[.AK79]*10+1*(1 - [.AK79])" office:value-type="float" office:value="3.84076923076923" calcext:value-type="float">
            <text:p>3.84</text:p>
          </table:table-cell>
          <table:table-cell table:style-name="ce10" table:formula="of:=(IF([.AL79] &gt; 40; 40; IF([.AL79] &lt; 1; 1; [.AL79]))-1)/39" office:value-type="float" office:value="0.315641025641026" calcext:value-type="float">
            <text:p>0.32</text:p>
          </table:table-cell>
          <table:table-cell table:formula="of:=VALUE([.AM79])" office:value-type="float" office:value="13.31" calcext:value-type="float">
            <text:p>13.31000</text:p>
          </table:table-cell>
          <table:table-cell office:value-type="float" office:value="13.31" calcext:value-type="float">
            <text:p>13.3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2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/>Ta </text:p>
          </table:table-cell>
          <table:table-cell office:value-type="string" calcext:value-type="string">
            <text:p><text:s/>Tantalum</text:p>
          </table:table-cell>
          <table:table-cell office:value-type="string" calcext:value-type="string">
            <text:p><text:s/>180.94788(2)</text:p>
          </table:table-cell>
          <table:table-cell office:value-type="string" calcext:value-type="string">
            <text:p>4DA6FF</text:p>
          </table:table-cell>
          <table:table-cell table:formula="of:=RAND()" office:value-type="float" office:value="0.794441274146267" calcext:value-type="float">
            <text:p>0.794</text:p>
          </table:table-cell>
          <table:table-cell table:formula="of:=([.T80]  / 118) * [.F80] + (1 - ([.T80] / 118))" office:value-type="float" office:value="0.872832313666758" calcext:value-type="float">
            <text:p>0.873</text:p>
          </table:table-cell>
          <table:table-cell table:formula="of:=[.T80] / 118" office:value-type="float" office:value="0.61864406779661" calcext:value-type="float">
            <text:p>0.619</text:p>
          </table:table-cell>
          <table:table-cell table:formula="of:=[.AN80] / 15" office:value-type="float" office:value="0.666666666666667" calcext:value-type="float">
            <text:p>0.667</text:p>
          </table:table-cell>
          <table:table-cell table:formula="of:=[.V80] / 7" office:value-type="float" office:value="0.857142857142857" calcext:value-type="float">
            <text:p>0.857</text:p>
          </table:table-cell>
          <table:table-cell table:formula="of:=[.W80] / 18" office:value-type="float" office:value="0.277777777777778" calcext:value-type="float">
            <text:p>0.278</text:p>
          </table:table-cell>
          <table:table-cell table:formula="of:=([.$H$3]*((([.H80] + 0.2) / 1.2) ^4)+[.$I$3]*[.I80]+[.$J$3]*[.J80]+[.$K$3]*[.K80])/[.$L$3]" office:value-type="float" office:value="0.308155629565763" calcext:value-type="float">
            <text:p>0.308</text:p>
          </table:table-cell>
          <table:table-cell table:formula="of:=([.$H$4]*[.H80]+[.$I$4]*[.I80]+[.$J$4]*[.J80]+[.$K$4]*[.K80])/[.$L$4]" office:value-type="float" office:value="0.696425514222124" calcext:value-type="float">
            <text:p>0.696</text:p>
          </table:table-cell>
          <table:table-cell table:formula="of:=(([.$I$5] ^ (([.$I$6] * [.AN80]) / 15) + [.$J$5] ^ (([.$J$6] * [.V80]) / 7)) / ([.$I$5] + [.$J$5])) + 1" office:value-type="float" office:value="1.39024265429281" calcext:value-type="float">
            <text:p>1.390</text:p>
          </table:table-cell>
          <table:table-cell table:formula="of:= [.P80] * [.Q80]" office:value-type="float" office:value="951.428571428571" calcext:value-type="float">
            <text:p>951.429</text:p>
          </table:table-cell>
          <table:table-cell table:formula="of:=IF([.Q80] &lt; 10; ([.AN80]/15 * [.V80]/7 + 0.4) / 1.4; [.AN80]/15 * [.V80]/7)" office:value-type="float" office:value="0.571428571428571" calcext:value-type="float">
            <text:p>0.571</text:p>
          </table:table-cell>
          <table:table-cell table:formula="of:=[.AL80] * (100)" office:value-type="float" office:value="1665" calcext:value-type="float">
            <text:p>1665.000</text:p>
          </table:table-cell>
          <table:table-cell office:value-type="string" calcext:value-type="string">
            <text:p>[Xe] 4f14 5d3 6s2 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</text:p>
          </table:table-cell>
          <table:table-cell table:style-name="ce1" office:value-type="string" calcext:value-type="string">
            <text:p>138</text:p>
          </table:table-cell>
          <table:table-cell office:value-type="string" calcext:value-type="string">
            <text:p>72 (+3)</text:p>
          </table:table-cell>
          <table:table-cell/>
          <table:table-cell table:style-name="ce1" office:value-type="string" calcext:value-type="string">
            <text:p>761</text:p>
          </table:table-cell>
          <table:table-cell table:style-name="ce1" office:value-type="string" calcext:value-type="string">
            <text:p>-31</text:p>
          </table:table-cell>
          <table:table-cell office:value-type="string" calcext:value-type="string">
            <text:p>-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290</text:p>
          </table:table-cell>
          <table:table-cell table:style-name="ce1" office:value-type="string" calcext:value-type="string">
            <text:p>5731</text:p>
          </table:table-cell>
          <table:table-cell table:style-name="ce10" table:formula="of:=[.AK80]*10+1*(1 - [.AK80])" office:value-type="float" office:value="4.61153846153846" calcext:value-type="float">
            <text:p>4.61</text:p>
          </table:table-cell>
          <table:table-cell table:style-name="ce10" table:formula="of:=(IF([.AL80] &gt; 40; 40; IF([.AL80] &lt; 1; 1; [.AL80]))-1)/39" office:value-type="float" office:value="0.401282051282051" calcext:value-type="float">
            <text:p>0.40</text:p>
          </table:table-cell>
          <table:table-cell table:formula="of:=VALUE([.AM80])" office:value-type="float" office:value="16.65" calcext:value-type="float">
            <text:p>16.65000</text:p>
          </table:table-cell>
          <table:table-cell office:value-type="float" office:value="16.65" calcext:value-type="float">
            <text:p>16.6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/>W </text:p>
          </table:table-cell>
          <table:table-cell office:value-type="string" calcext:value-type="string">
            <text:p><text:s/>Tungsten</text:p>
          </table:table-cell>
          <table:table-cell office:value-type="string" calcext:value-type="string">
            <text:p><text:s/>183.84(1)</text:p>
          </table:table-cell>
          <table:table-cell office:value-type="string" calcext:value-type="string">
            <text:p>2194D6</text:p>
          </table:table-cell>
          <table:table-cell table:formula="of:=RAND()" office:value-type="float" office:value="0.642119107766426" calcext:value-type="float">
            <text:p>0.642</text:p>
          </table:table-cell>
          <table:table-cell table:formula="of:=([.T81]  / 118) * [.F81] + (1 - ([.T81] / 118))" office:value-type="float" office:value="0.775566220124708" calcext:value-type="float">
            <text:p>0.776</text:p>
          </table:table-cell>
          <table:table-cell table:formula="of:=[.T81] / 118" office:value-type="float" office:value="0.627118644067797" calcext:value-type="float">
            <text:p>0.627</text:p>
          </table:table-cell>
          <table:table-cell table:formula="of:=[.AN81] / 15" office:value-type="float" office:value="0.666666666666667" calcext:value-type="float">
            <text:p>0.667</text:p>
          </table:table-cell>
          <table:table-cell table:formula="of:=[.V81] / 7" office:value-type="float" office:value="0.857142857142857" calcext:value-type="float">
            <text:p>0.857</text:p>
          </table:table-cell>
          <table:table-cell table:formula="of:=[.W81] / 18" office:value-type="float" office:value="0.333333333333333" calcext:value-type="float">
            <text:p>0.333</text:p>
          </table:table-cell>
          <table:table-cell table:formula="of:=([.$H$3]*((([.H81] + 0.2) / 1.2) ^4)+[.$I$3]*[.I81]+[.$J$3]*[.J81]+[.$K$3]*[.K81])/[.$L$3]" office:value-type="float" office:value="0.323487632131938" calcext:value-type="float">
            <text:p>0.323</text:p>
          </table:table-cell>
          <table:table-cell table:formula="of:=([.$H$4]*[.H81]+[.$I$4]*[.I81]+[.$J$4]*[.J81]+[.$K$4]*[.K81])/[.$L$4]" office:value-type="float" office:value="0.702802846870644" calcext:value-type="float">
            <text:p>0.703</text:p>
          </table:table-cell>
          <table:table-cell table:formula="of:=(([.$I$5] ^ (([.$I$6] * [.AN81]) / 15) + [.$J$5] ^ (([.$J$6] * [.V81]) / 7)) / ([.$I$5] + [.$J$5])) + 1" office:value-type="float" office:value="1.39024265429281" calcext:value-type="float">
            <text:p>1.390</text:p>
          </table:table-cell>
          <table:table-cell table:formula="of:= [.P81] * [.Q81]" office:value-type="float" office:value="1100" calcext:value-type="float">
            <text:p>1100.000</text:p>
          </table:table-cell>
          <table:table-cell table:formula="of:=IF([.Q81] &lt; 10; ([.AN81]/15 * [.V81]/7 + 0.4) / 1.4; [.AN81]/15 * [.V81]/7)" office:value-type="float" office:value="0.571428571428571" calcext:value-type="float">
            <text:p>0.571</text:p>
          </table:table-cell>
          <table:table-cell table:formula="of:=[.AL81] * (100)" office:value-type="float" office:value="1925" calcext:value-type="float">
            <text:p>1925.000</text:p>
          </table:table-cell>
          <table:table-cell office:value-type="string" calcext:value-type="string">
            <text:p>[Xe] 4f14 5d4 6s2 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.36</text:p>
          </table:table-cell>
          <table:table-cell table:style-name="ce1" office:value-type="string" calcext:value-type="string">
            <text:p>146</text:p>
          </table:table-cell>
          <table:table-cell office:value-type="string" calcext:value-type="string">
            <text:p>66 (+4)</text:p>
          </table:table-cell>
          <table:table-cell/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-79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695</text:p>
          </table:table-cell>
          <table:table-cell table:style-name="ce1" office:value-type="string" calcext:value-type="string">
            <text:p>5828</text:p>
          </table:table-cell>
          <table:table-cell table:style-name="ce10" table:formula="of:=[.AK81]*10+1*(1 - [.AK81])" office:value-type="float" office:value="5.21153846153846" calcext:value-type="float">
            <text:p>5.21</text:p>
          </table:table-cell>
          <table:table-cell table:style-name="ce10" table:formula="of:=(IF([.AL81] &gt; 40; 40; IF([.AL81] &lt; 1; 1; [.AL81]))-1)/39" office:value-type="float" office:value="0.467948717948718" calcext:value-type="float">
            <text:p>0.47</text:p>
          </table:table-cell>
          <table:table-cell table:formula="of:=VALUE([.AM81])" office:value-type="float" office:value="19.25" calcext:value-type="float">
            <text:p>19.25000</text:p>
          </table:table-cell>
          <table:table-cell office:value-type="float" office:value="19.25" calcext:value-type="float">
            <text:p>19.2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8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/>Re </text:p>
          </table:table-cell>
          <table:table-cell office:value-type="string" calcext:value-type="string">
            <text:p><text:s/>Rhenium</text:p>
          </table:table-cell>
          <table:table-cell office:value-type="string" calcext:value-type="string">
            <text:p><text:s/>186.207(1)</text:p>
          </table:table-cell>
          <table:table-cell office:value-type="string" calcext:value-type="string">
            <text:p>267DAB</text:p>
          </table:table-cell>
          <table:table-cell table:formula="of:=RAND()" office:value-type="float" office:value="0.759507596027051" calcext:value-type="float">
            <text:p>0.760</text:p>
          </table:table-cell>
          <table:table-cell table:formula="of:=([.T82]  / 118) * [.F82] + (1 - ([.T82] / 118))" office:value-type="float" office:value="0.84714465849177" calcext:value-type="float">
            <text:p>0.847</text:p>
          </table:table-cell>
          <table:table-cell table:formula="of:=[.T82] / 118" office:value-type="float" office:value="0.635593220338983" calcext:value-type="float">
            <text:p>0.636</text:p>
          </table:table-cell>
          <table:table-cell table:formula="of:=[.AN82] / 15" office:value-type="float" office:value="0.666666666666667" calcext:value-type="float">
            <text:p>0.667</text:p>
          </table:table-cell>
          <table:table-cell table:formula="of:=[.V82] / 7" office:value-type="float" office:value="0.857142857142857" calcext:value-type="float">
            <text:p>0.857</text:p>
          </table:table-cell>
          <table:table-cell table:formula="of:=[.W82] / 18" office:value-type="float" office:value="0.388888888888889" calcext:value-type="float">
            <text:p>0.389</text:p>
          </table:table-cell>
          <table:table-cell table:formula="of:=([.$H$3]*((([.H82] + 0.2) / 1.2) ^4)+[.$I$3]*[.I82]+[.$J$3]*[.J82]+[.$K$3]*[.K82])/[.$L$3]" office:value-type="float" office:value="0.339009193610158" calcext:value-type="float">
            <text:p>0.339</text:p>
          </table:table-cell>
          <table:table-cell table:formula="of:=([.$H$4]*[.H82]+[.$I$4]*[.I82]+[.$J$4]*[.J82]+[.$K$4]*[.K82])/[.$L$4]" office:value-type="float" office:value="0.709180179519163" calcext:value-type="float">
            <text:p>0.709</text:p>
          </table:table-cell>
          <table:table-cell table:formula="of:=(([.$I$5] ^ (([.$I$6] * [.AN82]) / 15) + [.$J$5] ^ (([.$J$6] * [.V82]) / 7)) / ([.$I$5] + [.$J$5])) + 1" office:value-type="float" office:value="1.39024265429281" calcext:value-type="float">
            <text:p>1.390</text:p>
          </table:table-cell>
          <table:table-cell table:formula="of:= [.P82] * [.Q82]" office:value-type="float" office:value="1201.14285714286" calcext:value-type="float">
            <text:p>1201.143</text:p>
          </table:table-cell>
          <table:table-cell table:formula="of:=IF([.Q82] &lt; 10; ([.AN82]/15 * [.V82]/7 + 0.4) / 1.4; [.AN82]/15 * [.V82]/7)" office:value-type="float" office:value="0.571428571428571" calcext:value-type="float">
            <text:p>0.571</text:p>
          </table:table-cell>
          <table:table-cell table:formula="of:=[.AL82] * (100)" office:value-type="float" office:value="2102" calcext:value-type="float">
            <text:p>2102.000</text:p>
          </table:table-cell>
          <table:table-cell office:value-type="string" calcext:value-type="string">
            <text:p>[Xe] 4f14 5d5 6s2 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9</text:p>
          </table:table-cell>
          <table:table-cell table:style-name="ce1" office:value-type="string" calcext:value-type="string">
            <text:p>159</text:p>
          </table:table-cell>
          <table:table-cell office:value-type="string" calcext:value-type="string">
            <text:p>63 (+4)</text:p>
          </table:table-cell>
          <table:table-cell/>
          <table:table-cell table:style-name="ce1" office:value-type="string" calcext:value-type="string">
            <text:p>760</text:p>
          </table:table-cell>
          <table:table-cell table:style-name="ce1" office:value-type="string" calcext:value-type="string">
            <text:p>-15</text:p>
          </table:table-cell>
          <table:table-cell office:value-type="string" calcext:value-type="string">
            <text:p>-3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459</text:p>
          </table:table-cell>
          <table:table-cell table:style-name="ce1" office:value-type="string" calcext:value-type="string">
            <text:p>5869</text:p>
          </table:table-cell>
          <table:table-cell table:style-name="ce10" table:formula="of:=[.AK82]*10+1*(1 - [.AK82])" office:value-type="float" office:value="5.62" calcext:value-type="float">
            <text:p>5.62</text:p>
          </table:table-cell>
          <table:table-cell table:style-name="ce10" table:formula="of:=(IF([.AL82] &gt; 40; 40; IF([.AL82] &lt; 1; 1; [.AL82]))-1)/39" office:value-type="float" office:value="0.513333333333333" calcext:value-type="float">
            <text:p>0.51</text:p>
          </table:table-cell>
          <table:table-cell table:formula="of:=VALUE([.AM82])" office:value-type="float" office:value="21.02" calcext:value-type="float">
            <text:p>21.02000</text:p>
          </table:table-cell>
          <table:table-cell office:value-type="float" office:value="21.02" calcext:value-type="float">
            <text:p>21.0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/>Os </text:p>
          </table:table-cell>
          <table:table-cell office:value-type="string" calcext:value-type="string">
            <text:p><text:s/>Osmium</text:p>
          </table:table-cell>
          <table:table-cell office:value-type="string" calcext:value-type="string">
            <text:p><text:s/>190.23(3)</text:p>
          </table:table-cell>
          <table:table-cell table:style-name="ce1" office:value-type="string" calcext:value-type="string">
            <text:p>266696</text:p>
          </table:table-cell>
          <table:table-cell table:formula="of:=RAND()" office:value-type="float" office:value="0.959770679417422" calcext:value-type="float">
            <text:p>0.960</text:p>
          </table:table-cell>
          <table:table-cell table:formula="of:=([.T83]  / 118) * [.F83] + (1 - ([.T83] / 118))" office:value-type="float" office:value="0.974089590133255" calcext:value-type="float">
            <text:p>0.974</text:p>
          </table:table-cell>
          <table:table-cell table:formula="of:=[.T83] / 118" office:value-type="float" office:value="0.644067796610169" calcext:value-type="float">
            <text:p>0.644</text:p>
          </table:table-cell>
          <table:table-cell table:formula="of:=[.AN83] / 15" office:value-type="float" office:value="0.666666666666667" calcext:value-type="float">
            <text:p>0.667</text:p>
          </table:table-cell>
          <table:table-cell table:formula="of:=[.V83] / 7" office:value-type="float" office:value="0.857142857142857" calcext:value-type="float">
            <text:p>0.857</text:p>
          </table:table-cell>
          <table:table-cell table:formula="of:=[.W83] / 18" office:value-type="float" office:value="0.444444444444444" calcext:value-type="float">
            <text:p>0.444</text:p>
          </table:table-cell>
          <table:table-cell table:formula="of:=([.$H$3]*((([.H83] + 0.2) / 1.2) ^4)+[.$I$3]*[.I83]+[.$J$3]*[.J83]+[.$K$3]*[.K83])/[.$L$3]" office:value-type="float" office:value="0.354724218235656" calcext:value-type="float">
            <text:p>0.355</text:p>
          </table:table-cell>
          <table:table-cell table:formula="of:=([.$H$4]*[.H83]+[.$I$4]*[.I83]+[.$J$4]*[.J83]+[.$K$4]*[.K83])/[.$L$4]" office:value-type="float" office:value="0.715557512167682" calcext:value-type="float">
            <text:p>0.716</text:p>
          </table:table-cell>
          <table:table-cell table:formula="of:=(([.$I$5] ^ (([.$I$6] * [.AN83]) / 15) + [.$J$5] ^ (([.$J$6] * [.V83]) / 7)) / ([.$I$5] + [.$J$5])) + 1" office:value-type="float" office:value="1.39024265429281" calcext:value-type="float">
            <text:p>1.390</text:p>
          </table:table-cell>
          <table:table-cell table:formula="of:= [.P83] * [.Q83]" office:value-type="float" office:value="1292" calcext:value-type="float">
            <text:p>1292.000</text:p>
          </table:table-cell>
          <table:table-cell table:formula="of:=IF([.Q83] &lt; 10; ([.AN83]/15 * [.V83]/7 + 0.4) / 1.4; [.AN83]/15 * [.V83]/7)" office:value-type="float" office:value="0.571428571428571" calcext:value-type="float">
            <text:p>0.571</text:p>
          </table:table-cell>
          <table:table-cell table:formula="of:=[.AL83] * (100)" office:value-type="float" office:value="2261" calcext:value-type="float">
            <text:p>2261.000</text:p>
          </table:table-cell>
          <table:table-cell office:value-type="string" calcext:value-type="string">
            <text:p>[Xe] 4f14 5d6 6s2 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</text:p>
          </table:table-cell>
          <table:table-cell table:style-name="ce1" office:value-type="string" calcext:value-type="string">
            <text:p>128</text:p>
          </table:table-cell>
          <table:table-cell office:value-type="string" calcext:value-type="string">
            <text:p>63 (+4)</text:p>
          </table:table-cell>
          <table:table-cell/>
          <table:table-cell table:style-name="ce1" office:value-type="string" calcext:value-type="string">
            <text:p>840</text:p>
          </table:table-cell>
          <table:table-cell table:style-name="ce1" office:value-type="string" calcext:value-type="string">
            <text:p>-106</text:p>
          </table:table-cell>
          <table:table-cell office:value-type="string" calcext:value-type="string">
            <text:p>-2, -1, 1, 2, 3, 4, 5, 6, 7, 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306</text:p>
          </table:table-cell>
          <table:table-cell table:style-name="ce1" office:value-type="string" calcext:value-type="string">
            <text:p>5285</text:p>
          </table:table-cell>
          <table:table-cell table:style-name="ce10" table:formula="of:=[.AK83]*10+1*(1 - [.AK83])" office:value-type="float" office:value="5.98692307692308" calcext:value-type="float">
            <text:p>5.99</text:p>
          </table:table-cell>
          <table:table-cell table:style-name="ce10" table:formula="of:=(IF([.AL83] &gt; 40; 40; IF([.AL83] &lt; 1; 1; [.AL83]))-1)/39" office:value-type="float" office:value="0.554102564102564" calcext:value-type="float">
            <text:p>0.55</text:p>
          </table:table-cell>
          <table:table-cell table:formula="of:=VALUE([.AM83])" office:value-type="float" office:value="22.61" calcext:value-type="float">
            <text:p>22.61000</text:p>
          </table:table-cell>
          <table:table-cell office:value-type="float" office:value="22.61" calcext:value-type="float">
            <text:p>22.6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/>Ir </text:p>
          </table:table-cell>
          <table:table-cell office:value-type="string" calcext:value-type="string">
            <text:p><text:s/>Iridium</text:p>
          </table:table-cell>
          <table:table-cell office:value-type="string" calcext:value-type="string">
            <text:p><text:s/>192.217(3)</text:p>
          </table:table-cell>
          <table:table-cell table:style-name="ce1" office:value-type="string" calcext:value-type="string">
            <text:p>175487</text:p>
          </table:table-cell>
          <table:table-cell table:formula="of:=RAND()" office:value-type="float" office:value="0.776263034708592" calcext:value-type="float">
            <text:p>0.776</text:p>
          </table:table-cell>
          <table:table-cell table:formula="of:=([.T84]  / 118) * [.F84] + (1 - ([.T84] / 118))" office:value-type="float" office:value="0.854002149767471" calcext:value-type="float">
            <text:p>0.854</text:p>
          </table:table-cell>
          <table:table-cell table:formula="of:=[.T84] / 118" office:value-type="float" office:value="0.652542372881356" calcext:value-type="float">
            <text:p>0.653</text:p>
          </table:table-cell>
          <table:table-cell table:formula="of:=[.AN84] / 15" office:value-type="float" office:value="0.666666666666667" calcext:value-type="float">
            <text:p>0.667</text:p>
          </table:table-cell>
          <table:table-cell table:formula="of:=[.V84] / 7" office:value-type="float" office:value="0.857142857142857" calcext:value-type="float">
            <text:p>0.857</text:p>
          </table:table-cell>
          <table:table-cell table:formula="of:=[.W84] / 18" office:value-type="float" office:value="0.5" calcext:value-type="float">
            <text:p>0.500</text:p>
          </table:table-cell>
          <table:table-cell table:formula="of:=([.$H$3]*((([.H84] + 0.2) / 1.2) ^4)+[.$I$3]*[.I84]+[.$J$3]*[.J84]+[.$K$3]*[.K84])/[.$L$3]" office:value-type="float" office:value="0.370636650042195" calcext:value-type="float">
            <text:p>0.371</text:p>
          </table:table-cell>
          <table:table-cell table:formula="of:=([.$H$4]*[.H84]+[.$I$4]*[.I84]+[.$J$4]*[.J84]+[.$K$4]*[.K84])/[.$L$4]" office:value-type="float" office:value="0.721934844816201" calcext:value-type="float">
            <text:p>0.722</text:p>
          </table:table-cell>
          <table:table-cell table:formula="of:=(([.$I$5] ^ (([.$I$6] * [.AN84]) / 15) + [.$J$5] ^ (([.$J$6] * [.V84]) / 7)) / ([.$I$5] + [.$J$5])) + 1" office:value-type="float" office:value="1.39024265429281" calcext:value-type="float">
            <text:p>1.390</text:p>
          </table:table-cell>
          <table:table-cell table:formula="of:= [.P84] * [.Q84]" office:value-type="float" office:value="1294.28571428571" calcext:value-type="float">
            <text:p>1294.286</text:p>
          </table:table-cell>
          <table:table-cell table:formula="of:=IF([.Q84] &lt; 10; ([.AN84]/15 * [.V84]/7 + 0.4) / 1.4; [.AN84]/15 * [.V84]/7)" office:value-type="float" office:value="0.571428571428571" calcext:value-type="float">
            <text:p>0.571</text:p>
          </table:table-cell>
          <table:table-cell table:formula="of:=[.AL84] * (100)" office:value-type="float" office:value="2265" calcext:value-type="float">
            <text:p>2265.000</text:p>
          </table:table-cell>
          <table:table-cell office:value-type="string" calcext:value-type="string">
            <text:p>[Xe] 4f14 5d7 6s2 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68 (+3)</text:p>
          </table:table-cell>
          <table:table-cell/>
          <table:table-cell table:style-name="ce1" office:value-type="string" calcext:value-type="string">
            <text:p>880</text:p>
          </table:table-cell>
          <table:table-cell table:style-name="ce1" office:value-type="string" calcext:value-type="string">
            <text:p>-151</text:p>
          </table:table-cell>
          <table:table-cell office:value-type="string" calcext:value-type="string">
            <text:p>-3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739</text:p>
          </table:table-cell>
          <table:table-cell table:style-name="ce1" office:value-type="string" calcext:value-type="string">
            <text:p>4701</text:p>
          </table:table-cell>
          <table:table-cell table:style-name="ce10" table:formula="of:=[.AK84]*10+1*(1 - [.AK84])" office:value-type="float" office:value="5.99615384615385" calcext:value-type="float">
            <text:p>6.00</text:p>
          </table:table-cell>
          <table:table-cell table:style-name="ce10" table:formula="of:=(IF([.AL84] &gt; 40; 40; IF([.AL84] &lt; 1; 1; [.AL84]))-1)/39" office:value-type="float" office:value="0.555128205128205" calcext:value-type="float">
            <text:p>0.56</text:p>
          </table:table-cell>
          <table:table-cell table:formula="of:=VALUE([.AM84])" office:value-type="float" office:value="22.65" calcext:value-type="float">
            <text:p>22.65000</text:p>
          </table:table-cell>
          <table:table-cell office:value-type="float" office:value="22.65" calcext:value-type="float">
            <text:p>22.6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/>Pt </text:p>
          </table:table-cell>
          <table:table-cell office:value-type="string" calcext:value-type="string">
            <text:p><text:s/>Platinum</text:p>
          </table:table-cell>
          <table:table-cell office:value-type="string" calcext:value-type="string">
            <text:p><text:s/>195.084(9)</text:p>
          </table:table-cell>
          <table:table-cell office:value-type="string" calcext:value-type="string">
            <text:p>D0D0E0</text:p>
          </table:table-cell>
          <table:table-cell table:formula="of:=RAND()" office:value-type="float" office:value="0.32674057926879" calcext:value-type="float">
            <text:p>0.327</text:p>
          </table:table-cell>
          <table:table-cell table:formula="of:=([.T85]  / 118) * [.F85] + (1 - ([.T85] / 118))" office:value-type="float" office:value="0.554964111720047" calcext:value-type="float">
            <text:p>0.555</text:p>
          </table:table-cell>
          <table:table-cell table:formula="of:=[.T85] / 118" office:value-type="float" office:value="0.661016949152542" calcext:value-type="float">
            <text:p>0.661</text:p>
          </table:table-cell>
          <table:table-cell table:formula="of:=[.AN85] / 15" office:value-type="float" office:value="0.666666666666667" calcext:value-type="float">
            <text:p>0.667</text:p>
          </table:table-cell>
          <table:table-cell table:formula="of:=[.V85] / 7" office:value-type="float" office:value="0.857142857142857" calcext:value-type="float">
            <text:p>0.857</text:p>
          </table:table-cell>
          <table:table-cell table:formula="of:=[.W85] / 18" office:value-type="float" office:value="0.555555555555556" calcext:value-type="float">
            <text:p>0.556</text:p>
          </table:table-cell>
          <table:table-cell table:formula="of:=([.$H$3]*((([.H85] + 0.2) / 1.2) ^4)+[.$I$3]*[.I85]+[.$J$3]*[.J85]+[.$K$3]*[.K85])/[.$L$3]" office:value-type="float" office:value="0.386750472862056" calcext:value-type="float">
            <text:p>0.387</text:p>
          </table:table-cell>
          <table:table-cell table:formula="of:=([.$H$4]*[.H85]+[.$I$4]*[.I85]+[.$J$4]*[.J85]+[.$K$4]*[.K85])/[.$L$4]" office:value-type="float" office:value="0.72831217746472" calcext:value-type="float">
            <text:p>0.728</text:p>
          </table:table-cell>
          <table:table-cell table:formula="of:=(([.$I$5] ^ (([.$I$6] * [.AN85]) / 15) + [.$J$5] ^ (([.$J$6] * [.V85]) / 7)) / ([.$I$5] + [.$J$5])) + 1" office:value-type="float" office:value="1.39024265429281" calcext:value-type="float">
            <text:p>1.390</text:p>
          </table:table-cell>
          <table:table-cell table:formula="of:= [.P85] * [.Q85]" office:value-type="float" office:value="1205.14285714286" calcext:value-type="float">
            <text:p>1205.143</text:p>
          </table:table-cell>
          <table:table-cell table:formula="of:=IF([.Q85] &lt; 10; ([.AN85]/15 * [.V85]/7 + 0.4) / 1.4; [.AN85]/15 * [.V85]/7)" office:value-type="float" office:value="0.571428571428571" calcext:value-type="float">
            <text:p>0.571</text:p>
          </table:table-cell>
          <table:table-cell table:formula="of:=[.AL85] * (100)" office:value-type="float" office:value="2109" calcext:value-type="float">
            <text:p>2109.000</text:p>
          </table:table-cell>
          <table:table-cell office:value-type="string" calcext:value-type="string">
            <text:p>[Xe] 4f14 5d9 6s1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8</text:p>
          </table:table-cell>
          <table:table-cell table:style-name="ce1" office:value-type="string" calcext:value-type="string">
            <text:p>128</text:p>
          </table:table-cell>
          <table:table-cell office:value-type="string" calcext:value-type="string">
            <text:p>86 (+2)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870</text:p>
          </table:table-cell>
          <table:table-cell table:style-name="ce1" office:value-type="string" calcext:value-type="string">
            <text:p>-205</text:p>
          </table:table-cell>
          <table:table-cell office:value-type="string" calcext:value-type="string">
            <text:p>2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041</text:p>
          </table:table-cell>
          <table:table-cell table:style-name="ce1" office:value-type="string" calcext:value-type="string">
            <text:p>4098</text:p>
          </table:table-cell>
          <table:table-cell table:style-name="ce10" table:formula="of:=[.AK85]*10+1*(1 - [.AK85])" office:value-type="float" office:value="5.63615384615385" calcext:value-type="float">
            <text:p>5.64</text:p>
          </table:table-cell>
          <table:table-cell table:style-name="ce10" table:formula="of:=(IF([.AL85] &gt; 40; 40; IF([.AL85] &lt; 1; 1; [.AL85]))-1)/39" office:value-type="float" office:value="0.515128205128205" calcext:value-type="float">
            <text:p>0.52</text:p>
          </table:table-cell>
          <table:table-cell table:formula="of:=VALUE([.AM85])" office:value-type="float" office:value="21.09" calcext:value-type="float">
            <text:p>21.09000</text:p>
          </table:table-cell>
          <table:table-cell office:value-type="float" office:value="21.09" calcext:value-type="float">
            <text:p>21.09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/>Au </text:p>
          </table:table-cell>
          <table:table-cell office:value-type="string" calcext:value-type="string">
            <text:p><text:s/>Gold</text:p>
          </table:table-cell>
          <table:table-cell office:value-type="string" calcext:value-type="string">
            <text:p><text:s/>196.966569(4)</text:p>
          </table:table-cell>
          <table:table-cell office:value-type="string" calcext:value-type="string">
            <text:p>FFD123</text:p>
          </table:table-cell>
          <table:table-cell table:formula="of:=RAND()" office:value-type="float" office:value="0.0143211196815189" calcext:value-type="float">
            <text:p>0.014</text:p>
          </table:table-cell>
          <table:table-cell table:formula="of:=([.T86]  / 118) * [.F86] + (1 - ([.T86] / 118))" office:value-type="float" office:value="0.340096342837627" calcext:value-type="float">
            <text:p>0.340</text:p>
          </table:table-cell>
          <table:table-cell table:formula="of:=[.T86] / 118" office:value-type="float" office:value="0.669491525423729" calcext:value-type="float">
            <text:p>0.669</text:p>
          </table:table-cell>
          <table:table-cell table:formula="of:=[.AN86] / 15" office:value-type="float" office:value="0.666666666666667" calcext:value-type="float">
            <text:p>0.667</text:p>
          </table:table-cell>
          <table:table-cell table:formula="of:=[.V86] / 7" office:value-type="float" office:value="0.857142857142857" calcext:value-type="float">
            <text:p>0.857</text:p>
          </table:table-cell>
          <table:table-cell table:formula="of:=[.W86] / 18" office:value-type="float" office:value="0.611111111111111" calcext:value-type="float">
            <text:p>0.611</text:p>
          </table:table-cell>
          <table:table-cell table:formula="of:=([.$H$3]*((([.H86] + 0.2) / 1.2) ^4)+[.$I$3]*[.I86]+[.$J$3]*[.J86]+[.$K$3]*[.K86])/[.$L$3]" office:value-type="float" office:value="0.40306971032605" calcext:value-type="float">
            <text:p>0.403</text:p>
          </table:table-cell>
          <table:table-cell table:formula="of:=([.$H$4]*[.H86]+[.$I$4]*[.I86]+[.$J$4]*[.J86]+[.$K$4]*[.K86])/[.$L$4]" office:value-type="float" office:value="0.734689510113239" calcext:value-type="float">
            <text:p>0.735</text:p>
          </table:table-cell>
          <table:table-cell table:formula="of:=(([.$I$5] ^ (([.$I$6] * [.AN86]) / 15) + [.$J$5] ^ (([.$J$6] * [.V86]) / 7)) / ([.$I$5] + [.$J$5])) + 1" office:value-type="float" office:value="1.39024265429281" calcext:value-type="float">
            <text:p>1.390</text:p>
          </table:table-cell>
          <table:table-cell table:formula="of:= [.P86] * [.Q86]" office:value-type="float" office:value="1102.85714285714" calcext:value-type="float">
            <text:p>1102.857</text:p>
          </table:table-cell>
          <table:table-cell table:formula="of:=IF([.Q86] &lt; 10; ([.AN86]/15 * [.V86]/7 + 0.4) / 1.4; [.AN86]/15 * [.V86]/7)" office:value-type="float" office:value="0.571428571428571" calcext:value-type="float">
            <text:p>0.571</text:p>
          </table:table-cell>
          <table:table-cell table:formula="of:=[.AL86] * (100)" office:value-type="float" office:value="1930" calcext:value-type="float">
            <text:p>1930.000</text:p>
          </table:table-cell>
          <table:table-cell office:value-type="string" calcext:value-type="string">
            <text:p>[Xe] 4f14 5d10 6s1 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54</text:p>
          </table:table-cell>
          <table:table-cell table:style-name="ce1" office:value-type="string" calcext:value-type="string">
            <text:p>144</text:p>
          </table:table-cell>
          <table:table-cell office:value-type="string" calcext:value-type="string">
            <text:p>137 (+1)</text:p>
          </table:table-cell>
          <table:table-cell table:style-name="ce1" office:value-type="string" calcext:value-type="string">
            <text:p>166</text:p>
          </table:table-cell>
          <table:table-cell table:style-name="ce1" office:value-type="string" calcext:value-type="string">
            <text:p>890</text:p>
          </table:table-cell>
          <table:table-cell table:style-name="ce1" office:value-type="string" calcext:value-type="string">
            <text:p>-223</text:p>
          </table:table-cell>
          <table:table-cell office:value-type="string" calcext:value-type="string">
            <text:p>-1, 1, 2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37</text:p>
          </table:table-cell>
          <table:table-cell table:style-name="ce1" office:value-type="string" calcext:value-type="string">
            <text:p>3129</text:p>
          </table:table-cell>
          <table:table-cell table:style-name="ce10" table:formula="of:=[.AK86]*10+1*(1 - [.AK86])" office:value-type="float" office:value="5.22307692307692" calcext:value-type="float">
            <text:p>5.22</text:p>
          </table:table-cell>
          <table:table-cell table:style-name="ce10" table:formula="of:=(IF([.AL86] &gt; 40; 40; IF([.AL86] &lt; 1; 1; [.AL86]))-1)/39" office:value-type="float" office:value="0.469230769230769" calcext:value-type="float">
            <text:p>0.47</text:p>
          </table:table-cell>
          <table:table-cell table:formula="of:=VALUE([.AM86])" office:value-type="float" office:value="19.3" calcext:value-type="float">
            <text:p>19.30000</text:p>
          </table:table-cell>
          <table:table-cell office:value-type="float" office:value="19.3" calcext:value-type="float">
            <text:p>19.3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/>Hg </text:p>
          </table:table-cell>
          <table:table-cell office:value-type="string" calcext:value-type="string">
            <text:p><text:s/>Mercury</text:p>
          </table:table-cell>
          <table:table-cell office:value-type="string" calcext:value-type="string">
            <text:p><text:s/>200.59(2)</text:p>
          </table:table-cell>
          <table:table-cell office:value-type="string" calcext:value-type="string">
            <text:p>B8B8D0</text:p>
          </table:table-cell>
          <table:table-cell table:formula="of:=RAND()" office:value-type="float" office:value="0.823214746530962" calcext:value-type="float">
            <text:p>0.823</text:p>
          </table:table-cell>
          <table:table-cell table:formula="of:=([.T87]  / 118) * [.F87] + (1 - ([.T87] / 118))" office:value-type="float" office:value="0.880145590868449" calcext:value-type="float">
            <text:p>0.880</text:p>
          </table:table-cell>
          <table:table-cell table:formula="of:=[.T87] / 118" office:value-type="float" office:value="0.677966101694915" calcext:value-type="float">
            <text:p>0.678</text:p>
          </table:table-cell>
          <table:table-cell table:formula="of:=[.AN87] / 15" office:value-type="float" office:value="0.666666666666667" calcext:value-type="float">
            <text:p>0.667</text:p>
          </table:table-cell>
          <table:table-cell table:formula="of:=[.V87] / 7" office:value-type="float" office:value="0.857142857142857" calcext:value-type="float">
            <text:p>0.857</text:p>
          </table:table-cell>
          <table:table-cell table:formula="of:=[.W87] / 18" office:value-type="float" office:value="0.666666666666667" calcext:value-type="float">
            <text:p>0.667</text:p>
          </table:table-cell>
          <table:table-cell table:formula="of:=([.$H$3]*((([.H87] + 0.2) / 1.2) ^4)+[.$I$3]*[.I87]+[.$J$3]*[.J87]+[.$K$3]*[.K87])/[.$L$3]" office:value-type="float" office:value="0.419598425863509" calcext:value-type="float">
            <text:p>0.420</text:p>
          </table:table-cell>
          <table:table-cell table:formula="of:=([.$H$4]*[.H87]+[.$I$4]*[.I87]+[.$J$4]*[.J87]+[.$K$4]*[.K87])/[.$L$4]" office:value-type="float" office:value="0.741066842761758" calcext:value-type="float">
            <text:p>0.741</text:p>
          </table:table-cell>
          <table:table-cell table:formula="of:=(([.$I$5] ^ (([.$I$6] * [.AN87]) / 15) + [.$J$5] ^ (([.$J$6] * [.V87]) / 7)) / ([.$I$5] + [.$J$5])) + 1" office:value-type="float" office:value="1.39024265429281" calcext:value-type="float">
            <text:p>1.390</text:p>
          </table:table-cell>
          <table:table-cell table:formula="of:= [.P87] * [.Q87]" office:value-type="float" office:value="773.371428571429" calcext:value-type="float">
            <text:p>773.371</text:p>
          </table:table-cell>
          <table:table-cell table:formula="of:=IF([.Q87] &lt; 10; ([.AN87]/15 * [.V87]/7 + 0.4) / 1.4; [.AN87]/15 * [.V87]/7)" office:value-type="float" office:value="0.571428571428571" calcext:value-type="float">
            <text:p>0.571</text:p>
          </table:table-cell>
          <table:table-cell table:formula="of:=[.AL87] * (100)" office:value-type="float" office:value="1353.4" calcext:value-type="float">
            <text:p>1353.400</text:p>
          </table:table-cell>
          <table:table-cell office:value-type="string" calcext:value-type="string">
            <text:p>[Xe] 4f14 5d10 6s2 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9</text:p>
          </table:table-cell>
          <table:table-cell office:value-type="string" calcext:value-type="string">
            <text:p>119 (+1)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00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34</text:p>
          </table:table-cell>
          <table:table-cell table:style-name="ce1" office:value-type="string" calcext:value-type="string">
            <text:p>630</text:p>
          </table:table-cell>
          <table:table-cell table:style-name="ce10" table:formula="of:=[.AK87]*10+1*(1 - [.AK87])" office:value-type="float" office:value="3.89246153846154" calcext:value-type="float">
            <text:p>3.89</text:p>
          </table:table-cell>
          <table:table-cell table:style-name="ce10" table:formula="of:=(IF([.AL87] &gt; 40; 40; IF([.AL87] &lt; 1; 1; [.AL87]))-1)/39" office:value-type="float" office:value="0.321384615384615" calcext:value-type="float">
            <text:p>0.32</text:p>
          </table:table-cell>
          <table:table-cell table:formula="of:=VALUE([.AM87])" office:value-type="float" office:value="13.534" calcext:value-type="float">
            <text:p>13.53400</text:p>
          </table:table-cell>
          <table:table-cell office:value-type="float" office:value="13.534" calcext:value-type="float">
            <text:p>13.53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/>Tl </text:p>
          </table:table-cell>
          <table:table-cell office:value-type="string" calcext:value-type="string">
            <text:p><text:s/>Thallium</text:p>
          </table:table-cell>
          <table:table-cell office:value-type="string" calcext:value-type="string">
            <text:p><text:s/>204.3833(2)</text:p>
          </table:table-cell>
          <table:table-cell office:value-type="string" calcext:value-type="string">
            <text:p>A6544D</text:p>
          </table:table-cell>
          <table:table-cell table:formula="of:=RAND()" office:value-type="float" office:value="0.661861083917841" calcext:value-type="float">
            <text:p>0.662</text:p>
          </table:table-cell>
          <table:table-cell table:formula="of:=([.T88]  / 118) * [.F88] + (1 - ([.T88] / 118))" office:value-type="float" office:value="0.76788769319784" calcext:value-type="float">
            <text:p>0.768</text:p>
          </table:table-cell>
          <table:table-cell table:formula="of:=[.T88] / 118" office:value-type="float" office:value="0.686440677966102" calcext:value-type="float">
            <text:p>0.686</text:p>
          </table:table-cell>
          <table:table-cell table:formula="of:=[.AN88] / 15" office:value-type="float" office:value="0.133333333333333" calcext:value-type="float">
            <text:p>0.133</text:p>
          </table:table-cell>
          <table:table-cell table:formula="of:=[.V88] / 7" office:value-type="float" office:value="0.857142857142857" calcext:value-type="float">
            <text:p>0.857</text:p>
          </table:table-cell>
          <table:table-cell table:formula="of:=[.W88] / 18" office:value-type="float" office:value="0.722222222222222" calcext:value-type="float">
            <text:p>0.722</text:p>
          </table:table-cell>
          <table:table-cell table:formula="of:=([.$H$3]*((([.H88] + 0.2) / 1.2) ^4)+[.$I$3]*[.I88]+[.$J$3]*[.J88]+[.$K$3]*[.K88])/[.$L$3]" office:value-type="float" office:value="0.365229611591178" calcext:value-type="float">
            <text:p>0.365</text:p>
          </table:table-cell>
          <table:table-cell table:formula="of:=([.$H$4]*[.H88]+[.$I$4]*[.I88]+[.$J$4]*[.J88]+[.$K$4]*[.K88])/[.$L$4]" office:value-type="float" office:value="0.674716902683004" calcext:value-type="float">
            <text:p>0.675</text:p>
          </table:table-cell>
          <table:table-cell table:formula="of:=(([.$I$5] ^ (([.$I$6] * [.AN88]) / 15) + [.$J$5] ^ (([.$J$6] * [.V88]) / 7)) / ([.$I$5] + [.$J$5])) + 1" office:value-type="float" office:value="1.64424975930837" calcext:value-type="float">
            <text:p>1.644</text:p>
          </table:table-cell>
          <table:table-cell table:formula="of:= [.P88] * [.Q88]" office:value-type="float" office:value="135.428571428571" calcext:value-type="float">
            <text:p>135.429</text:p>
          </table:table-cell>
          <table:table-cell table:formula="of:=IF([.Q88] &lt; 10; ([.AN88]/15 * [.V88]/7 + 0.4) / 1.4; [.AN88]/15 * [.V88]/7)" office:value-type="float" office:value="0.114285714285714" calcext:value-type="float">
            <text:p>0.114</text:p>
          </table:table-cell>
          <table:table-cell table:formula="of:=[.AL88] * (100)" office:value-type="float" office:value="1185" calcext:value-type="float">
            <text:p>1185.000</text:p>
          </table:table-cell>
          <table:table-cell office:value-type="string" calcext:value-type="string">
            <text:p>[Xe] 4f14 5d10 6s2 6p1 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04</text:p>
          </table:table-cell>
          <table:table-cell table:style-name="ce1" office:value-type="string" calcext:value-type="string">
            <text:p>148</text:p>
          </table:table-cell>
          <table:table-cell office:value-type="string" calcext:value-type="string">
            <text:p>150 (+1)</text:p>
          </table:table-cell>
          <table:table-cell table:style-name="ce1" office:value-type="string" calcext:value-type="string">
            <text:p>196</text:p>
          </table:table-cell>
          <table:table-cell table:style-name="ce1" office:value-type="string" calcext:value-type="string">
            <text:p>589</text:p>
          </table:table-cell>
          <table:table-cell table:style-name="ce1" office:value-type="string" calcext:value-type="string">
            <text:p>-19</text:p>
          </table:table-cell>
          <table:table-cell table:style-name="ce1" office:value-type="string" calcext:value-type="string">
            <text:p>1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577</text:p>
          </table:table-cell>
          <table:table-cell table:style-name="ce1" office:value-type="string" calcext:value-type="string">
            <text:p>1746</text:p>
          </table:table-cell>
          <table:table-cell table:style-name="ce10" table:formula="of:=[.AK88]*10+1*(1 - [.AK88])" office:value-type="float" office:value="3.50384615384615" calcext:value-type="float">
            <text:p>3.50</text:p>
          </table:table-cell>
          <table:table-cell table:style-name="ce10" table:formula="of:=(IF([.AL88] &gt; 40; 40; IF([.AL88] &lt; 1; 1; [.AL88]))-1)/39" office:value-type="float" office:value="0.278205128205128" calcext:value-type="float">
            <text:p>0.28</text:p>
          </table:table-cell>
          <table:table-cell table:formula="of:=VALUE([.AM88])" office:value-type="float" office:value="11.85" calcext:value-type="float">
            <text:p>11.85000</text:p>
          </table:table-cell>
          <table:table-cell office:value-type="float" office:value="11.85" calcext:value-type="float">
            <text:p>11.8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1" office:value-type="string" calcext:value-type="string">
            <text:p>18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/>Pb </text:p>
          </table:table-cell>
          <table:table-cell office:value-type="string" calcext:value-type="string">
            <text:p><text:s/>Lead</text:p>
          </table:table-cell>
          <table:table-cell office:value-type="string" calcext:value-type="string">
            <text:p><text:s/>207.2(1)</text:p>
          </table:table-cell>
          <table:table-cell table:style-name="ce1" office:value-type="string" calcext:value-type="string">
            <text:p>575961</text:p>
          </table:table-cell>
          <table:table-cell table:formula="of:=RAND()" office:value-type="float" office:value="0.460181611430436" calcext:value-type="float">
            <text:p>0.460</text:p>
          </table:table-cell>
          <table:table-cell table:formula="of:=([.T89]  / 118) * [.F89] + (1 - ([.T89] / 118))" office:value-type="float" office:value="0.624871967265218" calcext:value-type="float">
            <text:p>0.625</text:p>
          </table:table-cell>
          <table:table-cell table:formula="of:=[.T89] / 118" office:value-type="float" office:value="0.694915254237288" calcext:value-type="float">
            <text:p>0.695</text:p>
          </table:table-cell>
          <table:table-cell table:formula="of:=[.AN89] / 15" office:value-type="float" office:value="0.133333333333333" calcext:value-type="float">
            <text:p>0.133</text:p>
          </table:table-cell>
          <table:table-cell table:formula="of:=[.V89] / 7" office:value-type="float" office:value="0.857142857142857" calcext:value-type="float">
            <text:p>0.857</text:p>
          </table:table-cell>
          <table:table-cell table:formula="of:=[.W89] / 18" office:value-type="float" office:value="0.777777777777778" calcext:value-type="float">
            <text:p>0.778</text:p>
          </table:table-cell>
          <table:table-cell table:formula="of:=([.$H$3]*((([.H89] + 0.2) / 1.2) ^4)+[.$I$3]*[.I89]+[.$J$3]*[.J89]+[.$K$3]*[.K89])/[.$L$3]" office:value-type="float" office:value="0.382189632757662" calcext:value-type="float">
            <text:p>0.382</text:p>
          </table:table-cell>
          <table:table-cell table:formula="of:=([.$H$4]*[.H89]+[.$I$4]*[.I89]+[.$J$4]*[.J89]+[.$K$4]*[.K89])/[.$L$4]" office:value-type="float" office:value="0.681094235331524" calcext:value-type="float">
            <text:p>0.681</text:p>
          </table:table-cell>
          <table:table-cell table:formula="of:=(([.$I$5] ^ (([.$I$6] * [.AN89]) / 15) + [.$J$5] ^ (([.$J$6] * [.V89]) / 7)) / ([.$I$5] + [.$J$5])) + 1" office:value-type="float" office:value="1.64424975930837" calcext:value-type="float">
            <text:p>1.644</text:p>
          </table:table-cell>
          <table:table-cell table:formula="of:= [.P89] * [.Q89]" office:value-type="float" office:value="129.6" calcext:value-type="float">
            <text:p>129.600</text:p>
          </table:table-cell>
          <table:table-cell table:formula="of:=IF([.Q89] &lt; 10; ([.AN89]/15 * [.V89]/7 + 0.4) / 1.4; [.AN89]/15 * [.V89]/7)" office:value-type="float" office:value="0.114285714285714" calcext:value-type="float">
            <text:p>0.114</text:p>
          </table:table-cell>
          <table:table-cell table:formula="of:=[.AL89] * (100)" office:value-type="float" office:value="1134" calcext:value-type="float">
            <text:p>1134.000</text:p>
          </table:table-cell>
          <table:table-cell office:value-type="string" calcext:value-type="string">
            <text:p>[Xe] 4f14 5d10 6s2 6p2 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33</text:p>
          </table:table-cell>
          <table:table-cell table:style-name="ce1" office:value-type="string" calcext:value-type="string">
            <text:p>147</text:p>
          </table:table-cell>
          <table:table-cell office:value-type="string" calcext:value-type="string">
            <text:p>119 (+2)</text:p>
          </table:table-cell>
          <table:table-cell table:style-name="ce1" office:value-type="string" calcext:value-type="string">
            <text:p>202</text:p>
          </table:table-cell>
          <table:table-cell table:style-name="ce1" office:value-type="string" calcext:value-type="string">
            <text:p>716</text:p>
          </table:table-cell>
          <table:table-cell table:style-name="ce1" office:value-type="string" calcext:value-type="string">
            <text:p>-35</text:p>
          </table:table-cell>
          <table:table-cell office:value-type="string" calcext:value-type="string">
            <text:p>-4, 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601</text:p>
          </table:table-cell>
          <table:table-cell table:style-name="ce1" office:value-type="string" calcext:value-type="string">
            <text:p>2022</text:p>
          </table:table-cell>
          <table:table-cell table:style-name="ce10" table:formula="of:=[.AK89]*10+1*(1 - [.AK89])" office:value-type="float" office:value="3.38615384615385" calcext:value-type="float">
            <text:p>3.39</text:p>
          </table:table-cell>
          <table:table-cell table:style-name="ce10" table:formula="of:=(IF([.AL89] &gt; 40; 40; IF([.AL89] &lt; 1; 1; [.AL89]))-1)/39" office:value-type="float" office:value="0.265128205128205" calcext:value-type="float">
            <text:p>0.27</text:p>
          </table:table-cell>
          <table:table-cell table:formula="of:=VALUE([.AM89])" office:value-type="float" office:value="11.34" calcext:value-type="float">
            <text:p>11.34000</text:p>
          </table:table-cell>
          <table:table-cell office:value-type="float" office:value="11.34" calcext:value-type="float">
            <text:p>11.3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/>Bi </text:p>
          </table:table-cell>
          <table:table-cell office:value-type="string" calcext:value-type="string">
            <text:p><text:s/>Bismuth</text:p>
          </table:table-cell>
          <table:table-cell office:value-type="string" calcext:value-type="string">
            <text:p><text:s/>208.98040(1)</text:p>
          </table:table-cell>
          <table:table-cell office:value-type="string" calcext:value-type="string">
            <text:p>9E4FB5</text:p>
          </table:table-cell>
          <table:table-cell table:formula="of:=RAND()" office:value-type="float" office:value="0.27570197286551" calcext:value-type="float">
            <text:p>0.276</text:p>
          </table:table-cell>
          <table:table-cell table:formula="of:=([.T90]  / 118) * [.F90] + (1 - ([.T90] / 118))" office:value-type="float" office:value="0.490536133456249" calcext:value-type="float">
            <text:p>0.491</text:p>
          </table:table-cell>
          <table:table-cell table:formula="of:=[.T90] / 118" office:value-type="float" office:value="0.703389830508475" calcext:value-type="float">
            <text:p>0.703</text:p>
          </table:table-cell>
          <table:table-cell table:formula="of:=[.AN90] / 15" office:value-type="float" office:value="0.133333333333333" calcext:value-type="float">
            <text:p>0.133</text:p>
          </table:table-cell>
          <table:table-cell table:formula="of:=[.V90] / 7" office:value-type="float" office:value="0.857142857142857" calcext:value-type="float">
            <text:p>0.857</text:p>
          </table:table-cell>
          <table:table-cell table:formula="of:=[.W90] / 18" office:value-type="float" office:value="0.833333333333333" calcext:value-type="float">
            <text:p>0.833</text:p>
          </table:table-cell>
          <table:table-cell table:formula="of:=([.$H$3]*((([.H90] + 0.2) / 1.2) ^4)+[.$I$3]*[.I90]+[.$J$3]*[.J90]+[.$K$3]*[.K90])/[.$L$3]" office:value-type="float" office:value="0.399371561076754" calcext:value-type="float">
            <text:p>0.399</text:p>
          </table:table-cell>
          <table:table-cell table:formula="of:=([.$H$4]*[.H90]+[.$I$4]*[.I90]+[.$J$4]*[.J90]+[.$K$4]*[.K90])/[.$L$4]" office:value-type="float" office:value="0.687471567980043" calcext:value-type="float">
            <text:p>0.687</text:p>
          </table:table-cell>
          <table:table-cell table:formula="of:=(([.$I$5] ^ (([.$I$6] * [.AN90]) / 15) + [.$J$5] ^ (([.$J$6] * [.V90]) / 7)) / ([.$I$5] + [.$J$5])) + 1" office:value-type="float" office:value="1.64424975930837" calcext:value-type="float">
            <text:p>1.644</text:p>
          </table:table-cell>
          <table:table-cell table:formula="of:= [.P90] * [.Q90]" office:value-type="float" office:value="111.771428571429" calcext:value-type="float">
            <text:p>111.771</text:p>
          </table:table-cell>
          <table:table-cell table:formula="of:=IF([.Q90] &lt; 10; ([.AN90]/15 * [.V90]/7 + 0.4) / 1.4; [.AN90]/15 * [.V90]/7)" office:value-type="float" office:value="0.114285714285714" calcext:value-type="float">
            <text:p>0.114</text:p>
          </table:table-cell>
          <table:table-cell table:formula="of:=[.AL90] * (100)" office:value-type="float" office:value="978" calcext:value-type="float">
            <text:p>978.000</text:p>
          </table:table-cell>
          <table:table-cell office:value-type="string" calcext:value-type="string">
            <text:p>[Xe] 4f14 5d10 6s2 6p3 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2</text:p>
          </table:table-cell>
          <table:table-cell table:style-name="ce1" office:value-type="string" calcext:value-type="string">
            <text:p>146</text:p>
          </table:table-cell>
          <table:table-cell office:value-type="string" calcext:value-type="string">
            <text:p>103 (+3)</text:p>
          </table:table-cell>
          <table:table-cell/>
          <table:table-cell table:style-name="ce1" office:value-type="string" calcext:value-type="string">
            <text:p>703</text:p>
          </table:table-cell>
          <table:table-cell table:style-name="ce1" office:value-type="string" calcext:value-type="string">
            <text:p>-91</text:p>
          </table:table-cell>
          <table:table-cell office:value-type="string" calcext:value-type="string">
            <text:p>-3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1837</text:p>
          </table:table-cell>
          <table:table-cell table:style-name="ce10" table:formula="of:=[.AK90]*10+1*(1 - [.AK90])" office:value-type="float" office:value="3.02615384615385" calcext:value-type="float">
            <text:p>3.03</text:p>
          </table:table-cell>
          <table:table-cell table:style-name="ce10" table:formula="of:=(IF([.AL90] &gt; 40; 40; IF([.AL90] &lt; 1; 1; [.AL90]))-1)/39" office:value-type="float" office:value="0.225128205128205" calcext:value-type="float">
            <text:p>0.23</text:p>
          </table:table-cell>
          <table:table-cell table:formula="of:=VALUE([.AM90])" office:value-type="float" office:value="9.78" calcext:value-type="float">
            <text:p>9.78000</text:p>
          </table:table-cell>
          <table:table-cell office:value-type="float" office:value="9.78" calcext:value-type="float">
            <text:p>9.7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/>Po </text:p>
          </table:table-cell>
          <table:table-cell office:value-type="string" calcext:value-type="string">
            <text:p><text:s/>Polonium</text:p>
          </table:table-cell>
          <table:table-cell office:value-type="string" calcext:value-type="string">
            <text:p><text:s/>[209]</text:p>
          </table:table-cell>
          <table:table-cell office:value-type="string" calcext:value-type="string">
            <text:p>AB5C00</text:p>
          </table:table-cell>
          <table:table-cell table:formula="of:=RAND()" office:value-type="float" office:value="0.622709610375169" calcext:value-type="float">
            <text:p>0.623</text:p>
          </table:table-cell>
          <table:table-cell table:formula="of:=([.T91]  / 118) * [.F91] + (1 - ([.T91] / 118))" office:value-type="float" office:value="0.731420400606052" calcext:value-type="float">
            <text:p>0.731</text:p>
          </table:table-cell>
          <table:table-cell table:formula="of:=[.T91] / 118" office:value-type="float" office:value="0.711864406779661" calcext:value-type="float">
            <text:p>0.712</text:p>
          </table:table-cell>
          <table:table-cell table:formula="of:=[.AN91] / 15" office:value-type="float" office:value="0.333333333333333" calcext:value-type="float">
            <text:p>0.333</text:p>
          </table:table-cell>
          <table:table-cell table:formula="of:=[.V91] / 7" office:value-type="float" office:value="0.857142857142857" calcext:value-type="float">
            <text:p>0.857</text:p>
          </table:table-cell>
          <table:table-cell table:formula="of:=[.W91] / 18" office:value-type="float" office:value="0.888888888888889" calcext:value-type="float">
            <text:p>0.889</text:p>
          </table:table-cell>
          <table:table-cell table:formula="of:=([.$H$3]*((([.H91] + 0.2) / 1.2) ^4)+[.$I$3]*[.I91]+[.$J$3]*[.J91]+[.$K$3]*[.K91])/[.$L$3]" office:value-type="float" office:value="0.443446285838553" calcext:value-type="float">
            <text:p>0.443</text:p>
          </table:table-cell>
          <table:table-cell table:formula="of:=([.$H$4]*[.H91]+[.$I$4]*[.I91]+[.$J$4]*[.J91]+[.$K$4]*[.K91])/[.$L$4]" office:value-type="float" office:value="0.721121627901289" calcext:value-type="float">
            <text:p>0.721</text:p>
          </table:table-cell>
          <table:table-cell table:formula="of:=(([.$I$5] ^ (([.$I$6] * [.AN91]) / 15) + [.$J$5] ^ (([.$J$6] * [.V91]) / 7)) / ([.$I$5] + [.$J$5])) + 1" office:value-type="float" office:value="1.52682446190574" calcext:value-type="float">
            <text:p>1.527</text:p>
          </table:table-cell>
          <table:table-cell table:formula="of:= [.P91] * [.Q91]" office:value-type="float" office:value="262.742857142857" calcext:value-type="float">
            <text:p>262.743</text:p>
          </table:table-cell>
          <table:table-cell table:formula="of:=IF([.Q91] &lt; 10; ([.AN91]/15 * [.V91]/7 + 0.4) / 1.4; [.AN91]/15 * [.V91]/7)" office:value-type="float" office:value="0.285714285714286" calcext:value-type="float">
            <text:p>0.286</text:p>
          </table:table-cell>
          <table:table-cell table:formula="of:=[.AL91] * (100)" office:value-type="float" office:value="919.6" calcext:value-type="float">
            <text:p>919.600</text:p>
          </table:table-cell>
          <table:table-cell office:value-type="string" calcext:value-type="string">
            <text:p>[Xe] 4f14 5d10 6s2 6p4 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</text:p>
          </table:table-cell>
          <table:table-cell/>
          <table:table-cell office:value-type="string" calcext:value-type="string">
            <text:p>94 (+4)</text:p>
          </table:table-cell>
          <table:table-cell/>
          <table:table-cell table:style-name="ce1" office:value-type="string" calcext:value-type="string">
            <text:p>812</text:p>
          </table:table-cell>
          <table:table-cell table:style-name="ce1" office:value-type="string" calcext:value-type="string">
            <text:p>-183</text:p>
          </table:table-cell>
          <table:table-cell office:value-type="string" calcext:value-type="string">
            <text:p>-2, 2, 4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527</text:p>
          </table:table-cell>
          <table:table-cell table:style-name="ce1" office:value-type="string" calcext:value-type="string">
            <text:p>1235</text:p>
          </table:table-cell>
          <table:table-cell table:style-name="ce10" table:formula="of:=[.AK91]*10+1*(1 - [.AK91])" office:value-type="float" office:value="2.89138461538462" calcext:value-type="float">
            <text:p>2.89</text:p>
          </table:table-cell>
          <table:table-cell table:style-name="ce10" table:formula="of:=(IF([.AL91] &gt; 40; 40; IF([.AL91] &lt; 1; 1; [.AL91]))-1)/39" office:value-type="float" office:value="0.210153846153846" calcext:value-type="float">
            <text:p>0.21</text:p>
          </table:table-cell>
          <table:table-cell table:formula="of:=VALUE([.AM91])" office:value-type="float" office:value="9.196" calcext:value-type="float">
            <text:p>9.19600</text:p>
          </table:table-cell>
          <table:table-cell office:value-type="float" office:value="9.196" calcext:value-type="float">
            <text:p>9.19600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metalloid</text:p>
          </table:table-cell>
          <table:table-cell table:style-name="ce1" office:value-type="string" calcext:value-type="string">
            <text:p>189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/>At </text:p>
          </table:table-cell>
          <table:table-cell office:value-type="string" calcext:value-type="string">
            <text:p><text:s/>Astatine</text:p>
          </table:table-cell>
          <table:table-cell office:value-type="string" calcext:value-type="string">
            <text:p><text:s/>[210]</text:p>
          </table:table-cell>
          <table:table-cell office:value-type="string" calcext:value-type="string">
            <text:p>754F45</text:p>
          </table:table-cell>
          <table:table-cell table:formula="of:=RAND()" office:value-type="float" office:value="0.473097333699291" calcext:value-type="float">
            <text:p>0.473</text:p>
          </table:table-cell>
          <table:table-cell table:formula="of:=([.T92]  / 118) * [.F92] + (1 - ([.T92] / 118))" office:value-type="float" office:value="0.620451469190167" calcext:value-type="float">
            <text:p>0.620</text:p>
          </table:table-cell>
          <table:table-cell table:formula="of:=[.T92] / 118" office:value-type="float" office:value="0.720338983050847" calcext:value-type="float">
            <text:p>0.720</text:p>
          </table:table-cell>
          <table:table-cell table:formula="of:=[.AN92] / 15" office:value-type="float" office:value="0.2" calcext:value-type="float">
            <text:p>0.200</text:p>
          </table:table-cell>
          <table:table-cell table:formula="of:=[.V92] / 7" office:value-type="float" office:value="0.857142857142857" calcext:value-type="float">
            <text:p>0.857</text:p>
          </table:table-cell>
          <table:table-cell table:formula="of:=[.W92] / 18" office:value-type="float" office:value="0.944444444444444" calcext:value-type="float">
            <text:p>0.944</text:p>
          </table:table-cell>
          <table:table-cell table:formula="of:=([.$H$3]*((([.H92] + 0.2) / 1.2) ^4)+[.$I$3]*[.I92]+[.$J$3]*[.J92]+[.$K$3]*[.K92])/[.$L$3]" office:value-type="float" office:value="0.443306958353901" calcext:value-type="float">
            <text:p>0.443</text:p>
          </table:table-cell>
          <table:table-cell table:formula="of:=([.$H$4]*[.H92]+[.$I$4]*[.I92]+[.$J$4]*[.J92]+[.$K$4]*[.K92])/[.$L$4]" office:value-type="float" office:value="0.70931714236799" calcext:value-type="float">
            <text:p>0.709</text:p>
          </table:table-cell>
          <table:table-cell table:formula="of:=(([.$I$5] ^ (([.$I$6] * [.AN92]) / 15) + [.$J$5] ^ (([.$J$6] * [.V92]) / 7)) / ([.$I$5] + [.$J$5])) + 1" office:value-type="float" office:value="1.60148454036544" calcext:value-type="float">
            <text:p>1.601</text:p>
          </table:table-cell>
          <table:table-cell table:formula="of:= [.P92] * [.Q92]" office:value-type="float" office:value="108.857142857143" calcext:value-type="float">
            <text:p>108.857</text:p>
          </table:table-cell>
          <table:table-cell table:formula="of:=IF([.Q92] &lt; 10; ([.AN92]/15 * [.V92]/7 + 0.4) / 1.4; [.AN92]/15 * [.V92]/7)" office:value-type="float" office:value="0.171428571428571" calcext:value-type="float">
            <text:p>0.171</text:p>
          </table:table-cell>
          <table:table-cell table:formula="of:=[.AL92] * (100)" office:value-type="float" office:value="635" calcext:value-type="float">
            <text:p>635.000</text:p>
          </table:table-cell>
          <table:table-cell office:value-type="string" calcext:value-type="string">
            <text:p>[Xe] 4f14 5d10 6s2 6p5 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62 (+7)</text:p>
          </table:table-cell>
          <table:table-cell/>
          <table:table-cell table:style-name="ce1" office:value-type="string" calcext:value-type="string">
            <text:p>920</text:p>
          </table:table-cell>
          <table:table-cell table:style-name="ce1" office:value-type="string" calcext:value-type="string">
            <text:p>-270</text:p>
          </table:table-cell>
          <table:table-cell office:value-type="string" calcext:value-type="string">
            <text:p>-1, 1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575</text:p>
          </table:table-cell>
          <table:table-cell/>
          <table:table-cell table:style-name="ce10" table:formula="of:=[.AK92]*10+1*(1 - [.AK92])" office:value-type="float" office:value="2.23461538461538" calcext:value-type="float">
            <text:p>2.23</text:p>
          </table:table-cell>
          <table:table-cell table:style-name="ce10" table:formula="of:=(IF([.AL92] &gt; 40; 40; IF([.AL92] &lt; 1; 1; [.AL92]))-1)/39" office:value-type="float" office:value="0.137179487179487" calcext:value-type="float">
            <text:p>0.14</text:p>
          </table:table-cell>
          <table:table-cell office:value-type="float" office:value="6.35" calcext:value-type="float">
            <text:p>6.35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logen</text:p>
          </table:table-cell>
          <table:table-cell table:style-name="ce1" office:value-type="string" calcext:value-type="string">
            <text:p>19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/>Rn </text:p>
          </table:table-cell>
          <table:table-cell office:value-type="string" calcext:value-type="string">
            <text:p><text:s/>Radon</text:p>
          </table:table-cell>
          <table:table-cell office:value-type="string" calcext:value-type="string">
            <text:p><text:s/>[222]</text:p>
          </table:table-cell>
          <table:table-cell table:style-name="ce1" office:value-type="string" calcext:value-type="string">
            <text:p>428296</text:p>
          </table:table-cell>
          <table:table-cell table:formula="of:=RAND()" office:value-type="float" office:value="0.506172519754207" calcext:value-type="float">
            <text:p>0.506</text:p>
          </table:table-cell>
          <table:table-cell table:formula="of:=([.T93]  / 118) * [.F93] + (1 - ([.T93] / 118))" office:value-type="float" office:value="0.640091836431032" calcext:value-type="float">
            <text:p>0.640</text:p>
          </table:table-cell>
          <table:table-cell table:formula="of:=[.T93] / 118" office:value-type="float" office:value="0.728813559322034" calcext:value-type="float">
            <text:p>0.729</text:p>
          </table:table-cell>
          <table:table-cell table:formula="of:=[.AN93] / 15" office:value-type="float" office:value="0.466666666666667" calcext:value-type="float">
            <text:p>0.467</text:p>
          </table:table-cell>
          <table:table-cell table:formula="of:=[.V93] / 7" office:value-type="float" office:value="0.857142857142857" calcext:value-type="float">
            <text:p>0.857</text:p>
          </table:table-cell>
          <table:table-cell table:formula="of:=[.W93] / 18" office:value-type="float" office:value="1" calcext:value-type="float">
            <text:p>1.000</text:p>
          </table:table-cell>
          <table:table-cell table:formula="of:=([.$H$3]*((([.H93] + 0.2) / 1.2) ^4)+[.$I$3]*[.I93]+[.$J$3]*[.J93]+[.$K$3]*[.K93])/[.$L$3]" office:value-type="float" office:value="0.496735658621054" calcext:value-type="float">
            <text:p>0.497</text:p>
          </table:table-cell>
          <table:table-cell table:formula="of:=([.$H$4]*[.H93]+[.$I$4]*[.I93]+[.$J$4]*[.J93]+[.$K$4]*[.K93])/[.$L$4]" office:value-type="float" office:value="0.752058111380145" calcext:value-type="float">
            <text:p>0.752</text:p>
          </table:table-cell>
          <table:table-cell table:formula="of:=(([.$I$5] ^ (([.$I$6] * [.AN93]) / 15) + [.$J$5] ^ (([.$J$6] * [.V93]) / 7)) / ([.$I$5] + [.$J$5])) + 1" office:value-type="float" office:value="1.46462659963154" calcext:value-type="float">
            <text:p>1.465</text:p>
          </table:table-cell>
          <table:table-cell table:formula="of:= [.P93] * [.Q93]" office:value-type="float" office:value="0.556" calcext:value-type="float">
            <text:p>0.556</text:p>
          </table:table-cell>
          <table:table-cell table:formula="of:=IF([.Q93] &lt; 10; ([.AN93]/15 * [.V93]/7 + 0.4) / 1.4; [.AN93]/15 * [.V93]/7)" office:value-type="float" office:value="0.571428571428571" calcext:value-type="float">
            <text:p>0.571</text:p>
          </table:table-cell>
          <table:table-cell table:formula="of:=[.AL93] * (100)" office:value-type="float" office:value="0.973" calcext:value-type="float">
            <text:p>0.973</text:p>
          </table:table-cell>
          <table:table-cell office:value-type="string" calcext:value-type="string">
            <text:p>[Xe] 4f14 5d10 6s2 6p6 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145</text:p>
          </table:table-cell>
          <table:table-cell table:number-columns-repeated="2"/>
          <table:table-cell table:style-name="ce1" office:value-type="string" calcext:value-type="string">
            <text:p>1037</text:p>
          </table:table-cell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202</text:p>
          </table:table-cell>
          <table:table-cell table:style-name="ce1" office:value-type="string" calcext:value-type="string">
            <text:p>211</text:p>
          </table:table-cell>
          <table:table-cell table:style-name="ce10" table:formula="of:=[.AK93]*10+1*(1 - [.AK93])" office:value-type="float" office:value="1" calcext:value-type="float">
            <text:p>1.00</text:p>
          </table:table-cell>
          <table:table-cell table:style-name="ce10" table:formula="of:=(IF([.AL93] &gt; 40; 40; IF([.AL93] &lt; 1; 1; [.AL93]))-1)/39" office:value-type="float" office:value="0" calcext:value-type="float">
            <text:p>0.00</text:p>
          </table:table-cell>
          <table:table-cell table:formula="of:=VALUE([.AM93])" office:value-type="float" office:value="0.00973" calcext:value-type="float">
            <text:p>0.00973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9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/>Fr </text:p>
          </table:table-cell>
          <table:table-cell office:value-type="string" calcext:value-type="string">
            <text:p><text:s/>Francium</text:p>
          </table:table-cell>
          <table:table-cell office:value-type="string" calcext:value-type="string">
            <text:p><text:s/>[223]</text:p>
          </table:table-cell>
          <table:table-cell table:style-name="ce1" office:value-type="string" calcext:value-type="string">
            <text:p>420066</text:p>
          </table:table-cell>
          <table:table-cell table:formula="of:=RAND()" office:value-type="float" office:value="0.948653921968932" calcext:value-type="float">
            <text:p>0.949</text:p>
          </table:table-cell>
          <table:table-cell table:formula="of:=([.T94]  / 118) * [.F94] + (1 - ([.T94] / 118))" office:value-type="float" office:value="0.96214314585845" calcext:value-type="float">
            <text:p>0.962</text:p>
          </table:table-cell>
          <table:table-cell table:formula="of:=[.T94] / 118" office:value-type="float" office:value="0.73728813559322" calcext:value-type="float">
            <text:p>0.737</text:p>
          </table:table-cell>
          <table:table-cell table:formula="of:=[.AN94] / 15" office:value-type="float" office:value="0.266666666666667" calcext:value-type="float">
            <text:p>0.267</text:p>
          </table:table-cell>
          <table:table-cell table:formula="of:=[.V94] / 7" office:value-type="float" office:value="1" calcext:value-type="float">
            <text:p>1.000</text:p>
          </table:table-cell>
          <table:table-cell table:formula="of:=[.W94] / 18" office:value-type="float" office:value="0.0555555555555556" calcext:value-type="float">
            <text:p>0.056</text:p>
          </table:table-cell>
          <table:table-cell table:formula="of:=([.$H$3]*((([.H94] + 0.2) / 1.2) ^4)+[.$I$3]*[.I94]+[.$J$3]*[.J94]+[.$K$3]*[.K94])/[.$L$3]" office:value-type="float" office:value="0.326276411198698" calcext:value-type="float">
            <text:p>0.326</text:p>
          </table:table-cell>
          <table:table-cell table:formula="of:=([.$H$4]*[.H94]+[.$I$4]*[.I94]+[.$J$4]*[.J94]+[.$K$4]*[.K94])/[.$L$4]" office:value-type="float" office:value="0.737656223249444" calcext:value-type="float">
            <text:p>0.738</text:p>
          </table:table-cell>
          <table:table-cell table:formula="of:=(([.$I$5] ^ (([.$I$6] * [.AN94]) / 15) + [.$J$5] ^ (([.$J$6] * [.V94]) / 7)) / ([.$I$5] + [.$J$5])) + 1" office:value-type="float" office:value="1.5316108651812" calcext:value-type="float">
            <text:p>1.532</text:p>
          </table:table-cell>
          <table:table-cell table:formula="of:= [.P94] * [.Q94]" office:value-type="float" office:value="66.1333333333333" calcext:value-type="float">
            <text:p>66.133</text:p>
          </table:table-cell>
          <table:table-cell table:formula="of:=IF([.Q94] &lt; 10; ([.AN94]/15 * [.V94]/7 + 0.4) / 1.4; [.AN94]/15 * [.V94]/7)" office:value-type="float" office:value="0.266666666666667" calcext:value-type="float">
            <text:p>0.267</text:p>
          </table:table-cell>
          <table:table-cell table:formula="of:=[.AL94] * (100)" office:value-type="float" office:value="248" calcext:value-type="float">
            <text:p>248.000</text:p>
          </table:table-cell>
          <table:table-cell office:value-type="string" calcext:value-type="string">
            <text:p>[Rn] 7s1 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/>
          <table:table-cell office:value-type="string" calcext:value-type="string">
            <text:p>180 (+1)</text:p>
          </table:table-cell>
          <table:table-cell/>
          <table:table-cell table:style-name="ce1" office:value-type="string" calcext:value-type="string">
            <text:p>380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number-columns-repeated="2"/>
          <table:table-cell table:style-name="ce10" table:formula="of:=[.AK94]*10+1*(1 - [.AK94])" office:value-type="float" office:value="1.34153846153846" calcext:value-type="float">
            <text:p>1.34</text:p>
          </table:table-cell>
          <table:table-cell table:style-name="ce10" table:formula="of:=(IF([.AL94] &gt; 40; 40; IF([.AL94] &lt; 1; 1; [.AL94]))-1)/39" office:value-type="float" office:value="0.037948717948718" calcext:value-type="float">
            <text:p>0.04</text:p>
          </table:table-cell>
          <table:table-cell office:value-type="float" office:value="2.48" calcext:value-type="float">
            <text:p>2.48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9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/>Ra </text:p>
          </table:table-cell>
          <table:table-cell office:value-type="string" calcext:value-type="string">
            <text:p><text:s/>Radium</text:p>
          </table:table-cell>
          <table:table-cell office:value-type="string" calcext:value-type="string">
            <text:p><text:s/>[226]</text:p>
          </table:table-cell>
          <table:table-cell office:value-type="string" calcext:value-type="string">
            <text:p>007D00</text:p>
          </table:table-cell>
          <table:table-cell table:formula="of:=RAND()" office:value-type="float" office:value="0.169482266625171" calcext:value-type="float">
            <text:p>0.169</text:p>
          </table:table-cell>
          <table:table-cell table:formula="of:=([.T95]  / 118) * [.F95] + (1 - ([.T95] / 118))" office:value-type="float" office:value="0.380630842906907" calcext:value-type="float">
            <text:p>0.381</text:p>
          </table:table-cell>
          <table:table-cell table:formula="of:=[.T95] / 118" office:value-type="float" office:value="0.745762711864407" calcext:value-type="float">
            <text:p>0.746</text:p>
          </table:table-cell>
          <table:table-cell table:formula="of:=[.AN95] / 15" office:value-type="float" office:value="0.4" calcext:value-type="float">
            <text:p>0.400</text:p>
          </table:table-cell>
          <table:table-cell table:formula="of:=[.V95] / 7" office:value-type="float" office:value="1" calcext:value-type="float">
            <text:p>1.000</text:p>
          </table:table-cell>
          <table:table-cell table:formula="of:=[.W95] / 18" office:value-type="float" office:value="0.111111111111111" calcext:value-type="float">
            <text:p>0.111</text:p>
          </table:table-cell>
          <table:table-cell table:formula="of:=([.$H$3]*((([.H95] + 0.2) / 1.2) ^4)+[.$I$3]*[.I95]+[.$J$3]*[.J95]+[.$K$3]*[.K95])/[.$L$3]" office:value-type="float" office:value="0.362409788380551" calcext:value-type="float">
            <text:p>0.362</text:p>
          </table:table-cell>
          <table:table-cell table:formula="of:=([.$H$4]*[.H95]+[.$I$4]*[.I95]+[.$J$4]*[.J95]+[.$K$4]*[.K95])/[.$L$4]" office:value-type="float" office:value="0.762215374079781" calcext:value-type="float">
            <text:p>0.762</text:p>
          </table:table-cell>
          <table:table-cell table:formula="of:=(([.$I$5] ^ (([.$I$6] * [.AN95]) / 15) + [.$J$5] ^ (([.$J$6] * [.V95]) / 7)) / ([.$I$5] + [.$J$5])) + 1" office:value-type="float" office:value="1.4634661861709" calcext:value-type="float">
            <text:p>1.463</text:p>
          </table:table-cell>
          <table:table-cell table:formula="of:= [.P95] * [.Q95]" office:value-type="float" office:value="200" calcext:value-type="float">
            <text:p>200.000</text:p>
          </table:table-cell>
          <table:table-cell table:formula="of:=IF([.Q95] &lt; 10; ([.AN95]/15 * [.V95]/7 + 0.4) / 1.4; [.AN95]/15 * [.V95]/7)" office:value-type="float" office:value="0.4" calcext:value-type="float">
            <text:p>0.400</text:p>
          </table:table-cell>
          <table:table-cell table:formula="of:=[.AL95] * (100)" office:value-type="float" office:value="500" calcext:value-type="float">
            <text:p>500.000</text:p>
          </table:table-cell>
          <table:table-cell office:value-type="string" calcext:value-type="string">
            <text:p>[Rn] 7s2 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148 (+2)</text:p>
          </table:table-cell>
          <table:table-cell/>
          <table:table-cell table:style-name="ce1" office:value-type="string" calcext:value-type="string">
            <text:p>509</text:p>
          </table:table-cell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73</text:p>
          </table:table-cell>
          <table:table-cell table:style-name="ce1" office:value-type="string" calcext:value-type="string">
            <text:p>2010</text:p>
          </table:table-cell>
          <table:table-cell table:style-name="ce10" table:formula="of:=[.AK95]*10+1*(1 - [.AK95])" office:value-type="float" office:value="1.92307692307692" calcext:value-type="float">
            <text:p>1.92</text:p>
          </table:table-cell>
          <table:table-cell table:style-name="ce10" table:formula="of:=(IF([.AL95] &gt; 40; 40; IF([.AL95] &lt; 1; 1; [.AL95]))-1)/39" office:value-type="float" office:value="0.102564102564103" calcext:value-type="float">
            <text:p>0.10</text:p>
          </table:table-cell>
          <table:table-cell table:formula="of:=VALUE([.AM95])" office:value-type="float" office:value="5" calcext:value-type="float">
            <text:p>5.00000</text:p>
          </table:table-cell>
          <table:table-cell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alkaline earth metal</text:p>
          </table:table-cell>
          <table:table-cell table:style-name="ce1" office:value-type="string" calcext:value-type="string">
            <text:p>18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/>Ac </text:p>
          </table:table-cell>
          <table:table-cell office:value-type="string" calcext:value-type="string">
            <text:p><text:s/>Actinium</text:p>
          </table:table-cell>
          <table:table-cell office:value-type="string" calcext:value-type="string">
            <text:p><text:s/>[227]</text:p>
          </table:table-cell>
          <table:table-cell office:value-type="string" calcext:value-type="string">
            <text:p>70ABFA</text:p>
          </table:table-cell>
          <table:table-cell table:formula="of:=RAND()" office:value-type="float" office:value="0.55204034677311" calcext:value-type="float">
            <text:p>0.552</text:p>
          </table:table-cell>
          <table:table-cell table:formula="of:=([.T96]  / 118) * [.F96] + (1 - ([.T96] / 118))" office:value-type="float" office:value="0.662132125955989" calcext:value-type="float">
            <text:p>0.662</text:p>
          </table:table-cell>
          <table:table-cell table:formula="of:=[.T96] / 118" office:value-type="float" office:value="0.754237288135593" calcext:value-type="float">
            <text:p>0.754</text:p>
          </table:table-cell>
          <table:table-cell table:formula="of:=[.AN96] / 15" office:value-type="float" office:value="0.866666666666667" calcext:value-type="float">
            <text:p>0.867</text:p>
          </table:table-cell>
          <table:table-cell table:formula="of:=[.V96] / 7" office:value-type="float" office:value="1" calcext:value-type="float">
            <text:p>1.000</text:p>
          </table:table-cell>
          <table:table-cell table:formula="of:=[.W96] / 18" office:value-type="float" office:value="0.166666666666667" calcext:value-type="float">
            <text:p>0.167</text:p>
          </table:table-cell>
          <table:table-cell table:formula="of:=([.$H$3]*((([.H96] + 0.2) / 1.2) ^4)+[.$I$3]*[.I96]+[.$J$3]*[.J96]+[.$K$3]*[.K96])/[.$L$3]" office:value-type="float" office:value="0.443235449877903" calcext:value-type="float">
            <text:p>0.443</text:p>
          </table:table-cell>
          <table:table-cell table:formula="of:=([.$H$4]*[.H96]+[.$I$4]*[.I96]+[.$J$4]*[.J96]+[.$K$4]*[.K96])/[.$L$4]" office:value-type="float" office:value="0.832229070364664" calcext:value-type="float">
            <text:p>0.832</text:p>
          </table:table-cell>
          <table:table-cell table:formula="of:=(([.$I$5] ^ (([.$I$6] * [.AN96]) / 15) + [.$J$5] ^ (([.$J$6] * [.V96]) / 7)) / ([.$I$5] + [.$J$5])) + 1" office:value-type="float" office:value="1.30284214027797" calcext:value-type="float">
            <text:p>1.303</text:p>
          </table:table-cell>
          <table:table-cell table:formula="of:= [.P96] * [.Q96]" office:value-type="float" office:value="872.733333333333" calcext:value-type="float">
            <text:p>872.733</text:p>
          </table:table-cell>
          <table:table-cell table:formula="of:=IF([.Q96] &lt; 10; ([.AN96]/15 * [.V96]/7 + 0.4) / 1.4; [.AN96]/15 * [.V96]/7)" office:value-type="float" office:value="0.866666666666667" calcext:value-type="float">
            <text:p>0.867</text:p>
          </table:table-cell>
          <table:table-cell table:formula="of:=[.AL96] * (100)" office:value-type="float" office:value="1007" calcext:value-type="float">
            <text:p>1007.000</text:p>
          </table:table-cell>
          <table:table-cell office:value-type="string" calcext:value-type="string">
            <text:p>[Rn] 6d1 7s2 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112 (+3)</text:p>
          </table:table-cell>
          <table:table-cell/>
          <table:table-cell table:style-name="ce1" office:value-type="string" calcext:value-type="string">
            <text:p>499</text:p>
          </table:table-cell>
          <table:table-cell/>
          <table:table-cell table:style-name="ce1" office:value-type="string" calcext:value-type="string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23</text:p>
          </table:table-cell>
          <table:table-cell table:style-name="ce1" office:value-type="string" calcext:value-type="string">
            <text:p>3473</text:p>
          </table:table-cell>
          <table:table-cell table:style-name="ce10" table:formula="of:=[.AK96]*10+1*(1 - [.AK96])" office:value-type="float" office:value="3.09307692307692" calcext:value-type="float">
            <text:p>3.09</text:p>
          </table:table-cell>
          <table:table-cell table:style-name="ce10" table:formula="of:=(IF([.AL96] &gt; 40; 40; IF([.AL96] &lt; 1; 1; [.AL96]))-1)/39" office:value-type="float" office:value="0.232564102564103" calcext:value-type="float">
            <text:p>0.23</text:p>
          </table:table-cell>
          <table:table-cell table:formula="of:=VALUE([.AM96])" office:value-type="float" office:value="10.07" calcext:value-type="float">
            <text:p>10.07000</text:p>
          </table:table-cell>
          <table:table-cell office:value-type="float" office:value="10.07" calcext:value-type="float">
            <text:p>10.07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89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/>Th </text:p>
          </table:table-cell>
          <table:table-cell office:value-type="string" calcext:value-type="string">
            <text:p><text:s/>Thorium</text:p>
          </table:table-cell>
          <table:table-cell office:value-type="string" calcext:value-type="string">
            <text:p><text:s/>232.03806(2)</text:p>
          </table:table-cell>
          <table:table-cell office:value-type="string" calcext:value-type="string">
            <text:p>00BAFF</text:p>
          </table:table-cell>
          <table:table-cell table:formula="of:=RAND()" office:value-type="float" office:value="0.728835394244159" calcext:value-type="float">
            <text:p>0.729</text:p>
          </table:table-cell>
          <table:table-cell table:formula="of:=([.T97]  / 118) * [.F97] + (1 - ([.T97] / 118))" office:value-type="float" office:value="0.793179537982833" calcext:value-type="float">
            <text:p>0.793</text:p>
          </table:table-cell>
          <table:table-cell table:formula="of:=[.T97] / 118" office:value-type="float" office:value="0.76271186440678" calcext:value-type="float">
            <text:p>0.763</text:p>
          </table:table-cell>
          <table:table-cell table:formula="of:=[.AN97] / 15" office:value-type="float" office:value="0.866666666666667" calcext:value-type="float">
            <text:p>0.867</text:p>
          </table:table-cell>
          <table:table-cell table:formula="of:=[.V97] / 7" office:value-type="float" office:value="1" calcext:value-type="float">
            <text:p>1.000</text:p>
          </table:table-cell>
          <table:table-cell table:formula="of:=[.W97] / 18" office:value-type="float" office:value="0.166666666666667" calcext:value-type="float">
            <text:p>0.167</text:p>
          </table:table-cell>
          <table:table-cell table:formula="of:=([.$H$3]*((([.H97] + 0.2) / 1.2) ^4)+[.$I$3]*[.I97]+[.$J$3]*[.J97]+[.$K$3]*[.K97])/[.$L$3]" office:value-type="float" office:value="0.452831931179403" calcext:value-type="float">
            <text:p>0.453</text:p>
          </table:table-cell>
          <table:table-cell table:formula="of:=([.$H$4]*[.H97]+[.$I$4]*[.I97]+[.$J$4]*[.J97]+[.$K$4]*[.K97])/[.$L$4]" office:value-type="float" office:value="0.83608115048793" calcext:value-type="float">
            <text:p>0.836</text:p>
          </table:table-cell>
          <table:table-cell table:formula="of:=(([.$I$5] ^ (([.$I$6] * [.AN97]) / 15) + [.$J$5] ^ (([.$J$6] * [.V97]) / 7)) / ([.$I$5] + [.$J$5])) + 1" office:value-type="float" office:value="1.30284214027797" calcext:value-type="float">
            <text:p>1.303</text:p>
          </table:table-cell>
          <table:table-cell table:formula="of:= [.P97] * [.Q97]" office:value-type="float" office:value="1016.08" calcext:value-type="float">
            <text:p>1016.080</text:p>
          </table:table-cell>
          <table:table-cell table:formula="of:=IF([.Q97] &lt; 10; ([.AN97]/15 * [.V97]/7 + 0.4) / 1.4; [.AN97]/15 * [.V97]/7)" office:value-type="float" office:value="0.866666666666667" calcext:value-type="float">
            <text:p>0.867</text:p>
          </table:table-cell>
          <table:table-cell table:formula="of:=[.AL97] * (100)" office:value-type="float" office:value="1172.4" calcext:value-type="float">
            <text:p>1172.400</text:p>
          </table:table-cell>
          <table:table-cell office:value-type="string" calcext:value-type="string">
            <text:p>[Rn] 6d2 7s2 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94 (+4)</text:p>
          </table:table-cell>
          <table:table-cell/>
          <table:table-cell table:style-name="ce1" office:value-type="string" calcext:value-type="string">
            <text:p>587</text:p>
          </table:table-cell>
          <table:table-cell/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023</text:p>
          </table:table-cell>
          <table:table-cell table:style-name="ce1" office:value-type="string" calcext:value-type="string">
            <text:p>5093</text:p>
          </table:table-cell>
          <table:table-cell table:style-name="ce10" table:formula="of:=[.AK97]*10+1*(1 - [.AK97])" office:value-type="float" office:value="3.47476923076923" calcext:value-type="float">
            <text:p>3.47</text:p>
          </table:table-cell>
          <table:table-cell table:style-name="ce10" table:formula="of:=(IF([.AL97] &gt; 40; 40; IF([.AL97] &lt; 1; 1; [.AL97]))-1)/39" office:value-type="float" office:value="0.274974358974359" calcext:value-type="float">
            <text:p>0.27</text:p>
          </table:table-cell>
          <table:table-cell table:formula="of:=VALUE([.AM97])" office:value-type="float" office:value="11.724" calcext:value-type="float">
            <text:p>11.72400</text:p>
          </table:table-cell>
          <table:table-cell office:value-type="float" office:value="11.724" calcext:value-type="float">
            <text:p>11.724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82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/>Pa </text:p>
          </table:table-cell>
          <table:table-cell office:value-type="string" calcext:value-type="string">
            <text:p><text:s/>Protactinium</text:p>
          </table:table-cell>
          <table:table-cell office:value-type="string" calcext:value-type="string">
            <text:p><text:s/>231.03588(2)</text:p>
          </table:table-cell>
          <table:table-cell office:value-type="string" calcext:value-type="string">
            <text:p>00A1FF</text:p>
          </table:table-cell>
          <table:table-cell table:formula="of:=RAND()" office:value-type="float" office:value="0.164561672676227" calcext:value-type="float">
            <text:p>0.165</text:p>
          </table:table-cell>
          <table:table-cell table:formula="of:=([.T98]  / 118) * [.F98] + (1 - ([.T98] / 118))" office:value-type="float" office:value="0.355721289945226" calcext:value-type="float">
            <text:p>0.356</text:p>
          </table:table-cell>
          <table:table-cell table:formula="of:=[.T98] / 118" office:value-type="float" office:value="0.771186440677966" calcext:value-type="float">
            <text:p>0.771</text:p>
          </table:table-cell>
          <table:table-cell table:formula="of:=[.AN98] / 15" office:value-type="float" office:value="0.866666666666667" calcext:value-type="float">
            <text:p>0.867</text:p>
          </table:table-cell>
          <table:table-cell table:formula="of:=[.V98] / 7" office:value-type="float" office:value="1" calcext:value-type="float">
            <text:p>1.000</text:p>
          </table:table-cell>
          <table:table-cell table:formula="of:=[.W98] / 18" office:value-type="float" office:value="0.166666666666667" calcext:value-type="float">
            <text:p>0.167</text:p>
          </table:table-cell>
          <table:table-cell table:formula="of:=([.$H$3]*((([.H98] + 0.2) / 1.2) ^4)+[.$I$3]*[.I98]+[.$J$3]*[.J98]+[.$K$3]*[.K98])/[.$L$3]" office:value-type="float" office:value="0.462685214979634" calcext:value-type="float">
            <text:p>0.463</text:p>
          </table:table-cell>
          <table:table-cell table:formula="of:=([.$H$4]*[.H98]+[.$I$4]*[.I98]+[.$J$4]*[.J98]+[.$K$4]*[.K98])/[.$L$4]" office:value-type="float" office:value="0.839933230611197" calcext:value-type="float">
            <text:p>0.840</text:p>
          </table:table-cell>
          <table:table-cell table:formula="of:=(([.$I$5] ^ (([.$I$6] * [.AN98]) / 15) + [.$J$5] ^ (([.$J$6] * [.V98]) / 7)) / ([.$I$5] + [.$J$5])) + 1" office:value-type="float" office:value="1.30284214027797" calcext:value-type="float">
            <text:p>1.303</text:p>
          </table:table-cell>
          <table:table-cell table:formula="of:= [.P98] * [.Q98]" office:value-type="float" office:value="1332.06666666667" calcext:value-type="float">
            <text:p>1332.067</text:p>
          </table:table-cell>
          <table:table-cell table:formula="of:=IF([.Q98] &lt; 10; ([.AN98]/15 * [.V98]/7 + 0.4) / 1.4; [.AN98]/15 * [.V98]/7)" office:value-type="float" office:value="0.866666666666667" calcext:value-type="float">
            <text:p>0.867</text:p>
          </table:table-cell>
          <table:table-cell table:formula="of:=[.AL98] * (100)" office:value-type="float" office:value="1537" calcext:value-type="float">
            <text:p>1537.000</text:p>
          </table:table-cell>
          <table:table-cell office:value-type="string" calcext:value-type="string">
            <text:p>[Rn] 5f2 6d1 7s2 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104 (+3)</text:p>
          </table:table-cell>
          <table:table-cell/>
          <table:table-cell table:style-name="ce1" office:value-type="string" calcext:value-type="string">
            <text:p>568</text:p>
          </table:table-cell>
          <table:table-cell/>
          <table:table-cell office:value-type="string" calcext:value-type="string">
            <text:p>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845</text:p>
          </table:table-cell>
          <table:table-cell table:style-name="ce1" office:value-type="string" calcext:value-type="string">
            <text:p>4273</text:p>
          </table:table-cell>
          <table:table-cell table:style-name="ce10" table:formula="of:=[.AK98]*10+1*(1 - [.AK98])" office:value-type="float" office:value="4.31615384615385" calcext:value-type="float">
            <text:p>4.32</text:p>
          </table:table-cell>
          <table:table-cell table:style-name="ce10" table:formula="of:=(IF([.AL98] &gt; 40; 40; IF([.AL98] &lt; 1; 1; [.AL98]))-1)/39" office:value-type="float" office:value="0.368461538461538" calcext:value-type="float">
            <text:p>0.37</text:p>
          </table:table-cell>
          <table:table-cell table:formula="of:=VALUE([.AM98])" office:value-type="float" office:value="15.37" calcext:value-type="float">
            <text:p>15.37000</text:p>
          </table:table-cell>
          <table:table-cell office:value-type="float" office:value="15.37" calcext:value-type="float">
            <text:p>15.37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/>U </text:p>
          </table:table-cell>
          <table:table-cell office:value-type="string" calcext:value-type="string">
            <text:p><text:s/>Uranium</text:p>
          </table:table-cell>
          <table:table-cell office:value-type="string" calcext:value-type="string">
            <text:p><text:s/>238.02891(3)</text:p>
          </table:table-cell>
          <table:table-cell office:value-type="string" calcext:value-type="string">
            <text:p>008FFF</text:p>
          </table:table-cell>
          <table:table-cell table:formula="of:=RAND()" office:value-type="float" office:value="0.0223247281394164" calcext:value-type="float">
            <text:p>0.022</text:p>
          </table:table-cell>
          <table:table-cell table:formula="of:=([.T99]  / 118) * [.F99] + (1 - ([.T99] / 118))" office:value-type="float" office:value="0.237744703295138" calcext:value-type="float">
            <text:p>0.238</text:p>
          </table:table-cell>
          <table:table-cell table:formula="of:=[.T99] / 118" office:value-type="float" office:value="0.779661016949153" calcext:value-type="float">
            <text:p>0.780</text:p>
          </table:table-cell>
          <table:table-cell table:formula="of:=[.AN99] / 15" office:value-type="float" office:value="0.866666666666667" calcext:value-type="float">
            <text:p>0.867</text:p>
          </table:table-cell>
          <table:table-cell table:formula="of:=[.V99] / 7" office:value-type="float" office:value="1" calcext:value-type="float">
            <text:p>1.000</text:p>
          </table:table-cell>
          <table:table-cell table:formula="of:=[.W99] / 18" office:value-type="float" office:value="0.166666666666667" calcext:value-type="float">
            <text:p>0.167</text:p>
          </table:table-cell>
          <table:table-cell table:formula="of:=([.$H$3]*((([.H99] + 0.2) / 1.2) ^4)+[.$I$3]*[.I99]+[.$J$3]*[.J99]+[.$K$3]*[.K99])/[.$L$3]" office:value-type="float" office:value="0.47279984229022" calcext:value-type="float">
            <text:p>0.473</text:p>
          </table:table-cell>
          <table:table-cell table:formula="of:=([.$H$4]*[.H99]+[.$I$4]*[.I99]+[.$J$4]*[.J99]+[.$K$4]*[.K99])/[.$L$4]" office:value-type="float" office:value="0.843785310734463" calcext:value-type="float">
            <text:p>0.844</text:p>
          </table:table-cell>
          <table:table-cell table:formula="of:=(([.$I$5] ^ (([.$I$6] * [.AN99]) / 15) + [.$J$5] ^ (([.$J$6] * [.V99]) / 7)) / ([.$I$5] + [.$J$5])) + 1" office:value-type="float" office:value="1.30284214027797" calcext:value-type="float">
            <text:p>1.303</text:p>
          </table:table-cell>
          <table:table-cell table:formula="of:= [.P99] * [.Q99]" office:value-type="float" office:value="1651" calcext:value-type="float">
            <text:p>1651.000</text:p>
          </table:table-cell>
          <table:table-cell table:formula="of:=IF([.Q99] &lt; 10; ([.AN99]/15 * [.V99]/7 + 0.4) / 1.4; [.AN99]/15 * [.V99]/7)" office:value-type="float" office:value="0.866666666666667" calcext:value-type="float">
            <text:p>0.867</text:p>
          </table:table-cell>
          <table:table-cell table:formula="of:=[.AL99] * (100)" office:value-type="float" office:value="1905" calcext:value-type="float">
            <text:p>1905.000</text:p>
          </table:table-cell>
          <table:table-cell office:value-type="string" calcext:value-type="string">
            <text:p>[Rn] 5f3 6d1 7s2 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8</text:p>
          </table:table-cell>
          <table:table-cell/>
          <table:table-cell office:value-type="string" calcext:value-type="string">
            <text:p>102.5 (+3)</text:p>
          </table:table-cell>
          <table:table-cell table:style-name="ce1" office:value-type="string" calcext:value-type="string">
            <text:p>186</text:p>
          </table:table-cell>
          <table:table-cell table:style-name="ce1" office:value-type="string" calcext:value-type="string">
            <text:p>598</text:p>
          </table:table-cell>
          <table:table-cell/>
          <table:table-cell office:value-type="string" calcext:value-type="string">
            <text:p>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4200</text:p>
          </table:table-cell>
          <table:table-cell table:style-name="ce10" table:formula="of:=[.AK99]*10+1*(1 - [.AK99])" office:value-type="float" office:value="5.16538461538462" calcext:value-type="float">
            <text:p>5.17</text:p>
          </table:table-cell>
          <table:table-cell table:style-name="ce10" table:formula="of:=(IF([.AL99] &gt; 40; 40; IF([.AL99] &lt; 1; 1; [.AL99]))-1)/39" office:value-type="float" office:value="0.462820512820513" calcext:value-type="float">
            <text:p>0.46</text:p>
          </table:table-cell>
          <table:table-cell table:formula="of:=VALUE([.AM99])" office:value-type="float" office:value="19.05" calcext:value-type="float">
            <text:p>19.05000</text:p>
          </table:table-cell>
          <table:table-cell office:value-type="float" office:value="19.05" calcext:value-type="float">
            <text:p>19.0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78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/>Np </text:p>
          </table:table-cell>
          <table:table-cell office:value-type="string" calcext:value-type="string">
            <text:p><text:s/>Neptunium</text:p>
          </table:table-cell>
          <table:table-cell office:value-type="string" calcext:value-type="string">
            <text:p><text:s/>[237]</text:p>
          </table:table-cell>
          <table:table-cell office:value-type="string" calcext:value-type="string">
            <text:p>0080FF</text:p>
          </table:table-cell>
          <table:table-cell table:formula="of:=RAND()" office:value-type="float" office:value="0.271915473807264" calcext:value-type="float">
            <text:p>0.272</text:p>
          </table:table-cell>
          <table:table-cell table:formula="of:=([.T100]  / 118) * [.F100] + (1 - ([.T100] / 118))" office:value-type="float" office:value="0.426170670034539" calcext:value-type="float">
            <text:p>0.426</text:p>
          </table:table-cell>
          <table:table-cell table:formula="of:=[.T100] / 118" office:value-type="float" office:value="0.788135593220339" calcext:value-type="float">
            <text:p>0.788</text:p>
          </table:table-cell>
          <table:table-cell table:formula="of:=[.AN100] / 15" office:value-type="float" office:value="0.866666666666667" calcext:value-type="float">
            <text:p>0.867</text:p>
          </table:table-cell>
          <table:table-cell table:formula="of:=[.V100] / 7" office:value-type="float" office:value="1" calcext:value-type="float">
            <text:p>1.000</text:p>
          </table:table-cell>
          <table:table-cell table:formula="of:=[.W100] / 18" office:value-type="float" office:value="0.166666666666667" calcext:value-type="float">
            <text:p>0.167</text:p>
          </table:table-cell>
          <table:table-cell table:formula="of:=([.$H$3]*((([.H100] + 0.2) / 1.2) ^4)+[.$I$3]*[.I100]+[.$J$3]*[.J100]+[.$K$3]*[.K100])/[.$L$3]" office:value-type="float" office:value="0.48318039392131" calcext:value-type="float">
            <text:p>0.483</text:p>
          </table:table-cell>
          <table:table-cell table:formula="of:=([.$H$4]*[.H100]+[.$I$4]*[.I100]+[.$J$4]*[.J100]+[.$K$4]*[.K100])/[.$L$4]" office:value-type="float" office:value="0.84763739085773" calcext:value-type="float">
            <text:p>0.848</text:p>
          </table:table-cell>
          <table:table-cell table:formula="of:=(([.$I$5] ^ (([.$I$6] * [.AN100]) / 15) + [.$J$5] ^ (([.$J$6] * [.V100]) / 7)) / ([.$I$5] + [.$J$5])) + 1" office:value-type="float" office:value="1.30284214027797" calcext:value-type="float">
            <text:p>1.303</text:p>
          </table:table-cell>
          <table:table-cell table:formula="of:= [.P100] * [.Q100]" office:value-type="float" office:value="1772.33333333333" calcext:value-type="float">
            <text:p>1772.333</text:p>
          </table:table-cell>
          <table:table-cell table:formula="of:=IF([.Q100] &lt; 10; ([.AN100]/15 * [.V100]/7 + 0.4) / 1.4; [.AN100]/15 * [.V100]/7)" office:value-type="float" office:value="0.866666666666667" calcext:value-type="float">
            <text:p>0.867</text:p>
          </table:table-cell>
          <table:table-cell table:formula="of:=[.AL100] * (100)" office:value-type="float" office:value="2045" calcext:value-type="float">
            <text:p>2045.000</text:p>
          </table:table-cell>
          <table:table-cell office:value-type="string" calcext:value-type="string">
            <text:p>[Rn] 5f4 6d1 7s2 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6</text:p>
          </table:table-cell>
          <table:table-cell/>
          <table:table-cell office:value-type="string" calcext:value-type="string">
            <text:p>110 (+2)</text:p>
          </table:table-cell>
          <table:table-cell/>
          <table:table-cell table:style-name="ce1" office:value-type="string" calcext:value-type="string">
            <text:p>605</text:p>
          </table:table-cell>
          <table:table-cell/>
          <table:table-cell office:value-type="string" calcext:value-type="string">
            <text:p>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17</text:p>
          </table:table-cell>
          <table:table-cell table:style-name="ce1" office:value-type="string" calcext:value-type="string">
            <text:p>4273</text:p>
          </table:table-cell>
          <table:table-cell table:style-name="ce10" table:formula="of:=[.AK100]*10+1*(1 - [.AK100])" office:value-type="float" office:value="5.48846153846154" calcext:value-type="float">
            <text:p>5.49</text:p>
          </table:table-cell>
          <table:table-cell table:style-name="ce10" table:formula="of:=(IF([.AL100] &gt; 40; 40; IF([.AL100] &lt; 1; 1; [.AL100]))-1)/39" office:value-type="float" office:value="0.498717948717949" calcext:value-type="float">
            <text:p>0.50</text:p>
          </table:table-cell>
          <table:table-cell table:formula="of:=VALUE([.AM100])" office:value-type="float" office:value="20.45" calcext:value-type="float">
            <text:p>20.45000</text:p>
          </table:table-cell>
          <table:table-cell office:value-type="float" office:value="20.45" calcext:value-type="float">
            <text:p>20.4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4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/>Pu </text:p>
          </table:table-cell>
          <table:table-cell office:value-type="string" calcext:value-type="string">
            <text:p><text:s/>Plutonium</text:p>
          </table:table-cell>
          <table:table-cell office:value-type="string" calcext:value-type="string">
            <text:p><text:s/>[244]</text:p>
          </table:table-cell>
          <table:table-cell office:value-type="string" calcext:value-type="string">
            <text:p>006BFF</text:p>
          </table:table-cell>
          <table:table-cell table:formula="of:=RAND()" office:value-type="float" office:value="0.73148644481762" calcext:value-type="float">
            <text:p>0.731</text:p>
          </table:table-cell>
          <table:table-cell table:formula="of:=([.T101]  / 118) * [.F101] + (1 - ([.T101] / 118))" office:value-type="float" office:value="0.786099371295392" calcext:value-type="float">
            <text:p>0.786</text:p>
          </table:table-cell>
          <table:table-cell table:formula="of:=[.T101] / 118" office:value-type="float" office:value="0.796610169491525" calcext:value-type="float">
            <text:p>0.797</text:p>
          </table:table-cell>
          <table:table-cell table:formula="of:=[.AN101] / 15" office:value-type="float" office:value="0.866666666666667" calcext:value-type="float">
            <text:p>0.867</text:p>
          </table:table-cell>
          <table:table-cell table:formula="of:=[.V101] / 7" office:value-type="float" office:value="1" calcext:value-type="float">
            <text:p>1.000</text:p>
          </table:table-cell>
          <table:table-cell table:formula="of:=[.W101] / 18" office:value-type="float" office:value="0.166666666666667" calcext:value-type="float">
            <text:p>0.167</text:p>
          </table:table-cell>
          <table:table-cell table:formula="of:=([.$H$3]*((([.H101] + 0.2) / 1.2) ^4)+[.$I$3]*[.I101]+[.$J$3]*[.J101]+[.$K$3]*[.K101])/[.$L$3]" office:value-type="float" office:value="0.493831490481577" calcext:value-type="float">
            <text:p>0.494</text:p>
          </table:table-cell>
          <table:table-cell table:formula="of:=([.$H$4]*[.H101]+[.$I$4]*[.I101]+[.$J$4]*[.J101]+[.$K$4]*[.K101])/[.$L$4]" office:value-type="float" office:value="0.851489470980996" calcext:value-type="float">
            <text:p>0.851</text:p>
          </table:table-cell>
          <table:table-cell table:formula="of:=(([.$I$5] ^ (([.$I$6] * [.AN101]) / 15) + [.$J$5] ^ (([.$J$6] * [.V101]) / 7)) / ([.$I$5] + [.$J$5])) + 1" office:value-type="float" office:value="1.30284214027797" calcext:value-type="float">
            <text:p>1.303</text:p>
          </table:table-cell>
          <table:table-cell table:formula="of:= [.P101] * [.Q101]" office:value-type="float" office:value="1717.38666666667" calcext:value-type="float">
            <text:p>1717.387</text:p>
          </table:table-cell>
          <table:table-cell table:formula="of:=IF([.Q101] &lt; 10; ([.AN101]/15 * [.V101]/7 + 0.4) / 1.4; [.AN101]/15 * [.V101]/7)" office:value-type="float" office:value="0.866666666666667" calcext:value-type="float">
            <text:p>0.867</text:p>
          </table:table-cell>
          <table:table-cell table:formula="of:=[.AL101] * (100)" office:value-type="float" office:value="1981.6" calcext:value-type="float">
            <text:p>1981.600</text:p>
          </table:table-cell>
          <table:table-cell office:value-type="string" calcext:value-type="string">
            <text:p>[Rn] 5f6 7s2 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8</text:p>
          </table:table-cell>
          <table:table-cell/>
          <table:table-cell office:value-type="string" calcext:value-type="string">
            <text:p>100 (+3)</text:p>
          </table:table-cell>
          <table:table-cell/>
          <table:table-cell table:style-name="ce1" office:value-type="string" calcext:value-type="string">
            <text:p>585</text:p>
          </table:table-cell>
          <table:table-cell/>
          <table:table-cell office:value-type="string" calcext:value-type="string">
            <text:p>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13</text:p>
          </table:table-cell>
          <table:table-cell table:style-name="ce1" office:value-type="string" calcext:value-type="string">
            <text:p>3503</text:p>
          </table:table-cell>
          <table:table-cell table:style-name="ce10" table:formula="of:=[.AK101]*10+1*(1 - [.AK101])" office:value-type="float" office:value="5.34215384615385" calcext:value-type="float">
            <text:p>5.34</text:p>
          </table:table-cell>
          <table:table-cell table:style-name="ce10" table:formula="of:=(IF([.AL101] &gt; 40; 40; IF([.AL101] &lt; 1; 1; [.AL101]))-1)/39" office:value-type="float" office:value="0.482461538461538" calcext:value-type="float">
            <text:p>0.48</text:p>
          </table:table-cell>
          <table:table-cell table:formula="of:=VALUE([.AM101])" office:value-type="float" office:value="19.816" calcext:value-type="float">
            <text:p>19.81600</text:p>
          </table:table-cell>
          <table:table-cell office:value-type="float" office:value="19.816" calcext:value-type="float">
            <text:p>19.816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4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/>Am </text:p>
          </table:table-cell>
          <table:table-cell office:value-type="string" calcext:value-type="string">
            <text:p><text:s/>Americium</text:p>
          </table:table-cell>
          <table:table-cell office:value-type="string" calcext:value-type="string">
            <text:p><text:s/>[243]</text:p>
          </table:table-cell>
          <table:table-cell office:value-type="string" calcext:value-type="string">
            <text:p>545CF2</text:p>
          </table:table-cell>
          <table:table-cell table:formula="of:=RAND()" office:value-type="float" office:value="0.979685586480762" calcext:value-type="float">
            <text:p>0.980</text:p>
          </table:table-cell>
          <table:table-cell table:formula="of:=([.T102]  / 118) * [.F102] + (1 - ([.T102] / 118))" office:value-type="float" office:value="0.983645175556545" calcext:value-type="float">
            <text:p>0.984</text:p>
          </table:table-cell>
          <table:table-cell table:formula="of:=[.T102] / 118" office:value-type="float" office:value="0.805084745762712" calcext:value-type="float">
            <text:p>0.805</text:p>
          </table:table-cell>
          <table:table-cell table:formula="of:=[.AN102] / 15" office:value-type="float" office:value="0.866666666666667" calcext:value-type="float">
            <text:p>0.867</text:p>
          </table:table-cell>
          <table:table-cell table:formula="of:=[.V102] / 7" office:value-type="float" office:value="1" calcext:value-type="float">
            <text:p>1.000</text:p>
          </table:table-cell>
          <table:table-cell table:formula="of:=[.W102] / 18" office:value-type="float" office:value="0.166666666666667" calcext:value-type="float">
            <text:p>0.167</text:p>
          </table:table-cell>
          <table:table-cell table:formula="of:=([.$H$3]*((([.H102] + 0.2) / 1.2) ^4)+[.$I$3]*[.I102]+[.$J$3]*[.J102]+[.$K$3]*[.K102])/[.$L$3]" office:value-type="float" office:value="0.504757792378219" calcext:value-type="float">
            <text:p>0.505</text:p>
          </table:table-cell>
          <table:table-cell table:formula="of:=([.$H$4]*[.H102]+[.$I$4]*[.I102]+[.$J$4]*[.J102]+[.$K$4]*[.K102])/[.$L$4]" office:value-type="float" office:value="0.855341551104263" calcext:value-type="float">
            <text:p>0.855</text:p>
          </table:table-cell>
          <table:table-cell table:formula="of:=(([.$I$5] ^ (([.$I$6] * [.AN102]) / 15) + [.$J$5] ^ (([.$J$6] * [.V102]) / 7)) / ([.$I$5] + [.$J$5])) + 1" office:value-type="float" office:value="1.30284214027797" calcext:value-type="float">
            <text:p>1.303</text:p>
          </table:table-cell>
          <table:table-cell table:formula="of:= [.P102] * [.Q102]" office:value-type="float" office:value="1040" calcext:value-type="float">
            <text:p>1040.000</text:p>
          </table:table-cell>
          <table:table-cell table:formula="of:=IF([.Q102] &lt; 10; ([.AN102]/15 * [.V102]/7 + 0.4) / 1.4; [.AN102]/15 * [.V102]/7)" office:value-type="float" office:value="0.866666666666667" calcext:value-type="float">
            <text:p>0.867</text:p>
          </table:table-cell>
          <table:table-cell table:formula="of:=[.AL102] * (100)" office:value-type="float" office:value="1200" calcext:value-type="float">
            <text:p>1200.000</text:p>
          </table:table-cell>
          <table:table-cell office:value-type="string" calcext:value-type="string">
            <text:p>[Rn] 5f7 7s2 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126 (+2)</text:p>
          </table:table-cell>
          <table:table-cell/>
          <table:table-cell table:style-name="ce1" office:value-type="string" calcext:value-type="string">
            <text:p>578</text:p>
          </table:table-cell>
          <table:table-cell/>
          <table:table-cell office:value-type="string" calcext:value-type="string">
            <text:p>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449</text:p>
          </table:table-cell>
          <table:table-cell table:style-name="ce1" office:value-type="string" calcext:value-type="string">
            <text:p>2284</text:p>
          </table:table-cell>
          <table:table-cell table:style-name="ce10" table:formula="of:=[.AK102]*10+1*(1 - [.AK102])" office:value-type="float" office:value="3.53846153846154" calcext:value-type="float">
            <text:p>3.54</text:p>
          </table:table-cell>
          <table:table-cell table:style-name="ce10" table:formula="of:=(IF([.AL102] &gt; 40; 40; IF([.AL102] &lt; 1; 1; [.AL102]))-1)/39" office:value-type="float" office:value="0.282051282051282" calcext:value-type="float">
            <text:p>0.28</text:p>
          </table:table-cell>
          <table:table-cell office:value-type="float" office:value="12" calcext:value-type="float">
            <text:p>12.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4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/>Cm </text:p>
          </table:table-cell>
          <table:table-cell office:value-type="string" calcext:value-type="string">
            <text:p><text:s/>Curium</text:p>
          </table:table-cell>
          <table:table-cell office:value-type="string" calcext:value-type="string">
            <text:p><text:s/>[247]</text:p>
          </table:table-cell>
          <table:table-cell office:value-type="string" calcext:value-type="string">
            <text:p>785CE3</text:p>
          </table:table-cell>
          <table:table-cell table:formula="of:=RAND()" office:value-type="float" office:value="0.513276410269548" calcext:value-type="float">
            <text:p>0.513</text:p>
          </table:table-cell>
          <table:table-cell table:formula="of:=([.T103]  / 118) * [.F103] + (1 - ([.T103] / 118))" office:value-type="float" office:value="0.604021486320988" calcext:value-type="float">
            <text:p>0.604</text:p>
          </table:table-cell>
          <table:table-cell table:formula="of:=[.T103] / 118" office:value-type="float" office:value="0.813559322033898" calcext:value-type="float">
            <text:p>0.814</text:p>
          </table:table-cell>
          <table:table-cell table:formula="of:=[.AN103] / 15" office:value-type="float" office:value="0.866666666666667" calcext:value-type="float">
            <text:p>0.867</text:p>
          </table:table-cell>
          <table:table-cell table:formula="of:=[.V103] / 7" office:value-type="float" office:value="1" calcext:value-type="float">
            <text:p>1.000</text:p>
          </table:table-cell>
          <table:table-cell table:formula="of:=[.W103] / 18" office:value-type="float" office:value="0.166666666666667" calcext:value-type="float">
            <text:p>0.167</text:p>
          </table:table-cell>
          <table:table-cell table:formula="of:=([.$H$3]*((([.H103] + 0.2) / 1.2) ^4)+[.$I$3]*[.I103]+[.$J$3]*[.J103]+[.$K$3]*[.K103])/[.$L$3]" office:value-type="float" office:value="0.515963999816958" calcext:value-type="float">
            <text:p>0.516</text:p>
          </table:table-cell>
          <table:table-cell table:formula="of:=([.$H$4]*[.H103]+[.$I$4]*[.I103]+[.$J$4]*[.J103]+[.$K$4]*[.K103])/[.$L$4]" office:value-type="float" office:value="0.85919363122753" calcext:value-type="float">
            <text:p>0.859</text:p>
          </table:table-cell>
          <table:table-cell table:formula="of:=(([.$I$5] ^ (([.$I$6] * [.AN103]) / 15) + [.$J$5] ^ (([.$J$6] * [.V103]) / 7)) / ([.$I$5] + [.$J$5])) + 1" office:value-type="float" office:value="1.30284214027797" calcext:value-type="float">
            <text:p>1.303</text:p>
          </table:table-cell>
          <table:table-cell table:formula="of:= [.P103] * [.Q103]" office:value-type="float" office:value="1170.86666666667" calcext:value-type="float">
            <text:p>1170.867</text:p>
          </table:table-cell>
          <table:table-cell table:formula="of:=IF([.Q103] &lt; 10; ([.AN103]/15 * [.V103]/7 + 0.4) / 1.4; [.AN103]/15 * [.V103]/7)" office:value-type="float" office:value="0.866666666666667" calcext:value-type="float">
            <text:p>0.867</text:p>
          </table:table-cell>
          <table:table-cell table:formula="of:=[.AL103] * (100)" office:value-type="float" office:value="1351" calcext:value-type="float">
            <text:p>1351.000</text:p>
          </table:table-cell>
          <table:table-cell office:value-type="string" calcext:value-type="string">
            <text:p>[Rn] 5f7 6d1 7s2 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97 (+3)</text:p>
          </table:table-cell>
          <table:table-cell/>
          <table:table-cell table:style-name="ce1" office:value-type="string" calcext:value-type="string">
            <text:p>581</text:p>
          </table:table-cell>
          <table:table-cell/>
          <table:table-cell table:style-name="ce1" office:value-type="string" calcext:value-type="string">
            <text:p>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618</text:p>
          </table:table-cell>
          <table:table-cell table:style-name="ce1" office:value-type="string" calcext:value-type="string">
            <text:p>3383</text:p>
          </table:table-cell>
          <table:table-cell table:style-name="ce10" table:formula="of:=[.AK103]*10+1*(1 - [.AK103])" office:value-type="float" office:value="3.88692307692308" calcext:value-type="float">
            <text:p>3.89</text:p>
          </table:table-cell>
          <table:table-cell table:style-name="ce10" table:formula="of:=(IF([.AL103] &gt; 40; 40; IF([.AL103] &lt; 1; 1; [.AL103]))-1)/39" office:value-type="float" office:value="0.320769230769231" calcext:value-type="float">
            <text:p>0.32</text:p>
          </table:table-cell>
          <table:table-cell table:formula="of:=VALUE([.AM103])" office:value-type="float" office:value="13.51" calcext:value-type="float">
            <text:p>13.51000</text:p>
          </table:table-cell>
          <table:table-cell office:value-type="float" office:value="13.51" calcext:value-type="float">
            <text:p>13.5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4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/>Bk </text:p>
          </table:table-cell>
          <table:table-cell office:value-type="string" calcext:value-type="string">
            <text:p><text:s/>Berkelium</text:p>
          </table:table-cell>
          <table:table-cell office:value-type="string" calcext:value-type="string">
            <text:p><text:s/>[247]</text:p>
          </table:table-cell>
          <table:table-cell office:value-type="string" calcext:value-type="string">
            <text:p>8A4FE3</text:p>
          </table:table-cell>
          <table:table-cell table:formula="of:=RAND()" office:value-type="float" office:value="0.435687367757325" calcext:value-type="float">
            <text:p>0.436</text:p>
          </table:table-cell>
          <table:table-cell table:formula="of:=([.T104]  / 118) * [.F104] + (1 - ([.T104] / 118))" office:value-type="float" office:value="0.53611588705475" calcext:value-type="float">
            <text:p>0.536</text:p>
          </table:table-cell>
          <table:table-cell table:formula="of:=[.T104] / 118" office:value-type="float" office:value="0.822033898305085" calcext:value-type="float">
            <text:p>0.822</text:p>
          </table:table-cell>
          <table:table-cell table:formula="of:=[.AN104] / 15" office:value-type="float" office:value="0.866666666666667" calcext:value-type="float">
            <text:p>0.867</text:p>
          </table:table-cell>
          <table:table-cell table:formula="of:=[.V104] / 7" office:value-type="float" office:value="1" calcext:value-type="float">
            <text:p>1.000</text:p>
          </table:table-cell>
          <table:table-cell table:formula="of:=[.W104] / 18" office:value-type="float" office:value="0.166666666666667" calcext:value-type="float">
            <text:p>0.167</text:p>
          </table:table-cell>
          <table:table-cell table:formula="of:=([.$H$3]*((([.H104] + 0.2) / 1.2) ^4)+[.$I$3]*[.I104]+[.$J$3]*[.J104]+[.$K$3]*[.K104])/[.$L$3]" office:value-type="float" office:value="0.527454852802039" calcext:value-type="float">
            <text:p>0.527</text:p>
          </table:table-cell>
          <table:table-cell table:formula="of:=([.$H$4]*[.H104]+[.$I$4]*[.I104]+[.$J$4]*[.J104]+[.$K$4]*[.K104])/[.$L$4]" office:value-type="float" office:value="0.863045711350796" calcext:value-type="float">
            <text:p>0.863</text:p>
          </table:table-cell>
          <table:table-cell table:formula="of:=(([.$I$5] ^ (([.$I$6] * [.AN104]) / 15) + [.$J$5] ^ (([.$J$6] * [.V104]) / 7)) / ([.$I$5] + [.$J$5])) + 1" office:value-type="float" office:value="1.30284214027797" calcext:value-type="float">
            <text:p>1.303</text:p>
          </table:table-cell>
          <table:table-cell table:formula="of:= [.P104] * [.Q104]" office:value-type="float" office:value="1280.93333333333" calcext:value-type="float">
            <text:p>1280.933</text:p>
          </table:table-cell>
          <table:table-cell table:formula="of:=IF([.Q104] &lt; 10; ([.AN104]/15 * [.V104]/7 + 0.4) / 1.4; [.AN104]/15 * [.V104]/7)" office:value-type="float" office:value="0.866666666666667" calcext:value-type="float">
            <text:p>0.867</text:p>
          </table:table-cell>
          <table:table-cell table:formula="of:=[.AL104] * (100)" office:value-type="float" office:value="1478" calcext:value-type="float">
            <text:p>1478.000</text:p>
          </table:table-cell>
          <table:table-cell office:value-type="string" calcext:value-type="string">
            <text:p>[Rn] 5f9 7s2 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96 (+3)</text:p>
          </table:table-cell>
          <table:table-cell/>
          <table:table-cell table:style-name="ce1" office:value-type="string" calcext:value-type="string">
            <text:p>601</text:p>
          </table:table-cell>
          <table:table-cell/>
          <table:table-cell table:style-name="ce1" office:value-type="string" calcext:value-type="string">
            <text:p>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23</text:p>
          </table:table-cell>
          <table:table-cell/>
          <table:table-cell table:style-name="ce10" table:formula="of:=[.AK104]*10+1*(1 - [.AK104])" office:value-type="float" office:value="4.18" calcext:value-type="float">
            <text:p>4.18</text:p>
          </table:table-cell>
          <table:table-cell table:style-name="ce10" table:formula="of:=(IF([.AL104] &gt; 40; 40; IF([.AL104] &lt; 1; 1; [.AL104]))-1)/39" office:value-type="float" office:value="0.353333333333333" calcext:value-type="float">
            <text:p>0.35</text:p>
          </table:table-cell>
          <table:table-cell table:formula="of:=VALUE([.AM104])" office:value-type="float" office:value="14.78" calcext:value-type="float">
            <text:p>14.78000</text:p>
          </table:table-cell>
          <table:table-cell office:value-type="float" office:value="14.78" calcext:value-type="float">
            <text:p>14.78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4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/>Cf </text:p>
          </table:table-cell>
          <table:table-cell office:value-type="string" calcext:value-type="string">
            <text:p><text:s/>Californium</text:p>
          </table:table-cell>
          <table:table-cell office:value-type="string" calcext:value-type="string">
            <text:p><text:s/>[251]</text:p>
          </table:table-cell>
          <table:table-cell office:value-type="string" calcext:value-type="string">
            <text:p>A136D4</text:p>
          </table:table-cell>
          <table:table-cell table:formula="of:=RAND()" office:value-type="float" office:value="0.333416733813577" calcext:value-type="float">
            <text:p>0.333</text:p>
          </table:table-cell>
          <table:table-cell table:formula="of:=([.T105]  / 118) * [.F105] + (1 - ([.T105] / 118))" office:value-type="float" office:value="0.446396948421446" calcext:value-type="float">
            <text:p>0.446</text:p>
          </table:table-cell>
          <table:table-cell table:formula="of:=[.T105] / 118" office:value-type="float" office:value="0.830508474576271" calcext:value-type="float">
            <text:p>0.831</text:p>
          </table:table-cell>
          <table:table-cell table:formula="of:=[.AN105] / 15" office:value-type="float" office:value="0.866666666666667" calcext:value-type="float">
            <text:p>0.867</text:p>
          </table:table-cell>
          <table:table-cell table:formula="of:=[.V105] / 7" office:value-type="float" office:value="1" calcext:value-type="float">
            <text:p>1.000</text:p>
          </table:table-cell>
          <table:table-cell table:formula="of:=[.W105] / 18" office:value-type="float" office:value="0.166666666666667" calcext:value-type="float">
            <text:p>0.167</text:p>
          </table:table-cell>
          <table:table-cell table:formula="of:=([.$H$3]*((([.H105] + 0.2) / 1.2) ^4)+[.$I$3]*[.I105]+[.$J$3]*[.J105]+[.$K$3]*[.K105])/[.$L$3]" office:value-type="float" office:value="0.539235131136234" calcext:value-type="float">
            <text:p>0.539</text:p>
          </table:table-cell>
          <table:table-cell table:formula="of:=([.$H$4]*[.H105]+[.$I$4]*[.I105]+[.$J$4]*[.J105]+[.$K$4]*[.K105])/[.$L$4]" office:value-type="float" office:value="0.866897791474063" calcext:value-type="float">
            <text:p>0.867</text:p>
          </table:table-cell>
          <table:table-cell table:formula="of:=(([.$I$5] ^ (([.$I$6] * [.AN105]) / 15) + [.$J$5] ^ (([.$J$6] * [.V105]) / 7)) / ([.$I$5] + [.$J$5])) + 1" office:value-type="float" office:value="1.30284214027797" calcext:value-type="float">
            <text:p>1.303</text:p>
          </table:table-cell>
          <table:table-cell table:formula="of:= [.P105] * [.Q105]" office:value-type="float" office:value="1308.66666666667" calcext:value-type="float">
            <text:p>1308.667</text:p>
          </table:table-cell>
          <table:table-cell table:formula="of:=IF([.Q105] &lt; 10; ([.AN105]/15 * [.V105]/7 + 0.4) / 1.4; [.AN105]/15 * [.V105]/7)" office:value-type="float" office:value="0.866666666666667" calcext:value-type="float">
            <text:p>0.867</text:p>
          </table:table-cell>
          <table:table-cell table:formula="of:=[.AL105] * (100)" office:value-type="float" office:value="1510" calcext:value-type="float">
            <text:p>1510.000</text:p>
          </table:table-cell>
          <table:table-cell office:value-type="string" calcext:value-type="string">
            <text:p>[Rn] 5f10 7s2 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95 (+3)</text:p>
          </table:table-cell>
          <table:table-cell/>
          <table:table-cell table:style-name="ce1" office:value-type="string" calcext:value-type="string">
            <text:p>608</text:p>
          </table:table-cell>
          <table:table-cell/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173</text:p>
          </table:table-cell>
          <table:table-cell/>
          <table:table-cell table:style-name="ce10" table:formula="of:=[.AK105]*10+1*(1 - [.AK105])" office:value-type="float" office:value="4.25384615384615" calcext:value-type="float">
            <text:p>4.25</text:p>
          </table:table-cell>
          <table:table-cell table:style-name="ce10" table:formula="of:=(IF([.AL105] &gt; 40; 40; IF([.AL105] &lt; 1; 1; [.AL105]))-1)/39" office:value-type="float" office:value="0.361538461538461" calcext:value-type="float">
            <text:p>0.36</text:p>
          </table:table-cell>
          <table:table-cell table:formula="of:=VALUE([.AM105])" office:value-type="float" office:value="15.1" calcext:value-type="float">
            <text:p>15.10000</text:p>
          </table:table-cell>
          <table:table-cell office:value-type="float" office:value="15.1" calcext:value-type="float">
            <text:p>15.1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5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/>Es </text:p>
          </table:table-cell>
          <table:table-cell office:value-type="string" calcext:value-type="string">
            <text:p><text:s/>Einsteinium</text:p>
          </table:table-cell>
          <table:table-cell office:value-type="string" calcext:value-type="string">
            <text:p><text:s/>[252]</text:p>
          </table:table-cell>
          <table:table-cell office:value-type="string" calcext:value-type="string">
            <text:p>B31FD4</text:p>
          </table:table-cell>
          <table:table-cell table:formula="of:=RAND()" office:value-type="float" office:value="0.311024729035428" calcext:value-type="float">
            <text:p>0.311</text:p>
          </table:table-cell>
          <table:table-cell table:formula="of:=([.T106]  / 118) * [.F106] + (1 - ([.T106] / 118))" office:value-type="float" office:value="0.421961425207689" calcext:value-type="float">
            <text:p>0.422</text:p>
          </table:table-cell>
          <table:table-cell table:formula="of:=[.T106] / 118" office:value-type="float" office:value="0.838983050847458" calcext:value-type="float">
            <text:p>0.839</text:p>
          </table:table-cell>
          <table:table-cell table:formula="of:=[.AN106] / 15" office:value-type="float" office:value="0.866666666666667" calcext:value-type="float">
            <text:p>0.867</text:p>
          </table:table-cell>
          <table:table-cell table:formula="of:=[.V106] / 7" office:value-type="float" office:value="1" calcext:value-type="float">
            <text:p>1.000</text:p>
          </table:table-cell>
          <table:table-cell table:formula="of:=[.W106] / 18" office:value-type="float" office:value="0.166666666666667" calcext:value-type="float">
            <text:p>0.167</text:p>
          </table:table-cell>
          <table:table-cell table:formula="of:=([.$H$3]*((([.H106] + 0.2) / 1.2) ^4)+[.$I$3]*[.I106]+[.$J$3]*[.J106]+[.$K$3]*[.K106])/[.$L$3]" office:value-type="float" office:value="0.551309654420836" calcext:value-type="float">
            <text:p>0.551</text:p>
          </table:table-cell>
          <table:table-cell table:formula="of:=([.$H$4]*[.H106]+[.$I$4]*[.I106]+[.$J$4]*[.J106]+[.$K$4]*[.K106])/[.$L$4]" office:value-type="float" office:value="0.870749871597329" calcext:value-type="float">
            <text:p>0.871</text:p>
          </table:table-cell>
          <table:table-cell table:formula="of:=(([.$I$5] ^ (([.$I$6] * [.AN106]) / 15) + [.$J$5] ^ (([.$J$6] * [.V106]) / 7)) / ([.$I$5] + [.$J$5])) + 1" office:value-type="float" office:value="1.30284214027797" calcext:value-type="float">
            <text:p>1.303</text:p>
          </table:table-cell>
          <table:table-cell table:formula="of:= [.P106] * [.Q106]" office:value-type="float" office:value="766.133333333333" calcext:value-type="float">
            <text:p>766.133</text:p>
          </table:table-cell>
          <table:table-cell table:formula="of:=IF([.Q106] &lt; 10; ([.AN106]/15 * [.V106]/7 + 0.4) / 1.4; [.AN106]/15 * [.V106]/7)" office:value-type="float" office:value="0.866666666666667" calcext:value-type="float">
            <text:p>0.867</text:p>
          </table:table-cell>
          <table:table-cell table:formula="of:=[.AL106] * (100)" office:value-type="float" office:value="884" calcext:value-type="float">
            <text:p>884.000</text:p>
          </table:table-cell>
          <table:table-cell office:value-type="string" calcext:value-type="string">
            <text:p>[Rn] 5f11 7s2 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table:number-columns-repeated="3"/>
          <table:table-cell table:style-name="ce1" office:value-type="string" calcext:value-type="string">
            <text:p>619</text:p>
          </table:table-cell>
          <table:table-cell/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1133</text:p>
          </table:table-cell>
          <table:table-cell/>
          <table:table-cell table:style-name="ce10" table:formula="of:=[.AK106]*10+1*(1 - [.AK106])" office:value-type="float" office:value="2.80923076923077" calcext:value-type="float">
            <text:p>2.81</text:p>
          </table:table-cell>
          <table:table-cell table:style-name="ce10" table:formula="of:=(IF([.AL106] &gt; 40; 40; IF([.AL106] &lt; 1; 1; [.AL106]))-1)/39" office:value-type="float" office:value="0.201025641025641" calcext:value-type="float">
            <text:p>0.20</text:p>
          </table:table-cell>
          <table:table-cell office:value-type="float" office:value="8.84" calcext:value-type="float">
            <text:p>8.84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5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0</text:p>
          </table:table-cell>
          <table:table-cell office:value-type="string" calcext:value-type="string">
            <text:p><text:s/>Fm </text:p>
          </table:table-cell>
          <table:table-cell office:value-type="string" calcext:value-type="string">
            <text:p><text:s/>Fermium</text:p>
          </table:table-cell>
          <table:table-cell office:value-type="string" calcext:value-type="string">
            <text:p><text:s/>[257]</text:p>
          </table:table-cell>
          <table:table-cell office:value-type="string" calcext:value-type="string">
            <text:p>B31FBA</text:p>
          </table:table-cell>
          <table:table-cell table:formula="of:=RAND()" office:value-type="float" office:value="0.110283680050533" calcext:value-type="float">
            <text:p>0.110</text:p>
          </table:table-cell>
          <table:table-cell table:formula="of:=([.T107]  / 118) * [.F107] + (1 - ([.T107] / 118))" office:value-type="float" office:value="0.246003118686893" calcext:value-type="float">
            <text:p>0.246</text:p>
          </table:table-cell>
          <table:table-cell table:formula="of:=[.T107] / 118" office:value-type="float" office:value="0.847457627118644" calcext:value-type="float">
            <text:p>0.847</text:p>
          </table:table-cell>
          <table:table-cell table:formula="of:=[.AN107] / 15" office:value-type="float" office:value="0.866666666666667" calcext:value-type="float">
            <text:p>0.867</text:p>
          </table:table-cell>
          <table:table-cell table:formula="of:=[.V107] / 7" office:value-type="float" office:value="1" calcext:value-type="float">
            <text:p>1.000</text:p>
          </table:table-cell>
          <table:table-cell table:formula="of:=[.W107] / 18" office:value-type="float" office:value="0.166666666666667" calcext:value-type="float">
            <text:p>0.167</text:p>
          </table:table-cell>
          <table:table-cell table:formula="of:=([.$H$3]*((([.H107] + 0.2) / 1.2) ^4)+[.$I$3]*[.I107]+[.$J$3]*[.J107]+[.$K$3]*[.K107])/[.$L$3]" office:value-type="float" office:value="0.563683282055667" calcext:value-type="float">
            <text:p>0.564</text:p>
          </table:table-cell>
          <table:table-cell table:formula="of:=([.$H$4]*[.H107]+[.$I$4]*[.I107]+[.$J$4]*[.J107]+[.$K$4]*[.K107])/[.$L$4]" office:value-type="float" office:value="0.874601951720596" calcext:value-type="float">
            <text:p>0.875</text:p>
          </table:table-cell>
          <table:table-cell table:formula="of:=(([.$I$5] ^ (([.$I$6] * [.AN107]) / 15) + [.$J$5] ^ (([.$J$6] * [.V107]) / 7)) / ([.$I$5] + [.$J$5])) + 1" office:value-type="float" office:value="1.30284214027797" calcext:value-type="float">
            <text:p>1.303</text:p>
          </table:table-cell>
          <table:table-cell table:formula="of:= [.P107] * [.Q107]" office:value-type="float" office:value="840.666666666666" calcext:value-type="float">
            <text:p>840.667</text:p>
          </table:table-cell>
          <table:table-cell table:formula="of:=IF([.Q107] &lt; 10; ([.AN107]/15 * [.V107]/7 + 0.4) / 1.4; [.AN107]/15 * [.V107]/7)" office:value-type="float" office:value="0.866666666666667" calcext:value-type="float">
            <text:p>0.867</text:p>
          </table:table-cell>
          <table:table-cell table:formula="of:=[.AL107] * (100)" office:value-type="float" office:value="970" calcext:value-type="float">
            <text:p>970.000</text:p>
          </table:table-cell>
          <table:table-cell office:value-type="string" calcext:value-type="string">
            <text:p>[Rn] 5f12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table:number-columns-repeated="3"/>
          <table:table-cell table:style-name="ce1" office:value-type="string" calcext:value-type="string">
            <text:p>627</text:p>
          </table:table-cell>
          <table:table-cell/>
          <table:table-cell table:style-name="ce1" office:value-type="string" calcext:value-type="string">
            <text:p>2, 3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1800</text:p>
          </table:table-cell>
          <table:table-cell/>
          <table:table-cell table:style-name="ce10" table:formula="of:=[.AK107]*10+1*(1 - [.AK107])" office:value-type="float" office:value="3.00769230769231" calcext:value-type="float">
            <text:p>3.01</text:p>
          </table:table-cell>
          <table:table-cell table:style-name="ce10" table:formula="of:=(IF([.AL107] &gt; 40; 40; IF([.AL107] &lt; 1; 1; [.AL107]))-1)/39" office:value-type="float" office:value="0.223076923076923" calcext:value-type="float">
            <text:p>0.22</text:p>
          </table:table-cell>
          <table:table-cell office:value-type="float" office:value="9.7" calcext:value-type="float">
            <text:p>9.7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5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1</text:p>
          </table:table-cell>
          <table:table-cell office:value-type="string" calcext:value-type="string">
            <text:p><text:s/>Md </text:p>
          </table:table-cell>
          <table:table-cell office:value-type="string" calcext:value-type="string">
            <text:p><text:s/>Mendelevium</text:p>
          </table:table-cell>
          <table:table-cell office:value-type="string" calcext:value-type="string">
            <text:p><text:s/>[258]</text:p>
          </table:table-cell>
          <table:table-cell office:value-type="string" calcext:value-type="string">
            <text:p>B30DA6</text:p>
          </table:table-cell>
          <table:table-cell table:formula="of:=RAND()" office:value-type="float" office:value="0.573839440114588" calcext:value-type="float">
            <text:p>0.574</text:p>
          </table:table-cell>
          <table:table-cell table:formula="of:=([.T108]  / 118) * [.F108] + (1 - ([.T108] / 118))" office:value-type="float" office:value="0.635235452979436" calcext:value-type="float">
            <text:p>0.635</text:p>
          </table:table-cell>
          <table:table-cell table:formula="of:=[.T108] / 118" office:value-type="float" office:value="0.85593220338983" calcext:value-type="float">
            <text:p>0.856</text:p>
          </table:table-cell>
          <table:table-cell table:formula="of:=[.AN108] / 15" office:value-type="float" office:value="0.866666666666667" calcext:value-type="float">
            <text:p>0.867</text:p>
          </table:table-cell>
          <table:table-cell table:formula="of:=[.V108] / 7" office:value-type="float" office:value="1" calcext:value-type="float">
            <text:p>1.000</text:p>
          </table:table-cell>
          <table:table-cell table:formula="of:=[.W108] / 18" office:value-type="float" office:value="0.166666666666667" calcext:value-type="float">
            <text:p>0.167</text:p>
          </table:table-cell>
          <table:table-cell table:formula="of:=([.$H$3]*((([.H108] + 0.2) / 1.2) ^4)+[.$I$3]*[.I108]+[.$J$3]*[.J108]+[.$K$3]*[.K108])/[.$L$3]" office:value-type="float" office:value="0.576360913239068" calcext:value-type="float">
            <text:p>0.576</text:p>
          </table:table-cell>
          <table:table-cell table:formula="of:=([.$H$4]*[.H108]+[.$I$4]*[.I108]+[.$J$4]*[.J108]+[.$K$4]*[.K108])/[.$L$4]" office:value-type="float" office:value="0.878454031843862" calcext:value-type="float">
            <text:p>0.878</text:p>
          </table:table-cell>
          <table:table-cell table:formula="of:=(([.$I$5] ^ (([.$I$6] * [.AN108]) / 15) + [.$J$5] ^ (([.$J$6] * [.V108]) / 7)) / ([.$I$5] + [.$J$5])) + 1" office:value-type="float" office:value="1.30284214027797" calcext:value-type="float">
            <text:p>1.303</text:p>
          </table:table-cell>
          <table:table-cell table:formula="of:= [.P108] * [.Q108]" office:value-type="float" office:value="892.666666666667" calcext:value-type="float">
            <text:p>892.667</text:p>
          </table:table-cell>
          <table:table-cell table:formula="of:=IF([.Q108] &lt; 10; ([.AN108]/15 * [.V108]/7 + 0.4) / 1.4; [.AN108]/15 * [.V108]/7)" office:value-type="float" office:value="0.866666666666667" calcext:value-type="float">
            <text:p>0.867</text:p>
          </table:table-cell>
          <table:table-cell table:formula="of:=[.AL108] * (100)" office:value-type="float" office:value="1030" calcext:value-type="float">
            <text:p>1030.000</text:p>
          </table:table-cell>
          <table:table-cell office:value-type="string" calcext:value-type="string">
            <text:p>[Rn] 5f13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table:number-columns-repeated="3"/>
          <table:table-cell table:style-name="ce1" office:value-type="string" calcext:value-type="string">
            <text:p>635</text:p>
          </table:table-cell>
          <table:table-cell/>
          <table:table-cell table:style-name="ce1" office:value-type="string" calcext:value-type="string">
            <text:p>2, 3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1100</text:p>
          </table:table-cell>
          <table:table-cell/>
          <table:table-cell table:style-name="ce10" table:formula="of:=[.AK108]*10+1*(1 - [.AK108])" office:value-type="float" office:value="3.14615384615385" calcext:value-type="float">
            <text:p>3.15</text:p>
          </table:table-cell>
          <table:table-cell table:style-name="ce10" table:formula="of:=(IF([.AL108] &gt; 40; 40; IF([.AL108] &lt; 1; 1; [.AL108]))-1)/39" office:value-type="float" office:value="0.238461538461538" calcext:value-type="float">
            <text:p>0.24</text:p>
          </table:table-cell>
          <table:table-cell office:value-type="float" office:value="10.3" calcext:value-type="float">
            <text:p>10.3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5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2</text:p>
          </table:table-cell>
          <table:table-cell office:value-type="string" calcext:value-type="string">
            <text:p><text:s/>No </text:p>
          </table:table-cell>
          <table:table-cell office:value-type="string" calcext:value-type="string">
            <text:p><text:s/>Nobelium</text:p>
          </table:table-cell>
          <table:table-cell office:value-type="string" calcext:value-type="string">
            <text:p><text:s/>[259]</text:p>
          </table:table-cell>
          <table:table-cell office:value-type="string" calcext:value-type="string">
            <text:p>BD0D87</text:p>
          </table:table-cell>
          <table:table-cell table:formula="of:=RAND()" office:value-type="float" office:value="0.329490404521966" calcext:value-type="float">
            <text:p>0.329</text:p>
          </table:table-cell>
          <table:table-cell table:formula="of:=([.T109]  / 118) * [.F109] + (1 - ([.T109] / 118))" office:value-type="float" office:value="0.420406959841021" calcext:value-type="float">
            <text:p>0.420</text:p>
          </table:table-cell>
          <table:table-cell table:formula="of:=[.T109] / 118" office:value-type="float" office:value="0.864406779661017" calcext:value-type="float">
            <text:p>0.864</text:p>
          </table:table-cell>
          <table:table-cell table:formula="of:=[.AN109] / 15" office:value-type="float" office:value="0.866666666666667" calcext:value-type="float">
            <text:p>0.867</text:p>
          </table:table-cell>
          <table:table-cell table:formula="of:=[.V109] / 7" office:value-type="float" office:value="1" calcext:value-type="float">
            <text:p>1.000</text:p>
          </table:table-cell>
          <table:table-cell table:formula="of:=[.W109] / 18" office:value-type="float" office:value="0.166666666666667" calcext:value-type="float">
            <text:p>0.167</text:p>
          </table:table-cell>
          <table:table-cell table:formula="of:=([.$H$3]*((([.H109] + 0.2) / 1.2) ^4)+[.$I$3]*[.I109]+[.$J$3]*[.J109]+[.$K$3]*[.K109])/[.$L$3]" office:value-type="float" office:value="0.589347486967907" calcext:value-type="float">
            <text:p>0.589</text:p>
          </table:table-cell>
          <table:table-cell table:formula="of:=([.$H$4]*[.H109]+[.$I$4]*[.I109]+[.$J$4]*[.J109]+[.$K$4]*[.K109])/[.$L$4]" office:value-type="float" office:value="0.882306111967129" calcext:value-type="float">
            <text:p>0.882</text:p>
          </table:table-cell>
          <table:table-cell table:formula="of:=(([.$I$5] ^ (([.$I$6] * [.AN109]) / 15) + [.$J$5] ^ (([.$J$6] * [.V109]) / 7)) / ([.$I$5] + [.$J$5])) + 1" office:value-type="float" office:value="1.30284214027797" calcext:value-type="float">
            <text:p>1.303</text:p>
          </table:table-cell>
          <table:table-cell table:formula="of:= [.P109] * [.Q109]" office:value-type="float" office:value="858" calcext:value-type="float">
            <text:p>858.000</text:p>
          </table:table-cell>
          <table:table-cell table:formula="of:=IF([.Q109] &lt; 10; ([.AN109]/15 * [.V109]/7 + 0.4) / 1.4; [.AN109]/15 * [.V109]/7)" office:value-type="float" office:value="0.866666666666667" calcext:value-type="float">
            <text:p>0.867</text:p>
          </table:table-cell>
          <table:table-cell table:formula="of:=[.AL109] * (100)" office:value-type="float" office:value="990" calcext:value-type="float">
            <text:p>990.000</text:p>
          </table:table-cell>
          <table:table-cell office:value-type="string" calcext:value-type="string">
            <text:p>[Rn] 5f14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table:number-columns-repeated="3"/>
          <table:table-cell table:style-name="ce1" office:value-type="string" calcext:value-type="string">
            <text:p>642</text:p>
          </table:table-cell>
          <table:table-cell/>
          <table:table-cell table:style-name="ce1" office:value-type="string" calcext:value-type="string">
            <text:p>2, 3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1100</text:p>
          </table:table-cell>
          <table:table-cell/>
          <table:table-cell table:style-name="ce10" table:formula="of:=[.AK109]*10+1*(1 - [.AK109])" office:value-type="float" office:value="3.05384615384615" calcext:value-type="float">
            <text:p>3.05</text:p>
          </table:table-cell>
          <table:table-cell table:style-name="ce10" table:formula="of:=(IF([.AL109] &gt; 40; 40; IF([.AL109] &lt; 1; 1; [.AL109]))-1)/39" office:value-type="float" office:value="0.228205128205128" calcext:value-type="float">
            <text:p>0.23</text:p>
          </table:table-cell>
          <table:table-cell office:value-type="float" office:value="9.9" calcext:value-type="float">
            <text:p>9.9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5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3</text:p>
          </table:table-cell>
          <table:table-cell office:value-type="string" calcext:value-type="string">
            <text:p><text:s/>Lr </text:p>
          </table:table-cell>
          <table:table-cell office:value-type="string" calcext:value-type="string">
            <text:p><text:s/>Lawrencium</text:p>
          </table:table-cell>
          <table:table-cell office:value-type="string" calcext:value-type="string">
            <text:p><text:s/>[262]</text:p>
          </table:table-cell>
          <table:table-cell office:value-type="string" calcext:value-type="string">
            <text:p>C70066</text:p>
          </table:table-cell>
          <table:table-cell table:formula="of:=RAND()" office:value-type="float" office:value="0.553666726541966" calcext:value-type="float">
            <text:p>0.554</text:p>
          </table:table-cell>
          <table:table-cell table:formula="of:=([.T110]  / 118) * [.F110] + (1 - ([.T110] / 118))" office:value-type="float" office:value="0.610404007066292" calcext:value-type="float">
            <text:p>0.610</text:p>
          </table:table-cell>
          <table:table-cell table:formula="of:=[.T110] / 118" office:value-type="float" office:value="0.872881355932203" calcext:value-type="float">
            <text:p>0.873</text:p>
          </table:table-cell>
          <table:table-cell table:formula="of:=[.AN110] / 15" office:value-type="float" office:value="0.866666666666667" calcext:value-type="float">
            <text:p>0.867</text:p>
          </table:table-cell>
          <table:table-cell table:formula="of:=[.V110] / 7" office:value-type="float" office:value="1" calcext:value-type="float">
            <text:p>1.000</text:p>
          </table:table-cell>
          <table:table-cell table:formula="of:=[.W110] / 18" office:value-type="float" office:value="0.166666666666667" calcext:value-type="float">
            <text:p>0.167</text:p>
          </table:table-cell>
          <table:table-cell table:formula="of:=([.$H$3]*((([.H110] + 0.2) / 1.2) ^4)+[.$I$3]*[.I110]+[.$J$3]*[.J110]+[.$K$3]*[.K110])/[.$L$3]" office:value-type="float" office:value="0.602647982037577" calcext:value-type="float">
            <text:p>0.603</text:p>
          </table:table-cell>
          <table:table-cell table:formula="of:=([.$H$4]*[.H110]+[.$I$4]*[.I110]+[.$J$4]*[.J110]+[.$K$4]*[.K110])/[.$L$4]" office:value-type="float" office:value="0.886158192090396" calcext:value-type="float">
            <text:p>0.886</text:p>
          </table:table-cell>
          <table:table-cell table:formula="of:=(([.$I$5] ^ (([.$I$6] * [.AN110]) / 15) + [.$J$5] ^ (([.$J$6] * [.V110]) / 7)) / ([.$I$5] + [.$J$5])) + 1" office:value-type="float" office:value="1.30284214027797" calcext:value-type="float">
            <text:p>1.303</text:p>
          </table:table-cell>
          <table:table-cell table:formula="of:= [.P110] * [.Q110]" office:value-type="float" office:value="1395.33333333333" calcext:value-type="float">
            <text:p>1395.333</text:p>
          </table:table-cell>
          <table:table-cell table:formula="of:=IF([.Q110] &lt; 10; ([.AN110]/15 * [.V110]/7 + 0.4) / 1.4; [.AN110]/15 * [.V110]/7)" office:value-type="float" office:value="0.866666666666667" calcext:value-type="float">
            <text:p>0.867</text:p>
          </table:table-cell>
          <table:table-cell table:formula="of:=[.AL110] * (100)" office:value-type="float" office:value="1610" calcext:value-type="float">
            <text:p>1610.000</text:p>
          </table:table-cell>
          <table:table-cell office:value-type="string" calcext:value-type="string">
            <text:p>[Rn] 5f14 7s2 7p1 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table:number-columns-repeated="5"/>
          <table:table-cell table:style-name="ce1" office:value-type="string" calcext:value-type="string">
            <text:p>3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1900</text:p>
          </table:table-cell>
          <table:table-cell/>
          <table:table-cell table:style-name="ce10" table:formula="of:=[.AK110]*10+1*(1 - [.AK110])" office:value-type="float" office:value="4.48461538461538" calcext:value-type="float">
            <text:p>4.48</text:p>
          </table:table-cell>
          <table:table-cell table:style-name="ce10" table:formula="of:=(IF([.AL110] &gt; 40; 40; IF([.AL110] &lt; 1; 1; [.AL110]))-1)/39" office:value-type="float" office:value="0.387179487179487" calcext:value-type="float">
            <text:p>0.39</text:p>
          </table:table-cell>
          <table:table-cell office:value-type="float" office:value="16.1" calcext:value-type="float">
            <text:p>16.1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6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4</text:p>
          </table:table-cell>
          <table:table-cell office:value-type="string" calcext:value-type="string">
            <text:p><text:s/>Rf </text:p>
          </table:table-cell>
          <table:table-cell office:value-type="string" calcext:value-type="string">
            <text:p><text:s/>Rutherfordium</text:p>
          </table:table-cell>
          <table:table-cell office:value-type="string" calcext:value-type="string">
            <text:p><text:s/>[267]</text:p>
          </table:table-cell>
          <table:table-cell office:value-type="string" calcext:value-type="string">
            <text:p>CC0059</text:p>
          </table:table-cell>
          <table:table-cell table:formula="of:=RAND()" office:value-type="float" office:value="0.764114450836278" calcext:value-type="float">
            <text:p>0.764</text:p>
          </table:table-cell>
          <table:table-cell table:formula="of:=([.T111]  / 118) * [.F111] + (1 - ([.T111] / 118))" office:value-type="float" office:value="0.792100871923499" calcext:value-type="float">
            <text:p>0.792</text:p>
          </table:table-cell>
          <table:table-cell table:formula="of:=[.T111] / 118" office:value-type="float" office:value="0.88135593220339" calcext:value-type="float">
            <text:p>0.881</text:p>
          </table:table-cell>
          <table:table-cell table:formula="of:=[.AN111] / 15" office:value-type="float" office:value="0.733333333333333" calcext:value-type="float">
            <text:p>0.733</text:p>
          </table:table-cell>
          <table:table-cell table:formula="of:=[.V111] / 7" office:value-type="float" office:value="1" calcext:value-type="float">
            <text:p>1.000</text:p>
          </table:table-cell>
          <table:table-cell table:formula="of:=[.W111] / 18" office:value-type="float" office:value="0.222222222222222" calcext:value-type="float">
            <text:p>0.222</text:p>
          </table:table-cell>
          <table:table-cell table:formula="of:=([.$H$3]*((([.H111] + 0.2) / 1.2) ^4)+[.$I$3]*[.I111]+[.$J$3]*[.J111]+[.$K$3]*[.K111])/[.$L$3]" office:value-type="float" office:value="0.607748898523475" calcext:value-type="float">
            <text:p>0.608</text:p>
          </table:table-cell>
          <table:table-cell table:formula="of:=([.$H$4]*[.H111]+[.$I$4]*[.I111]+[.$J$4]*[.J111]+[.$K$4]*[.K111])/[.$L$4]" office:value-type="float" office:value="0.874353706557096" calcext:value-type="float">
            <text:p>0.874</text:p>
          </table:table-cell>
          <table:table-cell table:formula="of:=(([.$I$5] ^ (([.$I$6] * [.AN111]) / 15) + [.$J$5] ^ (([.$J$6] * [.V111]) / 7)) / ([.$I$5] + [.$J$5])) + 1" office:value-type="float" office:value="1.33880353337911" calcext:value-type="float">
            <text:p>1.339</text:p>
          </table:table-cell>
          <table:table-cell table:formula="of:= [.P111] * [.Q111]" office:value-type="float" office:value="1708.66666666667" calcext:value-type="float">
            <text:p>1708.667</text:p>
          </table:table-cell>
          <table:table-cell table:formula="of:=IF([.Q111] &lt; 10; ([.AN111]/15 * [.V111]/7 + 0.4) / 1.4; [.AN111]/15 * [.V111]/7)" office:value-type="float" office:value="0.733333333333333" calcext:value-type="float">
            <text:p>0.733</text:p>
          </table:table-cell>
          <table:table-cell table:formula="of:=[.AL111] * (100)" office:value-type="float" office:value="2330" calcext:value-type="float">
            <text:p>2330.000</text:p>
          </table:table-cell>
          <table:table-cell office:value-type="string" calcext:value-type="string">
            <text:p>[Rn] 5f14 6d2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" office:value-type="string" calcext:value-type="string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11]*10+1*(1 - [.AK111])" office:value-type="float" office:value="6.14615384615385" calcext:value-type="float">
            <text:p>6.15</text:p>
          </table:table-cell>
          <table:table-cell table:style-name="ce10" table:formula="of:=(IF([.AL111] &gt; 40; 40; IF([.AL111] &lt; 1; 1; [.AL111]))-1)/39" office:value-type="float" office:value="0.571794871794872" calcext:value-type="float">
            <text:p>0.57</text:p>
          </table:table-cell>
          <table:table-cell office:value-type="float" office:value="23.3" calcext:value-type="float">
            <text:p>23.3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6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5</text:p>
          </table:table-cell>
          <table:table-cell office:value-type="string" calcext:value-type="string">
            <text:p><text:s/>Db </text:p>
          </table:table-cell>
          <table:table-cell office:value-type="string" calcext:value-type="string">
            <text:p><text:s/>Dubnium</text:p>
          </table:table-cell>
          <table:table-cell office:value-type="string" calcext:value-type="string">
            <text:p><text:s/>[268]</text:p>
          </table:table-cell>
          <table:table-cell office:value-type="string" calcext:value-type="string">
            <text:p>D1004F</text:p>
          </table:table-cell>
          <table:table-cell table:formula="of:=RAND()" office:value-type="float" office:value="0.814023282537238" calcext:value-type="float">
            <text:p>0.814</text:p>
          </table:table-cell>
          <table:table-cell table:formula="of:=([.T112]  / 118) * [.F112] + (1 - ([.T112] / 118))" office:value-type="float" office:value="0.834512242935678" calcext:value-type="float">
            <text:p>0.835</text:p>
          </table:table-cell>
          <table:table-cell table:formula="of:=[.T112] / 118" office:value-type="float" office:value="0.889830508474576" calcext:value-type="float">
            <text:p>0.890</text:p>
          </table:table-cell>
          <table:table-cell table:formula="of:=[.AN112] / 15" office:value-type="float" office:value="0.733333333333333" calcext:value-type="float">
            <text:p>0.733</text:p>
          </table:table-cell>
          <table:table-cell table:formula="of:=[.V112] / 7" office:value-type="float" office:value="1" calcext:value-type="float">
            <text:p>1.000</text:p>
          </table:table-cell>
          <table:table-cell table:formula="of:=[.W112] / 18" office:value-type="float" office:value="0.277777777777778" calcext:value-type="float">
            <text:p>0.278</text:p>
          </table:table-cell>
          <table:table-cell table:formula="of:=([.$H$3]*((([.H112] + 0.2) / 1.2) ^4)+[.$I$3]*[.I112]+[.$J$3]*[.J112]+[.$K$3]*[.K112])/[.$L$3]" office:value-type="float" office:value="0.630951591114339" calcext:value-type="float">
            <text:p>0.631</text:p>
          </table:table-cell>
          <table:table-cell table:formula="of:=([.$H$4]*[.H112]+[.$I$4]*[.I112]+[.$J$4]*[.J112]+[.$K$4]*[.K112])/[.$L$4]" office:value-type="float" office:value="0.880731039205615" calcext:value-type="float">
            <text:p>0.881</text:p>
          </table:table-cell>
          <table:table-cell table:formula="of:=(([.$I$5] ^ (([.$I$6] * [.AN112]) / 15) + [.$J$5] ^ (([.$J$6] * [.V112]) / 7)) / ([.$I$5] + [.$J$5])) + 1" office:value-type="float" office:value="1.33880353337911" calcext:value-type="float">
            <text:p>1.339</text:p>
          </table:table-cell>
          <table:table-cell table:formula="of:= [.P112] * [.Q112]" office:value-type="float" office:value="2148.66666666667" calcext:value-type="float">
            <text:p>2148.667</text:p>
          </table:table-cell>
          <table:table-cell table:formula="of:=IF([.Q112] &lt; 10; ([.AN112]/15 * [.V112]/7 + 0.4) / 1.4; [.AN112]/15 * [.V112]/7)" office:value-type="float" office:value="0.733333333333333" calcext:value-type="float">
            <text:p>0.733</text:p>
          </table:table-cell>
          <table:table-cell table:formula="of:=[.AL112] * (100)" office:value-type="float" office:value="2930" calcext:value-type="float">
            <text:p>2930.000</text:p>
          </table:table-cell>
          <table:table-cell office:value-type="string" calcext:value-type="string">
            <text:p>[Rn] 5f14 6d3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12]*10+1*(1 - [.AK112])" office:value-type="float" office:value="7.53076923076923" calcext:value-type="float">
            <text:p>7.53</text:p>
          </table:table-cell>
          <table:table-cell table:style-name="ce10" table:formula="of:=(IF([.AL112] &gt; 40; 40; IF([.AL112] &lt; 1; 1; [.AL112]))-1)/39" office:value-type="float" office:value="0.725641025641026" calcext:value-type="float">
            <text:p>0.73</text:p>
          </table:table-cell>
          <table:table-cell office:value-type="float" office:value="29.3" calcext:value-type="float">
            <text:p>29.3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6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6</text:p>
          </table:table-cell>
          <table:table-cell office:value-type="string" calcext:value-type="string">
            <text:p><text:s/>Sg </text:p>
          </table:table-cell>
          <table:table-cell office:value-type="string" calcext:value-type="string">
            <text:p><text:s/>Seaborgium</text:p>
          </table:table-cell>
          <table:table-cell office:value-type="string" calcext:value-type="string">
            <text:p><text:s/>[271]</text:p>
          </table:table-cell>
          <table:table-cell office:value-type="string" calcext:value-type="string">
            <text:p>D90045</text:p>
          </table:table-cell>
          <table:table-cell table:formula="of:=RAND()" office:value-type="float" office:value="0.830099198626169" calcext:value-type="float">
            <text:p>0.830</text:p>
          </table:table-cell>
          <table:table-cell table:formula="of:=([.T113]  / 118) * [.F113] + (1 - ([.T113] / 118))" office:value-type="float" office:value="0.847377246223508" calcext:value-type="float">
            <text:p>0.847</text:p>
          </table:table-cell>
          <table:table-cell table:formula="of:=[.T113] / 118" office:value-type="float" office:value="0.898305084745763" calcext:value-type="float">
            <text:p>0.898</text:p>
          </table:table-cell>
          <table:table-cell table:formula="of:=[.AN113] / 15" office:value-type="float" office:value="0.733333333333333" calcext:value-type="float">
            <text:p>0.733</text:p>
          </table:table-cell>
          <table:table-cell table:formula="of:=[.V113] / 7" office:value-type="float" office:value="1" calcext:value-type="float">
            <text:p>1.000</text:p>
          </table:table-cell>
          <table:table-cell table:formula="of:=[.W113] / 18" office:value-type="float" office:value="0.333333333333333" calcext:value-type="float">
            <text:p>0.333</text:p>
          </table:table-cell>
          <table:table-cell table:formula="of:=([.$H$3]*((([.H113] + 0.2) / 1.2) ^4)+[.$I$3]*[.I113]+[.$J$3]*[.J113]+[.$K$3]*[.K113])/[.$L$3]" office:value-type="float" office:value="0.654483380223356" calcext:value-type="float">
            <text:p>0.654</text:p>
          </table:table-cell>
          <table:table-cell table:formula="of:=([.$H$4]*[.H113]+[.$I$4]*[.I113]+[.$J$4]*[.J113]+[.$K$4]*[.K113])/[.$L$4]" office:value-type="float" office:value="0.887108371854135" calcext:value-type="float">
            <text:p>0.887</text:p>
          </table:table-cell>
          <table:table-cell table:formula="of:=(([.$I$5] ^ (([.$I$6] * [.AN113]) / 15) + [.$J$5] ^ (([.$J$6] * [.V113]) / 7)) / ([.$I$5] + [.$J$5])) + 1" office:value-type="float" office:value="1.33880353337911" calcext:value-type="float">
            <text:p>1.339</text:p>
          </table:table-cell>
          <table:table-cell table:formula="of:= [.P113] * [.Q113]" office:value-type="float" office:value="2566.66666666667" calcext:value-type="float">
            <text:p>2566.667</text:p>
          </table:table-cell>
          <table:table-cell table:formula="of:=IF([.Q113] &lt; 10; ([.AN113]/15 * [.V113]/7 + 0.4) / 1.4; [.AN113]/15 * [.V113]/7)" office:value-type="float" office:value="0.733333333333333" calcext:value-type="float">
            <text:p>0.733</text:p>
          </table:table-cell>
          <table:table-cell table:formula="of:=[.AL113] * (100)" office:value-type="float" office:value="3500" calcext:value-type="float">
            <text:p>3500.000</text:p>
          </table:table-cell>
          <table:table-cell office:value-type="string" calcext:value-type="string">
            <text:p>[Rn] 5f14 6d4 7s2 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13]*10+1*(1 - [.AK113])" office:value-type="float" office:value="8.84615384615385" calcext:value-type="float">
            <text:p>8.85</text:p>
          </table:table-cell>
          <table:table-cell table:style-name="ce10" table:formula="of:=(IF([.AL113] &gt; 40; 40; IF([.AL113] &lt; 1; 1; [.AL113]))-1)/39" office:value-type="float" office:value="0.871794871794872" calcext:value-type="float">
            <text:p>0.87</text:p>
          </table:table-cell>
          <table:table-cell office:value-type="float" office:value="35" calcext:value-type="float">
            <text:p>35.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7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7</text:p>
          </table:table-cell>
          <table:table-cell office:value-type="string" calcext:value-type="string">
            <text:p><text:s/>Bh </text:p>
          </table:table-cell>
          <table:table-cell office:value-type="string" calcext:value-type="string">
            <text:p><text:s/>Bohrium</text:p>
          </table:table-cell>
          <table:table-cell office:value-type="string" calcext:value-type="string">
            <text:p><text:s/>[272]</text:p>
          </table:table-cell>
          <table:table-cell office:value-type="string" calcext:value-type="string">
            <text:p>E00038</text:p>
          </table:table-cell>
          <table:table-cell table:formula="of:=RAND()" office:value-type="float" office:value="0.66325935626661" calcext:value-type="float">
            <text:p>0.663</text:p>
          </table:table-cell>
          <table:table-cell table:formula="of:=([.T114]  / 118) * [.F114] + (1 - ([.T114] / 118))" office:value-type="float" office:value="0.694650433224808" calcext:value-type="float">
            <text:p>0.695</text:p>
          </table:table-cell>
          <table:table-cell table:formula="of:=[.T114] / 118" office:value-type="float" office:value="0.906779661016949" calcext:value-type="float">
            <text:p>0.907</text:p>
          </table:table-cell>
          <table:table-cell table:formula="of:=[.AN114] / 15" office:value-type="float" office:value="0.733333333333333" calcext:value-type="float">
            <text:p>0.733</text:p>
          </table:table-cell>
          <table:table-cell table:formula="of:=[.V114] / 7" office:value-type="float" office:value="1" calcext:value-type="float">
            <text:p>1.000</text:p>
          </table:table-cell>
          <table:table-cell table:formula="of:=[.W114] / 18" office:value-type="float" office:value="0.388888888888889" calcext:value-type="float">
            <text:p>0.389</text:p>
          </table:table-cell>
          <table:table-cell table:formula="of:=([.$H$3]*((([.H114] + 0.2) / 1.2) ^4)+[.$I$3]*[.I114]+[.$J$3]*[.J114]+[.$K$3]*[.K114])/[.$L$3]" office:value-type="float" office:value="0.678349403840015" calcext:value-type="float">
            <text:p>0.678</text:p>
          </table:table-cell>
          <table:table-cell table:formula="of:=([.$H$4]*[.H114]+[.$I$4]*[.I114]+[.$J$4]*[.J114]+[.$K$4]*[.K114])/[.$L$4]" office:value-type="float" office:value="0.893485704502654" calcext:value-type="float">
            <text:p>0.893</text:p>
          </table:table-cell>
          <table:table-cell table:formula="of:=(([.$I$5] ^ (([.$I$6] * [.AN114]) / 15) + [.$J$5] ^ (([.$J$6] * [.V114]) / 7)) / ([.$I$5] + [.$J$5])) + 1" office:value-type="float" office:value="1.33880353337911" calcext:value-type="float">
            <text:p>1.339</text:p>
          </table:table-cell>
          <table:table-cell table:formula="of:= [.P114] * [.Q114]" office:value-type="float" office:value="2720.66666666667" calcext:value-type="float">
            <text:p>2720.667</text:p>
          </table:table-cell>
          <table:table-cell table:formula="of:=IF([.Q114] &lt; 10; ([.AN114]/15 * [.V114]/7 + 0.4) / 1.4; [.AN114]/15 * [.V114]/7)" office:value-type="float" office:value="0.733333333333333" calcext:value-type="float">
            <text:p>0.733</text:p>
          </table:table-cell>
          <table:table-cell table:formula="of:=[.AL114] * (100)" office:value-type="float" office:value="3710" calcext:value-type="float">
            <text:p>3710.000</text:p>
          </table:table-cell>
          <table:table-cell office:value-type="string" calcext:value-type="string">
            <text:p>[Rn] 5f14 6d5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14]*10+1*(1 - [.AK114])" office:value-type="float" office:value="9.33076923076923" calcext:value-type="float">
            <text:p>9.33</text:p>
          </table:table-cell>
          <table:table-cell table:style-name="ce10" table:formula="of:=(IF([.AL114] &gt; 40; 40; IF([.AL114] &lt; 1; 1; [.AL114]))-1)/39" office:value-type="float" office:value="0.925641025641026" calcext:value-type="float">
            <text:p>0.93</text:p>
          </table:table-cell>
          <table:table-cell office:value-type="float" office:value="37.1" calcext:value-type="float">
            <text:p>37.1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7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8</text:p>
          </table:table-cell>
          <table:table-cell office:value-type="string" calcext:value-type="string">
            <text:p><text:s/>Hs </text:p>
          </table:table-cell>
          <table:table-cell office:value-type="string" calcext:value-type="string">
            <text:p><text:s/>Hassium</text:p>
          </table:table-cell>
          <table:table-cell office:value-type="string" calcext:value-type="string">
            <text:p><text:s/>[270]</text:p>
          </table:table-cell>
          <table:table-cell office:value-type="string" calcext:value-type="string">
            <text:p>E6002E</text:p>
          </table:table-cell>
          <table:table-cell table:formula="of:=RAND()" office:value-type="float" office:value="0.863617907943233" calcext:value-type="float">
            <text:p>0.864</text:p>
          </table:table-cell>
          <table:table-cell table:formula="of:=([.T115]  / 118) * [.F115] + (1 - ([.T115] / 118))" office:value-type="float" office:value="0.875175712354823" calcext:value-type="float">
            <text:p>0.875</text:p>
          </table:table-cell>
          <table:table-cell table:formula="of:=[.T115] / 118" office:value-type="float" office:value="0.915254237288135" calcext:value-type="float">
            <text:p>0.915</text:p>
          </table:table-cell>
          <table:table-cell table:formula="of:=[.AN115] / 15" office:value-type="float" office:value="0.733333333333333" calcext:value-type="float">
            <text:p>0.733</text:p>
          </table:table-cell>
          <table:table-cell table:formula="of:=[.V115] / 7" office:value-type="float" office:value="1" calcext:value-type="float">
            <text:p>1.000</text:p>
          </table:table-cell>
          <table:table-cell table:formula="of:=[.W115] / 18" office:value-type="float" office:value="0.444444444444444" calcext:value-type="float">
            <text:p>0.444</text:p>
          </table:table-cell>
          <table:table-cell table:formula="of:=([.$H$3]*((([.H115] + 0.2) / 1.2) ^4)+[.$I$3]*[.I115]+[.$J$3]*[.J115]+[.$K$3]*[.K115])/[.$L$3]" office:value-type="float" office:value="0.70255483975233" calcext:value-type="float">
            <text:p>0.703</text:p>
          </table:table-cell>
          <table:table-cell table:formula="of:=([.$H$4]*[.H115]+[.$I$4]*[.I115]+[.$J$4]*[.J115]+[.$K$4]*[.K115])/[.$L$4]" office:value-type="float" office:value="0.899863037151173" calcext:value-type="float">
            <text:p>0.900</text:p>
          </table:table-cell>
          <table:table-cell table:formula="of:=(([.$I$5] ^ (([.$I$6] * [.AN115]) / 15) + [.$J$5] ^ (([.$J$6] * [.V115]) / 7)) / ([.$I$5] + [.$J$5])) + 1" office:value-type="float" office:value="1.33880353337911" calcext:value-type="float">
            <text:p>1.339</text:p>
          </table:table-cell>
          <table:table-cell table:formula="of:= [.P115] * [.Q115]" office:value-type="float" office:value="3006.66666666667" calcext:value-type="float">
            <text:p>3006.667</text:p>
          </table:table-cell>
          <table:table-cell table:formula="of:=IF([.Q115] &lt; 10; ([.AN115]/15 * [.V115]/7 + 0.4) / 1.4; [.AN115]/15 * [.V115]/7)" office:value-type="float" office:value="0.733333333333333" calcext:value-type="float">
            <text:p>0.733</text:p>
          </table:table-cell>
          <table:table-cell table:formula="of:=[.AL115] * (100)" office:value-type="float" office:value="4100" calcext:value-type="float">
            <text:p>4100.000</text:p>
          </table:table-cell>
          <table:table-cell office:value-type="string" calcext:value-type="string">
            <text:p>[Rn] 5f14 6d6 7s2 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15]*10+1*(1 - [.AK115])" office:value-type="float" office:value="10" calcext:value-type="float">
            <text:p>10.00</text:p>
          </table:table-cell>
          <table:table-cell table:style-name="ce10" table:formula="of:=(IF([.AL115] &gt; 40; 40; IF([.AL115] &lt; 1; 1; [.AL115]))-1)/39" office:value-type="float" office:value="1" calcext:value-type="float">
            <text:p>1.00</text:p>
          </table:table-cell>
          <table:table-cell office:value-type="float" office:value="41" calcext:value-type="float">
            <text:p>41.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8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9</text:p>
          </table:table-cell>
          <table:table-cell office:value-type="string" calcext:value-type="string">
            <text:p><text:s/>Mt </text:p>
          </table:table-cell>
          <table:table-cell office:value-type="string" calcext:value-type="string">
            <text:p><text:s/>Meitnerium</text:p>
          </table:table-cell>
          <table:table-cell office:value-type="string" calcext:value-type="string">
            <text:p><text:s/>[276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208788034457304" calcext:value-type="float">
            <text:p>0.209</text:p>
          </table:table-cell>
          <table:table-cell table:formula="of:=([.T116]  / 118) * [.F116] + (1 - ([.T116] / 118))" office:value-type="float" office:value="0.269134709795306" calcext:value-type="float">
            <text:p>0.269</text:p>
          </table:table-cell>
          <table:table-cell table:formula="of:=[.T116] / 118" office:value-type="float" office:value="0.923728813559322" calcext:value-type="float">
            <text:p>0.924</text:p>
          </table:table-cell>
          <table:table-cell table:formula="of:=[.AN116] / 15" office:value-type="float" office:value="0.733333333333333" calcext:value-type="float">
            <text:p>0.733</text:p>
          </table:table-cell>
          <table:table-cell table:formula="of:=[.V116] / 7" office:value-type="float" office:value="1" calcext:value-type="float">
            <text:p>1.000</text:p>
          </table:table-cell>
          <table:table-cell table:formula="of:=[.W116] / 18" office:value-type="float" office:value="0.5" calcext:value-type="float">
            <text:p>0.500</text:p>
          </table:table-cell>
          <table:table-cell table:formula="of:=([.$H$3]*((([.H116] + 0.2) / 1.2) ^4)+[.$I$3]*[.I116]+[.$J$3]*[.J116]+[.$K$3]*[.K116])/[.$L$3]" office:value-type="float" office:value="0.727104905546838" calcext:value-type="float">
            <text:p>0.727</text:p>
          </table:table-cell>
          <table:table-cell table:formula="of:=([.$H$4]*[.H116]+[.$I$4]*[.I116]+[.$J$4]*[.J116]+[.$K$4]*[.K116])/[.$L$4]" office:value-type="float" office:value="0.906240369799692" calcext:value-type="float">
            <text:p>0.906</text:p>
          </table:table-cell>
          <table:table-cell table:formula="of:=(([.$I$5] ^ (([.$I$6] * [.AN116]) / 15) + [.$J$5] ^ (([.$J$6] * [.V116]) / 7)) / ([.$I$5] + [.$J$5])) + 1" office:value-type="float" office:value="1.33880353337911" calcext:value-type="float">
            <text:p>1.339</text:p>
          </table:table-cell>
          <table:table-cell table:formula="of:= [.P116] * [.Q116]" office:value-type="float" office:value="2742.66666666667" calcext:value-type="float">
            <text:p>2742.667</text:p>
          </table:table-cell>
          <table:table-cell table:formula="of:=IF([.Q116] &lt; 10; ([.AN116]/15 * [.V116]/7 + 0.4) / 1.4; [.AN116]/15 * [.V116]/7)" office:value-type="float" office:value="0.733333333333333" calcext:value-type="float">
            <text:p>0.733</text:p>
          </table:table-cell>
          <table:table-cell table:formula="of:=[.AL116] * (100)" office:value-type="float" office:value="3740" calcext:value-type="float">
            <text:p>3740.000</text:p>
          </table:table-cell>
          <table:table-cell office:value-type="string" calcext:value-type="string">
            <text:p>[Rn] 5f14 6d7 7s2 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16]*10+1*(1 - [.AK116])" office:value-type="float" office:value="9.4" calcext:value-type="float">
            <text:p>9.40</text:p>
          </table:table-cell>
          <table:table-cell table:style-name="ce10" table:formula="of:=(IF([.AL116] &gt; 40; 40; IF([.AL116] &lt; 1; 1; [.AL116]))-1)/39" office:value-type="float" office:value="0.933333333333333" calcext:value-type="float">
            <text:p>0.93</text:p>
          </table:table-cell>
          <table:table-cell office:value-type="float" office:value="37.4" calcext:value-type="float">
            <text:p>37.4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8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10</text:p>
          </table:table-cell>
          <table:table-cell office:value-type="string" calcext:value-type="string">
            <text:p><text:s/>Ds </text:p>
          </table:table-cell>
          <table:table-cell office:value-type="string" calcext:value-type="string">
            <text:p><text:s/>Darmstadtium</text:p>
          </table:table-cell>
          <table:table-cell office:value-type="string" calcext:value-type="string">
            <text:p><text:s/>[281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902639316685696" calcext:value-type="float">
            <text:p>0.903</text:p>
          </table:table-cell>
          <table:table-cell table:formula="of:=([.T117]  / 118) * [.F117] + (1 - ([.T117] / 118))" office:value-type="float" office:value="0.909240040978191" calcext:value-type="float">
            <text:p>0.909</text:p>
          </table:table-cell>
          <table:table-cell table:formula="of:=[.T117] / 118" office:value-type="float" office:value="0.932203389830508" calcext:value-type="float">
            <text:p>0.932</text:p>
          </table:table-cell>
          <table:table-cell table:formula="of:=[.AN117] / 15" office:value-type="float" office:value="0.733333333333333" calcext:value-type="float">
            <text:p>0.733</text:p>
          </table:table-cell>
          <table:table-cell table:formula="of:=[.V117] / 7" office:value-type="float" office:value="1" calcext:value-type="float">
            <text:p>1.000</text:p>
          </table:table-cell>
          <table:table-cell table:formula="of:=[.W117] / 18" office:value-type="float" office:value="0.555555555555556" calcext:value-type="float">
            <text:p>0.556</text:p>
          </table:table-cell>
          <table:table-cell table:formula="of:=([.$H$3]*((([.H117] + 0.2) / 1.2) ^4)+[.$I$3]*[.I117]+[.$J$3]*[.J117]+[.$K$3]*[.K117])/[.$L$3]" office:value-type="float" office:value="0.752004858608603" calcext:value-type="float">
            <text:p>0.752</text:p>
          </table:table-cell>
          <table:table-cell table:formula="of:=([.$H$4]*[.H117]+[.$I$4]*[.I117]+[.$J$4]*[.J117]+[.$K$4]*[.K117])/[.$L$4]" office:value-type="float" office:value="0.912617702448211" calcext:value-type="float">
            <text:p>0.913</text:p>
          </table:table-cell>
          <table:table-cell table:formula="of:=(([.$I$5] ^ (([.$I$6] * [.AN117]) / 15) + [.$J$5] ^ (([.$J$6] * [.V117]) / 7)) / ([.$I$5] + [.$J$5])) + 1" office:value-type="float" office:value="1.33880353337911" calcext:value-type="float">
            <text:p>1.339</text:p>
          </table:table-cell>
          <table:table-cell table:formula="of:= [.P117] * [.Q117]" office:value-type="float" office:value="2552" calcext:value-type="float">
            <text:p>2552.000</text:p>
          </table:table-cell>
          <table:table-cell table:formula="of:=IF([.Q117] &lt; 10; ([.AN117]/15 * [.V117]/7 + 0.4) / 1.4; [.AN117]/15 * [.V117]/7)" office:value-type="float" office:value="0.733333333333333" calcext:value-type="float">
            <text:p>0.733</text:p>
          </table:table-cell>
          <table:table-cell table:formula="of:=[.AL117] * (100)" office:value-type="float" office:value="3480" calcext:value-type="float">
            <text:p>3480.000</text:p>
          </table:table-cell>
          <table:table-cell office:value-type="string" calcext:value-type="string">
            <text:p>[Rn] 5f14 6d9 7s1 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17]*10+1*(1 - [.AK117])" office:value-type="float" office:value="8.8" calcext:value-type="float">
            <text:p>8.80</text:p>
          </table:table-cell>
          <table:table-cell table:style-name="ce10" table:formula="of:=(IF([.AL117] &gt; 40; 40; IF([.AL117] &lt; 1; 1; [.AL117]))-1)/39" office:value-type="float" office:value="0.866666666666667" calcext:value-type="float">
            <text:p>0.87</text:p>
          </table:table-cell>
          <table:table-cell office:value-type="float" office:value="34.8" calcext:value-type="float">
            <text:p>34.8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9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11</text:p>
          </table:table-cell>
          <table:table-cell office:value-type="string" calcext:value-type="string">
            <text:p><text:s/>Rg </text:p>
          </table:table-cell>
          <table:table-cell office:value-type="string" calcext:value-type="string">
            <text:p><text:s/>Roentgenium</text:p>
          </table:table-cell>
          <table:table-cell office:value-type="string" calcext:value-type="string">
            <text:p><text:s/>[280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425482300086281" calcext:value-type="float">
            <text:p>0.425</text:p>
          </table:table-cell>
          <table:table-cell table:formula="of:=([.T118]  / 118) * [.F118] + (1 - ([.T118] / 118))" office:value-type="float" office:value="0.459563858555739" calcext:value-type="float">
            <text:p>0.460</text:p>
          </table:table-cell>
          <table:table-cell table:formula="of:=[.T118] / 118" office:value-type="float" office:value="0.940677966101695" calcext:value-type="float">
            <text:p>0.941</text:p>
          </table:table-cell>
          <table:table-cell table:formula="of:=[.AN118] / 15" office:value-type="float" office:value="0.733333333333333" calcext:value-type="float">
            <text:p>0.733</text:p>
          </table:table-cell>
          <table:table-cell table:formula="of:=[.V118] / 7" office:value-type="float" office:value="1" calcext:value-type="float">
            <text:p>1.000</text:p>
          </table:table-cell>
          <table:table-cell table:formula="of:=[.W118] / 18" office:value-type="float" office:value="0.611111111111111" calcext:value-type="float">
            <text:p>0.611</text:p>
          </table:table-cell>
          <table:table-cell table:formula="of:=([.$H$3]*((([.H118] + 0.2) / 1.2) ^4)+[.$I$3]*[.I118]+[.$J$3]*[.J118]+[.$K$3]*[.K118])/[.$L$3]" office:value-type="float" office:value="0.777259996121211" calcext:value-type="float">
            <text:p>0.777</text:p>
          </table:table-cell>
          <table:table-cell table:formula="of:=([.$H$4]*[.H118]+[.$I$4]*[.I118]+[.$J$4]*[.J118]+[.$K$4]*[.K118])/[.$L$4]" office:value-type="float" office:value="0.91899503509673" calcext:value-type="float">
            <text:p>0.919</text:p>
          </table:table-cell>
          <table:table-cell table:formula="of:=(([.$I$5] ^ (([.$I$6] * [.AN118]) / 15) + [.$J$5] ^ (([.$J$6] * [.V118]) / 7)) / ([.$I$5] + [.$J$5])) + 1" office:value-type="float" office:value="1.33880353337911" calcext:value-type="float">
            <text:p>1.339</text:p>
          </table:table-cell>
          <table:table-cell table:formula="of:= [.P118] * [.Q118]" office:value-type="float" office:value="2104.66666666667" calcext:value-type="float">
            <text:p>2104.667</text:p>
          </table:table-cell>
          <table:table-cell table:formula="of:=IF([.Q118] &lt; 10; ([.AN118]/15 * [.V118]/7 + 0.4) / 1.4; [.AN118]/15 * [.V118]/7)" office:value-type="float" office:value="0.733333333333333" calcext:value-type="float">
            <text:p>0.733</text:p>
          </table:table-cell>
          <table:table-cell table:formula="of:=[.AL118] * (100)" office:value-type="float" office:value="2870" calcext:value-type="float">
            <text:p>2870.000</text:p>
          </table:table-cell>
          <table:table-cell office:value-type="string" calcext:value-type="string">
            <text:p>[Rn] 5f14 6d10 7s1 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18]*10+1*(1 - [.AK118])" office:value-type="float" office:value="7.39230769230769" calcext:value-type="float">
            <text:p>7.39</text:p>
          </table:table-cell>
          <table:table-cell table:style-name="ce10" table:formula="of:=(IF([.AL118] &gt; 40; 40; IF([.AL118] &lt; 1; 1; [.AL118]))-1)/39" office:value-type="float" office:value="0.71025641025641" calcext:value-type="float">
            <text:p>0.71</text:p>
          </table:table-cell>
          <table:table-cell office:value-type="float" office:value="28.7" calcext:value-type="float">
            <text:p>28.7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9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12</text:p>
          </table:table-cell>
          <table:table-cell office:value-type="string" calcext:value-type="string">
            <text:p><text:s/>Cn </text:p>
          </table:table-cell>
          <table:table-cell office:value-type="string" calcext:value-type="string">
            <text:p><text:s/>Copernicium</text:p>
          </table:table-cell>
          <table:table-cell office:value-type="string" calcext:value-type="string">
            <text:p><text:s/>[285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752673994279848" calcext:value-type="float">
            <text:p>0.753</text:p>
          </table:table-cell>
          <table:table-cell table:formula="of:=([.T119]  / 118) * [.F119] + (1 - ([.T119] / 118))" office:value-type="float" office:value="0.765249892875788" calcext:value-type="float">
            <text:p>0.765</text:p>
          </table:table-cell>
          <table:table-cell table:formula="of:=[.T119] / 118" office:value-type="float" office:value="0.949152542372881" calcext:value-type="float">
            <text:p>0.949</text:p>
          </table:table-cell>
          <table:table-cell table:formula="of:=[.AN119] / 15" office:value-type="float" office:value="0.733333333333333" calcext:value-type="float">
            <text:p>0.733</text:p>
          </table:table-cell>
          <table:table-cell table:formula="of:=[.V119] / 7" office:value-type="float" office:value="1" calcext:value-type="float">
            <text:p>1.000</text:p>
          </table:table-cell>
          <table:table-cell table:formula="of:=[.W119] / 18" office:value-type="float" office:value="0.666666666666667" calcext:value-type="float">
            <text:p>0.667</text:p>
          </table:table-cell>
          <table:table-cell table:formula="of:=([.$H$3]*((([.H119] + 0.2) / 1.2) ^4)+[.$I$3]*[.I119]+[.$J$3]*[.J119]+[.$K$3]*[.K119])/[.$L$3]" office:value-type="float" office:value="0.802875655066772" calcext:value-type="float">
            <text:p>0.803</text:p>
          </table:table-cell>
          <table:table-cell table:formula="of:=([.$H$4]*[.H119]+[.$I$4]*[.I119]+[.$J$4]*[.J119]+[.$K$4]*[.K119])/[.$L$4]" office:value-type="float" office:value="0.925372367745249" calcext:value-type="float">
            <text:p>0.925</text:p>
          </table:table-cell>
          <table:table-cell table:formula="of:=(([.$I$5] ^ (([.$I$6] * [.AN119]) / 15) + [.$J$5] ^ (([.$J$6] * [.V119]) / 7)) / ([.$I$5] + [.$J$5])) + 1" office:value-type="float" office:value="1.33880353337911" calcext:value-type="float">
            <text:p>1.339</text:p>
          </table:table-cell>
          <table:table-cell table:formula="of:= [.P119] * [.Q119]" office:value-type="float" office:value="1026.66666666667" calcext:value-type="float">
            <text:p>1026.667</text:p>
          </table:table-cell>
          <table:table-cell table:formula="of:=IF([.Q119] &lt; 10; ([.AN119]/15 * [.V119]/7 + 0.4) / 1.4; [.AN119]/15 * [.V119]/7)" office:value-type="float" office:value="0.733333333333333" calcext:value-type="float">
            <text:p>0.733</text:p>
          </table:table-cell>
          <table:table-cell table:formula="of:=[.AL119] * (100)" office:value-type="float" office:value="1400" calcext:value-type="float">
            <text:p>1400.000</text:p>
          </table:table-cell>
          <table:table-cell office:value-type="string" calcext:value-type="string">
            <text:p>[Rn] 5f14 6d10 7s2 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19]*10+1*(1 - [.AK119])" office:value-type="float" office:value="4" calcext:value-type="float">
            <text:p>4.00</text:p>
          </table:table-cell>
          <table:table-cell table:style-name="ce10" table:formula="of:=(IF([.AL119] &gt; 40; 40; IF([.AL119] &lt; 1; 1; [.AL119]))-1)/39" office:value-type="float" office:value="0.333333333333333" calcext:value-type="float">
            <text:p>0.33</text:p>
          </table:table-cell>
          <table:table-cell office:value-type="float" office:value="14" calcext:value-type="float">
            <text:p>14.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9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13</text:p>
          </table:table-cell>
          <table:table-cell office:value-type="string" calcext:value-type="string">
            <text:p><text:s/>Nh </text:p>
          </table:table-cell>
          <table:table-cell office:value-type="string" calcext:value-type="string">
            <text:p><text:s/>Nihonium</text:p>
          </table:table-cell>
          <table:table-cell office:value-type="string" calcext:value-type="string">
            <text:p><text:s/>[284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774465502185544" calcext:value-type="float">
            <text:p>0.774</text:p>
          </table:table-cell>
          <table:table-cell table:formula="of:=([.T120]  / 118) * [.F120] + (1 - ([.T120] / 118))" office:value-type="float" office:value="0.784022048703105" calcext:value-type="float">
            <text:p>0.784</text:p>
          </table:table-cell>
          <table:table-cell table:formula="of:=[.T120] / 118" office:value-type="float" office:value="0.957627118644068" calcext:value-type="float">
            <text:p>0.958</text:p>
          </table:table-cell>
          <table:table-cell table:formula="of:=[.AN120] / 15" office:value-type="float" office:value="0.933333333333333" calcext:value-type="float">
            <text:p>0.933</text:p>
          </table:table-cell>
          <table:table-cell table:formula="of:=[.V120] / 7" office:value-type="float" office:value="1" calcext:value-type="float">
            <text:p>1.000</text:p>
          </table:table-cell>
          <table:table-cell table:formula="of:=[.W120] / 18" office:value-type="float" office:value="0.722222222222222" calcext:value-type="float">
            <text:p>0.722</text:p>
          </table:table-cell>
          <table:table-cell table:formula="of:=([.$H$3]*((([.H120] + 0.2) / 1.2) ^4)+[.$I$3]*[.I120]+[.$J$3]*[.J120]+[.$K$3]*[.K120])/[.$L$3]" office:value-type="float" office:value="0.855523878892589" calcext:value-type="float">
            <text:p>0.856</text:p>
          </table:table-cell>
          <table:table-cell table:formula="of:=([.$H$4]*[.H120]+[.$I$4]*[.I120]+[.$J$4]*[.J120]+[.$K$4]*[.K120])/[.$L$4]" office:value-type="float" office:value="0.959022427666496" calcext:value-type="float">
            <text:p>0.959</text:p>
          </table:table-cell>
          <table:table-cell table:formula="of:=(([.$I$5] ^ (([.$I$6] * [.AN120]) / 15) + [.$J$5] ^ (([.$J$6] * [.V120]) / 7)) / ([.$I$5] + [.$J$5])) + 1" office:value-type="float" office:value="1.28717934433952" calcext:value-type="float">
            <text:p>1.287</text:p>
          </table:table-cell>
          <table:table-cell table:formula="of:= [.P120] * [.Q120]" office:value-type="float" office:value="1493.33333333333" calcext:value-type="float">
            <text:p>1493.333</text:p>
          </table:table-cell>
          <table:table-cell table:formula="of:=IF([.Q120] &lt; 10; ([.AN120]/15 * [.V120]/7 + 0.4) / 1.4; [.AN120]/15 * [.V120]/7)" office:value-type="float" office:value="0.933333333333333" calcext:value-type="float">
            <text:p>0.933</text:p>
          </table:table-cell>
          <table:table-cell table:formula="of:=[.AL120] * (100)" office:value-type="float" office:value="1600" calcext:value-type="float">
            <text:p>1600.000</text:p>
          </table:table-cell>
          <table:table-cell office:value-type="string" calcext:value-type="string">
            <text:p>[Rn] 5f14 6d10 7s2 7p1 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20]*10+1*(1 - [.AK120])" office:value-type="float" office:value="4.46153846153846" calcext:value-type="float">
            <text:p>4.46</text:p>
          </table:table-cell>
          <table:table-cell table:style-name="ce10" table:formula="of:=(IF([.AL120] &gt; 40; 40; IF([.AL120] &lt; 1; 1; [.AL120]))-1)/39" office:value-type="float" office:value="0.384615384615385" calcext:value-type="float">
            <text:p>0.38</text:p>
          </table:table-cell>
          <table:table-cell office:value-type="float" office:value="16" calcext:value-type="float">
            <text:p>16.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st-transition metal</text:p>
          </table:table-cell>
          <table:table-cell table:style-name="ce1" office:value-type="string" calcext:value-type="string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114</text:p>
          </table:table-cell>
          <table:table-cell office:value-type="string" calcext:value-type="string">
            <text:p><text:s/>Fl </text:p>
          </table:table-cell>
          <table:table-cell office:value-type="string" calcext:value-type="string">
            <text:p><text:s/>Flerovium</text:p>
          </table:table-cell>
          <table:table-cell office:value-type="string" calcext:value-type="string">
            <text:p><text:s/>[289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940157182202866" calcext:value-type="float">
            <text:p>0.940</text:p>
          </table:table-cell>
          <table:table-cell table:formula="of:=([.T121]  / 118) * [.F121] + (1 - ([.T121] / 118))" office:value-type="float" office:value="0.942185752297684" calcext:value-type="float">
            <text:p>0.942</text:p>
          </table:table-cell>
          <table:table-cell table:formula="of:=[.T121] / 118" office:value-type="float" office:value="0.966101694915254" calcext:value-type="float">
            <text:p>0.966</text:p>
          </table:table-cell>
          <table:table-cell table:formula="of:=[.AN121] / 15" office:value-type="float" office:value="0.933333333333333" calcext:value-type="float">
            <text:p>0.933</text:p>
          </table:table-cell>
          <table:table-cell table:formula="of:=[.V121] / 7" office:value-type="float" office:value="1" calcext:value-type="float">
            <text:p>1.000</text:p>
          </table:table-cell>
          <table:table-cell table:formula="of:=[.W121] / 18" office:value-type="float" office:value="0.777777777777778" calcext:value-type="float">
            <text:p>0.778</text:p>
          </table:table-cell>
          <table:table-cell table:formula="of:=([.$H$3]*((([.H121] + 0.2) / 1.2) ^4)+[.$I$3]*[.I121]+[.$J$3]*[.J121]+[.$K$3]*[.K121])/[.$L$3]" office:value-type="float" office:value="0.881876750844488" calcext:value-type="float">
            <text:p>0.882</text:p>
          </table:table-cell>
          <table:table-cell table:formula="of:=([.$H$4]*[.H121]+[.$I$4]*[.I121]+[.$J$4]*[.J121]+[.$K$4]*[.K121])/[.$L$4]" office:value-type="float" office:value="0.965399760315015" calcext:value-type="float">
            <text:p>0.965</text:p>
          </table:table-cell>
          <table:table-cell table:formula="of:=(([.$I$5] ^ (([.$I$6] * [.AN121]) / 15) + [.$J$5] ^ (([.$J$6] * [.V121]) / 7)) / ([.$I$5] + [.$J$5])) + 1" office:value-type="float" office:value="1.28717934433952" calcext:value-type="float">
            <text:p>1.287</text:p>
          </table:table-cell>
          <table:table-cell table:formula="of:= [.P121] * [.Q121]" office:value-type="float" office:value="1306.66666666667" calcext:value-type="float">
            <text:p>1306.667</text:p>
          </table:table-cell>
          <table:table-cell table:formula="of:=IF([.Q121] &lt; 10; ([.AN121]/15 * [.V121]/7 + 0.4) / 1.4; [.AN121]/15 * [.V121]/7)" office:value-type="float" office:value="0.933333333333333" calcext:value-type="float">
            <text:p>0.933</text:p>
          </table:table-cell>
          <table:table-cell table:formula="of:=[.AL121] * (100)" office:value-type="float" office:value="1400" calcext:value-type="float">
            <text:p>1400.000</text:p>
          </table:table-cell>
          <table:table-cell office:value-type="string" calcext:value-type="string">
            <text:p>[Rn] 5f14 6d10 7s2 7p2 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21]*10+1*(1 - [.AK121])" office:value-type="float" office:value="4" calcext:value-type="float">
            <text:p>4.00</text:p>
          </table:table-cell>
          <table:table-cell table:style-name="ce10" table:formula="of:=(IF([.AL121] &gt; 40; 40; IF([.AL121] &lt; 1; 1; [.AL121]))-1)/39" office:value-type="float" office:value="0.333333333333333" calcext:value-type="float">
            <text:p>0.33</text:p>
          </table:table-cell>
          <table:table-cell office:value-type="float" office:value="14" calcext:value-type="float">
            <text:p>14.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st-transition metal</text:p>
          </table:table-cell>
          <table:table-cell table:style-name="ce1" office:value-type="string" calcext:value-type="string">
            <text:p>199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115</text:p>
          </table:table-cell>
          <table:table-cell office:value-type="string" calcext:value-type="string">
            <text:p><text:s/>Mc </text:p>
          </table:table-cell>
          <table:table-cell office:value-type="string" calcext:value-type="string">
            <text:p><text:s/>Moscovium</text:p>
          </table:table-cell>
          <table:table-cell office:value-type="string" calcext:value-type="string">
            <text:p><text:s/>[288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450986790416251" calcext:value-type="float">
            <text:p>0.451</text:p>
          </table:table-cell>
          <table:table-cell table:formula="of:=([.T122]  / 118) * [.F122] + (1 - ([.T122] / 118))" office:value-type="float" office:value="0.464944753371771" calcext:value-type="float">
            <text:p>0.465</text:p>
          </table:table-cell>
          <table:table-cell table:formula="of:=[.T122] / 118" office:value-type="float" office:value="0.974576271186441" calcext:value-type="float">
            <text:p>0.975</text:p>
          </table:table-cell>
          <table:table-cell table:formula="of:=[.AN122] / 15" office:value-type="float" office:value="0.933333333333333" calcext:value-type="float">
            <text:p>0.933</text:p>
          </table:table-cell>
          <table:table-cell table:formula="of:=[.V122] / 7" office:value-type="float" office:value="1" calcext:value-type="float">
            <text:p>1.000</text:p>
          </table:table-cell>
          <table:table-cell table:formula="of:=[.W122] / 18" office:value-type="float" office:value="0.833333333333333" calcext:value-type="float">
            <text:p>0.833</text:p>
          </table:table-cell>
          <table:table-cell table:formula="of:=([.$H$3]*((([.H122] + 0.2) / 1.2) ^4)+[.$I$3]*[.I122]+[.$J$3]*[.J122]+[.$K$3]*[.K122])/[.$L$3]" office:value-type="float" office:value="0.908606393966819" calcext:value-type="float">
            <text:p>0.909</text:p>
          </table:table-cell>
          <table:table-cell table:formula="of:=([.$H$4]*[.H122]+[.$I$4]*[.I122]+[.$J$4]*[.J122]+[.$K$4]*[.K122])/[.$L$4]" office:value-type="float" office:value="0.971777092963534" calcext:value-type="float">
            <text:p>0.972</text:p>
          </table:table-cell>
          <table:table-cell table:formula="of:=(([.$I$5] ^ (([.$I$6] * [.AN122]) / 15) + [.$J$5] ^ (([.$J$6] * [.V122]) / 7)) / ([.$I$5] + [.$J$5])) + 1" office:value-type="float" office:value="1.28717934433952" calcext:value-type="float">
            <text:p>1.287</text:p>
          </table:table-cell>
          <table:table-cell table:formula="of:= [.P122] * [.Q122]" office:value-type="float" office:value="1260" calcext:value-type="float">
            <text:p>1260.000</text:p>
          </table:table-cell>
          <table:table-cell table:formula="of:=IF([.Q122] &lt; 10; ([.AN122]/15 * [.V122]/7 + 0.4) / 1.4; [.AN122]/15 * [.V122]/7)" office:value-type="float" office:value="0.933333333333333" calcext:value-type="float">
            <text:p>0.933</text:p>
          </table:table-cell>
          <table:table-cell table:formula="of:=[.AL122] * (100)" office:value-type="float" office:value="1350" calcext:value-type="float">
            <text:p>1350.000</text:p>
          </table:table-cell>
          <table:table-cell office:value-type="string" calcext:value-type="string">
            <text:p>[Rn] 5f14 6d10 7s2 7p3 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22]*10+1*(1 - [.AK122])" office:value-type="float" office:value="3.88461538461538" calcext:value-type="float">
            <text:p>3.88</text:p>
          </table:table-cell>
          <table:table-cell table:style-name="ce10" table:formula="of:=(IF([.AL122] &gt; 40; 40; IF([.AL122] &lt; 1; 1; [.AL122]))-1)/39" office:value-type="float" office:value="0.320512820512821" calcext:value-type="float">
            <text:p>0.32</text:p>
          </table:table-cell>
          <table:table-cell office:value-type="float" office:value="13.5" calcext:value-type="float">
            <text:p>13.5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st-transition metal</text:p>
          </table:table-cell>
          <table:table-cell table:style-name="ce1" office:value-type="string" calcext:value-type="string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16</text:p>
          </table:table-cell>
          <table:table-cell office:value-type="string" calcext:value-type="string">
            <text:p><text:s/>Lv </text:p>
          </table:table-cell>
          <table:table-cell office:value-type="string" calcext:value-type="string">
            <text:p><text:s/>Livermorium</text:p>
          </table:table-cell>
          <table:table-cell office:value-type="string" calcext:value-type="string">
            <text:p><text:s/>[293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675554680711224" calcext:value-type="float">
            <text:p>0.676</text:p>
          </table:table-cell>
          <table:table-cell table:formula="of:=([.T123]  / 118) * [.F123] + (1 - ([.T123] / 118))" office:value-type="float" office:value="0.681053753919509" calcext:value-type="float">
            <text:p>0.681</text:p>
          </table:table-cell>
          <table:table-cell table:formula="of:=[.T123] / 118" office:value-type="float" office:value="0.983050847457627" calcext:value-type="float">
            <text:p>0.983</text:p>
          </table:table-cell>
          <table:table-cell table:formula="of:=[.AN123] / 15" office:value-type="float" office:value="0.933333333333333" calcext:value-type="float">
            <text:p>0.933</text:p>
          </table:table-cell>
          <table:table-cell table:formula="of:=[.V123] / 7" office:value-type="float" office:value="1" calcext:value-type="float">
            <text:p>1.000</text:p>
          </table:table-cell>
          <table:table-cell table:formula="of:=[.W123] / 18" office:value-type="float" office:value="0.888888888888889" calcext:value-type="float">
            <text:p>0.889</text:p>
          </table:table-cell>
          <table:table-cell table:formula="of:=([.$H$3]*((([.H123] + 0.2) / 1.2) ^4)+[.$I$3]*[.I123]+[.$J$3]*[.J123]+[.$K$3]*[.K123])/[.$L$3]" office:value-type="float" office:value="0.935718304435791" calcext:value-type="float">
            <text:p>0.936</text:p>
          </table:table-cell>
          <table:table-cell table:formula="of:=([.$H$4]*[.H123]+[.$I$4]*[.I123]+[.$J$4]*[.J123]+[.$K$4]*[.K123])/[.$L$4]" office:value-type="float" office:value="0.978154425612053" calcext:value-type="float">
            <text:p>0.978</text:p>
          </table:table-cell>
          <table:table-cell table:formula="of:=(([.$I$5] ^ (([.$I$6] * [.AN123]) / 15) + [.$J$5] ^ (([.$J$6] * [.V123]) / 7)) / ([.$I$5] + [.$J$5])) + 1" office:value-type="float" office:value="1.28717934433952" calcext:value-type="float">
            <text:p>1.287</text:p>
          </table:table-cell>
          <table:table-cell table:formula="of:= [.P123] * [.Q123]" office:value-type="float" office:value="1204" calcext:value-type="float">
            <text:p>1204.000</text:p>
          </table:table-cell>
          <table:table-cell table:formula="of:=IF([.Q123] &lt; 10; ([.AN123]/15 * [.V123]/7 + 0.4) / 1.4; [.AN123]/15 * [.V123]/7)" office:value-type="float" office:value="0.933333333333333" calcext:value-type="float">
            <text:p>0.933</text:p>
          </table:table-cell>
          <table:table-cell table:formula="of:=[.AL123] * (100)" office:value-type="float" office:value="1290" calcext:value-type="float">
            <text:p>1290.000</text:p>
          </table:table-cell>
          <table:table-cell office:value-type="string" calcext:value-type="string">
            <text:p>[Rn] 5f14 6d10 7s2 7p4 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23]*10+1*(1 - [.AK123])" office:value-type="float" office:value="3.74615384615385" calcext:value-type="float">
            <text:p>3.75</text:p>
          </table:table-cell>
          <table:table-cell table:style-name="ce10" table:formula="of:=(IF([.AL123] &gt; 40; 40; IF([.AL123] &lt; 1; 1; [.AL123]))-1)/39" office:value-type="float" office:value="0.305128205128205" calcext:value-type="float">
            <text:p>0.31</text:p>
          </table:table-cell>
          <table:table-cell office:value-type="float" office:value="12.9" calcext:value-type="float">
            <text:p>12.9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st-transition metal</text:p>
          </table:table-cell>
          <table:table-cell table:style-name="ce1" office:value-type="string" calcext:value-type="string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17</text:p>
          </table:table-cell>
          <table:table-cell office:value-type="string" calcext:value-type="string">
            <text:p><text:s/>Ts </text:p>
          </table:table-cell>
          <table:table-cell office:value-type="string" calcext:value-type="string">
            <text:p><text:s/>Tennessine</text:p>
          </table:table-cell>
          <table:table-cell office:value-type="string" calcext:value-type="string">
            <text:p><text:s/>[294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554834224282658" calcext:value-type="float">
            <text:p>0.555</text:p>
          </table:table-cell>
          <table:table-cell table:formula="of:=([.T124]  / 118) * [.F124] + (1 - ([.T124] / 118))" office:value-type="float" office:value="0.558606815602296" calcext:value-type="float">
            <text:p>0.559</text:p>
          </table:table-cell>
          <table:table-cell table:formula="of:=[.T124] / 118" office:value-type="float" office:value="0.991525423728814" calcext:value-type="float">
            <text:p>0.992</text:p>
          </table:table-cell>
          <table:table-cell table:formula="of:=[.AN124] / 15" office:value-type="float" office:value="0.933333333333333" calcext:value-type="float">
            <text:p>0.933</text:p>
          </table:table-cell>
          <table:table-cell table:formula="of:=[.V124] / 7" office:value-type="float" office:value="1" calcext:value-type="float">
            <text:p>1.000</text:p>
          </table:table-cell>
          <table:table-cell table:formula="of:=[.W124] / 18" office:value-type="float" office:value="0.944444444444444" calcext:value-type="float">
            <text:p>0.944</text:p>
          </table:table-cell>
          <table:table-cell table:formula="of:=([.$H$3]*((([.H124] + 0.2) / 1.2) ^4)+[.$I$3]*[.I124]+[.$J$3]*[.J124]+[.$K$3]*[.K124])/[.$L$3]" office:value-type="float" office:value="0.963218018226136" calcext:value-type="float">
            <text:p>0.963</text:p>
          </table:table-cell>
          <table:table-cell table:formula="of:=([.$H$4]*[.H124]+[.$I$4]*[.I124]+[.$J$4]*[.J124]+[.$K$4]*[.K124])/[.$L$4]" office:value-type="float" office:value="0.984531758260572" calcext:value-type="float">
            <text:p>0.985</text:p>
          </table:table-cell>
          <table:table-cell table:formula="of:=(([.$I$5] ^ (([.$I$6] * [.AN124]) / 15) + [.$J$5] ^ (([.$J$6] * [.V124]) / 7)) / ([.$I$5] + [.$J$5])) + 1" office:value-type="float" office:value="1.28717934433952" calcext:value-type="float">
            <text:p>1.287</text:p>
          </table:table-cell>
          <table:table-cell table:formula="of:= [.P124] * [.Q124]" office:value-type="float" office:value="672" calcext:value-type="float">
            <text:p>672.000</text:p>
          </table:table-cell>
          <table:table-cell table:formula="of:=IF([.Q124] &lt; 10; ([.AN124]/15 * [.V124]/7 + 0.4) / 1.4; [.AN124]/15 * [.V124]/7)" office:value-type="float" office:value="0.933333333333333" calcext:value-type="float">
            <text:p>0.933</text:p>
          </table:table-cell>
          <table:table-cell table:formula="of:=[.AL124] * (100)" office:value-type="float" office:value="720" calcext:value-type="float">
            <text:p>720.000</text:p>
          </table:table-cell>
          <table:table-cell office:value-type="string" calcext:value-type="string">
            <text:p>[Rn] 5f14 6d10 7s2 7p5 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24]*10+1*(1 - [.AK124])" office:value-type="float" office:value="2.43076923076923" calcext:value-type="float">
            <text:p>2.43</text:p>
          </table:table-cell>
          <table:table-cell table:style-name="ce10" table:formula="of:=(IF([.AL124] &gt; 40; 40; IF([.AL124] &lt; 1; 1; [.AL124]))-1)/39" office:value-type="float" office:value="0.158974358974359" calcext:value-type="float">
            <text:p>0.16</text:p>
          </table:table-cell>
          <table:table-cell office:value-type="float" office:value="7.2" calcext:value-type="float">
            <text:p>7.2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st-transition metal</text:p>
          </table:table-cell>
          <table:table-cell table:style-name="ce1" office:value-type="string" calcext:value-type="string">
            <text:p>201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118</text:p>
          </table:table-cell>
          <table:table-cell office:value-type="string" calcext:value-type="string">
            <text:p><text:s/>Og </text:p>
          </table:table-cell>
          <table:table-cell office:value-type="string" calcext:value-type="string">
            <text:p><text:s/>Oganesson</text:p>
          </table:table-cell>
          <table:table-cell office:value-type="string" calcext:value-type="string">
            <text:p><text:s/>[294] 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00140730970271828" calcext:value-type="float">
            <text:p>0.001</text:p>
          </table:table-cell>
          <table:table-cell table:formula="of:=([.T125]  / 118) * [.F125] + (1 - ([.T125] / 118))" office:value-type="float" office:value="0.00140730970271828" calcext:value-type="float">
            <text:p>0.001</text:p>
          </table:table-cell>
          <table:table-cell table:formula="of:=[.T125] / 118" office:value-type="float" office:value="1" calcext:value-type="float">
            <text:p>1.000</text:p>
          </table:table-cell>
          <table:table-cell table:formula="of:=[.AN125] / 15" office:value-type="float" office:value="1" calcext:value-type="float">
            <text:p>1.000</text:p>
          </table:table-cell>
          <table:table-cell table:formula="of:=[.V125] / 7" office:value-type="float" office:value="1" calcext:value-type="float">
            <text:p>1.000</text:p>
          </table:table-cell>
          <table:table-cell table:formula="of:=[.W125] / 18" office:value-type="float" office:value="1" calcext:value-type="float">
            <text:p>1.000</text:p>
          </table:table-cell>
          <table:table-cell table:formula="of:=([.$H$3]*((([.H125] + 0.2) / 1.2) ^4)+[.$I$3]*[.I125]+[.$J$3]*[.J125]+[.$K$3]*[.K125])/[.$L$3]" office:value-type="float" office:value="1" calcext:value-type="float">
            <text:p>1.000</text:p>
          </table:table-cell>
          <table:table-cell table:formula="of:=([.$H$4]*[.H125]+[.$I$4]*[.I125]+[.$J$4]*[.J125]+[.$K$4]*[.K125])/[.$L$4]" office:value-type="float" office:value="1" calcext:value-type="float">
            <text:p>1.000</text:p>
          </table:table-cell>
          <table:table-cell table:formula="of:=(([.$I$5] ^ (([.$I$6] * [.AN125]) / 15) + [.$J$5] ^ (([.$J$6] * [.V125]) / 7)) / ([.$I$5] + [.$J$5])) + 1" office:value-type="float" office:value="1.27288340166641" calcext:value-type="float">
            <text:p>1.273</text:p>
          </table:table-cell>
          <table:table-cell table:formula="of:= [.P125] * [.Q125]" office:value-type="float" office:value="500" calcext:value-type="float">
            <text:p>500.000</text:p>
          </table:table-cell>
          <table:table-cell table:formula="of:=IF([.Q125] &lt; 10; ([.AN125]/15 * [.V125]/7 + 0.4) / 1.4; [.AN125]/15 * [.V125]/7)" office:value-type="float" office:value="1" calcext:value-type="float">
            <text:p>1.000</text:p>
          </table:table-cell>
          <table:table-cell table:formula="of:=[.AL125] * (100)" office:value-type="float" office:value="500" calcext:value-type="float">
            <text:p>500.000</text:p>
          </table:table-cell>
          <table:table-cell office:value-type="string" calcext:value-type="string">
            <text:p>[Rn] 5f14 6d10 7s2 7p6 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table:style-name="ce10" table:formula="of:=[.AK125]*10+1*(1 - [.AK125])" office:value-type="float" office:value="1.92307692307692" calcext:value-type="float">
            <text:p>1.92</text:p>
          </table:table-cell>
          <table:table-cell table:style-name="ce10" table:formula="of:=(IF([.AL125] &gt; 40; 40; IF([.AL125] &lt; 1; 1; [.AL125]))-1)/39" office:value-type="float" office:value="0.102564102564103" calcext:value-type="float">
            <text:p>0.10</text:p>
          </table:table-cell>
          <table:table-cell office:value-type="float" office:value="5" calcext:value-type="float">
            <text:p>5.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200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450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  <table:database-ranges>
        <table:database-range table:name="__Anonymous_DB__1" table:target-range-address="elements_adjusted.A7:elements_adjusted.AR12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Benutzerdefiniert">
      <number:number number:decimal-places="3" loext:min-decimal-places="3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9:47:47.31080855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9T20:37:11.942966228</dc:date>
    <meta:editing-duration>PT2H17M6S</meta:editing-duration>
    <meta:editing-cycles>47</meta:editing-cycles>
    <meta:generator>LibreOffice/6.0.7.3$Linux_X86_64 LibreOffice_project/00m0$Build-3</meta:generator>
    <meta:document-statistic meta:table-count="1" meta:cell-count="48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 number:title="Benutzerdefiniert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aximum="2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38cm" svg:height="15.684cm" xlink:href=".." xlink:type="simple" chart:class="chart:line" chart:style-name="ch1">
        <chart:legend chart:legend-position="end" svg:x="20.44cm" svg:y="6.049cm" style:legend-expansion="high" chart:style-name="ch2"/>
        <chart:plot-area chart:style-name="ch3" table:cell-range-address="elements_adjusted.H7:elements_adjusted.N125" chart:data-source-has-labels="row" svg:x="0.5cm" svg:y="0.313cm" svg:width="19.44cm" svg:height="15.058cm">
          <chartooo:coordinate-region svg:x="1.598cm" svg:y="0.434cm" svg:width="18.342cm" svg:height="13.9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lements_adjusted.H8:elements_adjusted.H125" chart:label-cell-address="elements_adjusted.H7:elements_adjusted.H7" chart:class="chart:line">
            <chart:data-point chart:repeated="118"/>
          </chart:series>
          <chart:series chart:style-name="ch8" chart:values-cell-range-address="elements_adjusted.I8:elements_adjusted.I125" chart:label-cell-address="elements_adjusted.I7:elements_adjusted.I7" chart:class="chart:line">
            <chart:data-point chart:repeated="118"/>
          </chart:series>
          <chart:series chart:style-name="ch9" chart:values-cell-range-address="elements_adjusted.J8:elements_adjusted.J125" chart:label-cell-address="elements_adjusted.J7:elements_adjusted.J7" chart:class="chart:line">
            <chart:data-point chart:repeated="118"/>
          </chart:series>
          <chart:series chart:style-name="ch10" chart:values-cell-range-address="elements_adjusted.K8:elements_adjusted.K125" chart:label-cell-address="elements_adjusted.K7:elements_adjusted.K7" chart:class="chart:line">
            <chart:data-point chart:repeated="118"/>
          </chart:series>
          <chart:series chart:style-name="ch11" chart:values-cell-range-address="elements_adjusted.L8:elements_adjusted.L125" chart:label-cell-address="elements_adjusted.L7:elements_adjusted.L7" chart:class="chart:line">
            <chart:data-point chart:repeated="118"/>
          </chart:series>
          <chart:series chart:style-name="ch12" chart:values-cell-range-address="elements_adjusted.M8:elements_adjusted.M125" chart:label-cell-address="elements_adjusted.M7:elements_adjusted.M7" chart:class="chart:line">
            <chart:data-point chart:repeated="118"/>
          </chart:series>
          <chart:series chart:style-name="ch13" chart:values-cell-range-address="elements_adjusted.N8:elements_adjusted.N125" chart:label-cell-address="elements_adjusted.N7:elements_adjusted.N7" chart:class="chart:line">
            <chart:data-point chart:repeated="1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 Proton Factor</text:p>
                <draw:g>
                  <svg:desc>elements_adjusted.H7:elements_adjusted.H7</svg:desc>
                </draw:g>
              </table:table-cell>
              <table:table-cell office:value-type="string">
                <text:p>gScore Factor</text:p>
                <draw:g>
                  <svg:desc>elements_adjusted.I7:elements_adjusted.I7</svg:desc>
                </draw:g>
              </table:table-cell>
              <table:table-cell office:value-type="string">
                <text:p>Period Factor</text:p>
                <draw:g>
                  <svg:desc>elements_adjusted.J7:elements_adjusted.J7</svg:desc>
                </draw:g>
              </table:table-cell>
              <table:table-cell office:value-type="string">
                <text:p>Group Factor</text:p>
                <draw:g>
                  <svg:desc>elements_adjusted.K7:elements_adjusted.K7</svg:desc>
                </draw:g>
              </table:table-cell>
              <table:table-cell office:value-type="string">
                <text:p>Base Price</text:p>
                <draw:g>
                  <svg:desc>elements_adjusted.L7:elements_adjusted.L7</svg:desc>
                </draw:g>
              </table:table-cell>
              <table:table-cell office:value-type="string">
                <text:p>Molecule Power Cost</text:p>
                <draw:g>
                  <svg:desc>elements_adjusted.M7:elements_adjusted.M7</svg:desc>
                </draw:g>
              </table:table-cell>
              <table:table-cell office:value-type="string">
                <text:p>Compound Chance</text:p>
                <draw:g>
                  <svg:desc>elements_adjusted.N7:elements_adjusted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47457627118644">
                <text:p>0.00847457627118644</text:p>
                <draw:g>
                  <svg:desc>elements_adjusted.H8:elements_adjusted.H125</svg:desc>
                </draw:g>
              </table:table-cell>
              <table:table-cell office:value-type="float" office:value="0.0666666666666667">
                <text:p>0.0666666666666667</text:p>
                <draw:g>
                  <svg:desc>elements_adjusted.I8:elements_adjusted.I125</svg:desc>
                </draw:g>
              </table:table-cell>
              <table:table-cell office:value-type="float" office:value="0.142857142857143">
                <text:p>0.142857142857143</text:p>
                <draw:g>
                  <svg:desc>elements_adjusted.J8:elements_adjusted.J125</svg:desc>
                </draw:g>
              </table:table-cell>
              <table:table-cell office:value-type="float" office:value="0.0555555555555556">
                <text:p>0.0555555555555556</text:p>
                <draw:g>
                  <svg:desc>elements_adjusted.K8:elements_adjusted.K125</svg:desc>
                </draw:g>
              </table:table-cell>
              <table:table-cell office:value-type="float" office:value="0.0235173429465688">
                <text:p>0.0235173429465688</text:p>
                <draw:g>
                  <svg:desc>elements_adjusted.L8:elements_adjusted.L125</svg:desc>
                </draw:g>
              </table:table-cell>
              <table:table-cell office:value-type="float" office:value="0.0674162936874801">
                <text:p>0.0674162936874801</text:p>
                <draw:g>
                  <svg:desc>elements_adjusted.M8:elements_adjusted.M125</svg:desc>
                </draw:g>
              </table:table-cell>
              <table:table-cell office:value-type="float" office:value="2.0074896975905">
                <text:p>2.0074896975905</text:p>
                <draw:g>
                  <svg:desc>elements_adjusted.N8:elements_adjusted.N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9491525423729">
                <text:p>0.0169491525423729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">
                <text:p>1</text:p>
              </table:table-cell>
              <table:table-cell office:value-type="float" office:value="0.234363015985676">
                <text:p>0.234363015985676</text:p>
              </table:table-cell>
              <table:table-cell office:value-type="float" office:value="0.168743121285494">
                <text:p>0.168743121285494</text:p>
              </table:table-cell>
              <table:table-cell office:value-type="float" office:value="1.78101248198448">
                <text:p>1.78101248198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4237288135593">
                <text:p>0.025423728813559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1688234688652">
                <text:p>0.0551688234688652</text:p>
              </table:table-cell>
              <table:table-cell office:value-type="float" office:value="0.154341233154792">
                <text:p>0.154341233154792</text:p>
              </table:table-cell>
              <table:table-cell office:value-type="float" office:value="1.78471957106356">
                <text:p>1.78471957106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8983050847458">
                <text:p>0.0338983050847458</text:p>
              </table:table-cell>
              <table:table-cell office:value-type="float" office:value="0.4">
                <text:p>0.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823379205397373">
                <text:p>0.0823379205397373</text:p>
              </table:table-cell>
              <table:table-cell office:value-type="float" office:value="0.17890038398513">
                <text:p>0.17890038398513</text:p>
              </table:table-cell>
              <table:table-cell office:value-type="float" office:value="1.71657489205326">
                <text:p>1.71657489205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3728813559322">
                <text:p>0.04237288135593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175448105315021">
                <text:p>0.175448105315021</text:p>
              </table:table-cell>
              <table:table-cell office:value-type="float" office:value="0.201439332795265">
                <text:p>0.201439332795265</text:p>
              </table:table-cell>
              <table:table-cell office:value-type="float" office:value="1.74909269719986">
                <text:p>1.74909269719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8474576271187">
                <text:p>0.050847457627118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149315310948065">
                <text:p>0.149315310948065</text:p>
              </table:table-cell>
              <table:table-cell office:value-type="float" office:value="0.171453029080148">
                <text:p>0.171453029080148</text:p>
              </table:table-cell>
              <table:table-cell office:value-type="float" office:value="1.91337205053168">
                <text:p>1.91337205053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93220338983051">
                <text:p>0.059322033898305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5875551039074">
                <text:p>0.15875551039074</text:p>
              </table:table-cell>
              <table:table-cell office:value-type="float" office:value="0.177830361728667">
                <text:p>0.177830361728667</text:p>
              </table:table-cell>
              <table:table-cell office:value-type="float" office:value="1.91337205053168">
                <text:p>1.91337205053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77966101694915">
                <text:p>0.067796610169491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168214346023074">
                <text:p>0.168214346023074</text:p>
              </table:table-cell>
              <table:table-cell office:value-type="float" office:value="0.184207694377186">
                <text:p>0.184207694377186</text:p>
              </table:table-cell>
              <table:table-cell office:value-type="float" office:value="1.91337205053168">
                <text:p>1.91337205053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.2">
                <text:p>0.2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195470833356951">
                <text:p>0.195470833356951</text:p>
              </table:table-cell>
              <table:table-cell office:value-type="float" office:value="0.208766845207523">
                <text:p>0.208766845207523</text:p>
              </table:table-cell>
              <table:table-cell office:value-type="float" office:value="1.82375277565956">
                <text:p>1.82375277565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7457627118644">
                <text:p>0.084745762711864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40526249925001">
                <text:p>0.240526249925001</text:p>
              </table:table-cell>
              <table:table-cell office:value-type="float" office:value="0.251507814219679">
                <text:p>0.251507814219679</text:p>
              </table:table-cell>
              <table:table-cell office:value-type="float" office:value="1.68689483492566">
                <text:p>1.68689483492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32203389830509">
                <text:p>0.093220338983050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614771511536172">
                <text:p>0.0614771511536172</text:p>
              </table:table-cell>
              <table:table-cell office:value-type="float" office:value="0.237105926088977">
                <text:p>0.237105926088977</text:p>
              </table:table-cell>
              <table:table-cell office:value-type="float" office:value="1.7094254534165">
                <text:p>1.7094254534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1694915254237">
                <text:p>0.101694915254237</text:p>
              </table:table-cell>
              <table:table-cell office:value-type="float" office:value="0.4">
                <text:p>0.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888010846486692">
                <text:p>0.0888010846486692</text:p>
              </table:table-cell>
              <table:table-cell office:value-type="float" office:value="0.261665076919314">
                <text:p>0.261665076919314</text:p>
              </table:table-cell>
              <table:table-cell office:value-type="float" office:value="1.6412807744062">
                <text:p>1.6412807744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0169491525424">
                <text:p>0.110169491525424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155409500248414">
                <text:p>0.155409500248414</text:p>
              </table:table-cell>
              <table:table-cell office:value-type="float" office:value="0.256931298456722">
                <text:p>0.256931298456722</text:p>
              </table:table-cell>
              <table:table-cell office:value-type="float" office:value="1.79122387695543">
                <text:p>1.79122387695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864406779661">
                <text:p>0.1186440677966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191674205049948">
                <text:p>0.191674205049948</text:p>
              </table:table-cell>
              <table:table-cell office:value-type="float" office:value="0.290581358377969">
                <text:p>0.290581358377969</text:p>
              </table:table-cell>
              <table:table-cell office:value-type="float" office:value="1.6737985795528">
                <text:p>1.6737985795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118644067797">
                <text:p>0.12711864406779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65744823726674">
                <text:p>0.165744823726674</text:p>
              </table:table-cell>
              <table:table-cell office:value-type="float" office:value="0.260595054662851">
                <text:p>0.260595054662851</text:p>
              </table:table-cell>
              <table:table-cell office:value-type="float" office:value="1.83807793288462">
                <text:p>1.83807793288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175400650380145">
                <text:p>0.175400650380145</text:p>
              </table:table-cell>
              <table:table-cell office:value-type="float" office:value="0.26697238731137">
                <text:p>0.26697238731137</text:p>
              </table:table-cell>
              <table:table-cell office:value-type="float" office:value="1.83807793288462">
                <text:p>1.83807793288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4067796610169">
                <text:p>0.144067796610169</text:p>
              </table:table-cell>
              <table:table-cell office:value-type="float" office:value="0.2">
                <text:p>0.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02865463354884">
                <text:p>0.202865463354884</text:p>
              </table:table-cell>
              <table:table-cell office:value-type="float" office:value="0.291531538141708">
                <text:p>0.291531538141708</text:p>
              </table:table-cell>
              <table:table-cell office:value-type="float" office:value="1.7484586580125">
                <text:p>1.7484586580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248140858571716">
                <text:p>0.248140858571716</text:p>
              </table:table-cell>
              <table:table-cell office:value-type="float" office:value="0.334272507153863">
                <text:p>0.334272507153863</text:p>
              </table:table-cell>
              <table:table-cell office:value-type="float" office:value="1.6116007172786">
                <text:p>1.611600717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1016949152542">
                <text:p>0.16101694915254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693237098452297">
                <text:p>0.0693237098452297</text:p>
              </table:table-cell>
              <table:table-cell office:value-type="float" office:value="0.319870619023161">
                <text:p>0.319870619023161</text:p>
              </table:table-cell>
              <table:table-cell office:value-type="float" office:value="1.64919015929885">
                <text:p>1.64919015929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0.4">
                <text:p>0.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968918831694879">
                <text:p>0.0968918831694879</text:p>
              </table:table-cell>
              <table:table-cell office:value-type="float" office:value="0.344429769853499">
                <text:p>0.344429769853499</text:p>
              </table:table-cell>
              <table:table-cell office:value-type="float" office:value="1.58104548028855">
                <text:p>1.58104548028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7966101694915">
                <text:p>0.17796610169491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24497887511683">
                <text:p>0.124497887511683</text:p>
              </table:table-cell>
              <table:table-cell office:value-type="float" office:value="0.368988920683836">
                <text:p>0.368988920683836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34365700208959">
                <text:p>0.134365700208959</text:p>
              </table:table-cell>
              <table:table-cell office:value-type="float" office:value="0.375366253332355">
                <text:p>0.375366253332355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4915254237288">
                <text:p>0.19491525423728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144274893952542">
                <text:p>0.144274893952542</text:p>
              </table:table-cell>
              <table:table-cell office:value-type="float" office:value="0.381743585980874">
                <text:p>0.381743585980874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4227303454401">
                <text:p>0.154227303454401</text:p>
              </table:table-cell>
              <table:table-cell office:value-type="float" office:value="0.388120918629393">
                <text:p>0.388120918629393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1864406779661">
                <text:p>0.21186440677966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164224803225032">
                <text:p>0.164224803225032</text:p>
              </table:table-cell>
              <table:table-cell office:value-type="float" office:value="0.394498251277912">
                <text:p>0.394498251277912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174269307573456">
                <text:p>0.174269307573456</text:p>
              </table:table-cell>
              <table:table-cell office:value-type="float" office:value="0.400875583926431">
                <text:p>0.400875583926431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8813559322034">
                <text:p>0.22881355932203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">
                <text:p>0.5</text:p>
              </table:table-cell>
              <table:table-cell office:value-type="float" office:value="0.184362770607215">
                <text:p>0.184362770607215</text:p>
              </table:table-cell>
              <table:table-cell office:value-type="float" office:value="0.40725291657495">
                <text:p>0.40725291657495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728813559322">
                <text:p>0.23728813559322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94507186232378">
                <text:p>0.194507186232378</text:p>
              </table:table-cell>
              <table:table-cell office:value-type="float" office:value="0.41363024922347">
                <text:p>0.41363024922347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5762711864407">
                <text:p>0.24576271186440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204704588153538">
                <text:p>0.204704588153538</text:p>
              </table:table-cell>
              <table:table-cell office:value-type="float" office:value="0.420007581871989">
                <text:p>0.420007581871989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4237288135593">
                <text:p>0.25423728813559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14957049873812">
                <text:p>0.214957049873812</text:p>
              </table:table-cell>
              <table:table-cell office:value-type="float" office:value="0.426384914520508">
                <text:p>0.426384914520508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271186440678">
                <text:p>0.26271186440678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171933351361508">
                <text:p>0.171933351361508</text:p>
              </table:table-cell>
              <table:table-cell office:value-type="float" office:value="0.378216792623572">
                <text:p>0.378216792623572</text:p>
              </table:table-cell>
              <table:table-cell office:value-type="float" office:value="1.73098858283778">
                <text:p>1.73098858283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208968979050124">
                <text:p>0.208968979050124</text:p>
              </table:table-cell>
              <table:table-cell office:value-type="float" office:value="0.411866852544819">
                <text:p>0.411866852544819</text:p>
              </table:table-cell>
              <table:table-cell office:value-type="float" office:value="1.61356328543515">
                <text:p>1.613563285435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9661016949152">
                <text:p>0.27966101694915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19399459171684">
                <text:p>0.219399459171684</text:p>
              </table:table-cell>
              <table:table-cell office:value-type="float" office:value="0.418244185193338">
                <text:p>0.418244185193338</text:p>
              </table:table-cell>
              <table:table-cell office:value-type="float" office:value="1.61356328543515">
                <text:p>1.61356328543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8135593220339">
                <text:p>0.28813559322033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194338135534513">
                <text:p>0.194338135534513</text:p>
              </table:table-cell>
              <table:table-cell office:value-type="float" office:value="0.38825788147822">
                <text:p>0.38825788147822</text:p>
              </table:table-cell>
              <table:table-cell office:value-type="float" office:value="1.77784263876697">
                <text:p>1.77784263876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6610169491525">
                <text:p>0.296610169491525</text:p>
              </table:table-cell>
              <table:table-cell office:value-type="float" office:value="0.2">
                <text:p>0.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2676169523239">
                <text:p>0.222676169523239</text:p>
              </table:table-cell>
              <table:table-cell office:value-type="float" office:value="0.412817032308558">
                <text:p>0.412817032308558</text:p>
              </table:table-cell>
              <table:table-cell office:value-type="float" office:value="1.68822336389485">
                <text:p>1.68822336389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084745762712">
                <text:p>0.30508474576271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0.268860317876568">
                <text:p>0.268860317876568</text:p>
              </table:table-cell>
              <table:table-cell office:value-type="float" office:value="0.455558001320713">
                <text:p>0.455558001320713</text:p>
              </table:table-cell>
              <table:table-cell office:value-type="float" office:value="1.55136542316096">
                <text:p>1.551365423160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3559322033898">
                <text:p>0.313559322033898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909881707825261">
                <text:p>0.0909881707825261</text:p>
              </table:table-cell>
              <table:table-cell office:value-type="float" office:value="0.441156113190012">
                <text:p>0.441156113190012</text:p>
              </table:table-cell>
              <table:table-cell office:value-type="float" office:value="1.60100192400473">
                <text:p>1.60100192400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2033898305085">
                <text:p>0.322033898305085</text:p>
              </table:table-cell>
              <table:table-cell office:value-type="float" office:value="0.4">
                <text:p>0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9538310608615">
                <text:p>0.119538310608615</text:p>
              </table:table-cell>
              <table:table-cell office:value-type="float" office:value="0.465715264020349">
                <text:p>0.465715264020349</text:p>
              </table:table-cell>
              <table:table-cell office:value-type="float" office:value="1.53285724499443">
                <text:p>1.532857244994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0508474576271">
                <text:p>0.330508474576271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7052851584354">
                <text:p>0.157052851584354</text:p>
              </table:table-cell>
              <table:table-cell office:value-type="float" office:value="0.499365323941595">
                <text:p>0.499365323941595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67978709642546">
                <text:p>0.167978709642546</text:p>
              </table:table-cell>
              <table:table-cell office:value-type="float" office:value="0.505742656590114">
                <text:p>0.505742656590114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7457627118644">
                <text:p>0.347457627118644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178985062736743">
                <text:p>0.178985062736743</text:p>
              </table:table-cell>
              <table:table-cell office:value-type="float" office:value="0.512119989238633">
                <text:p>0.512119989238633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90074461952354">
                <text:p>0.190074461952354</text:p>
              </table:table-cell>
              <table:table-cell office:value-type="float" office:value="0.518497321887153">
                <text:p>0.518497321887153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4406779661017">
                <text:p>0.364406779661017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201249498173311">
                <text:p>0.201249498173311</text:p>
              </table:table-cell>
              <table:table-cell office:value-type="float" office:value="0.524874654535671">
                <text:p>0.524874654535671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2881355932203">
                <text:p>0.372881355932203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212512802082073">
                <text:p>0.212512802082073</text:p>
              </table:table-cell>
              <table:table-cell office:value-type="float" office:value="0.531251987184191">
                <text:p>0.531251987184191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135593220339">
                <text:p>0.38135593220339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">
                <text:p>0.5</text:p>
              </table:table-cell>
              <table:table-cell office:value-type="float" office:value="0.22386704415962">
                <text:p>0.22386704415962</text:p>
              </table:table-cell>
              <table:table-cell office:value-type="float" office:value="0.53762931983271">
                <text:p>0.53762931983271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9830508474576">
                <text:p>0.389830508474576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35314934685459">
                <text:p>0.235314934685459</text:p>
              </table:table-cell>
              <table:table-cell office:value-type="float" office:value="0.544006652481229">
                <text:p>0.544006652481229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8305084745763">
                <text:p>0.398305084745763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246859223737621">
                <text:p>0.246859223737621</text:p>
              </table:table-cell>
              <table:table-cell office:value-type="float" office:value="0.550383985129748">
                <text:p>0.550383985129748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6779661016949">
                <text:p>0.406779661016949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58502701192658">
                <text:p>0.258502701192658</text:p>
              </table:table-cell>
              <table:table-cell office:value-type="float" office:value="0.556761317778267">
                <text:p>0.556761317778267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5254237288136">
                <text:p>0.41525423728813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20802597450343">
                <text:p>0.20802597450343</text:p>
              </table:table-cell>
              <table:table-cell office:value-type="float" office:value="0.499502286790422">
                <text:p>0.499502286790422</text:p>
              </table:table-cell>
              <table:table-cell office:value-type="float" office:value="1.68280034754366">
                <text:p>1.682800347543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3728813559322">
                <text:p>0.42372881355932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219876357587982">
                <text:p>0.219876357587982</text:p>
              </table:table-cell>
              <table:table-cell office:value-type="float" office:value="0.505879619438942">
                <text:p>0.505879619438942</text:p>
              </table:table-cell>
              <table:table-cell office:value-type="float" office:value="1.68280034754366">
                <text:p>1.68280034754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32203389830509">
                <text:p>0.43220338983050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58501204162888">
                <text:p>0.258501204162888</text:p>
              </table:table-cell>
              <table:table-cell office:value-type="float" office:value="0.539529679360188">
                <text:p>0.539529679360188</text:p>
              </table:table-cell>
              <table:table-cell office:value-type="float" office:value="1.56537505014103">
                <text:p>1.56537505014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0677966101695">
                <text:p>0.4406779661016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270570129965466">
                <text:p>0.270570129965466</text:p>
              </table:table-cell>
              <table:table-cell office:value-type="float" office:value="0.545907012008707">
                <text:p>0.545907012008707</text:p>
              </table:table-cell>
              <table:table-cell office:value-type="float" office:value="1.56537505014103">
                <text:p>1.56537505014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9152542372881">
                <text:p>0.449152542372881</text:p>
              </table:table-cell>
              <table:table-cell office:value-type="float" office:value="0.2">
                <text:p>0.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6497501275378">
                <text:p>0.26497501275378</text:p>
              </table:table-cell>
              <table:table-cell office:value-type="float" office:value="0.534102526475408">
                <text:p>0.534102526475408</text:p>
              </table:table-cell>
              <table:table-cell office:value-type="float" office:value="1.64003512860074">
                <text:p>1.64003512860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57627118644068">
                <text:p>0.45762711864406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">
                <text:p>1</text:p>
              </table:table-cell>
              <table:table-cell office:value-type="float" office:value="0.312829992306643">
                <text:p>0.312829992306643</text:p>
              </table:table-cell>
              <table:table-cell office:value-type="float" office:value="0.576843495487563">
                <text:p>0.576843495487563</text:p>
              </table:table-cell>
              <table:table-cell office:value-type="float" office:value="1.50317718786684">
                <text:p>1.503177187866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101694915254">
                <text:p>0.46610169491525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36677819629962">
                <text:p>0.136677819629962</text:p>
              </table:table-cell>
              <table:table-cell office:value-type="float" office:value="0.562441607356862">
                <text:p>0.562441607356862</text:p>
              </table:table-cell>
              <table:table-cell office:value-type="float" office:value="1.56245133576944">
                <text:p>1.56245133576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74576271186441">
                <text:p>0.474576271186441</text:p>
              </table:table-cell>
              <table:table-cell office:value-type="float" office:value="0.4">
                <text:p>0.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66997793464677">
                <text:p>0.166997793464677</text:p>
              </table:table-cell>
              <table:table-cell office:value-type="float" office:value="0.587000758187199">
                <text:p>0.587000758187199</text:p>
              </table:table-cell>
              <table:table-cell office:value-type="float" office:value="1.49430665675914">
                <text:p>1.494306656759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83050847457627">
                <text:p>0.483050847457627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299941108041">
                <text:p>0.23299941108041</text:p>
              </table:table-cell>
              <table:table-cell office:value-type="float" office:value="0.647923545381172">
                <text:p>0.647923545381172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1525423728814">
                <text:p>0.491525423728814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6537712190811">
                <text:p>0.236537712190811</text:p>
              </table:table-cell>
              <table:table-cell office:value-type="float" office:value="0.651775625504439">
                <text:p>0.651775625504439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0208517048795">
                <text:p>0.240208517048795</text:p>
              </table:table-cell>
              <table:table-cell office:value-type="float" office:value="0.655627705627706">
                <text:p>0.655627705627706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8474576271186">
                <text:p>0.508474576271186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4015093113208">
                <text:p>0.244015093113208</text:p>
              </table:table-cell>
              <table:table-cell office:value-type="float" office:value="0.659479785750972">
                <text:p>0.659479785750972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6949152542373">
                <text:p>0.516949152542373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7960747641421">
                <text:p>0.247960747641421</text:p>
              </table:table-cell>
              <table:table-cell office:value-type="float" office:value="0.663331865874239">
                <text:p>0.663331865874239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5423728813559">
                <text:p>0.525423728813559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2048827689329">
                <text:p>0.252048827689329</text:p>
              </table:table-cell>
              <table:table-cell office:value-type="float" office:value="0.667183945997505">
                <text:p>0.667183945997505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33898305084746">
                <text:p>0.533898305084746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6282720111351">
                <text:p>0.256282720111351</text:p>
              </table:table-cell>
              <table:table-cell office:value-type="float" office:value="0.671036026120772">
                <text:p>0.671036026120772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42372881355932">
                <text:p>0.542372881355932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60665851560431">
                <text:p>0.260665851560431</text:p>
              </table:table-cell>
              <table:table-cell office:value-type="float" office:value="0.674888106244038">
                <text:p>0.674888106244038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0847457627119">
                <text:p>0.550847457627119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65201688488038">
                <text:p>0.265201688488038</text:p>
              </table:table-cell>
              <table:table-cell office:value-type="float" office:value="0.678740186367305">
                <text:p>0.678740186367305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59322033898305">
                <text:p>0.559322033898305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69893737144163">
                <text:p>0.269893737144163</text:p>
              </table:table-cell>
              <table:table-cell office:value-type="float" office:value="0.682592266490572">
                <text:p>0.682592266490572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7796610169492">
                <text:p>0.567796610169492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74745543577323">
                <text:p>0.274745543577323</text:p>
              </table:table-cell>
              <table:table-cell office:value-type="float" office:value="0.686444346613838">
                <text:p>0.686444346613838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7976069363456">
                <text:p>0.27976069363456</text:p>
              </table:table-cell>
              <table:table-cell office:value-type="float" office:value="0.690296426737105">
                <text:p>0.690296426737105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4745762711864">
                <text:p>0.584745762711864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4942812961438">
                <text:p>0.284942812961438</text:p>
              </table:table-cell>
              <table:table-cell office:value-type="float" office:value="0.694148506860371">
                <text:p>0.694148506860371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3220338983051">
                <text:p>0.593220338983051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90295567002047">
                <text:p>0.290295567002047</text:p>
              </table:table-cell>
              <table:table-cell office:value-type="float" office:value="0.698000586983638">
                <text:p>0.698000586983638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01694915254237">
                <text:p>0.601694915254237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95822660999001">
                <text:p>0.295822660999001</text:p>
              </table:table-cell>
              <table:table-cell office:value-type="float" office:value="0.701852667106904">
                <text:p>0.701852667106904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9300932147492">
                <text:p>0.29300932147492</text:p>
              </table:table-cell>
              <table:table-cell office:value-type="float" office:value="0.690048181573605">
                <text:p>0.690048181573605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864406779661">
                <text:p>0.6186440677966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308155629565763">
                <text:p>0.308155629565763</text:p>
              </table:table-cell>
              <table:table-cell office:value-type="float" office:value="0.696425514222124">
                <text:p>0.696425514222124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27118644067797">
                <text:p>0.62711864406779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3487632131938">
                <text:p>0.323487632131938</text:p>
              </table:table-cell>
              <table:table-cell office:value-type="float" office:value="0.702802846870644">
                <text:p>0.702802846870644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5593220338983">
                <text:p>0.63559322033898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39009193610158">
                <text:p>0.339009193610158</text:p>
              </table:table-cell>
              <table:table-cell office:value-type="float" office:value="0.709180179519163">
                <text:p>0.709180179519163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354724218235656">
                <text:p>0.354724218235656</text:p>
              </table:table-cell>
              <table:table-cell office:value-type="float" office:value="0.715557512167682">
                <text:p>0.715557512167682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52542372881356">
                <text:p>0.6525423728813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">
                <text:p>0.5</text:p>
              </table:table-cell>
              <table:table-cell office:value-type="float" office:value="0.370636650042195">
                <text:p>0.370636650042195</text:p>
              </table:table-cell>
              <table:table-cell office:value-type="float" office:value="0.721934844816201">
                <text:p>0.721934844816201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1016949152542">
                <text:p>0.66101694915254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386750472862056">
                <text:p>0.386750472862056</text:p>
              </table:table-cell>
              <table:table-cell office:value-type="float" office:value="0.72831217746472">
                <text:p>0.72831217746472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9491525423729">
                <text:p>0.66949152542372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40306971032605">
                <text:p>0.40306971032605</text:p>
              </table:table-cell>
              <table:table-cell office:value-type="float" office:value="0.734689510113239">
                <text:p>0.734689510113239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7966101694915">
                <text:p>0.6779661016949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19598425863509">
                <text:p>0.419598425863509</text:p>
              </table:table-cell>
              <table:table-cell office:value-type="float" office:value="0.741066842761758">
                <text:p>0.741066842761758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6440677966102">
                <text:p>0.68644067796610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365229611591178">
                <text:p>0.365229611591178</text:p>
              </table:table-cell>
              <table:table-cell office:value-type="float" office:value="0.674716902683004">
                <text:p>0.674716902683004</text:p>
              </table:table-cell>
              <table:table-cell office:value-type="float" office:value="1.64424975930837">
                <text:p>1.644249759308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94915254237288">
                <text:p>0.694915254237288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382189632757662">
                <text:p>0.382189632757662</text:p>
              </table:table-cell>
              <table:table-cell office:value-type="float" office:value="0.681094235331524">
                <text:p>0.681094235331524</text:p>
              </table:table-cell>
              <table:table-cell office:value-type="float" office:value="1.64424975930837">
                <text:p>1.644249759308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03389830508475">
                <text:p>0.70338983050847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99371561076754">
                <text:p>0.399371561076754</text:p>
              </table:table-cell>
              <table:table-cell office:value-type="float" office:value="0.687471567980043">
                <text:p>0.687471567980043</text:p>
              </table:table-cell>
              <table:table-cell office:value-type="float" office:value="1.64424975930837">
                <text:p>1.64424975930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11864406779661">
                <text:p>0.71186440677966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443446285838553">
                <text:p>0.443446285838553</text:p>
              </table:table-cell>
              <table:table-cell office:value-type="float" office:value="0.721121627901289">
                <text:p>0.721121627901289</text:p>
              </table:table-cell>
              <table:table-cell office:value-type="float" office:value="1.52682446190574">
                <text:p>1.526824461905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20338983050847">
                <text:p>0.720338983050847</text:p>
              </table:table-cell>
              <table:table-cell office:value-type="float" office:value="0.2">
                <text:p>0.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443306958353901">
                <text:p>0.443306958353901</text:p>
              </table:table-cell>
              <table:table-cell office:value-type="float" office:value="0.70931714236799">
                <text:p>0.70931714236799</text:p>
              </table:table-cell>
              <table:table-cell office:value-type="float" office:value="1.60148454036544">
                <text:p>1.60148454036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28813559322034">
                <text:p>0.72881355932203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0.496735658621054">
                <text:p>0.496735658621054</text:p>
              </table:table-cell>
              <table:table-cell office:value-type="float" office:value="0.752058111380145">
                <text:p>0.752058111380145</text:p>
              </table:table-cell>
              <table:table-cell office:value-type="float" office:value="1.46462659963154">
                <text:p>1.46462659963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3728813559322">
                <text:p>0.7372881355932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">
                <text:p>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326276411198698">
                <text:p>0.326276411198698</text:p>
              </table:table-cell>
              <table:table-cell office:value-type="float" office:value="0.737656223249444">
                <text:p>0.737656223249444</text:p>
              </table:table-cell>
              <table:table-cell office:value-type="float" office:value="1.5316108651812">
                <text:p>1.53161086518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5762711864407">
                <text:p>0.74576271186440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62409788380551">
                <text:p>0.362409788380551</text:p>
              </table:table-cell>
              <table:table-cell office:value-type="float" office:value="0.762215374079781">
                <text:p>0.762215374079781</text:p>
              </table:table-cell>
              <table:table-cell office:value-type="float" office:value="1.4634661861709">
                <text:p>1.46346618617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54237288135593">
                <text:p>0.75423728813559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43235449877903">
                <text:p>0.443235449877903</text:p>
              </table:table-cell>
              <table:table-cell office:value-type="float" office:value="0.832229070364664">
                <text:p>0.832229070364664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6271186440678">
                <text:p>0.7627118644067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52831931179403">
                <text:p>0.452831931179403</text:p>
              </table:table-cell>
              <table:table-cell office:value-type="float" office:value="0.83608115048793">
                <text:p>0.8360811504879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71186440677966">
                <text:p>0.771186440677966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62685214979634">
                <text:p>0.462685214979634</text:p>
              </table:table-cell>
              <table:table-cell office:value-type="float" office:value="0.839933230611197">
                <text:p>0.839933230611197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9661016949153">
                <text:p>0.77966101694915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7279984229022">
                <text:p>0.47279984229022</text:p>
              </table:table-cell>
              <table:table-cell office:value-type="float" office:value="0.843785310734463">
                <text:p>0.84378531073446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88135593220339">
                <text:p>0.788135593220339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8318039392131">
                <text:p>0.48318039392131</text:p>
              </table:table-cell>
              <table:table-cell office:value-type="float" office:value="0.84763739085773">
                <text:p>0.8476373908577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96610169491525">
                <text:p>0.79661016949152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93831490481577">
                <text:p>0.493831490481577</text:p>
              </table:table-cell>
              <table:table-cell office:value-type="float" office:value="0.851489470980996">
                <text:p>0.851489470980996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5084745762712">
                <text:p>0.805084745762712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04757792378219">
                <text:p>0.504757792378219</text:p>
              </table:table-cell>
              <table:table-cell office:value-type="float" office:value="0.855341551104263">
                <text:p>0.85534155110426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13559322033898">
                <text:p>0.81355932203389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15963999816958">
                <text:p>0.515963999816958</text:p>
              </table:table-cell>
              <table:table-cell office:value-type="float" office:value="0.85919363122753">
                <text:p>0.8591936312275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22033898305085">
                <text:p>0.82203389830508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27454852802039">
                <text:p>0.527454852802039</text:p>
              </table:table-cell>
              <table:table-cell office:value-type="float" office:value="0.863045711350796">
                <text:p>0.863045711350796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0508474576271">
                <text:p>0.83050847457627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39235131136234">
                <text:p>0.539235131136234</text:p>
              </table:table-cell>
              <table:table-cell office:value-type="float" office:value="0.866897791474063">
                <text:p>0.86689779147406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38983050847458">
                <text:p>0.83898305084745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51309654420836">
                <text:p>0.551309654420836</text:p>
              </table:table-cell>
              <table:table-cell office:value-type="float" office:value="0.870749871597329">
                <text:p>0.870749871597329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63683282055667">
                <text:p>0.563683282055667</text:p>
              </table:table-cell>
              <table:table-cell office:value-type="float" office:value="0.874601951720596">
                <text:p>0.874601951720596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5593220338983">
                <text:p>0.8559322033898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76360913239068">
                <text:p>0.576360913239068</text:p>
              </table:table-cell>
              <table:table-cell office:value-type="float" office:value="0.878454031843862">
                <text:p>0.878454031843862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4406779661017">
                <text:p>0.86440677966101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89347486967907">
                <text:p>0.589347486967907</text:p>
              </table:table-cell>
              <table:table-cell office:value-type="float" office:value="0.882306111967129">
                <text:p>0.882306111967129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72881355932203">
                <text:p>0.87288135593220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02647982037577">
                <text:p>0.602647982037577</text:p>
              </table:table-cell>
              <table:table-cell office:value-type="float" office:value="0.886158192090396">
                <text:p>0.886158192090396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8135593220339">
                <text:p>0.88135593220339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607748898523475">
                <text:p>0.607748898523475</text:p>
              </table:table-cell>
              <table:table-cell office:value-type="float" office:value="0.874353706557096">
                <text:p>0.874353706557096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9830508474576">
                <text:p>0.88983050847457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630951591114339">
                <text:p>0.630951591114339</text:p>
              </table:table-cell>
              <table:table-cell office:value-type="float" office:value="0.880731039205615">
                <text:p>0.880731039205615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54483380223356">
                <text:p>0.654483380223356</text:p>
              </table:table-cell>
              <table:table-cell office:value-type="float" office:value="0.887108371854135">
                <text:p>0.887108371854135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06779661016949">
                <text:p>0.906779661016949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678349403840015">
                <text:p>0.678349403840015</text:p>
              </table:table-cell>
              <table:table-cell office:value-type="float" office:value="0.893485704502654">
                <text:p>0.893485704502654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15254237288135">
                <text:p>0.91525423728813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70255483975233">
                <text:p>0.70255483975233</text:p>
              </table:table-cell>
              <table:table-cell office:value-type="float" office:value="0.899863037151173">
                <text:p>0.899863037151173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23728813559322">
                <text:p>0.92372881355932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727104905546838">
                <text:p>0.727104905546838</text:p>
              </table:table-cell>
              <table:table-cell office:value-type="float" office:value="0.906240369799692">
                <text:p>0.906240369799692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32203389830508">
                <text:p>0.932203389830508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752004858608603">
                <text:p>0.752004858608603</text:p>
              </table:table-cell>
              <table:table-cell office:value-type="float" office:value="0.912617702448211">
                <text:p>0.912617702448211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40677966101695">
                <text:p>0.94067796610169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777259996121211">
                <text:p>0.777259996121211</text:p>
              </table:table-cell>
              <table:table-cell office:value-type="float" office:value="0.91899503509673">
                <text:p>0.91899503509673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49152542372881">
                <text:p>0.94915254237288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02875655066772">
                <text:p>0.802875655066772</text:p>
              </table:table-cell>
              <table:table-cell office:value-type="float" office:value="0.925372367745249">
                <text:p>0.925372367745249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57627118644068">
                <text:p>0.95762711864406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855523878892589">
                <text:p>0.855523878892589</text:p>
              </table:table-cell>
              <table:table-cell office:value-type="float" office:value="0.959022427666496">
                <text:p>0.959022427666496</text:p>
              </table:table-cell>
              <table:table-cell office:value-type="float" office:value="1.28717934433952">
                <text:p>1.28717934433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6101694915254">
                <text:p>0.96610169491525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81876750844488">
                <text:p>0.881876750844488</text:p>
              </table:table-cell>
              <table:table-cell office:value-type="float" office:value="0.965399760315015">
                <text:p>0.965399760315015</text:p>
              </table:table-cell>
              <table:table-cell office:value-type="float" office:value="1.28717934433952">
                <text:p>1.28717934433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4576271186441">
                <text:p>0.97457627118644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08606393966819">
                <text:p>0.908606393966819</text:p>
              </table:table-cell>
              <table:table-cell office:value-type="float" office:value="0.971777092963534">
                <text:p>0.971777092963534</text:p>
              </table:table-cell>
              <table:table-cell office:value-type="float" office:value="1.28717934433952">
                <text:p>1.287179344339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3050847457627">
                <text:p>0.98305084745762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35718304435791">
                <text:p>0.935718304435791</text:p>
              </table:table-cell>
              <table:table-cell office:value-type="float" office:value="0.978154425612053">
                <text:p>0.978154425612053</text:p>
              </table:table-cell>
              <table:table-cell office:value-type="float" office:value="1.28717934433952">
                <text:p>1.287179344339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1525423728814">
                <text:p>0.99152542372881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63218018226136">
                <text:p>0.963218018226136</text:p>
              </table:table-cell>
              <table:table-cell office:value-type="float" office:value="0.984531758260572">
                <text:p>0.984531758260572</text:p>
              </table:table-cell>
              <table:table-cell office:value-type="float" office:value="1.28717934433952">
                <text:p>1.287179344339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7288340166641">
                <text:p>1.27288340166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 number:title="Benutzerdefiniert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39cm" svg:height="10.419cm" xlink:href=".." xlink:type="simple" chart:class="chart:line" chart:style-name="ch1">
        <chart:legend chart:legend-position="end" svg:x="17.555cm" svg:y="4.412cm" style:legend-expansion="high" chart:style-name="ch2"/>
        <chart:plot-area chart:style-name="ch3" table:cell-range-address="elements_adjusted.O7:elements_adjusted.Q125" chart:data-source-has-labels="row" svg:x="0.41cm" svg:y="0.208cm" svg:width="16.735cm" svg:height="10.003cm">
          <chartooo:coordinate-region svg:x="2.063cm" svg:y="0.329cm" svg:width="13.983cm" svg:height="8.8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elements_adjusted.O8:elements_adjusted.O125" chart:label-cell-address="elements_adjusted.O7:elements_adjusted.O7" chart:class="chart:line">
            <chart:data-point chart:repeated="118"/>
          </chart:series>
          <chart:series chart:attached-axis="secondary-y" chart:style-name="ch9" chart:values-cell-range-address="elements_adjusted.P8:elements_adjusted.P125" chart:label-cell-address="elements_adjusted.P7:elements_adjusted.P7" chart:class="chart:line">
            <chart:data-point chart:repeated="118"/>
          </chart:series>
          <chart:series chart:attached-axis="primary-y" chart:style-name="ch10" chart:values-cell-range-address="elements_adjusted.Q8:elements_adjusted.Q125" chart:label-cell-address="elements_adjusted.Q7:elements_adjusted.Q7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³ per unit</text:p>
                <draw:g>
                  <svg:desc>elements_adjusted.O7:elements_adjusted.O7</svg:desc>
                </draw:g>
              </table:table-cell>
              <table:table-cell office:value-type="string">
                <text:p>kg per unit</text:p>
                <draw:g>
                  <svg:desc>elements_adjusted.P7:elements_adjusted.P7</svg:desc>
                </draw:g>
              </table:table-cell>
              <table:table-cell office:value-type="string">
                <text:p>kg/m³</text:p>
                <draw:g>
                  <svg:desc>elements_adjusted.Q7:elements_adjusted.Q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63265306122449">
                <text:p>0.00263265306122449</text:p>
                <draw:g>
                  <svg:desc>elements_adjusted.O8:elements_adjusted.O125</svg:desc>
                </draw:g>
              </table:table-cell>
              <table:table-cell office:value-type="float" office:value="0.292517006802721">
                <text:p>0.292517006802721</text:p>
                <draw:g>
                  <svg:desc>elements_adjusted.P8:elements_adjusted.P125</svg:desc>
                </draw:g>
              </table:table-cell>
              <table:table-cell office:value-type="float" office:value="0.009">
                <text:p>0.009</text:p>
                <draw:g>
                  <svg:desc>elements_adjusted.Q8:elements_adjusted.Q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7619047619048">
                <text:p>4.07619047619048</text:p>
              </table:table-cell>
              <table:table-cell office:value-type="float" office:value="0.0761904761904762">
                <text:p>0.076190476190476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12">
                <text:p>21.12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4285714285714">
                <text:p>23.4285714285714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047619047619">
                <text:p>4.3047619047619</text:p>
              </table:table-cell>
              <table:table-cell office:value-type="float" office:value="0.019047619047619">
                <text:p>0.01904761904761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4149659863946">
                <text:p>0.0374149659863946</text:p>
              </table:table-cell>
              <table:table-cell office:value-type="float" office:value="0.299319727891156">
                <text:p>0.29931972789115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8027210884354">
                <text:p>0.0428027210884354</text:p>
              </table:table-cell>
              <table:table-cell office:value-type="float" office:value="0.299319727891156">
                <text:p>0.299319727891156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55102040816327">
                <text:p>0.0555102040816327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2857142857143">
                <text:p>0.0342857142857143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0628571428571">
                <text:p>11.0628571428571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7942857142857">
                <text:p>29.7942857142857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173.8">
                <text:p>17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4285714285714">
                <text:p>15.4285714285714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2857142857143">
                <text:p>33.285714285714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0857142857143">
                <text:p>5.2085714285714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182.3">
                <text:p>182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">
                <text:p>5.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1367346938776">
                <text:p>0.111367346938776</text:p>
              </table:table-cell>
              <table:table-cell office:value-type="float" office:value="0.346938775510204">
                <text:p>0.346938775510204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62857142857143">
                <text:p>0.076285714285714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0438095238095">
                <text:p>13.0438095238095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.4285714285714">
                <text:p>35.4285714285714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9714285714286">
                <text:p>90.9714285714286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.35619047619">
                <text:p>137.35619047619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450.7">
                <text:p>450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6.209523809524">
                <text:p>186.209523809524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.6">
                <text:p>217.6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7.657142857143">
                <text:p>227.657142857143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9.969523809524">
                <text:p>239.969523809524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787.4">
                <text:p>78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1.238095238095">
                <text:p>271.238095238095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.481904761905">
                <text:p>271.481904761905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890.8">
                <text:p>89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1.847619047619">
                <text:p>271.847619047619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.6">
                <text:p>217.6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9828571428571">
                <text:p>44.9828571428571</text:p>
              </table:table-cell>
              <table:table-cell office:value-type="float" office:value="0.0761904761904762">
                <text:p>0.0761904761904762</text:p>
              </table:table-cell>
              <table:table-cell office:value-type="float" office:value="590.4">
                <text:p>59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.390476190476">
                <text:p>101.390476190476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532.3">
                <text:p>532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.085714285714">
                <text:p>109.085714285714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572.7">
                <text:p>57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3580952380952">
                <text:p>18.3580952380952</text:p>
              </table:table-cell>
              <table:table-cell office:value-type="float" office:value="0.0380952380952381">
                <text:p>0.0380952380952381</text:p>
              </table:table-cell>
              <table:table-cell office:value-type="float" office:value="481.9">
                <text:p>481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6571428571429">
                <text:p>35.6571428571429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1809523809524">
                <text:p>29.1809523809524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.1428571428571">
                <text:p>75.142857142857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.657142857143">
                <text:p>191.65714285714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447.2">
                <text:p>44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9.042857142857">
                <text:p>279.04285714285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651.1">
                <text:p>651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7.285714285714">
                <text:p>367.28571428571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0.571428571429">
                <text:p>440.57142857142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2.857142857143">
                <text:p>492.85714285714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.142857142857">
                <text:p>530.14285714285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3.571428571429">
                <text:p>533.57142857142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5.271428571429">
                <text:p>515.27142857142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202.3">
                <text:p>1202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9.571428571429">
                <text:p>449.57142857142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0.714285714286">
                <text:p>370.714285714286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6190476190476">
                <text:p>69.6190476190476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6190476190476">
                <text:p>69.6190476190476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9.452380952381">
                <text:p>159.452380952381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669.7">
                <text:p>669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.571428571429">
                <text:p>148.571428571429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.5714285714286">
                <text:p>70.571428571428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9047619047619">
                <text:p>0.309047619047619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.9485714285714">
                <text:p>42.9485714285714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.342857142857">
                <text:p>120.342857142857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1.44">
                <text:p>421.4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14.6">
                <text:p>614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8.674285714286">
                <text:p>458.67428571428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68.9">
                <text:p>66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5.314285714286">
                <text:p>455.31428571428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0.685714285714">
                <text:p>480.68571428571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8.102857142857">
                <text:p>498.102857142857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726.4">
                <text:p>726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4.205714285714">
                <text:p>504.20571428571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735.3">
                <text:p>735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9.588571428571">
                <text:p>359.588571428571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524.4">
                <text:p>524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1.782857142857">
                <text:p>541.782857142857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790.1">
                <text:p>79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3.588571428572">
                <text:p>563.588571428572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821.9">
                <text:p>821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6.354285714286">
                <text:p>586.35428571428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855.1">
                <text:p>855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3.085714285714">
                <text:p>603.08571428571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879.5">
                <text:p>879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1.668571428572">
                <text:p>621.668571428572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906.6">
                <text:p>906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9.154285714286">
                <text:p>639.15428571428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932.1">
                <text:p>932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0.514285714286">
                <text:p>450.51428571428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4.811428571429">
                <text:p>674.811428571429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0.571428571429">
                <text:p>760.57142857142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1.428571428571">
                <text:p>951.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0">
                <text:p>110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01.14285714286">
                <text:p>1201.1428571428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92">
                <text:p>129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94.28571428571">
                <text:p>1294.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5.14285714286">
                <text:p>1205.1428571428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2.85714285714">
                <text:p>1102.8571428571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3.371428571429">
                <text:p>773.37142857142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353.4">
                <text:p>1353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.428571428571">
                <text:p>135.428571428571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9.6">
                <text:p>129.6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1.771428571429">
                <text:p>111.771428571429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2.742857142857">
                <text:p>262.74285714285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919.6">
                <text:p>919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.857142857143">
                <text:p>108.857142857143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56">
                <text:p>0.55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.1333333333333">
                <text:p>66.133333333333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">
                <text:p>200</text:p>
              </table:table-cell>
              <table:table-cell office:value-type="float" office:value="0.4">
                <text:p>0.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2.733333333333">
                <text:p>872.7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6.08">
                <text:p>1016.0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172.4">
                <text:p>117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32.06666666667">
                <text:p>1332.0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1">
                <text:p>165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72.33333333333">
                <text:p>1772.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17.38666666667">
                <text:p>1717.38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981.6">
                <text:p>1981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0">
                <text:p>1040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70.86666666667">
                <text:p>1170.8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0.93333333333">
                <text:p>1280.9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8.66666666667">
                <text:p>1308.6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6.133333333333">
                <text:p>766.1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0.666666666666">
                <text:p>840.666666666666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2.666666666667">
                <text:p>892.66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8">
                <text:p>85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95.33333333333">
                <text:p>1395.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08.66666666667">
                <text:p>1708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8.66666666667">
                <text:p>2148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66.66666666667">
                <text:p>2566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20.66666666667">
                <text:p>2720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6.66666666667">
                <text:p>3006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42.66666666667">
                <text:p>2742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2">
                <text:p>255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04.66666666667">
                <text:p>2104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93.33333333333">
                <text:p>1493.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06.66666666667">
                <text:p>1306.666666666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60">
                <text:p>126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4">
                <text:p>120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2">
                <text:p>67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